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E4D1C44845219D12.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5"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8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68cm" svg:stroke-color="#000000" draw:stroke-linejoin="bevel" svg:stroke-linecap="round" draw:fill="solid" draw:fill-color="#ffffff" fo:padding-top="0.034cm" fo:padding-bottom="0.034cm" fo:padding-left="0.034cm" fo:padding-right="0.034cm"/>
    </style:style>
    <style:style style:name="gr10" style:family="graphic" style:parent-style-name="standard">
      <style:graphic-properties draw:stroke="solid" svg:stroke-width="0.033cm" svg:stroke-color="#000000" draw:stroke-linejoin="bevel" svg:stroke-linecap="round" draw:fill="none" fo:padding-top="0.016cm" fo:padding-bottom="0.016cm" fo:padding-left="0.016cm" fo:padding-right="0.016cm"/>
    </style:style>
    <style:style style:name="gr11" style:family="graphic" style:parent-style-name="standard">
      <style:graphic-properties draw:stroke="solid" svg:stroke-width="0.033cm" svg:stroke-color="#ff0000" draw:stroke-linejoin="bevel" svg:stroke-linecap="round" draw:fill="solid" draw:fill-color="#000000" fo:padding-top="0.016cm" fo:padding-bottom="0.016cm" fo:padding-left="0.016cm" fo:padding-right="0.016cm"/>
    </style:style>
    <style:style style:name="gr12" style:family="graphic" style:parent-style-name="standard">
      <style:graphic-properties draw:stroke="solid" svg:stroke-width="0.033cm" svg:stroke-color="#ff0000" draw:stroke-linejoin="bevel" svg:stroke-linecap="round" draw:fill="none" fo:padding-top="0.016cm" fo:padding-bottom="0.016cm" fo:padding-left="0.016cm" fo:padding-right="0.016cm"/>
    </style:style>
    <style:style style:name="gr13"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gr14" style:family="graphic" style:parent-style-name="standard">
      <style:graphic-properties draw:stroke="solid" svg:stroke-width="0.034cm" svg:stroke-color="#000000" draw:stroke-linejoin="round" svg:stroke-linecap="butt" draw:fill="none" fo:padding-top="0.017cm" fo:padding-bottom="0.017cm" fo:padding-left="0.017cm" fo:padding-right="0.017cm"/>
    </style:style>
    <style:style style:name="gr15"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398cm" fo:min-width="0.39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001cm" fo:min-width="0.64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1.3000001907349pt" style:font-size-asian="11.3000001907349pt" style:font-size-complex="11.3000001907349pt"/>
    </style:style>
    <style:style style:name="P8" style:family="paragraph">
      <loext:graphic-properties draw:fill="none"/>
      <style:paragraph-properties fo:text-align="start" style:writing-mode="lr-tb"/>
      <style:text-properties fo:font-size="11.3000001907349pt" style:font-size-asian="11.3000001907349pt" style:font-size-complex="11.3000001907349pt"/>
    </style:style>
    <style:style style:name="T1" style:family="text">
      <style:text-properties fo:color="#000000" style:font-name="DejaVu Sans1" fo:font-size="18.8999996185303pt" style:font-size-asian="18.8999996185303pt" style:font-name-complex="DejaVu Sans1" style:font-size-complex="18.8999996185303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1.3000001907349pt" style:font-size-asian="11.3000001907349pt" style:font-name-complex="DejaVu Sans1"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8cm" svg:y1="19.991cm" svg:x2="28.659cm" svg:y2="19.991cm">
          <text:p/>
        </draw:line>
        <draw:line draw:style-name="gr1" draw:text-style-name="P1" draw:layer="layout" svg:x1="28.702cm" svg:y1="19.974cm" svg:x2="28.702cm" svg:y2="0.97cm">
          <text:p/>
        </draw:line>
        <draw:line draw:style-name="gr1" draw:text-style-name="P1" draw:layer="layout" svg:x1="28.709cm" svg:y1="0.984cm" svg:x2="1.012cm" svg:y2="0.984cm">
          <text:p/>
        </draw:line>
        <draw:line draw:style-name="gr1" draw:text-style-name="P1" draw:layer="layout" svg:x1="1.012cm" svg:y1="0.97cm" svg:x2="1.012cm" svg:y2="19.974cm">
          <text:p/>
        </draw:line>
        <draw:line draw:style-name="gr1" draw:text-style-name="P1" draw:layer="layout" svg:x1="14.859cm" svg:y1="0.984cm" svg:x2="14.859cm" svg:y2="0.014cm">
          <text:p/>
        </draw:line>
        <draw:line draw:style-name="gr1" draw:text-style-name="P1" draw:layer="layout" svg:x1="14.862cm" svg:y1="20.256cm" svg:x2="14.862cm" svg:y2="20.976cm">
          <text:p/>
        </draw:line>
        <draw:line draw:style-name="gr1" draw:text-style-name="P1" draw:layer="layout" svg:x1="1.016cm" svg:y1="10.477cm" svg:x2="0.017cm" svg:y2="10.477cm">
          <text:p/>
        </draw:line>
        <draw:line draw:style-name="gr1" draw:text-style-name="P1" draw:layer="layout" svg:x1="28.705cm" svg:y1="10.477cm" svg:x2="29.668cm" svg:y2="10.477cm">
          <text:p/>
        </draw:line>
        <draw:line draw:style-name="gr1" draw:text-style-name="P1" draw:layer="layout" svg:x1="24.091cm" svg:y1="20.235cm" svg:x2="24.091cm" svg:y2="20.746cm">
          <text:p/>
        </draw:line>
        <draw:line draw:style-name="gr1" draw:text-style-name="P1" draw:layer="layout" svg:x1="5.63cm" svg:y1="19.991cm" svg:x2="5.63cm" svg:y2="20.739cm">
          <text:p/>
        </draw:line>
        <draw:line draw:style-name="gr1" draw:text-style-name="P1" draw:layer="layout" svg:x1="19.473cm" svg:y1="20.235cm" svg:x2="19.473cm" svg:y2="20.746cm">
          <text:p/>
        </draw:line>
        <draw:line draw:style-name="gr1" draw:text-style-name="P1" draw:layer="layout" svg:x1="10.244cm" svg:y1="19.991cm" svg:x2="10.244cm" svg:y2="20.739cm">
          <text:p/>
        </draw:line>
        <draw:line draw:style-name="gr1" draw:text-style-name="P1" draw:layer="layout" svg:x1="10.244cm" svg:y1="0.984cm" svg:x2="10.244cm" svg:y2="0.229cm">
          <text:p/>
        </draw:line>
        <draw:line draw:style-name="gr1" draw:text-style-name="P1" draw:layer="layout" svg:x1="19.473cm" svg:y1="0.984cm" svg:x2="19.473cm" svg:y2="0.229cm">
          <text:p/>
        </draw:line>
        <draw:line draw:style-name="gr1" draw:text-style-name="P1" draw:layer="layout" svg:x1="5.63cm" svg:y1="0.984cm" svg:x2="5.63cm" svg:y2="0.229cm">
          <text:p/>
        </draw:line>
        <draw:line draw:style-name="gr1" draw:text-style-name="P1" draw:layer="layout" svg:x1="24.087cm" svg:y1="0.984cm" svg:x2="24.087cm" svg:y2="0.229cm">
          <text:p/>
        </draw:line>
        <draw:line draw:style-name="gr1" draw:text-style-name="P1" draw:layer="layout" svg:x1="0.998cm" svg:y1="5.729cm" svg:x2="0.25cm" svg:y2="5.729cm">
          <text:p/>
        </draw:line>
        <draw:line draw:style-name="gr1" draw:text-style-name="P1" draw:layer="layout" svg:x1="0.998cm" svg:y1="15.225cm" svg:x2="0.25cm" svg:y2="15.225cm">
          <text:p/>
        </draw:line>
        <draw:line draw:style-name="gr1" draw:text-style-name="P1" draw:layer="layout" svg:x1="28.705cm" svg:y1="5.729cm" svg:x2="29.453cm" svg:y2="5.729cm">
          <text:p/>
        </draw:line>
        <draw:line draw:style-name="gr1" draw:text-style-name="P1" draw:layer="layout" svg:x1="28.705cm" svg:y1="15.225cm" svg:x2="29.453cm" svg:y2="15.225cm">
          <text:p/>
        </draw:line>
        <draw:line draw:style-name="gr1" draw:text-style-name="P1" draw:layer="layout" svg:x1="13.708cm" svg:y1="20.242cm" svg:x2="28.705cm" svg:y2="20.242cm">
          <text:p/>
        </draw:line>
        <draw:line draw:style-name="gr1" draw:text-style-name="P1" draw:layer="layout" svg:x1="18.707cm" svg:y1="19.991cm" svg:x2="18.707cm" svg:y2="20.489cm">
          <text:p/>
        </draw:line>
        <draw:line draw:style-name="gr1" draw:text-style-name="P1" draw:layer="layout" svg:x1="23.706cm" svg:y1="19.991cm" svg:x2="23.706cm" svg:y2="20.489cm">
          <text:p/>
        </draw:line>
        <draw:line draw:style-name="gr1" draw:text-style-name="P1" draw:layer="layout" svg:x1="25.706cm" svg:y1="19.991cm" svg:x2="25.706cm" svg:y2="20.242cm">
          <text:p/>
        </draw:line>
        <draw:line draw:style-name="gr1" draw:text-style-name="P1" draw:layer="layout" svg:x1="24.705cm" svg:y1="19.991cm" svg:x2="24.705cm" svg:y2="20.242cm">
          <text:p/>
        </draw:line>
        <draw:line draw:style-name="gr1" draw:text-style-name="P1" draw:layer="layout" svg:x1="22.708cm" svg:y1="19.991cm" svg:x2="22.708cm" svg:y2="20.242cm">
          <text:p/>
        </draw:line>
        <draw:line draw:style-name="gr1" draw:text-style-name="P1" draw:layer="layout" svg:x1="20.708cm" svg:y1="19.991cm" svg:x2="20.708cm" svg:y2="20.242cm">
          <text:p/>
        </draw:line>
        <draw:line draw:style-name="gr1" draw:text-style-name="P1" draw:layer="layout" svg:x1="21.706cm" svg:y1="19.991cm" svg:x2="21.706cm" svg:y2="20.242cm">
          <text:p/>
        </draw:line>
        <draw:line draw:style-name="gr1" draw:text-style-name="P1" draw:layer="layout" svg:x1="13.712cm" svg:y1="19.991cm" svg:x2="13.712cm" svg:y2="20.489cm">
          <text:p/>
        </draw:line>
        <draw:line draw:style-name="gr1" draw:text-style-name="P1" draw:layer="layout" svg:x1="28.698cm" svg:y1="19.991cm" svg:x2="28.698cm" svg:y2="20.489cm">
          <text:p/>
        </draw:line>
        <draw:line draw:style-name="gr1" draw:text-style-name="P1" draw:layer="layout" svg:x1="17.709cm" svg:y1="19.991cm" svg:x2="17.709cm" svg:y2="20.242cm">
          <text:p/>
        </draw:line>
        <draw:line draw:style-name="gr1" draw:text-style-name="P1" draw:layer="layout" svg:x1="16.711cm" svg:y1="19.991cm" svg:x2="16.711cm" svg:y2="20.242cm">
          <text:p/>
        </draw:line>
        <draw:line draw:style-name="gr1" draw:text-style-name="P1" draw:layer="layout" svg:x1="19.709cm" svg:y1="19.991cm" svg:x2="19.709cm" svg:y2="20.242cm">
          <text:p/>
        </draw:line>
        <draw:line draw:style-name="gr1" draw:text-style-name="P1" draw:layer="layout" svg:x1="14.71cm" svg:y1="19.991cm" svg:x2="14.71cm" svg:y2="20.242cm">
          <text:p/>
        </draw:line>
        <draw:line draw:style-name="gr1" draw:text-style-name="P1" draw:layer="layout" svg:x1="27.703cm" svg:y1="19.991cm" svg:x2="27.703cm" svg:y2="20.242cm">
          <text:p/>
        </draw:line>
        <draw:line draw:style-name="gr1" draw:text-style-name="P1" draw:layer="layout" svg:x1="15.709cm" svg:y1="19.991cm" svg:x2="15.709cm" svg:y2="20.242cm">
          <text:p/>
        </draw:line>
        <draw:line draw:style-name="gr1" draw:text-style-name="P1" draw:layer="layout" svg:x1="26.705cm" svg:y1="19.991cm" svg:x2="26.705cm" svg:y2="20.242cm">
          <text:p/>
        </draw:line>
        <draw:path draw:style-name="gr2" draw:text-style-name="P2" draw:layer="layout" svg:width="0.349cm" svg:height="0.247cm" svg:x="12.361cm" svg:y="0.451cm" svg:viewBox="0 0 350 248" svg:d="M0 131v117h350v-117l-10-53-32-43-57-24-74-11-77 11-32 10-21 11-37 42-7 28zM43 134l7-39 25-24 42-18 60-4 60 8 39 14 25 28 7 35v68h-265z">
          <text:p/>
        </draw:path>
        <draw:path draw:style-name="gr2" draw:text-style-name="P2"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2" draw:text-style-name="P2" draw:layer="layout" svg:width="0.349cm" svg:height="0.222cm" svg:x="7.747cm" svg:y="0.476cm" svg:viewBox="0 0 350 223" draw:points="350,223 350,0 307,0 307,177 191,177 191,21 149,21 149,177 42,177 42,3 0,3 0,223">
          <text:p/>
        </draw:polygon>
        <draw:path draw:style-name="gr2" draw:text-style-name="P2"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2" draw:text-style-name="P2"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2" draw:text-style-name="P2"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2" draw:text-style-name="P2" draw:layer="layout" svg:width="0.349cm" svg:height="0.226cm" svg:x="3.132cm" svg:y="0.472cm" svg:viewBox="0 0 350 227" draw:points="350,227 350,181 188,181 188,32 145,32 145,181 43,181 43,0 0,0 0,227">
          <text:p/>
        </draw:polygon>
        <draw:path draw:style-name="gr2" draw:text-style-name="P2"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2" draw:text-style-name="P2"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2" draw:text-style-name="P2"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2" draw:text-style-name="P2" draw:layer="layout" svg:width="0.353cm" svg:height="0.307cm" svg:x="26.204cm" svg:y="0.391cm" svg:viewBox="0 0 354 308" svg:d="M354 308v-46l-106-35v-141l106-37v-49l-354 132v49zM205 209l-155-53 155-53z">
          <text:p/>
        </draw:path>
        <draw:path draw:style-name="gr2" draw:text-style-name="P2"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2" draw:text-style-name="P2"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2" draw:text-style-name="P2"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2" draw:text-style-name="P2"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2" draw:text-style-name="P2"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2" draw:text-style-name="P2"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2" draw:text-style-name="P2"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2" draw:text-style-name="P2"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2" draw:text-style-name="P2"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2" draw:text-style-name="P2" draw:layer="layout" svg:width="0.346cm" svg:height="0.247cm" svg:x="0.338cm" svg:y="3.245cm" svg:viewBox="0 0 347 248" svg:d="M347 93v-44h-88v-49h-39v49h-220v47l213 152h46v-155zM220 209l-160-116h160z">
          <text:p/>
        </draw:path>
        <draw:path draw:style-name="gr2" draw:text-style-name="P2"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2" draw:text-style-name="P2" draw:layer="layout" svg:width="0.353cm" svg:height="0.127cm" svg:x="0.331cm" svg:y="17.554cm" svg:viewBox="0 0 354 128" draw:points="354,47 354,0 0,0 0,31 28,43 50,64 64,89 67,128 102,128 102,47">
          <text:p/>
        </draw:polygon>
        <draw:path draw:style-name="gr2" draw:text-style-name="P2"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2" draw:text-style-name="P2" draw:layer="layout" svg:width="0.251cm" svg:height="0.342cm" svg:x="28.987cm" svg:y="3.15cm" svg:viewBox="0 0 252 343" svg:d="M156 343h43v-85h53v-42h-53v-216h-46l-153 212v46h156zM43 216l113-156v156z">
          <text:p/>
        </draw:path>
        <draw:path draw:style-name="gr2" draw:text-style-name="P2"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2" draw:text-style-name="P2" draw:layer="layout" svg:width="0.127cm" svg:height="0.353cm" svg:x="28.987cm" svg:y="17.384cm" svg:viewBox="0 0 128 354" draw:points="82,354 128,354 128,0 93,0 86,32 68,54 40,65 0,68 0,107 82,107">
          <text:p/>
        </draw:polygon>
        <draw:path draw:style-name="gr2" draw:text-style-name="P2"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2" draw:text-style-name="P2" draw:layer="layout" svg:width="0.226cm" svg:height="0.349cm" svg:x="3.132cm" svg:y="20.242cm" svg:viewBox="0 0 227 350" draw:points="0,350 46,350 46,188 195,188 195,145 46,145 46,42 227,42 227,0 0,0">
          <text:p/>
        </draw:polygon>
        <draw:path draw:style-name="gr2" draw:text-style-name="P2"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2" draw:text-style-name="P2" draw:layer="layout" svg:width="0.222cm" svg:height="0.349cm" svg:x="7.747cm" svg:y="20.242cm" svg:viewBox="0 0 223 350" draw:points="0,350 223,350 223,308 45,308 45,188 205,188 205,145 45,145 45,42 219,42 219,0 0,0">
          <text:p/>
        </draw:polygon>
        <draw:path draw:style-name="gr2" draw:text-style-name="P2"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2" draw:text-style-name="P2" draw:layer="layout" svg:width="0.247cm" svg:height="0.349cm" svg:x="12.361cm" svg:y="20.242cm" svg:viewBox="0 0 248 350" svg:d="M117 0h-117v350h117l57-10 39-36 24-53 11-78-7-78-11-28-14-25-42-32-25-10zM114 42l39 4 24 24 18 43 3 60-3 61-18 42-24 25-39 7h-68v-266z">
          <text:p/>
        </draw:path>
        <draw:path draw:style-name="gr2" draw:text-style-name="P2"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1" draw:text-style-name="P1" draw:layer="layout" svg:x1="14.7cm" svg:y1="19.991cm" svg:x2="28.705cm" svg:y2="19.991cm">
          <text:p/>
        </draw:line>
        <draw:line draw:style-name="gr1" draw:text-style-name="P1" draw:layer="layout" svg:x1="14.707cm" svg:y1="19.995cm" svg:x2="14.707cm" svg:y2="15.328cm">
          <text:p/>
        </draw:line>
        <draw:line draw:style-name="gr1" draw:text-style-name="P1" draw:layer="layout" svg:x1="14.7cm" svg:y1="15.328cm" svg:x2="28.705cm" svg:y2="15.328cm">
          <text:p/>
        </draw:line>
        <draw:line draw:style-name="gr1" draw:text-style-name="P1" draw:layer="layout" svg:x1="28.702cm" svg:y1="15.324cm" svg:x2="28.702cm" svg:y2="19.995cm">
          <text:p/>
        </draw:line>
        <draw:line draw:style-name="gr1" draw:text-style-name="P1" draw:layer="layout" svg:x1="14.7cm" svg:y1="19.593cm" svg:x2="26.602cm" svg:y2="19.593cm">
          <text:p/>
        </draw:line>
        <draw:line draw:style-name="gr1" draw:text-style-name="P1" draw:layer="layout" svg:x1="14.7cm" svg:y1="18.291cm" svg:x2="26.602cm" svg:y2="18.291cm">
          <text:p/>
        </draw:line>
        <draw:line draw:style-name="gr1" draw:text-style-name="P1" draw:layer="layout" svg:x1="14.7cm" svg:y1="16.993cm" svg:x2="26.602cm" svg:y2="16.993cm">
          <text:p/>
        </draw:line>
        <draw:line draw:style-name="gr1" draw:text-style-name="P1" draw:layer="layout" svg:x1="26.599cm" svg:y1="19.325cm" svg:x2="28.705cm" svg:y2="19.325cm">
          <text:p/>
        </draw:line>
        <draw:line draw:style-name="gr1" draw:text-style-name="P1" draw:layer="layout" svg:x1="26.599cm" svg:y1="18.658cm" svg:x2="28.705cm" svg:y2="18.658cm">
          <text:p/>
        </draw:line>
        <draw:line draw:style-name="gr1" draw:text-style-name="P1" draw:layer="layout" svg:x1="26.599cm" svg:y1="17.991cm" svg:x2="28.705cm" svg:y2="17.991cm">
          <text:p/>
        </draw:line>
        <draw:line draw:style-name="gr1" draw:text-style-name="P1" draw:layer="layout" svg:x1="26.599cm" svg:y1="17.324cm" svg:x2="28.705cm" svg:y2="17.324cm">
          <text:p/>
        </draw:line>
        <draw:line draw:style-name="gr1" draw:text-style-name="P1" draw:layer="layout" svg:x1="26.599cm" svg:y1="16.661cm" svg:x2="28.705cm" svg:y2="16.661cm">
          <text:p/>
        </draw:line>
        <draw:line draw:style-name="gr1" draw:text-style-name="P1" draw:layer="layout" svg:x1="26.599cm" svg:y1="15.991cm" svg:x2="28.705cm" svg:y2="15.991cm">
          <text:p/>
        </draw:line>
        <draw:line draw:style-name="gr1" draw:text-style-name="P1" draw:layer="layout" svg:x1="16.457cm" svg:y1="19.593cm" svg:x2="16.457cm" svg:y2="16.993cm">
          <text:p/>
        </draw:line>
        <draw:line draw:style-name="gr1" draw:text-style-name="P1" draw:layer="layout" svg:x1="18.506cm" svg:y1="19.596cm" svg:x2="18.506cm" svg:y2="15.317cm">
          <text:p/>
        </draw:line>
        <draw:line draw:style-name="gr1" draw:text-style-name="P1" draw:layer="layout" svg:x1="24.701cm" svg:y1="19.593cm" svg:x2="24.701cm" svg:y2="18.291cm">
          <text:p/>
        </draw:line>
        <draw:line draw:style-name="gr1" draw:text-style-name="P1" draw:layer="layout" svg:x1="26.602cm" svg:y1="19.995cm" svg:x2="26.602cm" svg:y2="15.324cm">
          <text:p/>
        </draw:line>
        <draw:line draw:style-name="gr1" draw:text-style-name="P1" draw:layer="layout" svg:x1="27.093cm" svg:y1="19.995cm" svg:x2="27.093cm" svg:y2="15.324cm">
          <text:p/>
        </draw:line>
        <draw:path draw:style-name="gr2" draw:text-style-name="P2"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2" draw:text-style-name="P2"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2" draw:text-style-name="P2"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2" draw:text-style-name="P2"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2" draw:text-style-name="P2"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2" draw:text-style-name="P2"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2" draw:text-style-name="P2"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2" draw:text-style-name="P2"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2" draw:text-style-name="P2"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2" draw:text-style-name="P2"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2" draw:text-style-name="P2"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2" draw:text-style-name="P2"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2" draw:text-style-name="P2"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2" draw:text-style-name="P2"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2" draw:text-style-name="P2" draw:layer="layout" svg:width="0.222cm" svg:height="0.25cm" svg:x="26.733cm" svg:y="19.54cm" svg:viewBox="0 0 223 251" svg:d="M0 251h33l28-74h102l25 74h35l-91-251h-39zM72 146l42-111 35 111z">
          <text:p/>
        </draw:path>
        <draw:path draw:style-name="gr2" draw:text-style-name="P2"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2" draw:text-style-name="P2" draw:layer="layout" svg:width="0.215cm" svg:height="0.028cm" svg:x="27.735cm" svg:y="19.847cm" svg:viewBox="0 0 216 29" draw:points="0,0 0,29 216,29 216,0">
          <text:p/>
        </draw:polygon>
        <draw:path draw:style-name="gr2" draw:text-style-name="P2" draw:layer="layout" svg:width="0.229cm" svg:height="0.039cm" svg:x="27.728cm" svg:y="19.843cm" svg:viewBox="0 0 230 40" svg:d="M10 4v29h-3v-7h216v7h-7v-29h7v11h-216v-11zM7 0h216 7v4 29 7h-7-216-7v-7-29-4z">
          <text:p/>
        </draw:path>
        <draw:path draw:style-name="gr2" draw:text-style-name="P2"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2" draw:text-style-name="P2"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2" draw:text-style-name="P2" draw:layer="layout" svg:width="0.215cm" svg:height="0.024cm" svg:x="27.735cm" svg:y="19.184cm" svg:viewBox="0 0 216 25" draw:points="0,0 0,25 216,25 216,0">
          <text:p/>
        </draw:polygon>
        <draw:path draw:style-name="gr2" draw:text-style-name="P2" draw:layer="layout" svg:width="0.229cm" svg:height="0.038cm" svg:x="27.728cm" svg:y="19.177cm" svg:viewBox="0 0 230 39" svg:d="M10 7v24h-3v-7h216v7h-7v-24h7v3h-216v-3zM7 0h216 7v7 24 8h-7-216-7v-8-24-7z">
          <text:p/>
        </draw:path>
        <draw:polygon draw:style-name="gr2" draw:text-style-name="P2"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2" draw:text-style-name="P2"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2" draw:text-style-name="P2" draw:layer="layout" svg:width="0.215cm" svg:height="0.025cm" svg:x="27.735cm" svg:y="18.517cm" svg:viewBox="0 0 216 26" draw:points="0,0 0,26 216,26 216,0">
          <text:p/>
        </draw:polygon>
        <draw:path draw:style-name="gr2" draw:text-style-name="P2" draw:layer="layout" svg:width="0.229cm" svg:height="0.039cm" svg:x="27.728cm" svg:y="18.51cm" svg:viewBox="0 0 230 40" svg:d="M10 7v26h-3v-8h216v8h-7v-26h7v7h-216v-7zM7 0h216 7v7 26 7h-7-216-7v-7-26-7z">
          <text:p/>
        </draw:path>
        <draw:path draw:style-name="gr2" draw:text-style-name="P2" draw:layer="layout" svg:width="0.177cm" svg:height="0.25cm" svg:x="26.761cm" svg:y="17.54cm" svg:viewBox="0 0 178 251" svg:d="M82 0h-82v251h82l43-7 28-25 18-38 7-53-7-58-7-21-11-18-28-24-18-4zM82 31l25 4 21 18 11 28 3 47-3 42-11 28-21 18-25 7h-50v-192z">
          <text:p/>
        </draw:path>
        <draw:path draw:style-name="gr2" draw:text-style-name="P2"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2" draw:text-style-name="P2" draw:layer="layout" svg:width="0.215cm" svg:height="0.025cm" svg:x="27.735cm" svg:y="17.85cm" svg:viewBox="0 0 216 26" draw:points="0,0 0,26 216,26 216,0">
          <text:p/>
        </draw:polygon>
        <draw:path draw:style-name="gr2" draw:text-style-name="P2" draw:layer="layout" svg:width="0.229cm" svg:height="0.039cm" svg:x="27.728cm" svg:y="17.843cm" svg:viewBox="0 0 230 40" svg:d="M10 7v25h-3v-7h216v7h-7v-25h7v7h-216v-7zM7 0h216 7v7 25 8h-7-216-7v-8-25-7z">
          <text:p/>
        </draw:path>
        <draw:polygon draw:style-name="gr2" draw:text-style-name="P2" draw:layer="layout" svg:width="0.159cm" svg:height="0.25cm" svg:x="26.768cm" svg:y="16.873cm" svg:viewBox="0 0 160 251" draw:points="0,251 160,251 160,223 33,223 33,135 146,135 146,107 33,107 33,33 157,33 157,0 0,0">
          <text:p/>
        </draw:polygon>
        <draw:path draw:style-name="gr2" draw:text-style-name="P2"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2" draw:text-style-name="P2" draw:layer="layout" svg:width="0.215cm" svg:height="0.025cm" svg:x="27.735cm" svg:y="17.183cm" svg:viewBox="0 0 216 26" draw:points="0,0 0,26 216,26 216,0">
          <text:p/>
        </draw:polygon>
        <draw:path draw:style-name="gr2" draw:text-style-name="P2" draw:layer="layout" svg:width="0.229cm" svg:height="0.039cm" svg:x="27.728cm" svg:y="17.176cm" svg:viewBox="0 0 230 40" svg:d="M10 7v26h-3v-7h216v7h-7v-26h7v7h-216v-7zM7 0h216 7v7 26 7h-7-216-7v-7-26-7z">
          <text:p/>
        </draw:path>
        <draw:polygon draw:style-name="gr2" draw:text-style-name="P2" draw:layer="layout" svg:width="0.166cm" svg:height="0.251cm" svg:x="26.768cm" svg:y="16.206cm" svg:viewBox="0 0 167 252" draw:points="0,252 36,252 36,138 142,138 142,106 36,106 36,32 167,32 167,0 0,0">
          <text:p/>
        </draw:polygon>
        <draw:path draw:style-name="gr2" draw:text-style-name="P2"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2" draw:text-style-name="P2" draw:layer="layout" svg:width="0.215cm" svg:height="0.024cm" svg:x="27.735cm" svg:y="16.517cm" svg:viewBox="0 0 216 25" draw:points="0,0 0,25 216,25 216,0">
          <text:p/>
        </draw:polygon>
        <draw:path draw:style-name="gr2" draw:text-style-name="P2" draw:layer="layout" svg:width="0.229cm" svg:height="0.038cm" svg:x="27.728cm" svg:y="16.51cm" svg:viewBox="0 0 230 39" svg:d="M10 8v24h-3v-7h216v7h-7v-24h7v7h-216v-7zM7 0h216 7v8 24 7h-7-216-7v-7-24-8z">
          <text:p/>
        </draw:path>
        <draw:polygon draw:style-name="gr2" draw:text-style-name="P2"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2" draw:text-style-name="P2"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2" draw:text-style-name="P2" draw:layer="layout" svg:width="0.215cm" svg:height="0.028cm" svg:x="27.735cm" svg:y="15.85cm" svg:viewBox="0 0 216 29" draw:points="0,0 0,29 216,29 216,0">
          <text:p/>
        </draw:polygon>
        <draw:path draw:style-name="gr2" draw:text-style-name="P2" draw:layer="layout" svg:width="0.229cm" svg:height="0.039cm" svg:x="27.728cm" svg:y="15.843cm" svg:viewBox="0 0 230 40" svg:d="M10 7v29h-3v-7h216v7h-7v-29h7v7h-216v-7zM7 0h216 7v7 29 4h-7-216-7v-4-29-7z">
          <text:p/>
        </draw:path>
        <draw:path draw:style-name="gr2" draw:text-style-name="P2"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2" draw:text-style-name="P2"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3" draw:text-style-name="P1" draw:layer="layout" svg:width="0.609cm" svg:height="0.997cm" svg:x="25.34cm" svg:y="17.096cm">
          <draw:image xlink:href="Pictures/100002010000004800000075AA42C529A3A36104.png" xlink:type="simple" xlink:show="embed" xlink:actuate="onLoad">
            <text:p/>
          </draw:image>
        </draw:frame>
        <draw:polygon draw:style-name="gr4" draw:text-style-name="P1" draw:layer="layout" svg:width="0.61cm" svg:height="1.002cm" svg:x="25.34cm" svg:y="17.095cm" svg:viewBox="0 0 611 1003" draw:points="0,0 0,1003 222,1003 222,611 377,611 377,456 222,456 222,289 611,289 611,4">
          <text:p/>
        </draw:polygon>
        <draw:frame draw:style-name="gr3" draw:text-style-name="P1" draw:layer="layout" svg:width="0.877cm" svg:height="0.881cm" svg:x="25.629cm" svg:y="17.307cm">
          <draw:image xlink:href="Pictures/100002010000006700000067E4D1C44845219D12.png" xlink:type="simple" xlink:show="embed" xlink:actuate="onLoad">
            <text:p/>
          </draw:image>
        </draw:frame>
        <draw:polygon draw:style-name="gr5" draw:text-style-name="P1"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5" draw:text-style-name="P1"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2" draw:text-style-name="P2"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2" draw:text-style-name="P2"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2" draw:text-style-name="P2" draw:layer="layout" svg:width="1.288cm" svg:height="0.289cm" svg:x="14.795cm" svg:y="16.566cm" svg:viewBox="0 0 1289 290" svg:d="M163 227v60h-35v-60h-128v-28l128-185h35v185h39v28zM128 54c0 0 0 3-4 10-3 4-7 11-7 11l-70 106-11 14-3 4h95zM213 290l77-290h32l-78 290zM340 287v-25c7-14 14-28 24-39 11-10 18-21 29-32 10-10 21-17 31-24 11-11 22-18 29-25s14-18 21-25c3-10 7-21 7-31 0-14-4-25-14-37-11-7-21-10-36-10-17 0-28 3-38 10-7 8-15 19-18 37l-32-4c0-21 11-40 25-54 18-14 39-17 63-17 25 0 46 3 64 17 14 14 21 33 21 58 0 10-3 21-7 31-7 11-14 22-21 32-11 11-28 25-57 46-14 14-24 25-35 35-7 7-14 18-18 28h142v29zM742 213c0 24-7 42-25 56-14 14-39 21-67 21s-49-7-67-17c-14-15-25-32-28-57l35-3c7 31 25 49 60 49 18 0 32-4 42-14 11-7 15-21 15-39 0-14-7-25-18-32-11-10-28-14-49-14h-18v-28h18c17 0 31-7 42-14 10-7 18-21 18-35s-4-25-15-37c-7-7-21-10-35-10-18 0-28 3-39 10-10 8-14 19-17 33h-36c4-25 15-43 29-54 17-14 35-17 63-17 25 0 46 3 64 17 14 11 21 33 21 54 0 18-4 32-14 42-11 11-25 18-43 25 22 0 36 7 46 18 11 14 18 28 18 46zM759 290l82-290h28l-78 290zM897 287v-29h71v-212l-64 47v-36l67-43h32v244h63v29zM1289 213c0 24-7 42-25 56-14 14-39 21-67 21s-53-7-67-21c-18-14-25-32-25-56 0-18 4-36 14-46 11-11 25-18 39-21v-4c-14 0-25-11-35-21-7-14-11-25-11-42 0-22 7-37 21-51 18-14 39-17 64-17 28 0 46 3 63 17 15 11 22 29 22 54 0 14-4 28-11 39-11 14-21 21-35 21v4c17 3 28 10 39 21 10 10 14 28 14 46zM1246 82c0-33-14-47-49-47-18 0-28 4-39 11-7 8-10 22-10 36s3 28 10 35c11 11 21 14 39 14s28-3 39-10c7-11 10-21 10-39zM1253 209c0-18-3-32-14-39-10-7-24-14-42-14s-32 7-42 14c-11 11-15 21-15 39 0 35 18 57 57 57 21 0 35-4 42-15 11-10 14-24 14-42z">
          <text:p/>
        </draw:path>
        <draw:path draw:style-name="gr2" draw:text-style-name="P2" draw:layer="layout" svg:width="1.295cm" svg:height="0.297cm" svg:x="14.791cm" svg:y="16.562cm" svg:viewBox="0 0 1296 298" svg:d="M171 231v60 3h-4-35v-3-60 3h-128-4v-3-28-4l128-184h4 35 4v3 185h-4v-4h39v4 28 3h-39v-3zM167 227h39v4h-3v-28h3v3h-39-3v-3-185h3-35l-124 185h-4 4v28h-4v-4h128 4v4 60h-4v-4h35v4h-3v-60-4zM136 57c0 0 0 3-4 10-4 8-7 11-7 15l-4-4 4 4-75 103-7 14-7 4v-4h96v4-146zM136 57v146 3h-4-96-7l3-7 4-4 3 4-3-4 10-14 4 4-4-4 72-103c3-3 3-7 7-14 3-4 7-7 7-7l4-18zM213 294l81-294h32 4v4l-78 290v4h-4-31-4zM217 291h31v3h-3l78-294 3 4h-32 4l-78 290h-3zM340 291v-25c7-18 18-28 25-42 10-11 21-21 32-32 10-7 21-18 28-25 10-8 21-15 28-25 11-8 14-15 21-25 4-7 7-18 7-28 0-14-3-25-14-32-7-7-17-14-32-14-17 0-28 7-35 14-10 7-14 18-18 32v3h-3l-32-3-3-4c3-25 10-42 28-53 14-14 35-21 63-21 29 0 50 7 64 21 14 11 25 32 25 57 0 10-4 21-11 31-4 11-11 22-21 32-7 12-28 29-53 51l-4-4 4 4c-14 10-28 24-35 31-11 11-14 18-18 28h-4v-3h142 3v3 29 3h-3-180-4zM344 287h180v4h-4v-29h4v4h-142-3v-7c3-7 11-18 21-28 7-11 18-21 35-32 25-21 46-40 53-50 11-11 18-22 21-32 4-7 8-18 8-28 0-25-8-43-22-53-14-14-35-21-60-21-24 0-45 7-60 21-17 10-24 28-28 49v-3l35 3-3 4c0-18 7-29 18-39 10-7 21-11 38-11 15 0 29 4 39 11 7 10 11 25 11 39 0 10 0 21-7 31-4 11-11 18-18 25-10 11-21 19-28 26-11 7-21 17-32 28-10 7-21 18-32 28-7 11-14 25-21 39h-3 3v25h-3zM749 217c0 24-10 45-24 60-18 14-39 21-71 21-28 0-49-7-67-18-18-14-28-35-32-60h4l35-7h4v4c3 31 21 45 56 45 18 0 28-3 39-10 11-11 14-21 14-39 0-14-3-21-14-32-14-7-28-10-49-10h-18-4v-4-29-4h4 18c17 0 31-3 42-14 10-7 14-17 14-31s-4-25-11-32c-10-7-21-14-35-14-18 0-28 7-39 14-7 7-14 18-14 28v4h-3l-36-4h-3c3-25 14-42 32-56 14-11 35-18 63-18 25 0 50 7 64 18 17 14 24 31 24 56 0 18-7 32-14 46-10 11-28 18-46 21h4-4v-3c22 3 39 10 50 22 10 10 17 28 17 46zM742 217c0-18-3-32-14-43-10-10-28-18-46-22h-3v-3h3c18-4 32-11 39-22 11-10 14-24 14-42 0-21-7-39-21-49-14-14-35-21-60-21s-46 7-60 17c-17 14-25 32-28 53h-4v-3l36 3h-4c4-14 11-25 18-35 10-7 24-11 42-11 14 0 28 4 39 14 7 7 14 22 14 36s-7 28-18 38c-10 7-28 11-45 11h-18v29-3h18c21 0 38 7 49 14 14 7 21 21 21 35 0 21-7 32-18 42-10 11-24 15-42 15-35 0-56-18-60-50v-3 3l-35 4v-4h3c4 25 11 42 29 53 14 14 35 18 63 18s50-4 67-18c14-14 21-32 21-56zM760 294l81-294h4 28 3v4l-77 290v4h-4-32-3zM763 291h32v3h-3l81-294v4h-28l-78 290h-4zM898 291v-29-3h3 71v3h-4v-212h4v3l-60 43-4 3v-3-36-3l64-42h3 32v3 244-3h63 4v3 29 3h-4-169-3zM901 287h169v4h-3v-29h3v4h-63-4v-4-244h4-32l-63 46-4-4h4v36h-4v-4l60-46 7-3v7 212 4h-3-71v-4h4v29h-4zM1296 217c0 24-7 45-25 60-17 14-38 21-70 21-28 0-53-7-71-21-14-15-24-36-24-60 0-18 3-36 14-50 10-11 24-18 42-22v4h-3v-4h3v4c-14-4-28-11-35-22-11-14-14-28-14-45 0-22 7-39 24-50 15-14 36-21 64-21s49 7 63 18c18 14 25 31 25 56 0 14-3 28-14 42-7 11-21 18-35 22v-4h3v4h-3v-4c17 4 31 11 42 22 11 14 14 28 14 50zM1289 217c0-18-3-32-10-46-11-12-25-19-39-19l-4-3v-4h4c14-3 24-11 31-21 11-14 15-25 15-39 0-21-11-39-25-49-14-14-35-21-60-21s-46 7-60 21c-18 10-25 28-25 46 0 17 4 28 14 42 7 10 18 18 32 21h4v4 3h-4c-14 0-28 7-35 19-11 14-14 28-14 46 0 24 7 42 21 56 18 14 39 18 67 18s53-4 67-18 21-35 21-56zM1247 85c0-28-14-42-46-42-18 0-28 3-35 10-11 7-11 18-11 32s4 25 11 35c7 7 21 11 35 11s28-4 35-11 11-17 11-35zM1254 85c0 18-4 32-14 39-11 7-21 14-39 14s-32-7-39-14c-10-11-14-21-14-39 0-14 4-28 14-35 7-11 21-14 39-14 35 0 53 17 53 49zM1254 213c0-18-4-28-14-39-7-7-21-10-39-10s-32 3-39 14c-10 7-14 17-14 35 0 35 18 53 53 53 18 0 32-4 42-14 7-7 11-21 11-39zM1261 213c0 21-7 35-14 46-11 7-25 14-46 14-39 0-60-21-60-60 0-18 7-32 18-42 10-7 24-12 42-12s35 5 42 12c11 10 18 24 18 42z">
          <text:p/>
        </draw:path>
        <draw:path draw:style-name="gr2" draw:text-style-name="P2"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2" draw:text-style-name="P2"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2" draw:text-style-name="P2" draw:layer="layout" svg:width="4.974cm" svg:height="0.519cm" svg:x="18.612cm" svg:y="15.458cm" svg:viewBox="0 0 4975 520" svg:d="M307 407h-307v-39l236-301h-215v-46h275v39l-236 308h247zM314 520v-35h325v35zM670 407v-407h50v407zM1044 258c0 53-10 92-35 117-21 25-53 39-99 39-42 0-74-14-95-39-25-28-35-64-35-117 0-99 46-152 134-152 46 0 77 14 99 39 21 25 31 60 31 113zM991 258c0-39-3-71-17-88-11-18-32-29-60-29s-50 11-64 29c-10 21-17 49-17 88 0 42 7 70 17 89 14 21 32 32 60 32 32 0 53-11 64-29 14-22 17-50 17-92zM1386 407h-56l-49-209-11-46c-3 7-3 21-7 35s-25 88-56 220h-57l-85-294h50l49 201c4 4 7 21 11 54l7-21 60-234h53l53 201 10 54 11-40 56-215h46zM1549 272c0 32 7 60 21 78s35 29 60 29c21 0 39-4 53-14 14-11 21-18 25-33l42 11c-14 46-57 71-120 71-42 0-74-14-99-39-21-25-35-64-35-117 0-50 14-85 35-113 25-25 57-39 99-39 88 0 130 53 130 159v7zM1708 233c0-32-11-53-22-70-14-15-31-22-56-22s-46 11-57 25c-14 18-24 39-24 67zM1824 407v-227c0-21 0-42-4-67h46c4 32 4 53 4 60 7-28 17-42 28-53 11-10 25-14 42-14 7 0 14 0 22 4v42c-8 0-18 0-29 0-17 0-35 7-46 25-10 17-17 42-17 77v153zM1962 520v-35h324v35zM2318 407v-407h49v407zM2480 272c0 32 7 60 21 78s36 29 60 29c21 0 39-4 53-14 14-11 21-18 25-33l42 11c-17 46-56 71-120 71-42 0-74-14-99-39-24-25-35-64-35-117 0-50 11-85 35-113 25-25 57-39 99-39 85 0 131 53 131 159v7zM2639 233c0-32-11-53-21-70-14-15-32-22-57-22-24 0-46 11-56 25-14 18-25 39-25 67zM2815 148v259h-49v-259h-42v-35h42v-35c0-25 3-46 17-57 11-14 29-17 53-17 15 0 25 0 36 0v39c-11 0-18-4-21-4-15 0-25 7-29 11-7 7-7 17-7 35v28h57v35zM3023 407c-14 3-31 7-49 7-39 0-60-25-60-67v-199h-32v-35h36l14-67h31v67h57v35h-57v187c0 15 4 26 7 30 8 7 15 10 25 10 7 0 18-3 28-3zM3023 520v-35h325v35zM3380 50v-50h49v50zM3380 407v-294h49v294zM3690 407v-188c0-18 0-32-7-46-3-10-7-18-18-21-7-7-21-7-35-7-25 0-42 7-56 25-14 14-21 35-21 67v170h-50v-234c0-32 0-53 0-60h46v7c0 4 0 7 0 11 0 7 0 17 0 32h4c10-22 24-36 38-43 14-10 32-14 57-14 32 0 56 7 70 25 14 14 22 42 22 81v195zM4037 325c0 29-11 50-32 68-21 14-49 21-88 21-35 0-64-7-85-18-21-14-32-31-39-57l43-11c3 19 14 30 28 37 11 10 28 10 53 10s42-3 53-10c14-7 21-18 21-37 0-10-7-21-14-28s-21-10-39-18l-35-7c-28-7-50-17-60-21-11-10-21-17-28-28s-11-21-11-35c0-28 11-50 28-64 21-14 50-21 85-21s60 7 78 18c21 10 31 28 35 56l-43 4c-3-11-10-21-21-29-14-7-28-10-49-10s-39 3-49 10c-11 4-15 18-15 29 0 10 0 14 7 21 4 7 11 10 18 14 11 3 28 11 53 18 28 3 46 10 56 17 15 4 22 11 29 18s10 14 14 25c3 7 7 17 7 28zM4136 272c0 32 7 60 21 78s35 29 60 29c21 0 39-4 53-14 10-11 21-18 24-33l43 11c-18 46-57 71-120 71-43 0-78-14-99-39-25-25-35-64-35-117 0-50 10-85 35-113 21-25 56-39 99-39 84 0 127 53 127 159v7zM4294 233c-3-32-10-53-21-70-14-15-35-22-60-22-21 0-42 11-56 25-11 18-21 39-21 67zM4407 407v-227c0-21 0-42 0-67h46c0 32 4 53 4 60 7-28 17-42 28-53 7-10 25-14 42-14 7 0 14 0 18 4v42c-4 0-14 0-25 0-21 0-35 7-46 25-10 17-17 42-17 77v153zM4707 407c-14 3-32 7-49 7-39 0-60-25-60-67v-199h-32v-35h35l14-67h32v67h57v35h-57v187c0 15 4 26 7 30 7 7 14 10 25 10 7 0 18-3 28-3zM4975 325c0 29-14 50-35 68-21 14-49 21-88 21-36 0-64-7-85-18-18-14-32-31-39-57l46-11c4 19 11 30 25 37 14 10 32 10 53 10 28 0 46-3 56-10 11-7 18-18 18-37 0-10-4-21-11-28-10-7-21-10-42-18l-32-7c-28-7-49-17-60-21-14-10-21-17-28-28s-11-21-11-35c0-28 11-50 29-64 17-14 45-21 84-21 32 0 57 7 78 18 18 10 32 28 35 56l-46 4c0-11-7-21-21-29-10-7-28-10-46-10-21 0-39 3-49 10-11 4-18 18-18 29 0 10 4 14 7 21 4 7 11 10 21 14 8 3 25 11 53 18 25 3 46 10 57 17 10 4 21 11 28 18s11 14 14 25c4 7 7 17 7 28z">
          <text:p/>
        </draw:path>
        <draw:path draw:style-name="gr2" draw:text-style-name="P2" draw:layer="layout" svg:width="4.974cm" svg:height="0.522cm" svg:x="18.612cm" svg:y="15.458cm" svg:viewBox="0 0 4975 523" svg:d="M307 409h-307v-3-39l233-303 3 3h-215v-46-3h275v3 39 4l-232 303-4-3v-4h247 4v4 42 3zM307 406v-42 3h-247-3l3-3 233-304h3-3v-39h3v4h-275v-4h4v46h-4v-3h215 4v3l-236 304-4-4h4v39h-4v-4h307zM311 520v-35-4h3 325 3v4 35 3h-3-325-3zM314 516h325v4h-4v-35h4v3h-325v-3h4v35h-4zM667 406v-406h3 50 3v406 3h-3-50-3zM670 402h50v4h-4v-406h4v4h-50v-4h4v406h-4zM1048 258c0 53-11 91-35 120-25 24-57 39-103 39-42 0-77-15-99-43-21-28-35-67-35-116 0-103 46-155 138-155 46 0 77 14 102 38 21 25 32 64 32 117zM1041 258c0-50-11-88-32-113s-53-35-95-35c-88 0-131 49-131 148 0 49 11 88 32 113 21 24 53 38 95 38 46 0 74-10 99-35 21-28 32-63 32-116zM991 258c0-39-7-67-17-85-14-21-32-28-60-28s-46 10-60 28c-11 18-18 46-18 85s7 67 18 88c10 18 32 28 56 28 28 0 50-10 60-28 14-18 21-46 21-88zM995 258c0 42-7 70-18 91-14 18-35 29-67 29-28 0-49-11-60-29-14-21-21-49-21-91 0-39 7-71 21-88 11-22 36-32 64-32s49 10 63 32c11 17 18 49 18 88zM1386 409h-56l-3-3-50-208-10-46h3 4c-4 7-7 21-11 35 0 18-21 88-53 219v3h-3-57-3v-3l-82-293-3-3h3 50 3l50 201-4 3 4-3c0 3 7 21 10 56h-3l3-21 64-236h53 3l53 204 11 53h-4l7-39 57-218h3 46 4v3l-85 293v3zM1383 406l88-296v3h-46 4l-57 215h-3 3l-10 39v11l-4-11-14-53h4-4l-49-201h-53 3l-60 233h-3 3l-7 21-3 14v-14c-7-32-11-49-11-53l-53-201h4-50l4-3 85 296h-4v-4h57v4h-4c32-131 53-205 56-219 4-14 4-28 8-35l3-14 4 14 7 46 53 208h-4v-4h56v4zM1552 268c0 36 7 60 21 78 11 18 32 28 57 28 21 0 39-7 49-14 14-7 21-18 25-32l4-3 3 3 42 11h4l-4 3c-17 50-60 75-123 75-42 0-78-15-99-43-25-25-35-67-35-116 0-50 10-88 35-113 21-28 57-42 99-42 88 0 134 56 134 162v3 4h-4-211v-4zM1549 265h211v3h-3v-3c0-106-42-155-127-155-42 0-74 10-95 38-25 25-36 60-36 110 0 49 11 88 36 113 21 24 53 38 95 38 63 0 102-24 120-67v4l-42-14h3c-3 14-14 25-28 32-11 10-32 14-53 14-25 0-46-11-64-29-14-17-21-45-21-81v-3zM1708 233c-4-32-11-53-25-67-11-14-32-21-53-21-25 0-42 7-57 25-14 14-21 35-21 63h-3v-3h159zM1708 233h-159-4c4-28 11-53 25-67 14-18 35-28 60-28s42 10 56 25c14 14 22 38 25 70zM1820 406v-226c0-21 0-42-3-67v-3h3 46 4v3c0 32 3 53 3 60h-3v-3 3c7-28 14-46 24-56 11-7 29-14 46-14 7 0 14 3 22 3h3v4 42 7l-3-4c-8 0-18-3-29-3-17 0-31 11-42 28-11 18-18 39-18 74v152 3h-3-46-4zM1824 402h46v4-152c0-35 3-60 14-77 14-18 28-29 49-29 11 0 21 0 29 4h-4v-42h4v3c-8-3-15-3-22-3-17 0-31 3-42 14-7 7-18 24-25 49h-3-4c0-7 0-28 0-60h-46 4c0 25 0 46 0 67v226zM1958 520v-35-4h4 324 4v4 35 3h-4-324-4zM1962 516h324v4-35 3h-324v-3h3v35h-3zM2314 406v-406h4 49 4v406 3h-4-49-4zM2318 402h49v4h-3v-406h3v4h-49v-4h3v406h-3zM2484 268c0 36 7 60 21 78 10 18 32 28 56 28 21 0 39-7 50-14 14-7 21-18 24-32l4-3v3l46 11h3l-3 3c-18 50-60 75-124 75-42 0-77-15-102-43-21-25-32-67-32-116 0-50 11-88 32-113 25-28 60-42 102-42 88 0 131 56 131 162v3 4h-212v-4zM2480 265h212v3h-4v-3c0-106-42-155-127-155-42 0-74 10-95 38-25 25-35 60-35 110 0 49 10 88 35 113 21 24 53 38 95 38 64 0 103-24 120-67v4l-42-14h3c-3 14-14 25-28 32-14 10-32 14-53 14-28 0-49-11-63-29-14-17-21-45-21-81v-3zM2635 233c0-32-7-53-21-67s-32-21-53-21c-24 0-42 7-56 25-14 14-21 35-21 63h-4v-3h159v3zM2639 233h-159-3c3-28 10-53 24-67 14-18 36-28 60-28 25 0 43 10 57 25 14 14 21 38 24 70zM2815 148v258 3h-49-4v-3-258h4v4h-42-4v-4-35-3h4 42v3h-4v-35c0-28 4-46 18-60s32-18 56-18c15 0 25 0 36 4h3v39 3h-3c-11 0-18-3-21-3-15 0-22 3-25 10-7 7-11 14-11 32v28-3h57 3v3 35 4h-3-57zM2815 145h57v3h-4v-35h4-57-3v-28c0-18 3-28 7-35 7-7 17-11 32-11 3 0 14 0 21 0v4h-4v-39h4v3c-11 0-21-3-36-3-24 0-42 7-53 17-10 11-17 32-17 57v35h-42 3v35h-3v-3h42v3 258-4h49v4h-3v-258-3zM3023 406c-14 7-31 7-49 7-39 0-60-25-60-67v-198 4h-32-3v-4-35-3h3 36v3h-4l14-67v-3h4 31 4v3 67h-4v-3h57v3 35 4h-57v-4h4v184c0 14 3 25 7 28 4 7 11 11 21 11 7 0 18-4 28-4l4-3v3 39zM3020 406v-39h3v4c-10 3-21 3-28 3-10 0-21-3-25-7-7-7-10-18-10-35v-184-3h3 57v3h-4v-35h4-57-3v-67h3v4h-31v-4h3l-14 67h-3-36 4v35h-4v-3h32 4v3 198c0 42 17 63 56 63 18 0 35-3 49-7v4zM3020 520v-35-4h3 325 3v4 35 3h-3-325-3zM3023 516h325v4h-4v-35h4v3h-325v-3h4v35h-4zM3376 50v-50h4 49v50 3h-49-4zM3380 46h49v4h-3v-50h3v4h-49v-4h3v50h-3zM3376 406v-293-3h4 49v3 293 3h-49-4zM3380 402h49v4h-3v-293h3-49 3v293h-3zM3687 406v-187c0-18 0-32-4-42-3-11-11-18-18-25-7-4-21-7-35-7-25 0-42 10-53 25-14 17-21 38-21 67v169 3h-3-50v-3-233c0-32-3-53-3-60v-3h3 46 4v3 7c0 4 0 7 0 11 0 7 0 17 0 32h-4v-4h4v4l-4-4c11-18 25-32 39-42 17-11 35-14 60-14 32 0 56 10 70 24 18 18 25 46 25 85v194 3h-3-50-3zM3690 402h50v4h-4v-194c0-39-7-64-21-81-14-14-35-21-67-21-25 0-43 3-57 10-14 11-24 25-35 43l-3 3h-4v-3c0-15 0-25 0-32-4-4-4-7-4-11 0-3 0-7 0-7h4-46 4c0 7 0 28 0 60v233h-4v-4h50v4h-4v-169c0-32 7-53 21-71s35-25 60-25c18 0 28 4 39 7 7 4 14 15 18 25 3 11 7 28 7 46v187h-4zM4040 325c0 28-10 53-35 67-21 14-49 25-88 25-35 0-67-8-85-22-21-10-35-31-42-56v-4h3l43-10h3v3c4 14 11 25 25 32s32 11 53 11c25 0 42-4 53-11 10-7 17-18 17-32 0-10-3-17-10-24-11-7-21-14-39-18v-4 4l-35-11v-3 3c-28-7-50-14-60-21-14-7-25-14-32-24-7-11-7-25-7-39 0-28 7-50 28-64 18-14 50-21 85-21s60 4 81 14c18 14 32 32 35 60l-3 4-43 3h-3c0-14-7-24-21-28-11-7-25-14-46-14s-35 7-46 10c-11 8-14 18-14 29 0 10 0 14 3 21 4 3 11 7 18 10 11 4 28 11 57 18 24 7 42 14 56 18 11 7 21 10 28 17s11 18 14 25c4 11 7 21 7 32zM4033 325c0-11 0-21-3-28-4-11-11-18-18-25-3-4-14-11-25-18-10-3-28-10-56-17-28-4-46-11-53-15-10-3-18-10-21-14-4-7-7-14-7-24 0-14 7-25 18-32 10-7 28-11 49-11s39 4 49 11c14 7 21 18 25 32h-4v-4l43-3v3c-7-25-18-42-35-53-22-10-46-17-78-17-35 0-64 7-81 21-18 14-28 32-28 60 0 14 3 24 10 35 7 7 14 18 25 25 14 7 32 14 60 21l35 7c21 7 32 11 39 21 10 7 14 18 14 28 0 18-7 29-18 39-10 7-31 11-56 11s-42-4-57-11c-14-7-21-21-28-39h4v4l-43 7 4-4c3 25 18 46 35 57 21 10 50 17 85 17 39 0 67-7 88-21s28-35 28-63zM4139 268c0 36 7 60 18 78 14 18 35 28 60 28 21 0 39-7 49-14 14-7 21-18 25-32v-3l3 3 46 11v3c-17 50-60 75-123 75-43 0-78-15-103-43-21-25-35-67-35-116 0-50 14-88 35-113 25-28 57-42 103-42 88 0 130 56 130 162v3 4h-3-208v-4zM4136 265h208v3-3c0-106-43-155-127-155-43 0-74 10-99 38-21 25-32 60-32 110 0 49 11 88 32 113 25 24 56 38 99 38 63 0 102-24 120-67v4l-43-14h4c-7 14-14 25-28 32-14 10-32 14-53 14-28 0-50-11-64-29-14-17-21-45-21-81v-3zM4291 233c0-32-11-53-21-67-14-14-32-21-57-21-21 0-39 7-53 25-14 14-21 35-21 63h-3v-3h158v3zM4294 233h-158-4c0-28 11-53 25-67 14-18 35-28 56-28 25 0 46 10 60 25 14 14 21 38 25 70zM4407 406v-226c0-21 0-42-3-67v-3h3 46 4v3c0 32 3 53 3 60h-3v-3 3h-4c11-28 18-46 28-56 11-7 25-14 46-14 7 0 14 3 21 3v4 42 7l-3-4c-7 0-14-3-25-3-17 0-35 11-42 28-11 18-18 39-18 74v152 3h-3-50zM4407 402h50v4-152c0-35 3-60 14-77 10-18 28-29 49-29 11 0 21 0 28 4h-3v-42 3c-7-3-11-3-18-3-17 0-32 3-42 14-11 7-18 24-25 49h-3-4c0-7 0-28-3-60h3-46 4c0 25 0 46 0 67v226h-4zM4707 406c-14 7-32 7-49 7-39 0-60-25-60-67v-198 4h-32-4v-4-35-3h4 35v3h-3l14-67v-3h3 32 4v3 67h-4v-3h57 3v3 35 4h-3-57v-4h4v184c0 14 3 25 7 28 3 7 10 11 21 11 7 0 14-4 28-4l4-3v3 39zM4704 406v-39h3v4c-10 3-21 3-28 3-11 0-21-3-25-7-7-7-7-18-7-35v-184-3h57v3h-4v-35h4-57v-67 4h-32v-4h4l-14 67h-4-35v35-3h32 3v3 198c0 42 18 63 57 63 17 0 31-3 49-7v4zM4975 325c0 28-10 53-32 67-21 14-52 25-91 25-36 0-64-8-85-22-21-10-35-31-39-56l-3-4h3l46-10v3c7 14 14 25 25 32 14 7 32 11 53 11 28 0 42-4 56-11 11-7 14-18 14-32 0-10-3-17-10-24s-21-14-39-18v-4 4l-35-11 3-3v3c-32-7-49-14-63-21-11-7-21-14-29-24-7-11-10-25-10-39 0-28 10-50 28-64 21-14 49-21 88-21 32 0 60 4 78 14 21 14 32 32 39 60l-4 4-42 3h-4c-3-14-10-24-21-28-10-7-28-14-46-14-21 0-39 7-49 10-11 8-14 18-14 29 0 10 0 14 7 21 3 3 10 7 17 10 8 4 25 11 53 18 25 7 46 14 57 18 14 7 21 10 28 17s14 18 18 25c3 11 3 21 3 32zM4972 325c0-11-4-21-7-28-4-11-7-18-14-25-8-4-15-11-25-18-14-3-32-10-57-17-28-4-45-11-56-15-7-3-14-10-21-14-4-7-4-14-4-24 0-14 4-25 14-32 11-7 29-11 53-11 18 0 36 4 50 11 10 7 17 18 21 32h-4v-4l46-3v3h-3c-4-25-18-42-36-53-17-10-42-17-74-17-39 0-63 7-84 21-18 14-25 32-25 60 0 14 0 24 7 35 7 7 18 18 28 25 11 7 32 14 60 21l35 7c18 7 32 11 39 21 11 7 14 18 14 28 0 18-7 29-21 39-10 7-28 11-56 11-21 0-39-4-53-11s-25-21-28-39h3v4l-42 7h-4l4-4c7 25 17 46 39 57 17 10 45 17 81 17 39 0 67-7 88-21s32-35 32-63z">
          <text:p/>
        </draw:path>
        <draw:path draw:style-name="gr2" draw:text-style-name="P2"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2" draw:text-style-name="P2"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2" draw:text-style-name="P2" draw:layer="layout" svg:width="1.87cm" svg:height="0.282cm" svg:x="18.591cm" svg:y="18.845cm" svg:viewBox="0 0 1871 283" svg:d="M212 88c0 25-7 46-25 60-18 18-39 25-67 25h-81v107h-39v-273h116c32 0 53 7 71 21s25 32 25 60zM173 88c0-35-18-53-60-53h-74v106h74c42 0 60-18 60-53zM476 88c0 25-7 46-25 60-17 18-38 25-70 25h-78v107h-35v-273h113c32 0 53 7 70 21 18 14 25 32 25 60zM441 88c0-35-21-53-64-53h-74v106h74c43 0 64-18 64-53zM515 187v-28h99v28zM667 280v-273h35v273zM984 202c0 28-10 46-28 60-21 14-46 21-85 21-63 0-102-25-113-70l36-7c3 17 10 28 24 35s32 14 57 14c21 0 42-7 53-14 14-7 21-18 21-35 0-11-4-19-7-23-4-7-11-10-18-14-7-3-14-7-25-7-10-3-21-7-35-10-21-4-35-11-49-15-11-3-18-10-25-17-7-4-10-11-14-18s-7-17-7-28c0-21 11-39 28-53 18-14 43-21 78-21 28 0 53 7 70 14 14 11 25 28 32 49l-35 7c-4-14-11-24-21-31-11-7-29-11-50-11s-35 7-49 14c-11 4-18 18-18 32 0 7 4 14 7 21 7 4 11 7 21 14 8 0 25 7 50 11 7 3 17 3 25 7 10 0 17 3 24 7 7 3 14 7 21 11 7 3 11 7 18 14 4 3 7 10 11 17 3 7 3 19 3 26zM1211 141c0 46-7 82-25 107-14 25-39 35-70 35-32 0-57-10-71-35-15-25-26-61-26-107s11-81 26-106c14-21 39-35 71-35 31 0 56 14 70 39 18 21 25 56 25 102zM1176 141c0-39-4-67-14-85-11-17-25-28-46-28s-36 11-46 28c-7 18-14 46-14 85s7 68 14 86c10 17 25 28 46 28s35-11 46-28c10-18 14-47 14-86zM1433 141c0 46-10 82-25 107-17 25-42 35-70 35-32 0-57-10-71-35-17-25-24-61-24-107s7-81 21-106c17-21 42-35 74-35s56 14 70 39c15 21 25 56 25 102zM1398 141c0-39-7-67-14-85-11-17-25-28-46-28s-35 11-46 28c-11 18-14 46-14 85s3 68 14 86c11 17 25 28 46 28s35-11 42-28c11-18 18-47 18-86zM1620 216v64h-35v-64h-127v-25l123-184h39v180h35v29zM1585 46c0 0 0 3-4 10-3 4-7 11-10 11l-67 102-11 14-3 4h95zM1871 137c0 46-11 83-25 107-18 25-42 39-74 39-21 0-39-3-50-14-14-7-24-25-28-42l32-7c7 24 25 35 46 35s35-11 46-28c10-18 17-47 17-79-3 11-14 21-24 25-14 7-29 10-43 10-24 0-42-7-56-24-18-18-25-39-25-64 0-32 7-53 25-67 14-18 39-28 67-28s53 14 67 35c18 21 25 57 25 102zM1832 102c0-21-4-39-14-53-11-14-25-21-39-21-18 0-32 7-42 18-7 14-15 28-15 49 0 18 8 32 15 46 10 11 24 18 38 18 11 0 22-4 29-7 10-7 17-11 21-22 7-7 7-17 7-28z">
          <text:p/>
        </draw:path>
        <draw:path draw:style-name="gr2" draw:text-style-name="P2" draw:layer="layout" svg:width="1.873cm" svg:height="0.286cm" svg:x="18.591cm" svg:y="18.845cm" svg:viewBox="0 0 1874 287" svg:d="M215 88c0 26-10 47-28 65-18 14-39 21-67 21h-81 3v106 3h-3-39v-3-273-4h116c32 0 57 7 71 22 18 17 28 35 28 63zM208 88c0-28-7-46-21-60-18-14-39-21-71-21h-116 3v273h-3v-4h39v4h-4v-106-4h4 81c28 0 49-7 67-21 14-14 21-35 21-61zM173 88c0-35-18-49-60-49h-74v-4h3v107h-3 74c42 0 60-18 60-54zM176 88c0 40-21 58-63 58h-74-4v-4-107h4 74c42 0 63 18 63 53zM480 88c0 26-11 47-29 65-17 14-38 21-70 21h-78 4v106 3h-4-35-4v-3-273-4h4 113c32 0 53 7 70 22 18 17 29 35 29 63zM476 88c0-28-10-46-25-60-17-14-42-21-70-21h-113v273-4h35v4h-3v-106-4h3 78c32 0 53-7 67-21 18-14 28-35 28-61zM437 88c0-35-21-49-60-49h-74v-4h4v107h-4 74c43 0 60-18 60-54zM441 88c0 40-21 58-64 58h-74-3v-4-107h3 74c43 0 64 18 64 53zM515 188v-28-4h99v4 28 3h-99zM515 188h99-4v-28h4-99 3v28zM663 280v-273-4h4 35 3v4 273 3h-3-35-4zM667 276h35v4-273h-35v273zM988 202c0 28-11 46-32 63-21 15-46 22-85 22-67 0-106-25-116-74l39-7v-4 4c3 17 14 28 28 35 10 7 28 10 53 10 21 0 42-3 53-10 14-11 17-21 17-35 0-11 0-15-3-22-7-3-11-10-18-14-7 0-14-3-25-7-10-3-21-7-35-7v-3 3c-21-7-39-10-49-14-11-7-18-11-25-18s-14-14-18-22c-3-7-3-17-3-28 0-25 7-42 28-53 18-14 43-21 78-21 28 0 53 3 70 14 18 11 29 28 36 49v4h-4l-35 7v-4c-7-14-11-24-25-28-10-7-25-10-46-10s-35 3-46 10c-10 7-17 18-17 32 0 7 0 14 7 18 3 7 10 10 17 14 8 4 25 8 50 15 7 0 17 3 25 7 10 0 17 3 24 7 7 0 14 3 21 7s15 11 18 14c7 7 11 14 14 21 0 7 4 18 4 25zM984 202c0-7-3-18-7-25 0-7-3-10-10-17-4-4-11-11-18-14-4-4-11-8-18-11-7 0-17-4-24-7-11 0-18-4-25-4v-3 3c-25-7-42-10-53-14-7-4-14-8-18-15-3-7-7-14-7-21 0-18 7-28 18-35 10-7 28-11 49-11s39 4 50 11c10 7 17 17 21 31v-3l35-4c-7-21-18-35-35-45-14-11-39-15-67-15-35 0-60 7-78 18-17 14-25 32-25 53 0 11 0 18 4 28 4 8 11 12 14 19 7 7 18 10 28 17 11 4 25 8 46 15 14 3 25 3 35 7 11 3 18 3 25 10 11 4 14 7 18 11 7 7 7 14 7 25 0 17-7 28-18 38-14 7-35 11-56 11-25 0-43-4-57-11s-21-21-28-38h4v3l-36 7v-3c11 45 50 70 113 70 36 0 64-7 85-21 18-14 28-32 28-60zM1211 142c0 46-7 81-25 106-14 25-39 39-70 39-32 0-58-14-75-39-15-25-25-60-25-106 0-47 10-82 25-107 17-25 43-35 75-35 35 0 56 10 74 35 14 25 21 60 21 107zM1207 142c0-47-7-82-21-103-14-25-39-36-70-36-32 0-58 11-72 36-14 21-21 56-21 103 0 46 7 81 21 102 18 25 40 39 72 39 31 0 53-14 70-39 14-21 21-56 21-102zM1172 142c0-40-3-68-14-86-7-14-21-24-42-24s-36 7-44 24c-10 18-14 46-14 86 0 39 4 67 14 85 8 17 23 24 44 24s35-7 42-24c11-18 14-46 14-85zM1176 142c0 39-4 67-14 85-11 21-25 28-46 28s-39-7-47-25c-11-21-14-49-14-88 0-40 3-68 14-89 8-14 26-25 47-25s38 11 49 28c7 18 11 46 11 86zM1433 142c0 46-7 81-25 106-17 25-38 39-70 39s-57-14-74-39c-14-25-25-60-25-106 0-47 11-82 25-107s42-35 74-35 56 10 74 35c14 25 21 60 21 107zM1430 142c0-47-7-82-25-103-14-25-35-36-67-36s-57 11-71 36c-14 21-21 56-21 103 0 46 7 81 21 102 18 25 39 39 71 39 28 0 53-14 67-39 18-21 25-56 25-102zM1394 142c0-40-3-68-14-86-7-14-21-24-42-24s-35 7-46 24c-7 18-14 46-14 86 0 39 7 67 14 85 11 17 25 24 46 24 18 0 32-7 42-24 11-18 14-46 14-85zM1398 142c0 39-4 67-14 85-11 21-25 28-46 28s-39-7-46-25c-11-21-18-49-18-88 0-40 7-68 15-89 10-14 28-25 49-25s35 11 46 28c10 18 14 46 14 86zM1620 216v64 3h-35v-3-64 4h-127-4v-4-25-3l127-185h39v4 181h35 4v28 4h-4-35zM1620 216h35v-28 3h-35-3v-3-181h3-39 4l-127 184v25h127 3v64h-3v-4h35v4h-3v-64zM1588 46c0 0-3 3-7 10-3 7-7 11-7 11l-70 107-11 14-3 3v-3h95v-142zM1588 46v142 3h-3-95-4v-3l4-4h3-3l10-14h4-4l71-103c0-4 3-7 7-14 3-4 7-7 7-7l3-14zM1874 138c0 46-10 82-28 106-18 29-42 43-74 43-21 0-39-7-53-14-14-11-21-25-28-46v-4h3l32-3h4c7 21 21 31 42 31s35-7 46-24c10-18 14-46 17-78h4c-7 11-14 21-28 28s-29 11-43 11c-24 0-46-7-60-25-14-17-21-42-21-68 0-32 7-53 25-70 14-18 39-25 67-25 32 0 53 10 70 35 15 21 25 57 25 103zM1867 138c0-46-7-78-21-103-14-21-39-32-67-32s-49 7-67 25c-14 14-21 39-21 67 0 26 7 47 21 65 14 14 32 24 56 24 14 0 29-3 39-10 14-7 21-18 28-28l4-8v11c0 32-7 60-18 78-10 21-28 28-49 28-25 0-39-11-46-32v-3 3l-32 4c7 17 14 31 28 42 11 7 29 14 50 14 32 0 53-14 70-39 18-24 25-60 25-106zM1832 102c0-21-7-39-14-49-11-14-25-21-39-21-18 0-32 7-39 17-10 11-14 25-14 46 0 19 4 33 14 43 7 11 21 18 35 18 11 0 22 0 29-7 10-3 14-11 21-18 3-7 7-17 7-29zM1835 102c0 12-3 22-10 33-4 7-11 14-18 18-10 3-21 7-32 7-14 0-28-4-38-18-11-11-15-28-15-47 0-21 4-39 15-49 10-11 24-18 42-18 14 0 28 7 42 21 7 14 14 32 14 53z">
          <text:p/>
        </draw:path>
        <draw:path draw:style-name="gr2" draw:text-style-name="P2" draw:layer="layout" svg:width="0.505cm" svg:height="0.293cm" svg:x="24.849cm" svg:y="18.848cm" svg:viewBox="0 0 506 294" svg:d="M0 291v-33h71v-208l-60 42v-32l63-42h33v240h67v33zM195 294l78-294h32l-78 294zM333 291v-33h70v-208l-60 42v-32l64-42h32v240h67v33z">
          <text:p/>
        </draw:path>
        <draw:path draw:style-name="gr2" draw:text-style-name="P2"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6" draw:text-style-name="P3" draw:layer="layout" svg:width="8.167cm" svg:height="5.537cm" svg:x="18.213cm" svg:y="1.299cm" svg:viewBox="0 0 8168 5538" svg:d="M8140 3968c18-21 28-45 28-77v-1651c0-109-113-254-250-321l-2766-1373c-95-46-180-46-222 0l-43 45-141 159-822-409-56 63-808-402c-18-7-42 4-67 36l-169 187-4 3-279 310 283-313-537 596 254-283-1101 1229 847-946-1137 1267 290-321-290 321-21 25-261 289-176 198c-21 21-46 60-60 95-14 39-25 74-25 99v236 117 889l-99 112v117l-374-187c-84-42-134-110-134-187 0-42 18-85 50-120l557-624-557 624c-32 35-50 78-50 120v236-236c0 77 50 145 134 187l374 187v-117l276 134-219 244-420 469c7-7 25-3 39 11 18 14 25 31 14 42-4 4-14 4-28 0-7-7-18-18-25-28-7-11-7-18 0-25s25-3 39 11c18 14 25 31 14 42-4 4-14 4-28 0-7-7-18-18-25-28-7-11-7-18 0-25l420-469-431-212c-84-42-134-113-134-187 0 74 50 145 134 187l431 212 219-244 102-112 88-99c11-11 28-4 42 7 18 14 25 32 15 42l-78 85-99 113-219 243-437 487 437-487 223 113-713 794c7-7 25-4 39 10 18 14 25 32 14 39-4 7-14 7-28 0-7-3-18-14-25-25-7-10-7-17 0-24s25-4 39 10c18 14 25 32 14 39-4 7-14 7-28 0-7-3-18-14-25-25-7-10-7-17 0-24l713-794 116-134c11-7 28-4 42 11 18 14 25 31 15 42l-103 113-730 811 730-811 1606 794c134 60 307 49 427-29l1161-857 2469 138 36-11c10-7 21-11 28-18l324-363 787-32c35-3 64-14 85-35l250-279z">
          <text:p/>
        </draw:path>
        <draw:polygon draw:style-name="gr7" draw:text-style-name="P1" draw:layer="layout" svg:width="0cm" svg:height="0cm" svg:x="21.695cm" svg:y="3.404cm" svg:viewBox="0 0 0 0" draw:points="0,0">
          <text:p/>
        </draw:polygon>
        <draw:path draw:style-name="gr6" draw:text-style-name="P3" draw:layer="layout" svg:width="4.004cm" svg:height="4.815cm" svg:x="18.82cm" svg:y="1.527cm" svg:viewBox="0 0 4005 4816" svg:d="M3716 1938v-233c0-56 39-141 85-194l169-187 35-39v-14-35-349l-1793-887-282 310-251 283-846 946-748 833c-18 21-42 56-60 95-14 39-25 74-25 99 0-25 11-60 25-99 18-39 42-74 60-95l748-833-290 321-21 25-261 289-176 198c-21 21-46 60-60 95-14 39-25 74-25 99v236 117 889l279 134 88-99c11-11 28-4 42 7 18 14 25 32 15 42l-78 85 1693 839 18-24 176-194 607-678 32-31 844-942-1726-854v-1009-209l-32-42-10-18-15-21-10-18-11-21-7-21-7-21-3-22v-21l-4-17 4-18 3-18 4-14 7-14 7-10-81 91-847 943-81 95c0-3 3-3 7-7 0-3 3-3 3-3 4-4 4-4 7-7 4 0 4 0 8-4 3 0 7 0 10-3 0 0 4 0 7 0 4 0 4 0 7 0 4 0 7 0 11 0 0 0 3 0 7 0 3 0 7 0 10 0 4 0 8 3 11 3 0 0 4 0 7 4 7 0 14 3 21 7l159 78 755 377 917 452c11 7 18 21 18 42v240 1002-1002-240c0-21-7-35-18-42-14-8-42 3-67 35l-204 229-25 25-261 289-173 198c-46 49-85 137-85 190v240 1005-1005-240c0-53 39-141 85-190l173-198 261-289 25-25 204-229c25-32 53-43 67-35l-917-452 53-60 1726 854z">
          <text:p/>
        </draw:path>
        <draw:polygon draw:style-name="gr7" draw:text-style-name="P1" draw:layer="layout" svg:width="0cm" svg:height="0cm" svg:x="21.695cm" svg:y="3.404cm" svg:viewBox="0 0 0 0" draw:points="0,0">
          <text:p/>
        </draw:polygon>
        <draw:path draw:style-name="gr6" draw:text-style-name="P3" draw:layer="layout" svg:width="3.266cm" svg:height="3.524cm" svg:x="22.821cm" svg:y="2.135cm" svg:viewBox="0 0 3267 3525" svg:d="M3158 3490c35 0 64-11 85-32 17-21 24-46 24-78v-1652c0-109-109-257-250-324l-2767-1369c-95-47-180-47-222 0-18 18-28 46-28 78v162 349 39 14 261l522 258v353l-522-258v727c67 151 201 307 356 412v11l1966 975c25 10 42 28 53 49 14 21 14 39 3 49l-7 11z">
          <text:p/>
        </draw:path>
        <draw:polygon draw:style-name="gr7" draw:text-style-name="P1" draw:layer="layout" svg:width="0cm" svg:height="0cm" svg:x="21.695cm" svg:y="3.404cm" svg:viewBox="0 0 0 0" draw:points="0,0">
          <text:p/>
        </draw:polygon>
        <draw:path draw:style-name="gr6" draw:text-style-name="P3" draw:layer="layout" svg:width="3.634cm" svg:height="1.792cm" svg:x="21.572cm" svg:y="4.575cm" svg:viewBox="0 0 3635 1793" svg:d="M1605 0l1966 974c25 10 42 28 53 49 14 21 14 39 3 49l-7 11-324 360 3-7 4-7v-4-7-7l-7-7-4-7-7-7-7-7-10-4-11-3-14-7h-11-14l-2544-145-187 208-487 361z">
          <text:p/>
        </draw:path>
        <draw:polygon draw:style-name="gr7" draw:text-style-name="P1" draw:layer="layout" svg:width="0cm" svg:height="0cm" svg:x="21.695cm" svg:y="3.404cm" svg:viewBox="0 0 0 0" draw:points="0,0">
          <text:p/>
        </draw:polygon>
        <draw:path draw:style-name="gr6" draw:text-style-name="P3" draw:layer="layout" svg:width="3.531cm" svg:height="3.781cm" svg:x="22.849cm" svg:y="1.81cm" svg:viewBox="0 0 3532 3782" svg:d="M3504 3457c18-21 28-45 28-77v-1651c0-109-113-254-250-321l-2766-1373c-95-47-180-47-222 0l-43 50-141 155-57 64-53 56c42-46 128-46 223 0l2766 1369c141 70 250 215 250 328v1647c0 32-7 57-24 78l250-279z">
          <text:p/>
        </draw:path>
        <draw:polygon draw:style-name="gr7" draw:text-style-name="P1" draw:layer="layout" svg:width="0cm" svg:height="0cm" svg:x="21.695cm" svg:y="3.404cm" svg:viewBox="0 0 0 0" draw:points="0,0">
          <text:p/>
        </draw:polygon>
        <draw:path draw:style-name="gr6" draw:text-style-name="P3" draw:layer="layout" svg:width="2.424cm" svg:height="2.505cm" svg:x="20.757cm" svg:y="4.155cm" svg:viewBox="0 0 2425 2506" svg:d="M903 1291l32-31 843-942 286-318c67 152 202 304 361 409l-1610 1794c-138 95-272 187-402 271-39 21-81 32-120 32-46 0-85-11-124-28-31-14-60-36-84-60-36-36-64-78-85-120l102-110 18-24c14 24 32 46 53 63 10 11 25 18 42 25 7 0 14 3 21 3 11 4 21 4 36-3 3 0 10 0 14-4 7-3 14-10 21-21 7-7 14-17 18-24 7-25 10-43 10-60 0-40-10-75-18-107-7-21-14-46-21-67z">
          <text:p/>
        </draw:path>
        <draw:polygon draw:style-name="gr7" draw:text-style-name="P1" draw:layer="layout" svg:width="0cm" svg:height="0cm" svg:x="21.695cm" svg:y="3.404cm" svg:viewBox="0 0 0 0" draw:points="0,0">
          <text:p/>
        </draw:polygon>
        <draw:path draw:style-name="gr6" draw:text-style-name="P3" draw:layer="layout" svg:width="1.528cm" svg:height="1.445cm" svg:x="23.773cm" svg:y="3.435cm" svg:viewBox="0 0 1529 1446" svg:d="M1490 892c3 10 7 21 11 31 81 272-15 473-245 515-226 43-543-81-815-314-268-236-441-536-441-779 0-255 191-386 484-333 10 4 24 4 35 7 56 11 113 32 173 57 356 149 684 487 798 816z">
          <text:p/>
        </draw:path>
        <draw:polygon draw:style-name="gr7" draw:text-style-name="P1" draw:layer="layout" svg:width="0cm" svg:height="0cm" svg:x="21.695cm" svg:y="3.404cm" svg:viewBox="0 0 0 0" draw:points="0,0">
          <text:p/>
        </draw:polygon>
        <draw:path draw:style-name="gr6" draw:text-style-name="P3" draw:layer="layout" svg:width="1.898cm" svg:height="1.182cm" svg:x="18.848cm" svg:y="5.616cm" svg:viewBox="0 0 1899 1183" svg:d="M339 222c11-7 28-4 42 11 18 14 25 31 15 38l-103 117 1606 795v-354l-1680-829-219 243 223 110z">
          <text:p/>
        </draw:path>
        <draw:polygon draw:style-name="gr7" draw:text-style-name="P1" draw:layer="layout" svg:width="0cm" svg:height="0cm" svg:x="21.695cm" svg:y="3.404cm" svg:viewBox="0 0 0 0" draw:points="0,0">
          <text:p/>
        </draw:polygon>
        <draw:path draw:style-name="gr6" draw:text-style-name="P3" draw:layer="layout" svg:width="1.866cm" svg:height="1.11cm" svg:x="21.036cm" svg:y="1.299cm" svg:viewBox="0 0 1867 1111" svg:d="M1789 1111v-162c0-32 7-57 25-78l53-56-822-410-813-403c-14-7-38 4-67 36l-165 187z">
          <text:p/>
        </draw:path>
        <draw:polygon draw:style-name="gr7" draw:text-style-name="P1" draw:layer="layout" svg:width="0cm" svg:height="0cm" svg:x="21.695cm" svg:y="3.404cm" svg:viewBox="0 0 0 0" draw:points="0,0">
          <text:p/>
        </draw:polygon>
        <draw:path draw:style-name="gr6" draw:text-style-name="P3" draw:layer="layout" svg:width="1.068cm" svg:height="1.036cm" svg:x="24.211cm" svg:y="3.51cm" svg:viewBox="0 0 1069 1037" svg:d="M254 0c356 149 685 487 798 816 18 74 21 144 11 204-57 18-127 21-206 11-99-21-205-64-311-124l-433-363c-43-53-82-102-113-152l254-287z">
          <text:p/>
        </draw:path>
        <draw:polygon draw:style-name="gr7" draw:text-style-name="P1" draw:layer="layout" svg:width="0cm" svg:height="0cm" svg:x="21.695cm" svg:y="3.404cm" svg:viewBox="0 0 0 0" draw:points="0,0">
          <text:p/>
        </draw:polygon>
        <draw:polygon draw:style-name="gr6" draw:text-style-name="P3" draw:layer="layout" svg:width="0.808cm" svg:height="1.277cm" svg:x="20.002cm" svg:y="2.402cm" svg:viewBox="0 0 809 1278" draw:points="809,205 809,1218 759,1278 0,901 809,0">
          <text:p/>
        </draw:polygon>
        <draw:polygon draw:style-name="gr7" draw:text-style-name="P1" draw:layer="layout" svg:width="0cm" svg:height="0cm" svg:x="21.695cm" svg:y="3.404cm" svg:viewBox="0 0 0 0" draw:points="0,0">
          <text:p/>
        </draw:polygon>
        <draw:path draw:style-name="gr6" draw:text-style-name="P3" draw:layer="layout" svg:width="1.397cm" svg:height="1.309cm" svg:x="23.876cm" svg:y="3.464cm" svg:viewBox="0 0 1398 1310" svg:d="M1398 1065c-11 58-32 107-68 146-144 162-472 123-791-96-317-216-539-554-539-819 0-85 24-159 74-215 35-39 81-67 137-81-7 21-7 46-7 70 0 11 0 18 0 29v10c4 28 7 60 14 92 4 10 7 21 11 35 25 88 70 180 134 272 60 92 141 183 230 261 88 77 184 144 282 197 99 53 194 89 286 106 14 0 25 4 35 4 75 10 145 7 202-11z">
          <text:p/>
        </draw:path>
        <draw:polygon draw:style-name="gr7" draw:text-style-name="P1" draw:layer="layout" svg:width="0cm" svg:height="0cm" svg:x="21.695cm" svg:y="3.404cm" svg:viewBox="0 0 0 0" draw:points="0,0">
          <text:p/>
        </draw:polygon>
        <draw:path draw:style-name="gr6" draw:text-style-name="P3" draw:layer="layout" svg:width="0.289cm" svg:height="1.662cm" svg:x="22.535cm" svg:y="2.811cm" svg:viewBox="0 0 290 1663" svg:d="M0 649v1014l290-318v-731c-17 7-32 7-46 0-21-11-35-42-35-88 0-71 32-170 81-265v-261l-35 35-170 191c-46 49-85 138-85 194z">
          <text:p/>
        </draw:path>
        <draw:polygon draw:style-name="gr7" draw:text-style-name="P1" draw:layer="layout" svg:width="0cm" svg:height="0cm" svg:x="21.695cm" svg:y="3.404cm" svg:viewBox="0 0 0 0" draw:points="0,0">
          <text:p/>
        </draw:polygon>
        <draw:path draw:style-name="gr6" draw:text-style-name="P3" draw:layer="layout" svg:width="1.083cm" svg:height="1.196cm" svg:x="19.727cm" svg:y="2.106cm" svg:viewBox="0 0 1084 1197" svg:d="M81 1034l-81 95c0-3 3-3 7-7 0-3 3-3 3-3 4-4 4-4 7-7 4 0 4 0 8-4 3 0 7 0 10-3 0 0 4 0 7 0 4 0 4 0 7 0 4 0 7 0 11 0 0 0 3 0 7 0 3 0 7 0 10 0 4 0 8 3 11 3 0 0 4 0 7 4 7 0 14 3 21 7l159 78 809-901-28-42-14-18-15-21-10-18-7-21-11-21-3-21-4-22-3-21v-17-18l3-18 7-14 7-14 7-10-84 91z">
          <text:p/>
        </draw:path>
        <draw:polygon draw:style-name="gr7" draw:text-style-name="P1" draw:layer="layout" svg:width="0cm" svg:height="0cm" svg:x="21.695cm" svg:y="3.404cm" svg:viewBox="0 0 0 0" draw:points="0,0">
          <text:p/>
        </draw:polygon>
        <draw:path draw:style-name="gr6" draw:text-style-name="P3" draw:layer="layout" svg:width="1.792cm" svg:height="0.949cm" svg:x="19.067cm" svg:y="5.503cm" svg:viewBox="0 0 1793 950" svg:d="M1793 840l-99 110c-3 0-10-4-14-4l-1680-833 99-113z">
          <text:p/>
        </draw:path>
        <draw:polygon draw:style-name="gr7" draw:text-style-name="P1" draw:layer="layout" svg:width="0cm" svg:height="0cm" svg:x="21.695cm" svg:y="3.404cm" svg:viewBox="0 0 0 0" draw:points="0,0">
          <text:p/>
        </draw:polygon>
        <draw:path draw:style-name="gr6" draw:text-style-name="P3" draw:layer="layout" svg:width="2.628cm" svg:height="0.251cm" svg:x="22.246cm" svg:y="5.799cm" svg:viewBox="0 0 2629 252" svg:d="M2544 146h14l11 3 14 4 11 3 10 4 7 7 7 7 4 7 7 7v7 7 7l-4 7-3 7c-7 7-18 11-28 18l-36 11-2470-138v-68l-88-46z">
          <text:p/>
        </draw:path>
        <draw:polygon draw:style-name="gr7" draw:text-style-name="P1" draw:layer="layout" svg:width="0cm" svg:height="0cm" svg:x="21.695cm" svg:y="3.404cm" svg:viewBox="0 0 0 0" draw:points="0,0">
          <text:p/>
        </draw:polygon>
        <draw:path draw:style-name="gr6" draw:text-style-name="P3" draw:layer="layout" svg:width="1.528cm" svg:height="1.445cm" svg:x="23.773cm" svg:y="3.435cm" svg:viewBox="0 0 1529 1446" svg:d="M1490 892c18 74 21 144 11 204-11 60-32 106-68 145-145 162-473 123-791-92-317-219-539-557-539-818 0-89 24-164 74-217 35-38 81-67 137-84 28-7 60-14 95-14 4-4 7-4 11-4 32 0 64 4 99 7-11-3-25-3-35-7-293-53-484 78-484 333 0 243 173 543 441 779 272 233 589 357 815 314 230-42 326-243 245-515-4-10-8-21-11-31z">
          <text:p/>
        </draw:path>
        <draw:polygon draw:style-name="gr7" draw:text-style-name="P1" draw:layer="layout" svg:width="0cm" svg:height="0cm" svg:x="21.695cm" svg:y="3.404cm" svg:viewBox="0 0 0 0" draw:points="0,0">
          <text:p/>
        </draw:polygon>
        <draw:path draw:style-name="gr6" draw:text-style-name="P3" draw:layer="layout" svg:width="0.6cm" svg:height="0.614cm" svg:x="22.743cm" svg:y="3.072cm" svg:viewBox="0 0 601 615" svg:d="M601 258v357l-523-257c-14 3-32 3-43-4-21-11-35-39-35-89 0-71 28-170 78-265z">
          <text:p/>
        </draw:path>
        <draw:polygon draw:style-name="gr7" draw:text-style-name="P1" draw:layer="layout" svg:width="0cm" svg:height="0cm" svg:x="21.695cm" svg:y="3.404cm" svg:viewBox="0 0 0 0" draw:points="0,0">
          <text:p/>
        </draw:polygon>
        <draw:path draw:style-name="gr6" draw:text-style-name="P3" draw:layer="layout" svg:width="0.387cm" svg:height="0.619cm" svg:x="21.063cm" svg:y="4.684cm" svg:viewBox="0 0 388 620" svg:d="M178 113c-67 78-127 191-159 297-29 102-25 184 18 205 32 18 85-10 141-75l18-17 14-18c67-74 131-191 159-296 32-103 24-184-18-205-32-14-85 11-141 74l-14 18z">
          <text:p/>
        </draw:path>
        <draw:polygon draw:style-name="gr7" draw:text-style-name="P1" draw:layer="layout" svg:width="0cm" svg:height="0cm" svg:x="21.695cm" svg:y="3.404cm" svg:viewBox="0 0 0 0" draw:points="0,0">
          <text:p/>
        </draw:polygon>
        <draw:path draw:style-name="gr6" draw:text-style-name="P3" draw:layer="layout" svg:width="1.164cm" svg:height="0.924cm" svg:x="21.17cm" svg:y="5.845cm" svg:viewBox="0 0 1165 925" svg:d="M1165 64v-64l-275 163-487 360v-10c-139 95-273 187-403 271v141z">
          <text:p/>
        </draw:path>
        <draw:polygon draw:style-name="gr7" draw:text-style-name="P1" draw:layer="layout" svg:width="0cm" svg:height="0cm" svg:x="21.695cm" svg:y="3.404cm" svg:viewBox="0 0 0 0" draw:points="0,0">
          <text:p/>
        </draw:polygon>
        <draw:path draw:style-name="gr6" draw:text-style-name="P3" draw:layer="layout" svg:width="0.425cm" svg:height="0.334cm" svg:x="20.979cm" svg:y="1.685cm" svg:viewBox="0 0 426 335" svg:d="M343 22c-31-18-74-25-116-21-21 0-46 7-71 14-10 3-21 7-31 14-7 0-11 7-18 7-3 4-7 7-11 7-3 4-10 7-14 11-10 7-21 17-31 28-11 14-22 28-29 39-15 24-22 50-22 71 0 43 22 78 54 103l289-273c39 18 64 46 78 81 4 18 7 35 4 61-4 18-11 39-25 60-11 18-25 32-39 46-11 7-21 14-28 21-25 14-46 25-71 32-49 14-99 17-144 3l-64-31z">
          <text:p/>
        </draw:path>
        <draw:polygon draw:style-name="gr7" draw:text-style-name="P1" draw:layer="layout" svg:width="0cm" svg:height="0cm" svg:x="21.695cm" svg:y="3.404cm" svg:viewBox="0 0 0 0" draw:points="0,0">
          <text:p/>
        </draw:polygon>
        <draw:path draw:style-name="gr6" draw:text-style-name="P3" draw:layer="layout" svg:width="0.427cm" svg:height="0.392cm" svg:x="20.746cm" svg:y="6.445cm" svg:viewBox="0 0 428 393" svg:d="M0 354v-354c4 3 7 8 11 8 21 42 49 81 85 120 24 21 53 42 84 60 39 17 81 28 124 28s85-11 124-32v141c-121 79-294 90-428 29z">
          <text:p/>
        </draw:path>
        <draw:polygon draw:style-name="gr7" draw:text-style-name="P1" draw:layer="layout" svg:width="0cm" svg:height="0cm" svg:x="21.695cm" svg:y="3.404cm" svg:viewBox="0 0 0 0" draw:points="0,0">
          <text:p/>
        </draw:polygon>
        <draw:path draw:style-name="gr6" draw:text-style-name="P3" draw:layer="layout" svg:width="0.385cm" svg:height="0.392cm" svg:x="24.08cm" svg:y="3.446cm" svg:viewBox="0 0 386 393" svg:d="M92 393l294-329c-57-25-118-46-174-57-35-7-67-7-99-7l-113 127c4 28 7 60 14 92 21 57 46 114 78 174z">
          <text:p/>
        </draw:path>
        <draw:polygon draw:style-name="gr7" draw:text-style-name="P1" draw:layer="layout" svg:width="0cm" svg:height="0cm" svg:x="21.695cm" svg:y="3.404cm" svg:viewBox="0 0 0 0" draw:points="0,0">
          <text:p/>
        </draw:polygon>
        <draw:polygon draw:style-name="gr6" draw:text-style-name="P3" draw:layer="layout" svg:width="0.878cm" svg:height="0.473cm" svg:x="22.08cm" svg:y="1.64cm" svg:viewBox="0 0 879 474" draw:points="823,474 879,410 53,0 0,64">
          <text:p/>
        </draw:polygon>
        <draw:polygon draw:style-name="gr7" draw:text-style-name="P1" draw:layer="layout" svg:width="0cm" svg:height="0cm" svg:x="21.695cm" svg:y="3.404cm" svg:viewBox="0 0 0 0" draw:points="0,0">
          <text:p/>
        </draw:polygon>
        <draw:path draw:style-name="gr6" draw:text-style-name="P3" draw:layer="layout" svg:width="0.339cm" svg:height="0.258cm" svg:x="21.025cm" svg:y="1.749cm" svg:viewBox="0 0 340 259" svg:d="M266 25c42 21 56 42 67 60 7 14 7 25 7 35 0 14-4 32-14 50-7 15-18 29-32 36-11 10-21 18-32 25-7 3-18 7-25 10-21 11-42 14-70 18-18 0-39 0-68-11-14-3-25-7-35-14-15-10-25-18-32-28-11-14-18-29-25-43-3-11-7-25-7-39 0-21 7-39 21-64 11-14 28-28 43-39 24-14 50-17 75-21 17 0 35 0 56 4 21 3 46 7 71 21z">
          <text:p/>
        </draw:path>
        <draw:polygon draw:style-name="gr7" draw:text-style-name="P1" draw:layer="layout" svg:width="0cm" svg:height="0cm" svg:x="21.695cm" svg:y="3.404cm" svg:viewBox="0 0 0 0" draw:points="0,0">
          <text:p/>
        </draw:polygon>
        <draw:path draw:style-name="gr6" draw:text-style-name="P3" draw:layer="layout" svg:width="0.332cm" svg:height="0.247cm" svg:x="18.453cm" svg:y="5.052cm" svg:viewBox="0 0 333 248" svg:d="M333 124c0 35-21 67-57 91-64 44-156 44-219 0-36-24-57-56-57-91 0-46 32-88 85-110 56-21 120-17 174 7 46 22 74 60 74 103z">
          <text:p/>
        </draw:path>
        <draw:polygon draw:style-name="gr7" draw:text-style-name="P1" draw:layer="layout" svg:width="0cm" svg:height="0cm" svg:x="21.695cm" svg:y="3.404cm" svg:viewBox="0 0 0 0" draw:points="0,0">
          <text:p/>
        </draw:polygon>
        <draw:path draw:style-name="gr6" draw:text-style-name="P3" draw:layer="layout" svg:width="0.339cm" svg:height="0.24cm" svg:x="21.025cm" svg:y="1.749cm" svg:viewBox="0 0 340 241" svg:d="M266 25c42 22 56 43 67 61 7 14 7 25 7 39s-4 28-14 46c-7 14-18 28-32 35-11 10-21 18-32 25-7 3-18 7-25 10-28-10-52-17-77-21-32-4-68 0-96 14-15-10-25-18-32-28-11-14-18-28-25-39-3-14-7-28-7-42 0-18 7-39 21-64 11-14 28-29 43-40 24-14 50-17 75-21 17 0 35 0 56 4 21 3 46 7 71 21z">
          <text:p/>
        </draw:path>
        <draw:polygon draw:style-name="gr7" draw:text-style-name="P1" draw:layer="layout" svg:width="0cm" svg:height="0cm" svg:x="21.695cm" svg:y="3.404cm" svg:viewBox="0 0 0 0" draw:points="0,0">
          <text:p/>
        </draw:polygon>
        <draw:path draw:style-name="gr6" draw:text-style-name="P3" draw:layer="layout" svg:width="0.332cm" svg:height="0.215cm" svg:x="18.453cm" svg:y="5.052cm" svg:viewBox="0 0 333 216" svg:d="M333 124c0 35-21 71-57 92-7-3-10-7-17-10-65-29-146-26-202 10-36-21-57-57-57-92 0-46 32-88 85-110 56-21 120-17 174 7 46 22 74 60 74 103z">
          <text:p/>
        </draw:path>
        <draw:polygon draw:style-name="gr7" draw:text-style-name="P1" draw:layer="layout" svg:width="0cm" svg:height="0cm" svg:x="21.695cm" svg:y="3.404cm" svg:viewBox="0 0 0 0" draw:points="0,0">
          <text:p/>
        </draw:polygon>
        <draw:polygon draw:style-name="gr6" draw:text-style-name="P3" draw:layer="layout" svg:width="0.378cm" svg:height="0.25cm" svg:x="18.721cm" svg:y="5.33cm" svg:viewBox="0 0 379 251" draw:points="379,139 276,251 0,117 99,0">
          <text:p/>
        </draw:polygon>
        <draw:polygon draw:style-name="gr7" draw:text-style-name="P1" draw:layer="layout" svg:width="0cm" svg:height="0cm" svg:x="21.695cm" svg:y="3.404cm" svg:viewBox="0 0 0 0" draw:points="0,0">
          <text:p/>
        </draw:polygon>
        <draw:path draw:style-name="gr6" draw:text-style-name="P3" draw:layer="layout" svg:width="0.233cm" svg:height="0.221cm" svg:x="23.452cm" svg:y="4.345cm" svg:viewBox="0 0 234 222" svg:d="M223 206c7-10 11-22 11-36 0-46-35-102-88-138-54-35-111-42-135-17-7 10-11 21-11 39 0 24 11 56 35 84 46 58 118 93 164 82 10-3 17-7 24-14z">
          <text:p/>
        </draw:path>
        <draw:polygon draw:style-name="gr7" draw:text-style-name="P1" draw:layer="layout" svg:width="0cm" svg:height="0cm" svg:x="21.695cm" svg:y="3.404cm" svg:viewBox="0 0 0 0" draw:points="0,0">
          <text:p/>
        </draw:polygon>
        <draw:path draw:style-name="gr6" draw:text-style-name="P3" draw:layer="layout" svg:width="0.237cm" svg:height="0.222cm" svg:x="25.385cm" svg:y="5.302cm" svg:viewBox="0 0 238 223" svg:d="M224 205c10-7 14-21 14-35 0-42-40-103-93-138-53-36-109-43-134-15-7 7-11 22-11 36 0 24 15 56 36 89 46 56 116 92 162 77 11 0 18-7 26-14z">
          <text:p/>
        </draw:path>
        <draw:polygon draw:style-name="gr7" draw:text-style-name="P1" draw:layer="layout" svg:width="0cm" svg:height="0cm" svg:x="21.695cm" svg:y="3.404cm" svg:viewBox="0 0 0 0" draw:points="0,0">
          <text:p/>
        </draw:polygon>
        <draw:path draw:style-name="gr6" draw:text-style-name="P3" draw:layer="layout" svg:width="0.236cm" svg:height="0.221cm" svg:x="25.385cm" svg:y="3.747cm" svg:viewBox="0 0 237 222" svg:d="M12 17c32-32 99-18 159 35s82 121 53 153c-25 28-78 21-131-14-53-36-93-97-93-139 0-14 5-28 12-35z">
          <text:p/>
        </draw:path>
        <draw:polygon draw:style-name="gr7" draw:text-style-name="P1" draw:layer="layout" svg:width="0cm" svg:height="0cm" svg:x="21.695cm" svg:y="3.404cm" svg:viewBox="0 0 0 0" draw:points="0,0">
          <text:p/>
        </draw:polygon>
        <draw:path draw:style-name="gr6" draw:text-style-name="P3" draw:layer="layout" svg:width="0.234cm" svg:height="0.222cm" svg:x="23.452cm" svg:y="2.788cm" svg:viewBox="0 0 235 223" svg:d="M11 16c28-32 102-14 159 35 57 53 82 120 53 157-24 24-82 21-135-19-53-35-88-92-88-134 0-18 4-28 11-39z">
          <text:p/>
        </draw:path>
        <draw:polygon draw:style-name="gr7" draw:text-style-name="P1" draw:layer="layout" svg:width="0cm" svg:height="0cm" svg:x="21.695cm" svg:y="3.404cm" svg:viewBox="0 0 0 0" draw:points="0,0">
          <text:p/>
        </draw:polygon>
        <draw:path draw:style-name="gr6" draw:text-style-name="P3" draw:layer="layout" svg:width="0.215cm" svg:height="0.282cm" svg:x="20.877cm" svg:y="6.124cm" svg:viewBox="0 0 216 283" svg:d="M177 0c7 21 14 46 21 67 11 32 18 67 18 106 0 17 0 35-10 57-4 11-8 21-15 28-7 11-17 18-24 21-4 4-7 4-11 4-7 0-10-4-14-7-28-11-57-18-89-18-21-21-39-43-53-64z">
          <text:p/>
        </draw:path>
        <draw:polygon draw:style-name="gr7" draw:text-style-name="P1" draw:layer="layout" svg:width="0cm" svg:height="0cm" svg:x="21.695cm" svg:y="3.404cm" svg:viewBox="0 0 0 0" draw:points="0,0">
          <text:p/>
        </draw:polygon>
        <draw:path draw:style-name="gr6" draw:text-style-name="P3" draw:layer="layout" svg:width="0.293cm" svg:height="0.391cm" svg:x="24.172cm" svg:y="3.51cm" svg:viewBox="0 0 294 392" svg:d="M39 392c-14-21-25-42-39-63l294-329v105z">
          <text:p/>
        </draw:path>
        <draw:polygon draw:style-name="gr7" draw:text-style-name="P1" draw:layer="layout" svg:width="0cm" svg:height="0cm" svg:x="21.695cm" svg:y="3.404cm" svg:viewBox="0 0 0 0" draw:points="0,0">
          <text:p/>
        </draw:polygon>
        <draw:path draw:style-name="gr6" draw:text-style-name="P3" draw:layer="layout" svg:width="0.977cm" svg:height="0.875cm" svg:x="24.094cm" svg:y="3.665cm" svg:viewBox="0 0 978 876" svg:d="M978 876c-10 0-21-4-35-4-92-17-188-53-290-106-95-49-194-120-279-197-88-78-169-166-229-261-64-93-109-185-134-273-4-14-7-25-11-35 21 56 46 113 78 169 14 21 25 43 39 64 31 54 70 103 113 156 119 141 275 272 433 363 106 60 213 103 315 124z">
          <text:p/>
        </draw:path>
        <draw:polygon draw:style-name="gr7" draw:text-style-name="P1" draw:layer="layout" svg:width="0cm" svg:height="0cm" svg:x="21.695cm" svg:y="3.404cm" svg:viewBox="0 0 0 0" draw:points="0,0">
          <text:p/>
        </draw:polygon>
        <draw:polygon draw:style-name="gr6" draw:text-style-name="P3" draw:layer="layout" svg:width="1.609cm" svg:height="1.803cm" svg:x="21.572cm" svg:y="4.564cm" svg:viewBox="0 0 1610 1804" draw:points="1610,0 1610,11 0,1804 0,1794">
          <text:p/>
        </draw:polygon>
        <draw:polygon draw:style-name="gr7" draw:text-style-name="P1" draw:layer="layout" svg:width="0cm" svg:height="0cm" svg:x="21.695cm" svg:y="3.404cm" svg:viewBox="0 0 0 0" draw:points="0,0">
          <text:p/>
        </draw:polygon>
        <draw:polygon draw:style-name="gr6" draw:text-style-name="P3" draw:layer="layout" svg:width="0.275cm" svg:height="0.208cm" svg:x="22.059cm" svg:y="5.799cm" svg:viewBox="0 0 276 209" draw:points="188,0 276,46 0,209">
          <text:p/>
        </draw:polygon>
        <draw:polygon draw:style-name="gr7" draw:text-style-name="P1" draw:layer="layout" svg:width="0cm" svg:height="0cm" svg:x="21.695cm" svg:y="3.404cm" svg:viewBox="0 0 0 0" draw:points="0,0">
          <text:p/>
        </draw:polygon>
        <draw:path draw:style-name="gr6" draw:text-style-name="P3" draw:layer="layout" svg:width="0.433cm" svg:height="0.367cm" svg:x="24.324cm" svg:y="4.049cm" svg:viewBox="0 0 434 368" svg:d="M434 368c-158-91-315-223-434-368z">
          <text:p/>
        </draw:path>
        <draw:polygon draw:style-name="gr7" draw:text-style-name="P1" draw:layer="layout" svg:width="0cm" svg:height="0cm" svg:x="21.695cm" svg:y="3.404cm" svg:viewBox="0 0 0 0" draw:points="0,0">
          <text:p/>
        </draw:polygon>
        <draw:path draw:style-name="gr6" draw:text-style-name="P3" draw:layer="layout" svg:width="0.218cm" svg:height="0.061cm" svg:x="18.51cm" svg:y="5.237cm" svg:viewBox="0 0 219 62" svg:d="M219 29c-7-3-10-7-17-10-64-28-146-25-202 10 63 44 156 44 219 0z">
          <text:p/>
        </draw:path>
        <draw:polygon draw:style-name="gr7" draw:text-style-name="P1" draw:layer="layout" svg:width="0cm" svg:height="0cm" svg:x="21.695cm" svg:y="3.404cm" svg:viewBox="0 0 0 0" draw:points="0,0">
          <text:p/>
        </draw:polygon>
        <draw:path draw:style-name="gr6" draw:text-style-name="P3" draw:layer="layout" svg:width="0.106cm" svg:height="0.12cm" svg:x="24.08cm" svg:y="3.446cm" svg:viewBox="0 0 107 121" svg:d="M0 121l107-121-107 118c0-11 0-18 0-29 0-25 0-50 7-71 29-11 61-14 96-18z">
          <text:p/>
        </draw:path>
        <draw:polygon draw:style-name="gr7" draw:text-style-name="P1" draw:layer="layout" svg:width="0cm" svg:height="0cm" svg:x="21.695cm" svg:y="3.404cm" svg:viewBox="0 0 0 0" draw:points="0,0">
          <text:p/>
        </draw:polygon>
        <draw:path draw:style-name="gr6" draw:text-style-name="P3" draw:layer="layout" svg:width="0.172cm" svg:height="0.04cm" svg:x="21.089cm" svg:y="1.965cm" svg:viewBox="0 0 173 41" svg:d="M173 26c-29-11-53-18-78-22-35-7-67-4-95 11 10 8 21 15 31 18 29 7 53 11 71 7 28 0 49-7 71-14z">
          <text:p/>
        </draw:path>
        <draw:polygon draw:style-name="gr7" draw:text-style-name="P1" draw:layer="layout" svg:width="0cm" svg:height="0cm" svg:x="21.695cm" svg:y="3.404cm" svg:viewBox="0 0 0 0" draw:points="0,0">
          <text:p/>
        </draw:polygon>
        <draw:path draw:style-name="gr6" draw:text-style-name="P3" draw:layer="layout" svg:width="1.792cm" svg:height="0.889cm" svg:x="21.032cm" svg:y="1.524cm" svg:viewBox="0 0 1793 890" svg:d="M1793 890v-4l-1793-886h4c-4 0-4 0-4 3v-3z">
          <text:p/>
        </draw:path>
        <draw:polygon draw:style-name="gr7" draw:text-style-name="P1" draw:layer="layout" svg:width="0cm" svg:height="0cm" svg:x="21.695cm" svg:y="3.404cm" svg:viewBox="0 0 0 0" draw:points="0,0">
          <text:p/>
        </draw:polygon>
        <draw:path draw:style-name="gr6" draw:text-style-name="P3" draw:layer="layout" svg:width="0.065cm" svg:height="0.062cm" svg:x="19.81cm" svg:y="4.665cm" svg:viewBox="0 0 66 63" svg:d="M58 59c3-3 8-7 8-10 0-11-15-29-29-39-11-12-28-12-32-4-12 11-3 29 14 43 14 14 32 18 39 10z">
          <text:p/>
        </draw:path>
        <draw:polygon draw:style-name="gr7" draw:text-style-name="P1" draw:layer="layout" svg:width="0cm" svg:height="0cm" svg:x="21.695cm" svg:y="3.404cm" svg:viewBox="0 0 0 0" draw:points="0,0">
          <text:p/>
        </draw:polygon>
        <draw:path draw:style-name="gr6" draw:text-style-name="P3" draw:layer="layout" svg:width="0.065cm" svg:height="0.061cm" svg:x="19.81cm" svg:y="5.138cm" svg:viewBox="0 0 66 62" svg:d="M58 59c3-7 8-7 8-14 0-11-15-25-29-36-11-11-28-11-32-4-12 7-3 29 14 40 14 17 32 21 39 14z">
          <text:p/>
        </draw:path>
        <draw:polygon draw:style-name="gr7" draw:text-style-name="P1" draw:layer="layout" svg:width="0cm" svg:height="0cm" svg:x="21.695cm" svg:y="3.404cm" svg:viewBox="0 0 0 0" draw:points="0,0">
          <text:p/>
        </draw:polygon>
        <draw:path draw:style-name="gr6" draw:text-style-name="P3" draw:layer="layout" svg:width="0.102cm" svg:height="0.031cm" svg:x="20.93cm" svg:y="6.381cm" svg:viewBox="0 0 103 32" svg:d="M103 26c-7 0-10-5-14-8-25-14-56-18-89-18 10 7 28 18 43 26 7 0 14 3 21 3 11 4 25 4 39-3z">
          <text:p/>
        </draw:path>
        <draw:polygon draw:style-name="gr7" draw:text-style-name="P1" draw:layer="layout" svg:width="0cm" svg:height="0cm" svg:x="21.695cm" svg:y="3.404cm" svg:viewBox="0 0 0 0" draw:points="0,0">
          <text:p/>
        </draw:polygon>
        <draw:path draw:style-name="gr8" draw:text-style-name="P1" draw:layer="layout" svg:width="0.071cm" svg:height="0.038cm" svg:x="21.201cm" svg:y="1.299cm" svg:viewBox="0 0 72 39" svg:d="M0 39c29-33 54-44 72-37">
          <text:p/>
        </draw:path>
        <draw:line draw:style-name="gr8" draw:text-style-name="P1" draw:layer="layout" svg:x1="21.032cm" svg:y1="1.525cm" svg:x2="21.206cm" svg:y2="1.337cm">
          <text:p/>
        </draw:line>
        <draw:line draw:style-name="gr8" draw:text-style-name="P1" draw:layer="layout" svg:x1="22.825cm" svg:y1="2.41cm" svg:x2="21.032cm" svg:y2="1.524cm">
          <text:p/>
        </draw:line>
        <draw:path draw:style-name="gr8" draw:text-style-name="P1" draw:layer="layout" svg:width="0.226cm" svg:height="0.037cm" svg:x="23.138cm" svg:y="1.811cm" svg:viewBox="0 0 227 38" svg:d="M227 38c-96-51-184-51-227 0">
          <text:p/>
        </draw:path>
        <draw:line draw:style-name="gr8" draw:text-style-name="P1" draw:layer="layout" svg:x1="23.364cm" svg:y1="1.845cm" svg:x2="26.131cm" svg:y2="3.218cm">
          <text:p/>
        </draw:line>
        <draw:path draw:style-name="gr8" draw:text-style-name="P1" draw:layer="layout" svg:width="0.25cm" svg:height="0.325cm" svg:x="26.13cm" svg:y="3.213cm" svg:viewBox="0 0 251 326" svg:d="M251 326c0-109-114-255-251-326">
          <text:p/>
        </draw:path>
        <draw:line draw:style-name="gr8" draw:text-style-name="P1" draw:layer="layout" svg:x1="26.38cm" svg:y1="5.189cm" svg:x2="26.38cm" svg:y2="3.538cm">
          <text:p/>
        </draw:line>
        <draw:path draw:style-name="gr8" draw:text-style-name="P1" draw:layer="layout" svg:width="0.028cm" svg:height="0.077cm" svg:x="26.352cm" svg:y="5.189cm" svg:viewBox="0 0 29 78" svg:d="M0 78c19-21 29-45 29-78">
          <text:p/>
        </draw:path>
        <draw:path draw:style-name="gr8" draw:text-style-name="P1" draw:layer="layout" svg:width="0.977cm" svg:height="0.875cm" svg:x="24.094cm" svg:y="3.665cm" svg:viewBox="0 0 978 876" svg:d="M978 876c-95-21-198-60-300-117-99-56-198-127-290-208-91-81-173-173-236-264-67-97-120-192-152-287">
          <text:p/>
        </draw:path>
        <draw:line draw:style-name="gr8" draw:text-style-name="P1" draw:layer="layout" svg:x1="24.324cm" svg:y1="4.049cm" svg:x2="24.758cm" svg:y2="4.417cm">
          <text:p/>
        </draw:line>
        <draw:line draw:style-name="gr8" draw:text-style-name="P1" draw:layer="layout" svg:x1="24.172cm" svg:y1="3.839cm" svg:x2="24.466cm" svg:y2="3.51cm">
          <text:p/>
        </draw:line>
        <draw:polyline draw:style-name="gr8" draw:text-style-name="P1" draw:layer="layout" svg:width="0cm" svg:height="0cm" svg:x="24.465cm" svg:y="3.51cm" svg:viewBox="0 0 0 0" draw:points="0,0">
          <text:p/>
        </draw:polyline>
        <draw:line draw:style-name="gr8" draw:text-style-name="P1" draw:layer="layout" svg:x1="24.08cm" svg:y1="3.574cm" svg:x2="24.194cm" svg:y2="3.446cm">
          <text:p/>
        </draw:line>
        <draw:line draw:style-name="gr8" draw:text-style-name="P1" draw:layer="layout" svg:x1="24.08cm" svg:y1="3.564cm" svg:x2="24.183cm" svg:y2="3.446cm">
          <text:p/>
        </draw:line>
        <draw:path draw:style-name="gr8" draw:text-style-name="P1" draw:layer="layout" svg:width="0.007cm" svg:height="0.07cm" svg:x="24.08cm" svg:y="3.464cm" svg:viewBox="0 0 8 71" svg:d="M0 71c0-24 5-49 8-71">
          <text:p/>
        </draw:path>
        <draw:path draw:style-name="gr8" draw:text-style-name="P1" draw:layer="layout" svg:width="0.237cm" svg:height="0.017cm" svg:x="25.036cm" svg:y="4.529cm" svg:viewBox="0 0 238 18" svg:d="M238 0c-68 22-150 22-238 8">
          <text:p/>
        </draw:path>
        <draw:path draw:style-name="gr8" draw:text-style-name="P1" draw:layer="layout" svg:width="0.931cm" svg:height="0.836cm" svg:x="24.105cm" svg:y="3.7cm" svg:viewBox="0 0 932 837" svg:d="M932 837c-92-17-187-53-286-106-99-49-198-120-283-197-88-78-169-166-229-261-64-88-109-184-134-273">
          <text:p/>
        </draw:path>
        <draw:path draw:style-name="gr8" draw:text-style-name="P1" draw:layer="layout" svg:width="0.025cm" svg:height="0.166cm" svg:x="24.08cm" svg:y="3.534cm" svg:viewBox="0 0 26 167" svg:d="M26 167c-18-60-26-113-26-167">
          <text:p/>
        </draw:path>
        <draw:path draw:style-name="gr8" draw:text-style-name="P1" draw:layer="layout" svg:width="0.004cm" svg:height="0.003cm" svg:x="21.032cm" svg:y="1.524cm" svg:viewBox="0 0 5 4" svg:d="M5 0c-5 0-5 0-5 4">
          <text:p/>
        </draw:path>
        <draw:line draw:style-name="gr8" draw:text-style-name="P1" draw:layer="layout" svg:x1="20.75cm" svg:y1="1.842cm" svg:x2="21.033cm" svg:y2="1.527cm">
          <text:p/>
        </draw:line>
        <draw:line draw:style-name="gr8" draw:text-style-name="P1" draw:layer="layout" svg:x1="22.959cm" svg:y1="2.05cm" svg:x2="22.133cm" svg:y2="1.64cm">
          <text:p/>
        </draw:line>
        <draw:line draw:style-name="gr8" draw:text-style-name="P1" draw:layer="layout" svg:x1="22.08cm" svg:y1="1.704cm" svg:x2="22.137cm" svg:y2="1.64cm">
          <text:p/>
        </draw:line>
        <draw:line draw:style-name="gr8" draw:text-style-name="P1" draw:layer="layout" svg:x1="23.344cm" svg:y1="3.687cm" svg:x2="22.821cm" svg:y2="3.425cm">
          <text:p/>
        </draw:line>
        <draw:path draw:style-name="gr8" draw:text-style-name="P1" draw:layer="layout" svg:width="0.035cm" svg:height="0.088cm" svg:x="22.743cm" svg:y="3.337cm" svg:viewBox="0 0 36 89" svg:d="M0 0c0 46 14 78 36 89">
          <text:p/>
        </draw:path>
        <draw:path draw:style-name="gr8" draw:text-style-name="P1" draw:layer="layout" svg:width="0.046cm" svg:height="0.005cm" svg:x="22.778cm" svg:y="3.425cm" svg:viewBox="0 0 47 6" svg:d="M0 0c14 8 30 8 47 0">
          <text:p/>
        </draw:path>
        <draw:path draw:style-name="gr8" draw:text-style-name="P1" draw:layer="layout" svg:width="0.081cm" svg:height="0.265cm" svg:x="22.743cm" svg:y="3.072cm" svg:viewBox="0 0 82 266" svg:d="M82 0c-54 95-82 194-82 266">
          <text:p/>
        </draw:path>
        <draw:line draw:style-name="gr8" draw:text-style-name="P1" draw:layer="layout" svg:x1="23.344cm" svg:y1="3.334cm" svg:x2="22.821cm" svg:y2="3.072cm">
          <text:p/>
        </draw:line>
        <draw:path draw:style-name="gr8" draw:text-style-name="P1" draw:layer="layout" svg:width="0.172cm" svg:height="0.025cm" svg:x="21.089cm" svg:y="1.965cm" svg:viewBox="0 0 173 26" svg:d="M173 26c-29-11-53-18-78-22-35-7-67-4-95 11">
          <text:p/>
        </draw:path>
        <draw:line draw:style-name="gr8" draw:text-style-name="P1" draw:layer="layout" svg:x1="21.032cm" svg:y1="1.527cm" svg:x2="22.825cm" svg:y2="2.414cm">
          <text:p/>
        </draw:line>
        <draw:line draw:style-name="gr8" draw:text-style-name="P1" draw:layer="layout" svg:x1="22.821cm" svg:y1="2.797cm" svg:x2="22.821cm" svg:y2="2.762cm">
          <text:p/>
        </draw:line>
        <draw:line draw:style-name="gr8" draw:text-style-name="P1" draw:layer="layout" svg:x1="24.84cm" svg:y1="6.036cm" svg:x2="24.8cm" svg:y2="6.051cm">
          <text:p/>
        </draw:line>
        <draw:line draw:style-name="gr8" draw:text-style-name="P1" draw:layer="layout" svg:x1="25.979cm" svg:y1="5.623cm" svg:x2="25.191cm" svg:y2="5.659cm">
          <text:p/>
        </draw:line>
        <draw:path draw:style-name="gr8" draw:text-style-name="P1" draw:layer="layout" svg:width="0.085cm" svg:height="0.035cm" svg:x="25.978cm" svg:y="5.591cm" svg:viewBox="0 0 86 36" svg:d="M0 36c36-3 65-15 86-36">
          <text:p/>
        </draw:path>
        <draw:path draw:style-name="gr8" draw:text-style-name="P1" draw:layer="layout" svg:width="0.028cm" svg:height="0.078cm" svg:x="26.059cm" svg:y="5.513cm" svg:viewBox="0 0 29 79" svg:d="M0 79c21-22 29-47 29-79">
          <text:p/>
        </draw:path>
        <draw:line draw:style-name="gr8" draw:text-style-name="P1" draw:layer="layout" svg:x1="26.087cm" svg:y1="5.513cm" svg:x2="26.087cm" svg:y2="3.862cm">
          <text:p/>
        </draw:line>
        <draw:line draw:style-name="gr8" draw:text-style-name="P1" draw:layer="layout" svg:x1="24.465cm" svg:y1="3.51cm" svg:x2="24.465cm" svg:y2="3.615cm">
          <text:p/>
        </draw:line>
        <draw:line draw:style-name="gr8" draw:text-style-name="P1" draw:layer="layout" svg:x1="24.211cm" svg:y1="3.902cm" svg:x2="24.466cm" svg:y2="3.615cm">
          <text:p/>
        </draw:line>
        <draw:path draw:style-name="gr8" draw:text-style-name="P1" draw:layer="layout" svg:width="0.25cm" svg:height="0.328cm" svg:x="25.837cm" svg:y="3.538cm" svg:viewBox="0 0 251 329" svg:d="M251 329c0-114-112-262-251-329">
          <text:p/>
        </draw:path>
        <draw:line draw:style-name="gr8" draw:text-style-name="P1" draw:layer="layout" svg:x1="25.838cm" svg:y1="3.539cm" svg:x2="23.071cm" svg:y2="2.169cm">
          <text:p/>
        </draw:line>
        <draw:path draw:style-name="gr8" draw:text-style-name="P1" draw:layer="layout" svg:width="0.222cm" svg:height="0.035cm" svg:x="22.849cm" svg:y="2.135cm" svg:viewBox="0 0 223 36" svg:d="M223 36c-96-48-181-48-223 0">
          <text:p/>
        </draw:path>
        <draw:path draw:style-name="gr8" draw:text-style-name="P1" draw:layer="layout" svg:width="0.028cm" svg:height="0.078cm" svg:x="22.821cm" svg:y="2.169cm" svg:viewBox="0 0 29 79" svg:d="M29 0c-19 21-29 47-29 79">
          <text:p/>
        </draw:path>
        <draw:line draw:style-name="gr8" draw:text-style-name="P1" draw:layer="layout" svg:x1="22.821cm" svg:y1="2.762cm" svg:x2="22.821cm" svg:y2="2.247cm">
          <text:p/>
        </draw:line>
        <draw:line draw:style-name="gr8" draw:text-style-name="P1" draw:layer="layout" svg:x1="23.343cm" svg:y1="3.33cm" svg:x2="23.343cm" svg:y2="3.686cm">
          <text:p/>
        </draw:line>
        <draw:path draw:style-name="gr8" draw:text-style-name="P1" draw:layer="layout" svg:width="0.039cm" svg:height="0.084cm" svg:x="23.452cm" svg:y="4.399cm" svg:viewBox="0 0 40 85" svg:d="M0 0c0 25 15 57 40 85">
          <text:p/>
        </draw:path>
        <draw:path draw:style-name="gr8" draw:text-style-name="P1" draw:layer="layout" svg:width="0.222cm" svg:height="0.17cm" svg:x="23.463cm" svg:y="4.345cm" svg:viewBox="0 0 223 171" svg:d="M223 171c0-47-35-103-89-139-53-35-110-42-134-17">
          <text:p/>
        </draw:path>
        <draw:path draw:style-name="gr8" draw:text-style-name="P1" draw:layer="layout" svg:width="0.014cm" svg:height="0.039cm" svg:x="23.452cm" svg:y="4.36cm" svg:viewBox="0 0 15 40" svg:d="M15 0c-11 10-15 21-15 40">
          <text:p/>
        </draw:path>
        <draw:path draw:style-name="gr8" draw:text-style-name="P1" draw:layer="layout" svg:width="0.024cm" svg:height="0.017cm" svg:x="23.65cm" svg:y="4.547cm" svg:viewBox="0 0 25 18" svg:d="M0 18c11-3 18-10 25-18">
          <text:p/>
        </draw:path>
        <draw:path draw:style-name="gr8" draw:text-style-name="P1" draw:layer="layout" svg:width="0.012cm" svg:height="0.038cm" svg:x="23.674cm" svg:y="4.512cm" svg:viewBox="0 0 13 39" svg:d="M0 39c8-11 13-22 13-39">
          <text:p/>
        </draw:path>
        <draw:path draw:style-name="gr8" draw:text-style-name="P1" draw:layer="layout" svg:width="0.163cm" svg:height="0.083cm" svg:x="23.487cm" svg:y="4.483cm" svg:viewBox="0 0 164 84" svg:d="M0 0c46 58 118 93 164 82">
          <text:p/>
        </draw:path>
        <draw:path draw:style-name="gr8" draw:text-style-name="P1" draw:layer="layout" svg:width="0.014cm" svg:height="0.039cm" svg:x="23.452cm" svg:y="2.804cm" svg:viewBox="0 0 15 40" svg:d="M0 40c0-15 4-29 15-40">
          <text:p/>
        </draw:path>
        <draw:path draw:style-name="gr8" draw:text-style-name="P1" draw:layer="layout" svg:width="0.223cm" svg:height="0.207cm" svg:x="23.463cm" svg:y="2.788cm" svg:viewBox="0 0 224 208" svg:d="M0 16c28-33 103-14 160 35 56 53 81 124 52 157">
          <text:p/>
        </draw:path>
        <draw:path draw:style-name="gr8" draw:text-style-name="P1" draw:layer="layout" svg:width="0.222cm" svg:height="0.167cm" svg:x="23.452cm" svg:y="2.843cm" svg:viewBox="0 0 223 168" svg:d="M223 153c-24 24-78 21-131-18-57-35-92-93-92-135">
          <text:p/>
        </draw:path>
        <draw:path draw:style-name="gr8" draw:text-style-name="P1" draw:layer="layout" svg:width="0.025cm" svg:height="0.014cm" svg:x="25.583cm" svg:y="5.506cm" svg:viewBox="0 0 26 15" svg:d="M0 15c11 0 19-7 26-15">
          <text:p/>
        </draw:path>
        <draw:path draw:style-name="gr8" draw:text-style-name="P1" draw:layer="layout" svg:width="0.014cm" svg:height="0.035cm" svg:x="25.608cm" svg:y="5.471cm" svg:viewBox="0 0 15 36" svg:d="M0 36c11-7 15-21 15-36">
          <text:p/>
        </draw:path>
        <draw:path draw:style-name="gr8" draw:text-style-name="P1" draw:layer="layout" svg:width="0.162cm" svg:height="0.084cm" svg:x="25.421cm" svg:y="5.439cm" svg:viewBox="0 0 163 85" svg:d="M0 0c46 60 117 97 163 82">
          <text:p/>
        </draw:path>
        <draw:path draw:style-name="gr8" draw:text-style-name="P1" draw:layer="layout" svg:width="0.039cm" svg:height="0.088cm" svg:x="25.385cm" svg:y="5.355cm" svg:viewBox="0 0 40 89" svg:d="M0 0c0 28 15 56 40 89">
          <text:p/>
        </draw:path>
        <draw:path draw:style-name="gr8" draw:text-style-name="P1" draw:layer="layout" svg:width="0.226cm" svg:height="0.169cm" svg:x="25.396cm" svg:y="5.302cm" svg:viewBox="0 0 227 170" svg:d="M227 170c0-43-39-100-93-135-53-39-109-47-134-18">
          <text:p/>
        </draw:path>
        <draw:path draw:style-name="gr8" draw:text-style-name="P1" draw:layer="layout" svg:width="0.015cm" svg:height="0.036cm" svg:x="25.385cm" svg:y="5.319cm" svg:viewBox="0 0 16 37" svg:d="M16 0c-11 7-16 23-16 37">
          <text:p/>
        </draw:path>
        <draw:path draw:style-name="gr8" draw:text-style-name="P1" draw:layer="layout" svg:width="0.015cm" svg:height="0.035cm" svg:x="25.385cm" svg:y="3.764cm" svg:viewBox="0 0 16 36" svg:d="M0 36c0-15 5-29 16-36">
          <text:p/>
        </draw:path>
        <draw:path draw:style-name="gr8" draw:text-style-name="P1" draw:layer="layout" svg:width="0.224cm" svg:height="0.204cm" svg:x="25.396cm" svg:y="3.747cm" svg:viewBox="0 0 225 205" svg:d="M0 18c32-33 99-19 160 35 60 53 81 120 53 152">
          <text:p/>
        </draw:path>
        <draw:path draw:style-name="gr8" draw:text-style-name="P1" draw:layer="layout" svg:width="0.223cm" svg:height="0.169cm" svg:x="25.385cm" svg:y="3.799cm" svg:viewBox="0 0 224 170" svg:d="M224 153c-25 28-78 21-131-19-53-35-93-92-93-134">
          <text:p/>
        </draw:path>
        <draw:line draw:style-name="gr8" draw:text-style-name="P1" draw:layer="layout" svg:x1="20.499cm" svg:y1="2.124cm" svg:x2="20.754cm" svg:y2="1.837cm">
          <text:p/>
        </draw:line>
        <draw:line draw:style-name="gr8" draw:text-style-name="P1" draw:layer="layout" svg:x1="22.789cm" svg:y1="2.851cm" svg:x2="22.825cm" svg:y2="2.811cm">
          <text:p/>
        </draw:line>
        <draw:path draw:style-name="gr8" draw:text-style-name="P1" draw:layer="layout" svg:width="0.309cm" svg:height="0.312cm" svg:x="21.096cm" svg:y="1.707cm" svg:viewBox="0 0 310 313" svg:d="M226 0c39 19 64 47 78 82 4 18 8 35 4 57-4 17-11 38-25 63-11 14-25 32-39 46-11 7-21 14-28 21-25 14-46 25-71 32-49 14-99 17-145 3">
          <text:p/>
        </draw:path>
        <draw:path draw:style-name="gr8" draw:text-style-name="P1" draw:layer="layout" svg:width="0.342cm" svg:height="0.294cm" svg:x="20.979cm" svg:y="1.685cm" svg:viewBox="0 0 343 295" svg:d="M343 22c-31-18-74-25-116-21-21 0-46 7-71 14-10 3-21 7-31 14-7 0-11 7-18 7-3 4-7 7-11 7-3 4-10 7-14 11-10 7-21 17-32 28-11 14-22 28-29 39-14 24-21 49-21 70 0 44 21 79 53 104">
          <text:p/>
        </draw:path>
        <draw:line draw:style-name="gr8" draw:text-style-name="P1" draw:layer="layout" svg:x1="19.653cm" svg:y1="3.066cm" svg:x2="20.5cm" svg:y2="2.12cm">
          <text:p/>
        </draw:line>
        <draw:line draw:style-name="gr8" draw:text-style-name="P1" draw:layer="layout" svg:x1="18.721cm" svg:y1="5.443cm" svg:x2="18.721cm" svg:y2="5.559cm">
          <text:p/>
        </draw:line>
        <draw:line draw:style-name="gr8" draw:text-style-name="P1" draw:layer="layout" svg:x1="18.721cm" svg:y1="5.447cm" svg:x2="18.825cm" svg:y2="5.33cm">
          <text:p/>
        </draw:line>
        <draw:line draw:style-name="gr8" draw:text-style-name="P1" draw:layer="layout" svg:x1="22.821cm" svg:y1="3.072cm" svg:x2="22.821cm" svg:y2="2.811cm">
          <text:p/>
        </draw:line>
        <draw:line draw:style-name="gr8" draw:text-style-name="P1" draw:layer="layout" svg:x1="22.821cm" svg:y1="4.155cm" svg:x2="22.821cm" svg:y2="3.425cm">
          <text:p/>
        </draw:line>
        <draw:path draw:style-name="gr8" draw:text-style-name="P1" draw:layer="layout" svg:width="0.36cm" svg:height="0.413cm" svg:x="22.821cm" svg:y="4.155cm" svg:viewBox="0 0 361 414" svg:d="M0 0c67 152 201 305 361 414">
          <text:p/>
        </draw:path>
        <draw:line draw:style-name="gr8" draw:text-style-name="P1" draw:layer="layout" svg:x1="23.177cm" svg:y1="4.564cm" svg:x2="23.177cm" svg:y2="4.575cm">
          <text:p/>
        </draw:line>
        <draw:line draw:style-name="gr8" draw:text-style-name="P1" draw:layer="layout" svg:x1="23.177cm" svg:y1="4.575cm" svg:x2="25.143cm" svg:y2="5.55cm">
          <text:p/>
        </draw:line>
        <draw:path draw:style-name="gr8" draw:text-style-name="P1" draw:layer="layout" svg:width="0.064cm" svg:height="0.102cm" svg:x="25.142cm" svg:y="5.549cm" svg:viewBox="0 0 65 103" svg:d="M0 0c21 11 43 29 54 50 14 21 14 39 3 53">
          <text:p/>
        </draw:path>
        <draw:line draw:style-name="gr8" draw:text-style-name="P1" draw:layer="layout" svg:x1="22.821cm" svg:y1="2.811cm" svg:x2="22.821cm" svg:y2="2.797cm">
          <text:p/>
        </draw:line>
        <draw:path draw:style-name="gr8" draw:text-style-name="P1" draw:layer="layout" svg:width="0.487cm" svg:height="0.344cm" svg:x="23.773cm" svg:y="3.435cm" svg:viewBox="0 0 488 345" svg:d="M0 345c0-255 191-386 488-333">
          <text:p/>
        </draw:path>
        <draw:path draw:style-name="gr8" draw:text-style-name="P1" draw:layer="layout" svg:width="1.016cm" svg:height="0.91cm" svg:x="24.257cm" svg:y="3.446cm" svg:viewBox="0 0 1017 911" svg:d="M0 0c204 35 426 155 620 328 195 173 340 386 397 583">
          <text:p/>
        </draw:path>
        <draw:path draw:style-name="gr8" draw:text-style-name="P1" draw:layer="layout" svg:width="1.528cm" svg:height="1.101cm" svg:x="23.773cm" svg:y="3.778cm" svg:viewBox="0 0 1529 1102" svg:d="M1501 579c81 272-15 473-245 515-226 43-543-81-815-314-268-236-441-539-441-780">
          <text:p/>
        </draw:path>
        <draw:line draw:style-name="gr8" draw:text-style-name="P1" draw:layer="layout" svg:x1="22.535cm" svg:y1="3.46cm" svg:x2="22.535cm" svg:y2="4.473cm">
          <text:p/>
        </draw:line>
        <draw:line draw:style-name="gr8" draw:text-style-name="P1" draw:layer="layout" svg:x1="22.535cm" svg:y1="4.474cm" svg:x2="22.825cm" svg:y2="4.155cm">
          <text:p/>
        </draw:line>
        <draw:path draw:style-name="gr8" draw:text-style-name="P1" draw:layer="layout" svg:width="0.074cm" svg:height="0.095cm" svg:x="21.29cm" svg:y="1.774cm" svg:viewBox="0 0 75 96" svg:d="M0 0c38 21 56 42 68 60 7 14 7 26 7 36">
          <text:p/>
        </draw:path>
        <draw:path draw:style-name="gr8" draw:text-style-name="P1" draw:layer="layout" svg:width="0.339cm" svg:height="0.136cm" svg:x="21.025cm" svg:y="1.869cm" svg:viewBox="0 0 340 137" svg:d="M340 0c0 14-4 28-14 50-7 10-18 24-32 35-11 11-21 19-32 26-28 14-56 24-95 24-18 4-39 0-68-7-11-3-25-10-32-14-14-10-28-21-35-29-11-14-18-28-25-42-3-15-7-25-7-39">
          <text:p/>
        </draw:path>
        <draw:path draw:style-name="gr8" draw:text-style-name="P1" draw:layer="layout" svg:width="0.265cm" svg:height="0.124cm" svg:x="21.025cm" svg:y="1.749cm" svg:viewBox="0 0 266 125" svg:d="M0 125c0-18 7-39 21-64 11-14 25-29 43-40 24-14 49-17 74-21 17 0 35 0 56 4 21 3 47 7 72 21">
          <text:p/>
        </draw:path>
        <draw:polyline draw:style-name="gr8" draw:text-style-name="P1" draw:layer="layout" svg:width="0.085cm" svg:height="0.077cm" svg:x="24.789cm" svg:y="5.944cm" svg:viewBox="0 0 86 78" draw:points="0,0 11,0 25,0 36,7 47,10 58,14 68,21 75,29 79,36 86,43 86,50 86,57 86,64 82,71 79,78">
          <text:p/>
        </draw:polyline>
        <draw:path draw:style-name="gr8" draw:text-style-name="P1" draw:layer="layout" svg:width="0.032cm" svg:height="0.021cm" svg:x="24.835cm" svg:y="6.018cm" svg:viewBox="0 0 33 22" svg:d="M33 0c-7 10-18 14-33 22">
          <text:p/>
        </draw:path>
        <draw:line draw:style-name="gr8" draw:text-style-name="P1" draw:layer="layout" svg:x1="24.79cm" svg:y1="5.945cm" svg:x2="22.246cm" svg:y2="5.799cm">
          <text:p/>
        </draw:line>
        <draw:line draw:style-name="gr8" draw:text-style-name="P1" draw:layer="layout" svg:x1="22.246cm" svg:y1="5.799cm" svg:x2="22.335cm" svg:y2="5.846cm">
          <text:p/>
        </draw:line>
        <draw:line draw:style-name="gr8" draw:text-style-name="P1" draw:layer="layout" svg:x1="22.334cm" svg:y1="5.909cm" svg:x2="22.334cm" svg:y2="5.845cm">
          <text:p/>
        </draw:line>
        <draw:line draw:style-name="gr8" draw:text-style-name="P1" draw:layer="layout" svg:x1="22.334cm" svg:y1="5.909cm" svg:x2="24.804cm" svg:y2="6.051cm">
          <text:p/>
        </draw:line>
        <draw:path draw:style-name="gr8" draw:text-style-name="P1" draw:layer="layout" svg:width="0.134cm" svg:height="0.187cm" svg:x="18.213cm" svg:y="5.425cm" svg:viewBox="0 0 135 188" svg:d="M135 188c-85-42-135-113-135-188">
          <text:p/>
        </draw:path>
        <draw:line draw:style-name="gr8" draw:text-style-name="P1" draw:layer="layout" svg:x1="22.335cm" svg:y1="5.909cm" svg:x2="21.17cm" svg:y2="6.77cm">
          <text:p/>
        </draw:line>
        <draw:path draw:style-name="gr8" draw:text-style-name="P1" draw:layer="layout" svg:width="0.427cm" svg:height="0.067cm" svg:x="20.746cm" svg:y="6.769cm" svg:viewBox="0 0 428 68" svg:d="M0 29c134 61 307 50 428-29">
          <text:p/>
        </draw:path>
        <draw:line draw:style-name="gr8" draw:text-style-name="P1" draw:layer="layout" svg:x1="18.347cm" svg:y1="5.612cm" svg:x2="18.779cm" svg:y2="5.825cm">
          <text:p/>
        </draw:line>
        <draw:line draw:style-name="gr8" draw:text-style-name="P1" draw:layer="layout" svg:x1="18.848cm" svg:y1="5.859cm" svg:x2="19.075cm" svg:y2="5.973cm">
          <text:p/>
        </draw:line>
        <draw:line draw:style-name="gr8" draw:text-style-name="P1" draw:layer="layout" svg:x1="19.141cm" svg:y1="6.004cm" svg:x2="20.747cm" svg:y2="6.799cm">
          <text:p/>
        </draw:line>
        <draw:line draw:style-name="gr8" draw:text-style-name="P1" draw:layer="layout" svg:x1="21.097cm" svg:y1="2.011cm" svg:x2="21.032cm" svg:y2="1.979cm">
          <text:p/>
        </draw:line>
        <draw:line draw:style-name="gr8" draw:text-style-name="P1" draw:layer="layout" svg:x1="22.62cm" svg:y1="3.038cm" svg:x2="22.79cm" svg:y2="2.846cm">
          <text:p/>
        </draw:line>
        <draw:line draw:style-name="gr8" draw:text-style-name="P1" draw:layer="layout" svg:x1="20.655cm" svg:y1="2.198cm" svg:x2="20.74cm" svg:y2="2.106cm">
          <text:p/>
        </draw:line>
        <draw:line draw:style-name="gr8" draw:text-style-name="P1" draw:layer="layout" svg:x1="18.721cm" svg:y1="5.443cm" svg:x2="18.998cm" svg:y2="5.581cm">
          <text:p/>
        </draw:line>
        <draw:line draw:style-name="gr8" draw:text-style-name="P1" draw:layer="layout" svg:x1="19.067cm" svg:y1="5.616cm" svg:x2="20.747cm" svg:y2="6.449cm">
          <text:p/>
        </draw:line>
        <draw:path draw:style-name="gr8" draw:text-style-name="P1" draw:layer="layout" svg:width="0.014cm" svg:height="0.01cm" svg:x="20.746cm" svg:y="6.445cm" svg:viewBox="0 0 15 11" svg:d="M0 0c4 3 12 7 15 11">
          <text:p/>
        </draw:path>
        <draw:line draw:style-name="gr8" draw:text-style-name="P1" draw:layer="layout" svg:x1="20.86cm" svg:y1="6.339cm" svg:x2="20.757cm" svg:y2="6.453cm">
          <text:p/>
        </draw:line>
        <draw:line draw:style-name="gr8" draw:text-style-name="P1" draw:layer="layout" svg:x1="20.86cm" svg:y1="6.343cm" svg:x2="19.166cm" svg:y2="5.503cm">
          <text:p/>
        </draw:line>
        <draw:line draw:style-name="gr8" draw:text-style-name="P1" draw:layer="layout" svg:x1="19.1cm" svg:y1="5.469cm" svg:x2="18.82cm" svg:y2="5.33cm">
          <text:p/>
        </draw:line>
        <draw:line draw:style-name="gr8" draw:text-style-name="P1" draw:layer="layout" svg:x1="20.746cm" svg:y1="6.798cm" svg:x2="20.746cm" svg:y2="6.445cm">
          <text:p/>
        </draw:line>
        <draw:line draw:style-name="gr8" draw:text-style-name="P1" draw:layer="layout" svg:x1="18.347cm" svg:y1="5.376cm" svg:x2="18.722cm" svg:y2="5.564cm">
          <text:p/>
        </draw:line>
        <draw:line draw:style-name="gr8" draw:text-style-name="P1" draw:layer="layout" svg:x1="18.263cm" svg:y1="5.07cm" svg:x2="18.825cm" svg:y2="4.445cm">
          <text:p/>
        </draw:line>
        <draw:path draw:style-name="gr8" draw:text-style-name="P1" draw:layer="layout" svg:width="0.134cm" svg:height="0.187cm" svg:x="18.213cm" svg:y="5.189cm" svg:viewBox="0 0 135 188" svg:d="M135 188c-85-42-135-114-135-188">
          <text:p/>
        </draw:path>
        <draw:path draw:style-name="gr8" draw:text-style-name="P1" draw:layer="layout" svg:width="0.05cm" svg:height="0.124cm" svg:x="18.213cm" svg:y="5.065cm" svg:viewBox="0 0 51 125" svg:d="M0 125c0-42 18-86 51-125">
          <text:p/>
        </draw:path>
        <draw:path draw:style-name="gr8" draw:text-style-name="P1" draw:layer="layout" svg:width="0.074cm" svg:height="0.103cm" svg:x="18.711cm" svg:y="5.072cm" svg:viewBox="0 0 75 104" svg:d="M0 0c46 22 75 64 75 104">
          <text:p/>
        </draw:path>
        <draw:path draw:style-name="gr8" draw:text-style-name="P1" draw:layer="layout" svg:width="0.332cm" svg:height="0.123cm" svg:x="18.453cm" svg:y="5.175cm" svg:viewBox="0 0 333 124" svg:d="M333 0c0 68-74 124-167 124-92 0-166-56-166-124">
          <text:p/>
        </draw:path>
        <draw:path draw:style-name="gr8" draw:text-style-name="P1" draw:layer="layout" svg:width="0.258cm" svg:height="0.123cm" svg:x="18.453cm" svg:y="5.052cm" svg:viewBox="0 0 259 124" svg:d="M0 124c0-46 32-85 85-106 56-26 121-22 174 3">
          <text:p/>
        </draw:path>
        <draw:line draw:style-name="gr8" draw:text-style-name="P1" draw:layer="layout" svg:x1="19.808cm" svg:y1="3.14cm" svg:x2="20.656cm" svg:y2="2.197cm">
          <text:p/>
        </draw:line>
        <draw:path draw:style-name="gr8" draw:text-style-name="P1" draw:layer="layout" svg:width="0.416cm" svg:height="0.208cm" svg:x="20.757cm" svg:y="6.452cm" svg:viewBox="0 0 417 209" svg:d="M0 0c21 42 49 84 85 121 24 24 53 46 84 60 39 17 78 28 125 28 39 0 81-11 123-32">
          <text:p/>
        </draw:path>
        <draw:line draw:style-name="gr8" draw:text-style-name="P1" draw:layer="layout" svg:x1="20.859cm" svg:y1="6.343cm" svg:x2="20.881cm" svg:y2="6.318cm">
          <text:p/>
        </draw:line>
        <draw:path draw:style-name="gr8" draw:text-style-name="P1" draw:layer="layout" svg:width="0.039cm" svg:height="0.173cm" svg:x="21.053cm" svg:y="6.124cm" svg:viewBox="0 0 40 174" svg:d="M0 0c7 21 14 46 22 67 11 32 18 67 18 107">
          <text:p/>
        </draw:path>
        <draw:path draw:style-name="gr8" draw:text-style-name="P1" draw:layer="layout" svg:width="0.215cm" svg:height="0.114cm" svg:x="20.877cm" svg:y="6.297cm" svg:viewBox="0 0 216 115" svg:d="M216 0c0 17 0 36-10 61-4 7-8 17-15 24-7 11-17 18-24 21-18 11-36 11-50 7-7 0-14-3-21-3-26-11-43-25-61-42-14-14-25-29-35-47">
          <text:p/>
        </draw:path>
        <draw:line draw:style-name="gr8" draw:text-style-name="P1" draw:layer="layout" svg:x1="21.661cm" svg:y1="5.446cm" svg:x2="21.053cm" svg:y2="6.125cm">
          <text:p/>
        </draw:line>
        <draw:line draw:style-name="gr8" draw:text-style-name="P1" draw:layer="layout" svg:x1="21.66cm" svg:y1="5.447cm" svg:x2="21.693cm" svg:y2="5.415cm">
          <text:p/>
        </draw:line>
        <draw:line draw:style-name="gr8" draw:text-style-name="P1" draw:layer="layout" svg:x1="21.692cm" svg:y1="5.416cm" svg:x2="22.536cm" svg:y2="4.473cm">
          <text:p/>
        </draw:line>
        <draw:line draw:style-name="gr8" draw:text-style-name="P1" draw:layer="layout" svg:x1="23.182cm" svg:y1="4.564cm" svg:x2="21.572cm" svg:y2="6.358cm">
          <text:p/>
        </draw:line>
        <draw:path draw:style-name="gr8" draw:text-style-name="P1" draw:layer="layout" svg:width="0.402cm" svg:height="0.271cm" svg:x="21.17cm" svg:y="6.357cm" svg:viewBox="0 0 403 272" svg:d="M403 0c-139 96-273 188-403 272">
          <text:p/>
        </draw:path>
        <draw:line draw:style-name="gr8" draw:text-style-name="P1" draw:layer="layout" svg:x1="21.572cm" svg:y1="6.357cm" svg:x2="21.572cm" svg:y2="6.367cm">
          <text:p/>
        </draw:line>
        <draw:line draw:style-name="gr8" draw:text-style-name="P1" draw:layer="layout" svg:x1="23.182cm" svg:y1="4.575cm" svg:x2="21.572cm" svg:y2="6.368cm">
          <text:p/>
        </draw:line>
        <draw:line draw:style-name="gr8" draw:text-style-name="P1" draw:layer="layout" svg:x1="21.572cm" svg:y1="6.368cm" svg:x2="22.06cm" svg:y2="6.007cm">
          <text:p/>
        </draw:line>
        <draw:line draw:style-name="gr8" draw:text-style-name="P1" draw:layer="layout" svg:x1="22.247cm" svg:y1="5.799cm" svg:x2="22.059cm" svg:y2="6.008cm">
          <text:p/>
        </draw:line>
        <draw:path draw:style-name="gr8" draw:text-style-name="P1" draw:layer="layout" svg:width="0.074cm" svg:height="0.219cm" svg:x="23.876cm" svg:y="3.545cm" svg:viewBox="0 0 75 220" svg:d="M0 220c0-89 24-163 75-220">
          <text:p/>
        </draw:path>
        <draw:path draw:style-name="gr8" draw:text-style-name="P1" draw:layer="layout" svg:width="0.342cm" svg:height="0.101cm" svg:x="23.95cm" svg:y="3.447cm" svg:viewBox="0 0 343 102" svg:d="M0 102c74-85 195-117 343-96">
          <text:p/>
        </draw:path>
        <draw:path draw:style-name="gr8" draw:text-style-name="P1" draw:layer="layout" svg:width="0.075cm" svg:height="0.349cm" svg:x="25.205cm" svg:y="4.325cm" svg:viewBox="0 0 76 350" svg:d="M58 0c36 145 18 269-58 350">
          <text:p/>
        </draw:path>
        <draw:path draw:style-name="gr8" draw:text-style-name="P1" draw:layer="layout" svg:width="1.329cm" svg:height="1.014cm" svg:x="23.876cm" svg:y="3.76cm" svg:viewBox="0 0 1330 1015" svg:d="M1330 915c-144 162-472 123-791-92-317-220-539-558-539-823">
          <text:p/>
        </draw:path>
        <draw:line draw:style-name="gr8" draw:text-style-name="P1" draw:layer="layout" svg:x1="22.535cm" svg:y1="3.46cm" svg:x2="22.535cm" svg:y2="3.231cm">
          <text:p/>
        </draw:line>
        <draw:path draw:style-name="gr8" draw:text-style-name="P1" draw:layer="layout" svg:width="0.085cm" svg:height="0.194cm" svg:x="22.535cm" svg:y="3.037cm" svg:viewBox="0 0 86 195" svg:d="M0 195c0-57 40-146 86-195">
          <text:p/>
        </draw:path>
        <draw:line draw:style-name="gr8" draw:text-style-name="P1" draw:layer="layout" svg:x1="20.81cm" svg:y1="2.607cm" svg:x2="20.81cm" svg:y2="3.619cm">
          <text:p/>
        </draw:line>
        <draw:line draw:style-name="gr8" draw:text-style-name="P1" draw:layer="layout" svg:x1="22.536cm" svg:y1="4.474cm" svg:x2="20.81cm" svg:y2="3.619cm">
          <text:p/>
        </draw:line>
        <draw:line draw:style-name="gr8" draw:text-style-name="P1" draw:layer="layout" svg:x1="21.17cm" svg:y1="6.628cm" svg:x2="21.17cm" svg:y2="6.769cm">
          <text:p/>
        </draw:line>
        <draw:line draw:style-name="gr8" draw:text-style-name="P1" draw:layer="layout" svg:x1="22.059cm" svg:y1="6.008cm" svg:x2="22.335cm" svg:y2="5.845cm">
          <text:p/>
        </draw:line>
        <draw:path draw:style-name="gr8" draw:text-style-name="P1" draw:layer="layout" svg:width="0.201cm" svg:height="0.033cm" svg:x="18.51cm" svg:y="5.237cm" svg:viewBox="0 0 202 34" svg:d="M202 19c-64-29-146-26-202 15">
          <text:p/>
        </draw:path>
        <draw:path draw:style-name="gr8" draw:text-style-name="P1" draw:layer="layout" svg:width="0.017cm" svg:height="0.01cm" svg:x="18.711cm" svg:y="5.256cm" svg:viewBox="0 0 18 11" svg:d="M18 11c-8-4-11-8-18-11">
          <text:p/>
        </draw:path>
        <draw:path draw:style-name="gr8" draw:text-style-name="P1" draw:layer="layout" svg:width="0.088cm" svg:height="0.018cm" svg:x="20.93cm" svg:y="6.381cm" svg:viewBox="0 0 89 19" svg:d="M89 19c-25-14-57-19-89-19">
          <text:p/>
        </draw:path>
        <draw:path draw:style-name="gr8" draw:text-style-name="P1" draw:layer="layout" svg:width="0.014cm" svg:height="0.007cm" svg:x="21.018cm" svg:y="6.399cm" svg:viewBox="0 0 15 8" svg:d="M15 8c-7 0-10-4-15-8">
          <text:p/>
        </draw:path>
        <draw:polyline draw:style-name="gr8" draw:text-style-name="P1" draw:layer="layout" svg:width="0.071cm" svg:height="0.254cm" svg:x="20.711cm" svg:y="2.106cm" svg:viewBox="0 0 72 255" draw:points="72,255 58,237 42,216 32,198 21,177 14,156 7,135 4,113 4,96 0,75 4,57 7,38 11,24 18,10 25,0">
          <text:p/>
        </draw:polyline>
        <draw:line draw:style-name="gr8" draw:text-style-name="P1" draw:layer="layout" svg:x1="20.811cm" svg:y1="2.403cm" svg:x2="20.778cm" svg:y2="2.36cm">
          <text:p/>
        </draw:line>
        <draw:line draw:style-name="gr8" draw:text-style-name="P1" draw:layer="layout" svg:x1="19.813cm" svg:y1="3.139cm" svg:x2="19.727cm" svg:y2="3.235cm">
          <text:p/>
        </draw:line>
        <draw:path draw:style-name="gr8" draw:text-style-name="P1" draw:layer="layout" svg:width="0.116cm" svg:height="0.028cm" svg:x="19.727cm" svg:y="3.206cm" svg:viewBox="0 0 117 29" svg:d="M0 29c0-4 3-4 7-8 0-3 3-3 3-7 4 0 4-3 7-3 4 0 4-4 8-4 3 0 7-3 10-3 0 0 4 0 7 0 4 0 4 0 7-4 5 0 8 0 12 0 3 0 7 4 7 4 3 0 7 0 10 0 4 0 8 0 11 0 4 3 7 3 11 3 3 4 10 7 17 11">
          <text:p/>
        </draw:path>
        <draw:line draw:style-name="gr8" draw:text-style-name="P1" draw:layer="layout" svg:x1="20.002cm" svg:y1="3.303cm" svg:x2="20.811cm" svg:y2="2.402cm">
          <text:p/>
        </draw:line>
        <draw:line draw:style-name="gr8" draw:text-style-name="P1" draw:layer="layout" svg:x1="18.82cm" svg:y1="4.328cm" svg:x2="18.82cm" svg:y2="5.33cm">
          <text:p/>
        </draw:line>
        <draw:line draw:style-name="gr8" draw:text-style-name="P1" draw:layer="layout" svg:x1="19.343cm" svg:y1="3.411cm" svg:x2="19.081cm" svg:y2="3.701cm">
          <text:p/>
        </draw:line>
        <draw:line draw:style-name="gr8" draw:text-style-name="P1" draw:layer="layout" svg:x1="20.859cm" svg:y1="5.337cm" svg:x2="20.859cm" svg:y2="6.339cm">
          <text:p/>
        </draw:line>
        <draw:path draw:style-name="gr8" draw:text-style-name="P1" draw:layer="layout" svg:width="0.059cm" svg:height="0.047cm" svg:x="19.812cm" svg:y="5.138cm" svg:viewBox="0 0 60 48" svg:d="M60 48c0-10-10-28-25-38-14-12-28-12-35-5">
          <text:p/>
        </draw:path>
        <draw:path draw:style-name="gr8" draw:text-style-name="P1" draw:layer="layout" svg:width="0.061cm" svg:height="0.056cm" svg:x="19.81cm" svg:y="5.143cm" svg:viewBox="0 0 62 57" svg:d="M5 0c-11 7-3 28 14 43 14 14 33 18 43 11">
          <text:p/>
        </draw:path>
        <draw:path draw:style-name="gr8" draw:text-style-name="P1" draw:layer="layout" svg:width="0.003cm" svg:height="0.014cm" svg:x="19.868cm" svg:y="5.182cm" svg:viewBox="0 0 4 15" svg:d="M0 15c4-4 4-7 4-15">
          <text:p/>
        </draw:path>
        <draw:line draw:style-name="gr8" draw:text-style-name="P1" draw:layer="layout" svg:x1="21.608cm" svg:y1="4.162cm" svg:x2="21.403cm" svg:y2="4.396cm">
          <text:p/>
        </draw:line>
        <draw:line draw:style-name="gr8" draw:text-style-name="P1" draw:layer="layout" svg:x1="19.654cm" svg:y1="3.062cm" svg:x2="18.905cm" svg:y2="3.899cm">
          <text:p/>
        </draw:line>
        <draw:line draw:style-name="gr8" draw:text-style-name="P1" draw:layer="layout" svg:x1="21.121cm" svg:y1="4.709cm" svg:x2="20.944cm" svg:y2="4.908cm">
          <text:p/>
        </draw:line>
        <draw:line draw:style-name="gr8" draw:text-style-name="P1" draw:layer="layout" svg:x1="21.382cm" svg:y1="4.42cm" svg:x2="21.117cm" svg:y2="4.71cm">
          <text:p/>
        </draw:line>
        <draw:line draw:style-name="gr8" draw:text-style-name="P1" draw:layer="layout" svg:x1="21.404cm" svg:y1="4.392cm" svg:x2="21.378cm" svg:y2="4.421cm">
          <text:p/>
        </draw:line>
        <draw:line draw:style-name="gr8" draw:text-style-name="P1" draw:layer="layout" svg:x1="19.363cm" svg:y1="3.387cm" svg:x2="19.654cm" svg:y2="3.062cm">
          <text:p/>
        </draw:line>
        <draw:line draw:style-name="gr8" draw:text-style-name="P1" draw:layer="layout" svg:x1="19.368cm" svg:y1="3.383cm" svg:x2="19.342cm" svg:y2="3.412cm">
          <text:p/>
        </draw:line>
        <draw:line draw:style-name="gr8" draw:text-style-name="P1" draw:layer="layout" svg:x1="18.905cm" svg:y1="3.899cm" svg:x2="19.082cm" svg:y2="3.7cm">
          <text:p/>
        </draw:line>
        <draw:line draw:style-name="gr8" draw:text-style-name="P1" draw:layer="layout" svg:x1="20.877cm" svg:y1="6.319cm" svg:x2="21.054cm" svg:y2="6.124cm">
          <text:p/>
        </draw:line>
        <draw:line draw:style-name="gr8" draw:text-style-name="P1" draw:layer="layout" svg:x1="21.24cm" svg:y1="4.802cm" svg:x2="21.259cm" svg:y2="4.78cm">
          <text:p/>
        </draw:line>
        <draw:line draw:style-name="gr8" draw:text-style-name="P1" draw:layer="layout" svg:x1="21.258cm" svg:y1="4.784cm" svg:x2="21.278cm" svg:y2="4.762cm">
          <text:p/>
        </draw:line>
        <draw:path draw:style-name="gr8" draw:text-style-name="P1" draw:layer="layout" svg:width="0.179cm" svg:height="0.501cm" svg:x="21.272cm" svg:y="4.688cm" svg:viewBox="0 0 180 502" svg:d="M0 502c67-74 131-187 159-293 33-106 25-188-14-209">
          <text:p/>
        </draw:path>
        <draw:path draw:style-name="gr8" draw:text-style-name="P1" draw:layer="layout" svg:width="0.145cm" svg:height="0.079cm" svg:x="21.272cm" svg:y="4.683cm" svg:viewBox="0 0 146 80" svg:d="M146 5c-37-18-90 11-146 75">
          <text:p/>
        </draw:path>
        <draw:line draw:style-name="gr8" draw:text-style-name="P1" draw:layer="layout" svg:x1="21.258cm" svg:y1="5.208cm" svg:x2="21.278cm" svg:y2="5.189cm">
          <text:p/>
        </draw:line>
        <draw:line draw:style-name="gr8" draw:text-style-name="P1" draw:layer="layout" svg:x1="21.24cm" svg:y1="5.229cm" svg:x2="21.259cm" svg:y2="5.207cm">
          <text:p/>
        </draw:line>
        <draw:path draw:style-name="gr8" draw:text-style-name="P1" draw:layer="layout" svg:width="0.177cm" svg:height="0.501cm" svg:x="21.063cm" svg:y="4.797cm" svg:viewBox="0 0 178 502" svg:d="M178 0c-68 78-128 191-159 297-29 102-25 184 17 205">
          <text:p/>
        </draw:path>
        <draw:path draw:style-name="gr8" draw:text-style-name="P1" draw:layer="layout" svg:width="0.141cm" svg:height="0.079cm" svg:x="21.099cm" svg:y="5.224cm" svg:viewBox="0 0 142 80" svg:d="M0 75c32 18 85-10 142-75">
          <text:p/>
        </draw:path>
        <draw:line draw:style-name="gr8" draw:text-style-name="P1" draw:layer="layout" svg:x1="21.692cm" svg:y1="4.409cm" svg:x2="21.692cm" svg:y2="5.415cm">
          <text:p/>
        </draw:line>
        <draw:line draw:style-name="gr8" draw:text-style-name="P1" draw:layer="layout" svg:x1="20.757cm" svg:y1="3.68cm" svg:x2="20.811cm" svg:y2="3.619cm">
          <text:p/>
        </draw:line>
        <draw:line draw:style-name="gr8" draw:text-style-name="P1" draw:layer="layout" svg:x1="20.81cm" svg:y1="2.607cm" svg:x2="20.81cm" svg:y2="2.402cm">
          <text:p/>
        </draw:line>
        <draw:line draw:style-name="gr8" draw:text-style-name="P1" draw:layer="layout" svg:x1="21.692cm" svg:y1="4.173cm" svg:x2="21.692cm" svg:y2="4.409cm">
          <text:p/>
        </draw:line>
        <draw:path draw:style-name="gr8" draw:text-style-name="P1" draw:layer="layout" svg:width="0.067cm" svg:height="0.039cm" svg:x="21.607cm" svg:y="4.127cm" svg:viewBox="0 0 68 40" svg:d="M0 40c29-33 54-48 68-36">
          <text:p/>
        </draw:path>
        <draw:path draw:style-name="gr8" draw:text-style-name="P1" draw:layer="layout" svg:width="0.018cm" svg:height="0.042cm" svg:x="21.674cm" svg:y="4.131cm" svg:viewBox="0 0 19 43" svg:d="M0 0c12 3 19 18 19 43">
          <text:p/>
        </draw:path>
        <draw:line draw:style-name="gr8" draw:text-style-name="P1" draw:layer="layout" svg:x1="18.82cm" svg:y1="4.328cm" svg:x2="18.82cm" svg:y2="4.088cm">
          <text:p/>
        </draw:line>
        <draw:path draw:style-name="gr8" draw:text-style-name="P1" draw:layer="layout" svg:width="0.085cm" svg:height="0.194cm" svg:x="18.82cm" svg:y="3.898cm" svg:viewBox="0 0 86 195" svg:d="M0 195c0-25 11-60 25-99 15-40 40-75 61-96">
          <text:p/>
        </draw:path>
        <draw:line draw:style-name="gr8" draw:text-style-name="P1" draw:layer="layout" svg:x1="20.859cm" svg:y1="5.337cm" svg:x2="20.859cm" svg:y2="5.097cm">
          <text:p/>
        </draw:line>
        <draw:path draw:style-name="gr8" draw:text-style-name="P1" draw:layer="layout" svg:width="0.059cm" svg:height="0.046cm" svg:x="19.812cm" svg:y="4.666cm" svg:viewBox="0 0 60 47" svg:d="M60 47c0-11-10-25-25-39-14-8-28-12-35-4">
          <text:p/>
        </draw:path>
        <draw:path draw:style-name="gr8" draw:text-style-name="P1" draw:layer="layout" svg:width="0.061cm" svg:height="0.057cm" svg:x="19.81cm" svg:y="4.67cm" svg:viewBox="0 0 62 58" svg:d="M5 0c-11 12-3 30 14 44 14 14 33 17 43 10">
          <text:p/>
        </draw:path>
        <draw:path draw:style-name="gr8" draw:text-style-name="P1" draw:layer="layout" svg:width="0.003cm" svg:height="0.01cm" svg:x="19.868cm" svg:y="4.713cm" svg:viewBox="0 0 4 11" svg:d="M0 11c4-3 4-7 4-11">
          <text:p/>
        </draw:path>
        <draw:path draw:style-name="gr8" draw:text-style-name="P1" draw:layer="layout" svg:width="0.085cm" svg:height="0.194cm" svg:x="20.859cm" svg:y="4.903cm" svg:viewBox="0 0 86 195" svg:d="M0 195c0-53 40-141 86-195">
          <text:p/>
        </draw:path>
        <draw:path draw:style-name="gr8" draw:text-style-name="P1" draw:layer="layout" svg:width="0.085cm" svg:height="0.194cm" svg:x="18.82cm" svg:y="3.898cm" svg:viewBox="0 0 86 195" svg:d="M0 195c0-25 11-60 25-99 19-40 43-75 61-96">
          <text:p/>
        </draw:path>
        <draw:path draw:style-name="gr8" draw:text-style-name="P1" draw:layer="layout" svg:width="0.033cm" svg:height="0.053cm" svg:x="18.353cm" svg:y="6.293cm" svg:viewBox="0 0 34 54" svg:d="M34 54c-10-7-21-18-29-28-7-12-7-19 0-26">
          <text:p/>
        </draw:path>
        <draw:path draw:style-name="gr8" draw:text-style-name="P1" draw:layer="layout" svg:width="0.06cm" svg:height="0.056cm" svg:x="18.358cm" svg:y="6.29cm" svg:viewBox="0 0 61 57" svg:d="M0 3c7-7 26-3 43 12 15 14 22 31 15 42">
          <text:p/>
        </draw:path>
        <draw:path draw:style-name="gr8" draw:text-style-name="P1" draw:layer="layout" svg:width="0.032cm" svg:height="0.009cm" svg:x="18.383cm" svg:y="6.342cm" svg:viewBox="0 0 33 10" svg:d="M33 0c-8 13-19 13-33 0">
          <text:p/>
        </draw:path>
        <draw:path draw:style-name="gr8" draw:text-style-name="P1" draw:layer="layout" svg:width="0.063cm" svg:height="0.056cm" svg:x="19.187cm" svg:y="5.362cm" svg:viewBox="0 0 64 57" svg:d="M0 3c12-7 29-3 47 11 14 14 22 33 14 43">
          <text:p/>
        </draw:path>
        <draw:path draw:style-name="gr8" draw:text-style-name="P1" draw:layer="layout" svg:width="0.033cm" svg:height="0.049cm" svg:x="18.353cm" svg:y="6.766cm" svg:viewBox="0 0 34 50" svg:d="M34 50c-10-3-21-14-29-25-7-11-7-22 0-25">
          <text:p/>
        </draw:path>
        <draw:path draw:style-name="gr8" draw:text-style-name="P1" draw:layer="layout" svg:width="0.06cm" svg:height="0.055cm" svg:x="18.358cm" svg:y="6.761cm" svg:viewBox="0 0 61 56" svg:d="M0 6c7-11 26-4 43 7 15 18 22 36 15 43">
          <text:p/>
        </draw:path>
        <draw:path draw:style-name="gr8" draw:text-style-name="P1" draw:layer="layout" svg:width="0.032cm" svg:height="0.005cm" svg:x="18.383cm" svg:y="6.815cm" svg:viewBox="0 0 33 6" svg:d="M33 0c-8 8-19 8-33 0">
          <text:p/>
        </draw:path>
        <draw:path draw:style-name="gr8" draw:text-style-name="P1" draw:layer="layout" svg:width="0.063cm" svg:height="0.057cm" svg:x="19.187cm" svg:y="5.834cm" svg:viewBox="0 0 64 58" svg:d="M0 4c12-7 29-4 47 11 14 15 22 32 14 43">
          <text:p/>
        </draw:path>
        <draw:line draw:style-name="gr8" draw:text-style-name="P1" draw:layer="layout" svg:x1="22.903cm" svg:y1="2.114cm" svg:x2="21.268cm" svg:y2="1.301cm">
          <text:p/>
        </draw:line>
        <draw:line draw:style-name="gr8" draw:text-style-name="P1" draw:layer="layout" svg:x1="26.353cm" svg:y1="5.263cm" svg:x2="26.31cm" svg:y2="5.313cm">
          <text:p/>
        </draw:line>
        <draw:line draw:style-name="gr8" draw:text-style-name="P1" draw:layer="layout" svg:x1="23.143cm" svg:y1="1.845cm" svg:x2="23.096cm" svg:y2="1.895cm">
          <text:p/>
        </draw:line>
        <draw:line draw:style-name="gr8" draw:text-style-name="P1" draw:layer="layout" svg:x1="26.314cm" svg:y1="5.312cm" svg:x2="26.059cm" svg:y2="5.592cm">
          <text:p/>
        </draw:line>
        <draw:line draw:style-name="gr8" draw:text-style-name="P1" draw:layer="layout" svg:x1="22.849cm" svg:y1="2.17cm" svg:x2="23.1cm" svg:y2="1.89cm">
          <text:p/>
        </draw:line>
        <draw:line draw:style-name="gr8" draw:text-style-name="P1" draw:layer="layout" svg:x1="25.199cm" svg:y1="5.647cm" svg:x2="24.867cm" svg:y2="6.022cm">
          <text:p/>
        </draw:line>
        <draw:line draw:style-name="gr8" draw:text-style-name="P1" draw:layer="layout" svg:x1="18.213cm" svg:y1="5.425cm" svg:x2="18.213cm" svg:y2="5.189cm">
          <text:p/>
        </draw:line>
        <draw:line draw:style-name="gr8" draw:text-style-name="P1" draw:layer="layout" svg:x1="19.843cm" svg:y1="3.224cm" svg:x2="21.675cm" svg:y2="4.132cm">
          <text:p/>
        </draw:line>
        <draw:line draw:style-name="gr8" draw:text-style-name="P1" draw:layer="layout" svg:x1="19.248cm" svg:y1="5.418cm" svg:x2="18.411cm" svg:y2="6.347cm">
          <text:p/>
        </draw:line>
        <draw:line draw:style-name="gr8" draw:text-style-name="P1" draw:layer="layout" svg:x1="19.192cm" svg:y1="5.365cm" svg:x2="18.358cm" svg:y2="6.294cm">
          <text:p/>
        </draw:line>
        <draw:line draw:style-name="gr8" draw:text-style-name="P1" draw:layer="layout" svg:x1="19.248cm" svg:y1="5.887cm" svg:x2="18.411cm" svg:y2="6.816cm">
          <text:p/>
        </draw:line>
        <draw:line draw:style-name="gr8" draw:text-style-name="P1" draw:layer="layout" svg:x1="19.192cm" svg:y1="5.838cm" svg:x2="18.358cm" svg:y2="6.767cm">
          <text:p/>
        </draw:line>
        <draw:path draw:style-name="gr6" draw:text-style-name="P3" draw:layer="layout" svg:width="7.122cm" svg:height="5.951cm" svg:x="9.045cm" svg:y="1.661cm" svg:viewBox="0 0 7123 5952" svg:d="M7123 5741v-247c0 116-134 212-300 212h-448v-124h-2437v370c-78-3-152-28-208-67l-508-303v-113-321l-2097-388-32-21c-21-14-35-32-35-49v-117l-924-437c-85-39-134-106-134-177v-1742-53-318c0-116 134-212 300-212h3313c28-77 92-148 148-208 29-28 53-56 78-81 35-43 63-78 88-117v-124c0-3 0-7 0-10 0-7 0-11 0-14 0-7 0-11 0-18 0-4 0-7 0-14 0-14 0-32 0-50 0-10 0-21 0-31 0-11 0-25 0-32s0-11 0-14c0-7 0-11 0-14 0-4 0-11 0-14 0-71 0-138 0-187 0-14 0-29 0-43v-10-14-7c0-4 0-11 0-15 0-3 0-3 0-7 0-3 0-7 0-10v-7-4-7-3-4-3-304-222c0-28 0-46 0-46h2448c0 0 0 18 0 46v222 332 32 366 29 28 28 25 21 25 17 18 14 14 11 7 3 86 32 723 321 360 215c0 7 0 11 0 14 0 4 0 7 0 14 0 4 0 7 0 14 0 11 0 22 0 32 0 11 0 21 0 32 0 17 0 35 0 49 0 7 0 11 0 18 0 3 0 7 0 14 0 4 0 7 0 14 0 4 0 7 0 11v247 1065 1083 124h448c166 0 300-96 300-212v-3930c0-117-134-212-300-212l-448 4 448-4c166 0 300 95 300 212v3930 247c0 116-134 211-300 211h-2885 2885c166 0 300-95 300-211z">
          <text:p/>
        </draw:path>
        <draw:polygon draw:style-name="gr7" draw:text-style-name="P1" draw:layer="layout" svg:width="0cm" svg:height="0cm" svg:x="12.604cm" svg:y="4.617cm" svg:viewBox="0 0 0 0" draw:points="0,0">
          <text:p/>
        </draw:polygon>
        <draw:path draw:style-name="gr6" draw:text-style-name="P3" draw:layer="layout" svg:width="3.926cm" svg:height="2.568cm" svg:x="9.045cm" svg:y="3.665cm" svg:viewBox="0 0 3927 2569" svg:d="M3299 1391h628v39 797c-81 127-240 219-430 250v11h-138-2222c-43 0-74 21-74 53v28l-929-437c-85-39-134-106-134-177v-1742c0-118 134-213 300-213h3324c169 0 303 95 303 213v183 360 53 162 187h-628c0 11 0 25 0 35 0 11 0 25 0 36 0 3 0 10 0 14 0 7 0 10 0 14 0 7 0 10 0 14 0 7 0 10 0 14s0 7 0 14v7c0 4 0 7 0 11 0 3 0 7 0 7 0 3 0 7 0 7 0 3 0 7 0 7z">
          <text:p/>
        </draw:path>
        <draw:polygon draw:style-name="gr7" draw:text-style-name="P1" draw:layer="layout" svg:width="0cm" svg:height="0cm" svg:x="12.604cm" svg:y="4.617cm" svg:viewBox="0 0 0 0" draw:points="0,0">
          <text:p/>
        </draw:polygon>
        <draw:path draw:style-name="gr6" draw:text-style-name="P3" draw:layer="layout" svg:width="2.451cm" svg:height="2.759cm" svg:x="12.968cm" svg:y="1.661cm" svg:viewBox="0 0 2452 2760" svg:d="M2452 998v360 720 321 361h-2452v-361-183-32-21-25h2075 145c14 0 24 3 31 11 7 10 11 21 11 35v-106-226c14-21 21-42 21-60v-28c0-21-7-39-18-60 4-11 4-25 4-35v-25c0-14 0-28-7-39-21-60-99-102-187-102-106 0-194 63-194 141 0 74 88 134 194 134 109 0 194-60 194-134 0-14 0-28-7-39v-607-105 14l-4 14-3 14-7 14-7 18-11 14-10 17-11 18-14 18-18 14-14 14-14 18-18 14-17 10-39 29v370c-106 0-194 63-194 141 0 74 88 134 194 134 109 0 194-60 194-134v25c0 10 0 24-4 35-3 0-3 0-3 0-14 46-64 81-127 95 63-14 113-49 127-95v60-60l-187 194c106 0 187-60 187-134h-374c0 74 85 134 187 134l-187-134v-60c18 46 67 81 127 95 21 4 39 7 60 7s42-3 60-7l-60 7c21 0 39-3 60-7h-116c17 4 38 7 56 7l-60-7h4l-131-95c18 46 67 81 127 95l-127-95-7-35c0 10 3 24 7 35l-7-35v-25 25c0 10 3 24 7 35-11 21-18 39-18 60 0 81 92 145 205 145-113 0-205-64-205-145v28c0 78 92 145 205 145-113 0-205-67-205-145v-28c0-21 7-39 18-60v60-60 60c0 74 85 134 187 134 106 0 187-60 187-134v-60h3c11 21 18 39 18 60 0 81-92 145-208 145 116 0 208-64 208-145v28c0 18-7 39-21 60-32 53-106 85-187 85v201h-2075v-293-240-222-25-130-124c0-3 0-7 0-10 0-7 0-11 0-14 0-7 0-11 0-18 0-4 0-7 0-14 0-14 0-32 0-50 0-10 0-21 0-31 0-11 0-25 0-32s0-11 0-14c0-7 0-11 0-14 0-4 0-11 0-14 0-71 0-138 0-187 0-14 0-29 0-43v-10-14-7c0-4 0-11 0-15 0-3 0-3 0-7 0-3 0-7 0-10v-7-4-7-3-4-3-304-222c0-28 0-46 0-46h2452c0 0 0 21 0 46z">
          <text:p/>
        </draw:path>
        <draw:polygon draw:style-name="gr7" draw:text-style-name="P1" draw:layer="layout" svg:width="0cm" svg:height="0cm" svg:x="12.604cm" svg:y="4.617cm" svg:viewBox="0 0 0 0" draw:points="0,0">
          <text:p/>
        </draw:polygon>
        <draw:path draw:style-name="gr6" draw:text-style-name="P3" draw:layer="layout" svg:width="2.451cm" svg:height="1.739cm" svg:x="12.968cm" svg:y="4.42cm" svg:viewBox="0 0 2452 1740" svg:d="M0 53v-53h2452v215c0 4 0 7 0 14 0 4 0 7 0 14 0 4 0 7 0 11 0 14 0 21 0 35 0 11 0 21 0 32 0 17 0 35 0 49 0 4 0 11 0 14 0 7 0 11 0 18 0 4 0 7 0 14 0 4 0 7 0 11v247 1066h-2452v-269-797-39-53-155c0-7 0-18 0-29v-183z">
          <text:p/>
        </draw:path>
        <draw:polygon draw:style-name="gr7" draw:text-style-name="P1" draw:layer="layout" svg:width="0cm" svg:height="0cm" svg:x="12.604cm" svg:y="4.617cm" svg:viewBox="0 0 0 0" draw:points="0,0">
          <text:p/>
        </draw:polygon>
        <draw:path draw:style-name="gr6" draw:text-style-name="P3" draw:layer="layout" svg:width="2.451cm" svg:height="1.083cm" svg:x="12.968cm" svg:y="6.159cm" svg:viewBox="0 0 2452 1084" svg:d="M0 1084v-159c17 4 35 4 49 4 92 0 166-51 166-118 0-35-25-70-67-91-43-25-99-32-148-18v-702h2452v1084h-2438c-4 0-7 0-14 0z">
          <text:p/>
        </draw:path>
        <draw:polygon draw:style-name="gr7" draw:text-style-name="P1" draw:layer="layout" svg:width="0cm" svg:height="0cm" svg:x="12.604cm" svg:y="4.617cm" svg:viewBox="0 0 0 0" draw:points="0,0">
          <text:p/>
        </draw:polygon>
        <draw:path draw:style-name="gr9" draw:text-style-name="P3" draw:layer="layout" svg:width="1.852cm" svg:height="1.309cm" svg:x="9.983cm" svg:y="4.342cm" svg:viewBox="0 0 1853 1310" svg:d="M1853 657c0-84-21-169-67-250-49-78-116-152-201-213-85-60-187-109-300-144-113-32-236-50-356-50s-243 18-353 50c-113 35-215 81-303 144-86 61-156 132-202 213-46 78-71 166-71 250 0 85 25 173 71 251 46 77 116 152 202 212 88 59 190 109 303 144 110 32 233 46 353 46s243-14 356-49c113-32 215-82 300-141 85-64 152-135 201-216 46-77 67-162 67-247z">
          <text:p/>
        </draw:path>
        <draw:polygon draw:style-name="gr7" draw:text-style-name="P1" draw:layer="layout" svg:width="0cm" svg:height="0cm" svg:x="12.604cm" svg:y="4.617cm" svg:viewBox="0 0 0 0" draw:points="0,0">
          <text:p/>
        </draw:polygon>
        <draw:path draw:style-name="gr6" draw:text-style-name="P3" draw:layer="layout" svg:width="1.69cm" svg:height="1.194cm" svg:x="10.064cm" svg:y="4.344cm" svg:viewBox="0 0 1691 1195" svg:d="M1691 594c0-42-7-88-21-130-7-28-21-57-35-81-64-120-184-223-336-293-151-67-335-99-516-88-179 7-352 60-490 141-134 85-233 197-272 321-14 42-21 88-21 130 0 78 25 156 64 230 46 70 106 137 183 194 78 57 173 100 275 131 103 28 212 46 325 46 110 0 223-18 325-46 103-31 195-77 272-135 81-56 141-120 184-194 42-70 63-148 63-226z">
          <text:p/>
        </draw:path>
        <draw:polygon draw:style-name="gr7" draw:text-style-name="P1" draw:layer="layout" svg:width="0cm" svg:height="0cm" svg:x="12.604cm" svg:y="4.617cm" svg:viewBox="0 0 0 0" draw:points="0,0">
          <text:p/>
        </draw:polygon>
        <draw:path draw:style-name="gr6" draw:text-style-name="P3" draw:layer="layout" svg:width="3.926cm" svg:height="0.583cm" svg:x="9.045cm" svg:y="3.294cm" svg:viewBox="0 0 3927 584" svg:d="M0 531v-319c0-116 134-212 300-212h3313 11c169 0 303 96 303 212v294 25 21 32c0-118-134-213-303-213h-3324c-166 0-300 95-300 213z">
          <text:p/>
        </draw:path>
        <draw:polygon draw:style-name="gr7" draw:text-style-name="P1" draw:layer="layout" svg:width="0cm" svg:height="0cm" svg:x="12.604cm" svg:y="4.617cm" svg:viewBox="0 0 0 0" draw:points="0,0">
          <text:p/>
        </draw:polygon>
        <draw:path draw:style-name="gr6" draw:text-style-name="P3" draw:layer="layout" svg:width="2.438cm" svg:height="1.143cm" svg:x="10.103cm" svg:y="6.152cm" svg:viewBox="0 0 2439 1144" svg:d="M2164 548v109 321l137 85 138 81v-11-1133h-138-2223c-43 0-78 21-78 53v28 118c0-4 0-4 0-8 4-3 4-3 4-7 0 0 0-3 3-3 0 0 0-4 0-7 4 0 4 0 7-4 0 0 0-3 4-3 3 0 3 0 7-4h3c4-3 4-3 7-3 4 0 7 0 7-4 7 0 11 0 18 0 4 0 11 0 18 4z">
          <text:p/>
        </draw:path>
        <draw:polygon draw:style-name="gr7" draw:text-style-name="P1" draw:layer="layout" svg:width="0cm" svg:height="0cm" svg:x="12.604cm" svg:y="4.617cm" svg:viewBox="0 0 0 0" draw:points="0,0">
          <text:p/>
        </draw:polygon>
        <draw:path draw:style-name="gr6" draw:text-style-name="P3" draw:layer="layout" svg:width="1.613cm" svg:height="0.859cm" svg:x="10.085cm" svg:y="4.344cm" svg:viewBox="0 0 1614 860" svg:d="M418 860l1196-476c-64-121-184-224-336-294-151-67-335-99-515-88-179 7-352 60-491 141-134 85-233 197-272 322 53 169 205 310 418 395z">
          <text:p/>
        </draw:path>
        <draw:polygon draw:style-name="gr7" draw:text-style-name="P1" draw:layer="layout" svg:width="0cm" svg:height="0cm" svg:x="12.604cm" svg:y="4.617cm" svg:viewBox="0 0 0 0" draw:points="0,0">
          <text:p/>
        </draw:polygon>
        <draw:path draw:style-name="gr6" draw:text-style-name="P3" draw:layer="layout" svg:width="0.43cm" svg:height="1.458cm" svg:x="12.541cm" svg:y="5.891cm" svg:viewBox="0 0 431 1459" svg:d="M234 1458c31 3 70 0 105-21 36-18 67-50 92-85v-159c-17 25-39 43-60 53-10 0-21 4-28 0-7 0-11 0-14-3-7-7-14-14-14-39 0-11 3-21 3-32 4-10 7-21 11-28 3-11 10-21 14-28 11-18 18-32 28-46 21-39 43-71 60-99v-703-268c-81 127-240 219-431 247v14 1133c81 36 163 60 234 64z">
          <text:p/>
        </draw:path>
        <draw:polygon draw:style-name="gr7" draw:text-style-name="P1" draw:layer="layout" svg:width="0cm" svg:height="0cm" svg:x="12.604cm" svg:y="4.617cm" svg:viewBox="0 0 0 0" draw:points="0,0">
          <text:p/>
        </draw:polygon>
        <draw:path draw:style-name="gr6" draw:text-style-name="P3" draw:layer="layout" svg:width="1.69cm" svg:height="0.73cm" svg:x="10.064cm" svg:y="4.808cm" svg:viewBox="0 0 1691 731" svg:d="M21 0c-14 42-21 88-21 130 0 78 25 156 64 230 46 70 106 137 183 194 78 53 173 99 275 131 103 28 212 46 325 46 110 0 223-18 325-46 103-32 195-78 272-135 81-56 141-120 184-194 42-70 63-148 63-226 0-42-7-88-21-130-85 275-427 469-823 469-145 0-286-28-409-78-212-81-364-222-417-391z">
          <text:p/>
        </draw:path>
        <draw:polygon draw:style-name="gr7" draw:text-style-name="P1" draw:layer="layout" svg:width="0cm" svg:height="0cm" svg:x="12.604cm" svg:y="4.617cm" svg:viewBox="0 0 0 0" draw:points="0,0">
          <text:p/>
        </draw:polygon>
        <draw:path draw:style-name="gr6" draw:text-style-name="P3" draw:layer="layout" svg:width="1.231cm" svg:height="0.55cm" svg:x="10.502cm" svg:y="4.727cm" svg:viewBox="0 0 1232 551" svg:d="M0 472c123 51 264 79 409 79 395 0 737-195 823-470-7-28-21-57-35-81z">
          <text:p/>
        </draw:path>
        <draw:polygon draw:style-name="gr7" draw:text-style-name="P1" draw:layer="layout" svg:width="0cm" svg:height="0cm" svg:x="12.604cm" svg:y="4.617cm" svg:viewBox="0 0 0 0" draw:points="0,0">
          <text:p/>
        </draw:polygon>
        <draw:path draw:style-name="gr6" draw:text-style-name="P3" draw:layer="layout" svg:width="2.163cm" svg:height="0.501cm" svg:x="10.103cm" svg:y="6.307cm" svg:viewBox="0 0 2164 502" svg:d="M2164 388v114l-2097-389-32-21c-21-14-35-35-35-53v-4c4-3 4-3 4-7 0 0 0-3 3-3 0-4 0-4 0-7 4 0 4-4 7-4 0 0 0-3 4-3 3 0 3-4 7-4 0 0 3 0 3-3 4 0 4 0 7 0 4-4 7-4 7-4 7 0 11 0 18 0 4 0 11 0 18 0z">
          <text:p/>
        </draw:path>
        <draw:polygon draw:style-name="gr7" draw:text-style-name="P1" draw:layer="layout" svg:width="0cm" svg:height="0cm" svg:x="12.604cm" svg:y="4.617cm" svg:viewBox="0 0 0 0" draw:points="0,0">
          <text:p/>
        </draw:polygon>
        <draw:path draw:style-name="gr6" draw:text-style-name="P3" draw:layer="layout" svg:width="0.628cm" svg:height="0.184cm" svg:x="12.343cm" svg:y="4.818cm" svg:viewBox="0 0 629 185" svg:d="M629 29v156h-629c0 0 0-4 0-7 0 0 0-4 0-7 0 0 0-4 0-7 0-4 0-7 0-11 0-3 0-7 0-10 0-4 0-7 0-11s0-11 0-14c0-4 0-7 0-14 0-4 0-11 0-14 0-4 0-11 0-18 0-11 0-21 0-32 0-15 0-25 0-40h629c0 11 0 22 0 29z">
          <text:p/>
        </draw:path>
        <draw:polygon draw:style-name="gr7" draw:text-style-name="P1" draw:layer="layout" svg:width="0cm" svg:height="0cm" svg:x="12.604cm" svg:y="4.617cm" svg:viewBox="0 0 0 0" draw:points="0,0">
          <text:p/>
        </draw:polygon>
        <draw:path draw:style-name="gr6" draw:text-style-name="P3" draw:layer="layout" svg:width="0.401cm" svg:height="0.328cm" svg:x="14.842cm" svg:y="4.06cm" svg:viewBox="0 0 402 329" svg:d="M162 0h78l-39 329c-42 0-89-11-125-35-17-11-31-25-45-43-11-14-22-35-25-56-7-18-7-39-4-53 4-10 4-21 11-28 7-21 18-39 32-53 28-33 70-54 117-61l39 329c42 0 81-7 113-28 17-11 35-21 49-39 7-7 11-14 18-21 0-7 3-11 7-14 0-4 3-7 3-11 4-3 4-10 4-14 4-11 7-21 7-32 0-17-3-31-7-46-7-24-21-45-35-63-32-33-74-54-120-61z">
          <text:p/>
        </draw:path>
        <draw:polygon draw:style-name="gr7" draw:text-style-name="P1" draw:layer="layout" svg:width="0cm" svg:height="0cm" svg:x="12.604cm" svg:y="4.617cm" svg:viewBox="0 0 0 0" draw:points="0,0">
          <text:p/>
        </draw:polygon>
        <draw:path draw:style-name="gr6" draw:text-style-name="P3" draw:layer="layout" svg:width="0.187cm" svg:height="0.712cm" svg:x="15.042cm" svg:y="2.554cm" svg:viewBox="0 0 188 713" svg:d="M188 105v608c-21-60-100-103-188-103v-370l39-29 17-10 18-14 14-18 14-14 19-14 14-18 11-18 10-17 11-14 7-18 7-14 3-14 4-14v-14z">
          <text:p/>
        </draw:path>
        <draw:polygon draw:style-name="gr7" draw:text-style-name="P1" draw:layer="layout" svg:width="0cm" svg:height="0cm" svg:x="12.604cm" svg:y="4.617cm" svg:viewBox="0 0 0 0" draw:points="0,0">
          <text:p/>
        </draw:polygon>
        <draw:path draw:style-name="gr6" draw:text-style-name="P3" draw:layer="layout" svg:width="0.508cm" svg:height="0.416cm" svg:x="12.266cm" svg:y="7.129cm" svg:viewBox="0 0 509 417" svg:d="M509 220v197l-509-304v-113l137 81 139 86v-14c84 39 162 63 233 67z">
          <text:p/>
        </draw:path>
        <draw:polygon draw:style-name="gr7" draw:text-style-name="P1" draw:layer="layout" svg:width="0cm" svg:height="0cm" svg:x="12.604cm" svg:y="4.617cm" svg:viewBox="0 0 0 0" draw:points="0,0">
          <text:p/>
        </draw:polygon>
        <draw:path draw:style-name="gr6" draw:text-style-name="P3" draw:layer="layout" svg:width="0.338cm" svg:height="0.233cm" svg:x="14.873cm" svg:y="4.148cm" svg:viewBox="0 0 339 234" svg:d="M339 102c0 11-3 25-7 36-7 22-21 40-42 54-11 10-25 21-46 28-18 7-42 14-74 14-26 0-43-4-61-11-18-3-32-10-42-17-18-11-32-25-39-35-11-15-21-30-25-47 0-7-3-14-3-22 0-21 7-35 17-45 11-18 32-32 64-43 14-7 35-10 67-14 10 0 25 0 40 0 17 0 31 4 45 7 22 4 39 11 50 18 14 7 28 14 35 21 11 14 18 25 21 46 0 3 0 7 0 10z">
          <text:p/>
        </draw:path>
        <draw:polygon draw:style-name="gr7" draw:text-style-name="P1" draw:layer="layout" svg:width="0cm" svg:height="0cm" svg:x="12.604cm" svg:y="4.617cm" svg:viewBox="0 0 0 0" draw:points="0,0">
          <text:p/>
        </draw:polygon>
        <draw:path draw:style-name="gr6" draw:text-style-name="P3" draw:layer="layout" svg:width="0.314cm" svg:height="0.617cm" svg:x="12.657cm" svg:y="2.889cm" svg:viewBox="0 0 315 618" svg:d="M315 377v241c0-117-134-213-304-213h-11c29-77 93-148 149-208 29-28 53-56 78-84 35-39 63-74 88-113v130 25c-14 25-35 53-53 85-14 21-24 42-39 67-3 10-10 21-14 31-3 7-7 15-7 25-3 7-3 18-3 25 0 10 3 21 3 25 4 10 11 14 14 17 7 0 11 0 14 0 11 0 18 0 25-3 25-11 43-29 60-50z">
          <text:p/>
        </draw:path>
        <draw:polygon draw:style-name="gr7" draw:text-style-name="P1" draw:layer="layout" svg:width="0cm" svg:height="0cm" svg:x="12.604cm" svg:y="4.617cm" svg:viewBox="0 0 0 0" draw:points="0,0">
          <text:p/>
        </draw:polygon>
        <draw:path draw:style-name="gr6" draw:text-style-name="P3" draw:layer="layout" svg:width="0.332cm" svg:height="0.284cm" svg:x="12.851cm" svg:y="6.854cm" svg:viewBox="0 0 333 285" svg:d="M166 234c93 0 167-50 167-113 0-39-25-75-67-96-44-25-96-32-149-18-14 28-36 60-57 100-10 14-21 28-28 46-7 7-11 17-14 28-4 7-7 18-11 28-3 11-7 21-7 32 4 25 11 32 14 39 7 3 11 3 18 3 7 4 18 0 25 0 24-10 46-28 60-53 17 4 35 4 49 4z">
          <text:p/>
        </draw:path>
        <draw:polygon draw:style-name="gr7" draw:text-style-name="P1" draw:layer="layout" svg:width="0cm" svg:height="0cm" svg:x="12.604cm" svg:y="4.617cm" svg:viewBox="0 0 0 0" draw:points="0,0">
          <text:p/>
        </draw:polygon>
        <draw:path draw:style-name="gr6" draw:text-style-name="P3" draw:layer="layout" svg:width="0.331cm" svg:height="0.237cm" svg:x="15.628cm" svg:y="3.16cm" svg:viewBox="0 0 332 238" svg:d="M332 118c0 39-28 77-77 99-25 14-57 21-89 21-31 0-63-7-92-21-46-22-74-60-74-99 0-64 74-118 166-118s166 54 166 118z">
          <text:p/>
        </draw:path>
        <draw:polygon draw:style-name="gr7" draw:text-style-name="P1" draw:layer="layout" svg:width="0cm" svg:height="0cm" svg:x="12.604cm" svg:y="4.617cm" svg:viewBox="0 0 0 0" draw:points="0,0">
          <text:p/>
        </draw:polygon>
        <draw:path draw:style-name="gr6" draw:text-style-name="P3" draw:layer="layout" svg:width="0.331cm" svg:height="0.233cm" svg:x="15.628cm" svg:y="6.977cm" svg:viewBox="0 0 332 234" svg:d="M332 118c0 42-28 77-77 99-25 14-57 17-89 17-31 0-63-3-92-17-46-22-74-57-74-99 0-65 74-118 166-118s166 53 166 118z">
          <text:p/>
        </draw:path>
        <draw:polygon draw:style-name="gr7" draw:text-style-name="P1" draw:layer="layout" svg:width="0cm" svg:height="0cm" svg:x="12.604cm" svg:y="4.617cm" svg:viewBox="0 0 0 0" draw:points="0,0">
          <text:p/>
        </draw:polygon>
        <draw:path draw:style-name="gr6" draw:text-style-name="P3" draw:layer="layout" svg:width="0.208cm" svg:height="0.37cm" svg:x="12.774cm" svg:y="7.242cm" svg:viewBox="0 0 209 371" svg:d="M0 106c32 3 71 0 106-21 36-18 67-50 92-85 4 0 7 0 11 0v371c-78-3-152-29-209-68z">
          <text:p/>
        </draw:path>
        <draw:polygon draw:style-name="gr7" draw:text-style-name="P1" draw:layer="layout" svg:width="0cm" svg:height="0cm" svg:x="12.604cm" svg:y="4.617cm" svg:viewBox="0 0 0 0" draw:points="0,0">
          <text:p/>
        </draw:polygon>
        <draw:path draw:style-name="gr6" draw:text-style-name="P3" draw:layer="layout" svg:width="0.331cm" svg:height="0.216cm" svg:x="15.628cm" svg:y="6.977cm" svg:viewBox="0 0 332 217" svg:d="M332 118c0 39-28 77-77 99-25-11-57-18-89-18-31 0-63 7-92 18-46-22-74-60-74-99 0-64 74-118 166-118s166 54 166 118z">
          <text:p/>
        </draw:path>
        <draw:polygon draw:style-name="gr7" draw:text-style-name="P1" draw:layer="layout" svg:width="0cm" svg:height="0cm" svg:x="12.604cm" svg:y="4.617cm" svg:viewBox="0 0 0 0" draw:points="0,0">
          <text:p/>
        </draw:polygon>
        <draw:path draw:style-name="gr6" draw:text-style-name="P3" draw:layer="layout" svg:width="0.331cm" svg:height="0.216cm" svg:x="15.628cm" svg:y="3.16cm" svg:viewBox="0 0 332 217" svg:d="M332 117c0 42-28 78-77 100-25-11-57-18-89-18-31 0-63 7-92 18-46-22-74-58-74-100 0-64 74-117 166-117s166 53 166 117z">
          <text:p/>
        </draw:path>
        <draw:polygon draw:style-name="gr7" draw:text-style-name="P1" draw:layer="layout" svg:width="0cm" svg:height="0cm" svg:x="12.604cm" svg:y="4.617cm" svg:viewBox="0 0 0 0" draw:points="0,0">
          <text:p/>
        </draw:polygon>
        <draw:path draw:style-name="gr6" draw:text-style-name="P3" draw:layer="layout" svg:width="0.282cm" svg:height="0.203cm" svg:x="9.606cm" svg:y="5.718cm" svg:viewBox="0 0 283 204" svg:d="M241 174c28-18 42-42 42-74 0-53-64-100-141-100-79 0-142 47-142 100 0 32 17 56 46 74 52 40 138 40 195 0z">
          <text:p/>
        </draw:path>
        <draw:polygon draw:style-name="gr7" draw:text-style-name="P1" draw:layer="layout" svg:width="0cm" svg:height="0cm" svg:x="12.604cm" svg:y="4.617cm" svg:viewBox="0 0 0 0" draw:points="0,0">
          <text:p/>
        </draw:polygon>
        <draw:path draw:style-name="gr6" draw:text-style-name="P3" draw:layer="layout" svg:width="0.283cm" svg:height="0.203cm" svg:x="11.93cm" svg:y="5.718cm" svg:viewBox="0 0 284 204" svg:d="M238 174c28-18 46-42 46-74 0-53-64-100-141-100-78 0-143 47-143 100 0 32 18 56 46 74 54 40 139 40 192 0z">
          <text:p/>
        </draw:path>
        <draw:polygon draw:style-name="gr7" draw:text-style-name="P1" draw:layer="layout" svg:width="0cm" svg:height="0cm" svg:x="12.604cm" svg:y="4.617cm" svg:viewBox="0 0 0 0" draw:points="0,0">
          <text:p/>
        </draw:polygon>
        <draw:path draw:style-name="gr6" draw:text-style-name="P3" draw:layer="layout" svg:width="0.282cm" svg:height="0.197cm" svg:x="9.606cm" svg:y="4.078cm" svg:viewBox="0 0 283 198" svg:d="M283 98c0-56-64-98-141-98-79 0-142 42-142 98 0 53 63 100 142 100 77 0 141-47 141-100z">
          <text:p/>
        </draw:path>
        <draw:polygon draw:style-name="gr7" draw:text-style-name="P1" draw:layer="layout" svg:width="0cm" svg:height="0cm" svg:x="12.604cm" svg:y="4.617cm" svg:viewBox="0 0 0 0" draw:points="0,0">
          <text:p/>
        </draw:polygon>
        <draw:path draw:style-name="gr6" draw:text-style-name="P3" draw:layer="layout" svg:width="0.283cm" svg:height="0.197cm" svg:x="11.93cm" svg:y="4.078cm" svg:viewBox="0 0 284 198" svg:d="M284 98c0-56-64-98-141-98-78 0-143 42-143 98 0 53 65 100 143 100 77 0 141-47 141-100z">
          <text:p/>
        </draw:path>
        <draw:polygon draw:style-name="gr7" draw:text-style-name="P1" draw:layer="layout" svg:width="0cm" svg:height="0cm" svg:x="12.604cm" svg:y="4.617cm" svg:viewBox="0 0 0 0" draw:points="0,0">
          <text:p/>
        </draw:polygon>
        <draw:path draw:style-name="gr6" draw:text-style-name="P3" draw:layer="layout" svg:width="0.187cm" svg:height="0.332cm" svg:x="15.042cm" svg:y="3.513cm" svg:viewBox="0 0 188 333" svg:d="M0 85c81 0 156-32 188-85v226 107c0-14-4-25-11-32-7-8-17-15-31-15h-146z">
          <text:p/>
        </draw:path>
        <draw:polygon draw:style-name="gr7" draw:text-style-name="P1" draw:layer="layout" svg:width="0cm" svg:height="0cm" svg:x="12.604cm" svg:y="4.617cm" svg:viewBox="0 0 0 0" draw:points="0,0">
          <text:p/>
        </draw:polygon>
        <draw:polygon draw:style-name="gr6" draw:text-style-name="P3" draw:layer="layout" svg:width="0.628cm" svg:height="0.053cm" svg:x="12.343cm" svg:y="5.002cm" svg:viewBox="0 0 629 54" draw:points="0,54 0,0 629,0 629,54">
          <text:p/>
        </draw:polygon>
        <draw:polygon draw:style-name="gr7" draw:text-style-name="P1" draw:layer="layout" svg:width="0cm" svg:height="0cm" svg:x="12.604cm" svg:y="4.617cm" svg:viewBox="0 0 0 0" draw:points="0,0">
          <text:p/>
        </draw:polygon>
        <draw:path draw:style-name="gr6" draw:text-style-name="P3" draw:layer="layout" svg:width="0.226cm" svg:height="0.159cm" svg:x="14.929cm" svg:y="3.224cm" svg:viewBox="0 0 227 160" svg:d="M153 156c46-14 74-42 74-74 0-46-50-82-113-82-60 0-114 36-114 82 0 32 28 60 75 74 11 4 25 4 39 4s28 0 39-4z">
          <text:p/>
        </draw:path>
        <draw:polygon draw:style-name="gr7" draw:text-style-name="P1" draw:layer="layout" svg:width="0cm" svg:height="0cm" svg:x="12.604cm" svg:y="4.617cm" svg:viewBox="0 0 0 0" draw:points="0,0">
          <text:p/>
        </draw:polygon>
        <draw:path draw:style-name="gr6" draw:text-style-name="P3" draw:layer="layout" svg:width="0.226cm" svg:height="0.155cm" svg:x="14.929cm" svg:y="3.224cm" svg:viewBox="0 0 227 156" svg:d="M153 156c46-14 74-42 74-75 0-46-50-81-113-81-60 0-114 35-114 81 0 33 28 61 75 75 11-3 25-7 39-7s28 4 39 7z">
          <text:p/>
        </draw:path>
        <draw:polygon draw:style-name="gr7" draw:text-style-name="P1" draw:layer="layout" svg:width="0cm" svg:height="0cm" svg:x="12.604cm" svg:y="4.617cm" svg:viewBox="0 0 0 0" draw:points="0,0">
          <text:p/>
        </draw:polygon>
        <draw:path draw:style-name="gr6" draw:text-style-name="P3" draw:layer="layout" svg:width="0.12cm" svg:height="0.279cm" svg:x="12.851cm" svg:y="3.044cm" svg:viewBox="0 0 121 280" svg:d="M121 0v223c-17 21-39 43-61 50-7 3-14 7-25 7-3 0-10-4-14-4-3-3-10-7-14-17-3-4-7-15-7-25 0-7 4-18 4-25 3-7 7-18 7-25 7-10 10-21 17-32 11-25 25-46 40-67 18-32 39-60 53-85z">
          <text:p/>
        </draw:path>
        <draw:polygon draw:style-name="gr7" draw:text-style-name="P1" draw:layer="layout" svg:width="0cm" svg:height="0cm" svg:x="12.604cm" svg:y="4.617cm" svg:viewBox="0 0 0 0" draw:points="0,0">
          <text:p/>
        </draw:polygon>
        <draw:path draw:style-name="gr6" draw:text-style-name="P3" draw:layer="layout" svg:width="0.18cm" svg:height="0.043cm" svg:x="15.702cm" svg:y="3.354cm" svg:viewBox="0 0 181 44" svg:d="M181 22c-25-11-58-22-90-22-31 0-67 11-91 22 24 15 60 22 91 22 32 0 65-7 90-22z">
          <text:p/>
        </draw:path>
        <draw:polygon draw:style-name="gr7" draw:text-style-name="P1" draw:layer="layout" svg:width="0cm" svg:height="0cm" svg:x="12.604cm" svg:y="4.617cm" svg:viewBox="0 0 0 0" draw:points="0,0">
          <text:p/>
        </draw:polygon>
        <draw:path draw:style-name="gr6" draw:text-style-name="P3" draw:layer="layout" svg:width="0.18cm" svg:height="0.039cm" svg:x="15.702cm" svg:y="7.171cm" svg:viewBox="0 0 181 40" svg:d="M181 22c-25-14-58-22-90-22-31 0-67 8-91 22 24 15 60 18 91 18 32 0 65-3 90-18z">
          <text:p/>
        </draw:path>
        <draw:polygon draw:style-name="gr7" draw:text-style-name="P1" draw:layer="layout" svg:width="0cm" svg:height="0cm" svg:x="12.604cm" svg:y="4.617cm" svg:viewBox="0 0 0 0" draw:points="0,0">
          <text:p/>
        </draw:polygon>
        <draw:polygon draw:style-name="gr6" draw:text-style-name="P3" draw:layer="layout" svg:width="2.45cm" svg:height="0cm" svg:x="12.968cm" svg:y="4.42cm" svg:viewBox="0 0 2451 0" draw:points="0,0 2451,0">
          <text:p/>
        </draw:polygon>
        <draw:polygon draw:style-name="gr7" draw:text-style-name="P1" draw:layer="layout" svg:width="0cm" svg:height="0cm" svg:x="12.604cm" svg:y="4.617cm" svg:viewBox="0 0 0 0" draw:points="0,0">
          <text:p/>
        </draw:polygon>
        <draw:path draw:style-name="gr6" draw:text-style-name="P3" draw:layer="layout" svg:width="0.075cm" svg:height="0.057cm" svg:x="14.156cm" svg:y="2.846cm" svg:viewBox="0 0 76 58" svg:d="M0 29c0-14 19-29 40-29 18 0 36 15 36 29 0 15-18 29-36 29-21 0-40-14-40-29z">
          <text:p/>
        </draw:path>
        <draw:polygon draw:style-name="gr7" draw:text-style-name="P1" draw:layer="layout" svg:width="0cm" svg:height="0cm" svg:x="12.604cm" svg:y="4.617cm" svg:viewBox="0 0 0 0" draw:points="0,0">
          <text:p/>
        </draw:polygon>
        <draw:path draw:style-name="gr6" draw:text-style-name="P3" draw:layer="layout" svg:width="0.075cm" svg:height="0.053cm" svg:x="14.156cm" svg:y="3.347cm" svg:viewBox="0 0 76 54" svg:d="M0 26c0-14 19-26 40-26 18 0 36 12 36 26 0 18-18 28-36 28-21 0-40-10-40-28z">
          <text:p/>
        </draw:path>
        <draw:polygon draw:style-name="gr7" draw:text-style-name="P1" draw:layer="layout" svg:width="0cm" svg:height="0cm" svg:x="12.604cm" svg:y="4.617cm" svg:viewBox="0 0 0 0" draw:points="0,0">
          <text:p/>
        </draw:polygon>
        <draw:path draw:style-name="gr6" draw:text-style-name="P3" draw:layer="layout" svg:width="0.042cm" svg:height="0.011cm" svg:x="15.042cm" svg:y="3.372cm" svg:viewBox="0 0 43 12" svg:d="M0 12c14 0 29 0 43-4-14-8-29-8-43-8z">
          <text:p/>
        </draw:path>
        <draw:polygon draw:style-name="gr7" draw:text-style-name="P1" draw:layer="layout" svg:width="0cm" svg:height="0cm" svg:x="12.604cm" svg:y="4.617cm" svg:viewBox="0 0 0 0" draw:points="0,0">
          <text:p/>
        </draw:polygon>
        <draw:path draw:style-name="gr6" draw:text-style-name="P3" draw:layer="layout" svg:width="0.039cm" svg:height="0.011cm" svg:x="15.003cm" svg:y="3.372cm" svg:viewBox="0 0 40 12" svg:d="M40 0v12c-15 0-29 0-40-4 11-8 25-8 40-8z">
          <text:p/>
        </draw:path>
        <draw:polygon draw:style-name="gr7" draw:text-style-name="P1" draw:layer="layout" svg:width="0cm" svg:height="0cm" svg:x="12.604cm" svg:y="4.617cm" svg:viewBox="0 0 0 0" draw:points="0,0">
          <text:p/>
        </draw:polygon>
        <draw:path draw:style-name="gr6" draw:text-style-name="P3" draw:layer="layout" svg:width="0cm" svg:height="0.997cm" svg:x="15.416cm" svg:y="1.661cm" svg:viewBox="0 0 0 998" svg:d="M0 632v366-952c0-25 0-46 0-46 0 0 0 18 0 46v222 332z">
          <text:p/>
        </draw:path>
        <draw:polygon draw:style-name="gr7" draw:text-style-name="P1" draw:layer="layout" svg:width="0cm" svg:height="0cm" svg:x="12.604cm" svg:y="4.617cm" svg:viewBox="0 0 0 0" draw:points="0,0">
          <text:p/>
        </draw:polygon>
        <draw:path draw:style-name="gr6" draw:text-style-name="P3" draw:layer="layout" svg:width="0.12cm" svg:height="0.007cm" svg:x="14.982cm" svg:y="3.46cm" svg:viewBox="0 0 121 8" svg:d="M0 0c21 8 39 8 60 8l-60-8c21 8 39 8 60 8 22 0 40 0 61-8-18 8-39 8-61 8z">
          <text:p/>
        </draw:path>
        <draw:polygon draw:style-name="gr7" draw:text-style-name="P1" draw:layer="layout" svg:width="0cm" svg:height="0cm" svg:x="12.604cm" svg:y="4.617cm" svg:viewBox="0 0 0 0" draw:points="0,0">
          <text:p/>
        </draw:polygon>
        <draw:line draw:style-name="gr8" draw:text-style-name="P1" draw:layer="layout" svg:x1="12.968cm" svg:y1="4.847cm" svg:x2="12.968cm" svg:y2="5.094cm">
          <text:p/>
        </draw:line>
        <draw:line draw:style-name="gr8" draw:text-style-name="P1" draw:layer="layout" svg:x1="12.968cm" svg:y1="4.473cm" svg:x2="12.968cm" svg:y2="4.635cm">
          <text:p/>
        </draw:line>
        <draw:path draw:style-name="gr8" draw:text-style-name="P1" draw:layer="layout" svg:width="0cm" svg:height="0.211cm" svg:x="12.968cm" svg:y="4.635cm" svg:viewBox="0 0 0 212" svg:d="M0 0c0 4 0 7 0 14 0 4 0 7 0 14 0 4 0 7 0 11 0 14 0 21 0 35 0 11 0 21 0 32 0 17 0 35 0 49 0 4 0 11 0 14 0 7 0 11 0 18 0 4 0 7 0 14 0 4 0 7 0 11">
          <text:p/>
        </draw:path>
        <draw:line draw:style-name="gr8" draw:text-style-name="P1" draw:layer="layout" svg:x1="15.416cm" svg:y1="4.847cm" svg:x2="15.416cm" svg:y2="5.094cm">
          <text:p/>
        </draw:line>
        <draw:path draw:style-name="gr8" draw:text-style-name="P1" draw:layer="layout" svg:width="0cm" svg:height="0.211cm" svg:x="15.416cm" svg:y="4.635cm" svg:viewBox="0 0 0 212" svg:d="M0 0c0 4 0 7 0 14 0 4 0 7 0 14 0 4 0 7 0 11 0 14 0 21 0 35 0 11 0 21 0 32 0 17 0 35 0 49 0 4 0 11 0 14 0 7 0 11 0 18 0 4 0 7 0 14 0 4 0 7 0 11">
          <text:p/>
        </draw:path>
        <draw:line draw:style-name="gr8" draw:text-style-name="P1" draw:layer="layout" svg:x1="15.416cm" svg:y1="4.42cm" svg:x2="15.416cm" svg:y2="4.635cm">
          <text:p/>
        </draw:line>
        <draw:line draw:style-name="gr8" draw:text-style-name="P1" draw:layer="layout" svg:x1="12.968cm" svg:y1="4.42cm" svg:x2="15.416cm" svg:y2="4.42cm">
          <text:p/>
        </draw:line>
        <draw:line draw:style-name="gr8" draw:text-style-name="P1" draw:layer="layout" svg:x1="9.179cm" svg:y1="5.796cm" svg:x2="10.108cm" svg:y2="6.234cm">
          <text:p/>
        </draw:line>
        <draw:path draw:style-name="gr8" draw:text-style-name="P1" draw:layer="layout" svg:width="0.078cm" svg:height="0.053cm" svg:x="10.103cm" svg:y="6.152cm" svg:viewBox="0 0 79 54" svg:d="M0 54c0-32 36-54 79-54">
          <text:p/>
        </draw:path>
        <draw:line draw:style-name="gr8" draw:text-style-name="P1" draw:layer="layout" svg:x1="10.181cm" svg:y1="6.152cm" svg:x2="12.403cm" svg:y2="6.152cm">
          <text:p/>
        </draw:line>
        <draw:line draw:style-name="gr8" draw:text-style-name="P1" draw:layer="layout" svg:x1="12.403cm" svg:y1="6.152cm" svg:x2="12.541cm" svg:y2="6.152cm">
          <text:p/>
        </draw:line>
        <draw:path draw:style-name="gr8" draw:text-style-name="P1" draw:layer="layout" svg:width="0.43cm" svg:height="0.25cm" svg:x="12.541cm" svg:y="5.891cm" svg:viewBox="0 0 431 251" svg:d="M0 251c191-32 350-124 431-251">
          <text:p/>
        </draw:path>
        <draw:line draw:style-name="gr8" draw:text-style-name="P1" draw:layer="layout" svg:x1="12.343cm" svg:y1="5.055cm" svg:x2="12.968cm" svg:y2="5.055cm">
          <text:p/>
        </draw:line>
        <draw:line draw:style-name="gr8" draw:text-style-name="P1" draw:layer="layout" svg:x1="12.343cm" svg:y1="5.055cm" svg:x2="12.343cm" svg:y2="4.818cm">
          <text:p/>
        </draw:line>
        <draw:line draw:style-name="gr8" draw:text-style-name="P1" draw:layer="layout" svg:x1="12.343cm" svg:y1="4.818cm" svg:x2="12.968cm" svg:y2="4.818cm">
          <text:p/>
        </draw:line>
        <draw:line draw:style-name="gr8" draw:text-style-name="P1" draw:layer="layout" svg:x1="12.968cm" svg:y1="4.818cm" svg:x2="12.968cm" svg:y2="4.635cm">
          <text:p/>
        </draw:line>
        <draw:line draw:style-name="gr8" draw:text-style-name="P1" draw:layer="layout" svg:x1="12.968cm" svg:y1="4.473cm" svg:x2="12.968cm" svg:y2="4.42cm">
          <text:p/>
        </draw:line>
        <draw:line draw:style-name="gr8" draw:text-style-name="P1" draw:layer="layout" svg:x1="12.968cm" svg:y1="4.42cm" svg:x2="12.968cm" svg:y2="3.877cm">
          <text:p/>
        </draw:line>
        <draw:path draw:style-name="gr8" draw:text-style-name="P1" draw:layer="layout" svg:width="0.303cm" svg:height="0.212cm" svg:x="12.668cm" svg:y="3.665cm" svg:viewBox="0 0 304 213" svg:d="M0 0c169 0 304 96 304 213">
          <text:p/>
        </draw:path>
        <draw:line draw:style-name="gr8" draw:text-style-name="P1" draw:layer="layout" svg:x1="12.668cm" svg:y1="3.665cm" svg:x2="9.345cm" svg:y2="3.665cm">
          <text:p/>
        </draw:line>
        <draw:path draw:style-name="gr8" draw:text-style-name="P1" draw:layer="layout" svg:width="0.3cm" svg:height="0.212cm" svg:x="9.045cm" svg:y="3.665cm" svg:viewBox="0 0 301 213" svg:d="M0 213c0-117 135-213 301-213">
          <text:p/>
        </draw:path>
        <draw:line draw:style-name="gr8" draw:text-style-name="P1" draw:layer="layout" svg:x1="9.045cm" svg:y1="5.619cm" svg:x2="9.045cm" svg:y2="3.877cm">
          <text:p/>
        </draw:line>
        <draw:path draw:style-name="gr8" draw:text-style-name="P1" draw:layer="layout" svg:width="0.134cm" svg:height="0.177cm" svg:x="9.045cm" svg:y="5.619cm" svg:viewBox="0 0 135 178" svg:d="M135 178c-86-39-135-107-135-178">
          <text:p/>
        </draw:path>
        <draw:path draw:style-name="gr8" draw:text-style-name="P1" draw:layer="layout" svg:width="0.046cm" svg:height="0.074cm" svg:x="12.167cm" svg:y="5.817cm" svg:viewBox="0 0 47 75" svg:d="M0 75c29-19 47-47 47-75">
          <text:p/>
        </draw:path>
        <draw:path draw:style-name="gr8" draw:text-style-name="P1" draw:layer="layout" svg:width="0.194cm" svg:height="0.029cm" svg:x="11.973cm" svg:y="5.891cm" svg:viewBox="0 0 195 30" svg:d="M195 0c-54 40-139 40-195 0">
          <text:p/>
        </draw:path>
        <draw:path draw:style-name="gr8" draw:text-style-name="P1" draw:layer="layout" svg:width="0.046cm" svg:height="0.074cm" svg:x="11.93cm" svg:y="5.817cm" svg:viewBox="0 0 47 75" svg:d="M0 0c0 28 19 56 47 75">
          <text:p/>
        </draw:path>
        <draw:path draw:style-name="gr8" draw:text-style-name="P1" draw:layer="layout" svg:width="0.283cm" svg:height="0.102cm" svg:x="11.93cm" svg:y="5.718cm" svg:viewBox="0 0 284 103" svg:d="M284 103c0-56-64-103-141-103-78 0-143 47-143 103">
          <text:p/>
        </draw:path>
        <draw:path draw:style-name="gr8" draw:text-style-name="P1" draw:layer="layout" svg:width="0.283cm" svg:height="0.098cm" svg:x="11.93cm" svg:y="4.078cm" svg:viewBox="0 0 284 99" svg:d="M284 99c0-57-64-99-141-99-78 0-143 42-143 99">
          <text:p/>
        </draw:path>
        <draw:path draw:style-name="gr8" draw:text-style-name="P1" draw:layer="layout" svg:width="0.283cm" svg:height="0.099cm" svg:x="11.93cm" svg:y="4.176cm" svg:viewBox="0 0 284 100" svg:d="M0 0c0 57 65 100 143 100 77 0 141-43 141-100">
          <text:p/>
        </draw:path>
        <draw:path draw:style-name="gr8" draw:text-style-name="P1" draw:layer="layout" svg:width="0.046cm" svg:height="0.074cm" svg:x="9.606cm" svg:y="5.817cm" svg:viewBox="0 0 47 75" svg:d="M0 0c0 28 18 56 47 75">
          <text:p/>
        </draw:path>
        <draw:path draw:style-name="gr8" draw:text-style-name="P1" draw:layer="layout" svg:width="0.282cm" svg:height="0.102cm" svg:x="9.606cm" svg:y="5.718cm" svg:viewBox="0 0 283 103" svg:d="M283 103c0-56-64-103-141-103-79 0-142 47-142 103">
          <text:p/>
        </draw:path>
        <draw:path draw:style-name="gr8" draw:text-style-name="P1" draw:layer="layout" svg:width="0.046cm" svg:height="0.074cm" svg:x="9.842cm" svg:y="5.817cm" svg:viewBox="0 0 47 75" svg:d="M0 75c32-19 47-47 47-75">
          <text:p/>
        </draw:path>
        <draw:path draw:style-name="gr8" draw:text-style-name="P1" draw:layer="layout" svg:width="0.194cm" svg:height="0.029cm" svg:x="9.652cm" svg:y="5.891cm" svg:viewBox="0 0 195 30" svg:d="M195 0c-58 40-143 40-195 0">
          <text:p/>
        </draw:path>
        <draw:path draw:style-name="gr8" draw:text-style-name="P1" draw:layer="layout" svg:width="0.282cm" svg:height="0.098cm" svg:x="9.606cm" svg:y="4.078cm" svg:viewBox="0 0 283 99" svg:d="M283 99c0-57-64-99-141-99-79 0-142 42-142 99">
          <text:p/>
        </draw:path>
        <draw:path draw:style-name="gr8" draw:text-style-name="P1" draw:layer="layout" svg:width="0.282cm" svg:height="0.099cm" svg:x="9.606cm" svg:y="4.176cm" svg:viewBox="0 0 283 100" svg:d="M0 0c0 57 63 100 142 100 77 0 141-43 141-100">
          <text:p/>
        </draw:path>
        <draw:line draw:style-name="gr8" draw:text-style-name="P1" draw:layer="layout" svg:x1="15.416cm" svg:y1="5.094cm" svg:x2="15.416cm" svg:y2="6.159cm">
          <text:p/>
        </draw:line>
        <draw:line draw:style-name="gr8" draw:text-style-name="P1" draw:layer="layout" svg:x1="12.968cm" svg:y1="6.159cm" svg:x2="15.416cm" svg:y2="6.159cm">
          <text:p/>
        </draw:line>
        <draw:line draw:style-name="gr8" draw:text-style-name="P1" draw:layer="layout" svg:x1="12.968cm" svg:y1="5.094cm" svg:x2="12.968cm" svg:y2="6.159cm">
          <text:p/>
        </draw:line>
        <draw:path draw:style-name="gr8" draw:text-style-name="P1" draw:layer="layout" svg:width="0cm" svg:height="0.028cm" svg:x="12.968cm" svg:y="4.818cm" svg:viewBox="0 0 0 29" svg:d="M0 29c0-7 0-18 0-29">
          <text:p/>
        </draw:path>
        <draw:path draw:style-name="gr8" draw:text-style-name="P1" draw:layer="layout" svg:width="0.035cm" svg:height="0.053cm" svg:x="10.103cm" svg:y="6.346cm" svg:viewBox="0 0 36 54" svg:d="M36 54c-22-14-36-36-36-54">
          <text:p/>
        </draw:path>
        <draw:path draw:style-name="gr8" draw:text-style-name="P1" draw:layer="layout" svg:width="0.078cm" svg:height="0.043cm" svg:x="10.103cm" svg:y="6.307cm" svg:viewBox="0 0 79 44" svg:d="M0 44c0-4 0-4 0-8 4-3 4-3 4-7 0 0 0-3 3-3 0-4 0-4 0-7 4 0 4-5 7-5 0 0 0-3 4-3 3 0 3-4 8-4 0 0 3 0 3-3 4 0 4 0 7 0 4-4 7-4 7-4 7 0 11 0 18 0 4 0 11 0 18 0">
          <text:p/>
        </draw:path>
        <draw:line draw:style-name="gr8" draw:text-style-name="P1" draw:layer="layout" svg:x1="9.045cm" svg:y1="3.824cm" svg:x2="9.045cm" svg:y2="3.877cm">
          <text:p/>
        </draw:line>
        <draw:line draw:style-name="gr8" draw:text-style-name="P1" draw:layer="layout" svg:x1="12.267cm" svg:y1="6.7cm" svg:x2="10.181cm" svg:y2="6.307cm">
          <text:p/>
        </draw:line>
        <draw:line draw:style-name="gr8" draw:text-style-name="P1" draw:layer="layout" svg:x1="12.266cm" svg:y1="6.695cm" svg:x2="12.266cm" svg:y2="7.129cm">
          <text:p/>
        </draw:line>
        <draw:line draw:style-name="gr8" draw:text-style-name="P1" draw:layer="layout" svg:x1="12.266cm" svg:y1="7.129cm" svg:x2="12.404cm" svg:y2="7.215cm">
          <text:p/>
        </draw:line>
        <draw:line draw:style-name="gr8" draw:text-style-name="P1" draw:layer="layout" svg:x1="12.403cm" svg:y1="7.21cm" svg:x2="12.542cm" svg:y2="7.296cm">
          <text:p/>
        </draw:line>
        <draw:line draw:style-name="gr8" draw:text-style-name="P1" draw:layer="layout" svg:x1="12.541cm" svg:y1="7.295cm" svg:x2="12.541cm" svg:y2="7.281cm">
          <text:p/>
        </draw:line>
        <draw:line draw:style-name="gr8" draw:text-style-name="P1" draw:layer="layout" svg:x1="12.541cm" svg:y1="6.138cm" svg:x2="12.541cm" svg:y2="7.281cm">
          <text:p/>
        </draw:line>
        <draw:line draw:style-name="gr8" draw:text-style-name="P1" draw:layer="layout" svg:x1="12.968cm" svg:y1="3.824cm" svg:x2="12.968cm" svg:y2="3.877cm">
          <text:p/>
        </draw:line>
        <draw:line draw:style-name="gr8" draw:text-style-name="P1" draw:layer="layout" svg:x1="12.968cm" svg:y1="7.242cm" svg:x2="12.968cm" svg:y2="7.083cm">
          <text:p/>
        </draw:line>
        <draw:path draw:style-name="gr8" draw:text-style-name="P1" draw:layer="layout" svg:width="0.197cm" svg:height="0.107cm" svg:x="12.774cm" svg:y="7.242cm" svg:viewBox="0 0 198 108" svg:d="M0 107c31 3 70 0 105-21 37-18 68-50 93-86">
          <text:p/>
        </draw:path>
        <draw:path draw:style-name="gr8" draw:text-style-name="P1" draw:layer="layout" svg:width="0.233cm" svg:height="0.067cm" svg:x="12.541cm" svg:y="7.281cm" svg:viewBox="0 0 234 68" svg:d="M234 68c-71-4-153-29-234-68">
          <text:p/>
        </draw:path>
        <draw:line draw:style-name="gr8" draw:text-style-name="P1" draw:layer="layout" svg:x1="12.968cm" svg:y1="6.861cm" svg:x2="12.968cm" svg:y2="6.159cm">
          <text:p/>
        </draw:line>
        <draw:path draw:style-name="gr8" draw:text-style-name="P1" draw:layer="layout" svg:width="0.12cm" svg:height="0.233cm" svg:x="12.851cm" svg:y="6.861cm" svg:viewBox="0 0 121 234" svg:d="M121 0c-17 28-39 60-61 99-10 14-21 28-28 46-7 7-11 17-14 28-4 7-7 18-11 28-3 11-7 22-7 33">
          <text:p/>
        </draw:path>
        <draw:path draw:style-name="gr8" draw:text-style-name="P1" draw:layer="layout" svg:width="0.12cm" svg:height="0.055cm" svg:x="12.851cm" svg:y="7.083cm" svg:viewBox="0 0 121 56" svg:d="M0 11c4 26 11 33 14 40 7 3 11 3 18 3 7 4 18 0 25 0 25-10 47-28 64-54">
          <text:p/>
        </draw:path>
        <draw:line draw:style-name="gr8" draw:text-style-name="P1" draw:layer="layout" svg:x1="12.343cm" svg:y1="5.002cm" svg:x2="12.968cm" svg:y2="5.002cm">
          <text:p/>
        </draw:line>
        <draw:path draw:style-name="gr8" draw:text-style-name="P1" draw:layer="layout" svg:width="1.69cm" svg:height="0.596cm" svg:x="10.064cm" svg:y="4.342cm" svg:viewBox="0 0 1691 597" svg:d="M1691 597c0-77-21-151-63-225-43-71-103-138-184-194-77-58-169-100-272-132-102-28-215-46-325-46-113 0-222 14-325 46-102 28-197 74-275 132-77 56-137 120-183 194-39 70-64 148-64 225">
          <text:p/>
        </draw:path>
        <draw:path draw:style-name="gr8" draw:text-style-name="P1" draw:layer="layout" svg:width="1.69cm" svg:height="0.6cm" svg:x="10.064cm" svg:y="4.938cm" svg:viewBox="0 0 1691 601" svg:d="M0 0c0 78 25 160 64 231 46 74 106 137 183 194 78 56 173 99 275 130 103 28 212 46 325 46 110 0 223-18 325-46 103-31 195-77 272-130 81-57 141-124 184-194 42-74 63-153 63-231">
          <text:p/>
        </draw:path>
        <draw:polyline draw:style-name="gr8" draw:text-style-name="P1" draw:layer="layout" svg:width="0cm" svg:height="0cm" svg:x="15.416cm" svg:y="4.42cm" svg:viewBox="0 0 0 0" draw:points="0,0">
          <text:p/>
        </draw:polyline>
        <draw:line draw:style-name="gr8" draw:text-style-name="P1" draw:layer="layout" svg:x1="15.416cm" svg:y1="4.06cm" svg:x2="15.416cm" svg:y2="4.42cm">
          <text:p/>
        </draw:line>
        <draw:path draw:style-name="gr8" draw:text-style-name="P1" draw:layer="layout" svg:width="0.013cm" svg:height="0cm" svg:x="12.968cm" svg:y="7.242cm" svg:viewBox="0 0 14 0" svg:d="M0 0c7 0 10 0 14 0">
          <text:p/>
        </draw:path>
        <draw:line draw:style-name="gr8" draw:text-style-name="P1" draw:layer="layout" svg:x1="12.982cm" svg:y1="7.242cm" svg:x2="15.416cm" svg:y2="7.242cm">
          <text:p/>
        </draw:line>
        <draw:line draw:style-name="gr8" draw:text-style-name="P1" draw:layer="layout" svg:x1="15.416cm" svg:y1="6.159cm" svg:x2="15.416cm" svg:y2="7.242cm">
          <text:p/>
        </draw:line>
        <draw:path draw:style-name="gr8" draw:text-style-name="P1" draw:layer="layout" svg:width="0.166cm" svg:height="0.117cm" svg:x="13.017cm" svg:y="6.97cm" svg:viewBox="0 0 167 118" svg:d="M0 118c92 0 167-50 167-118">
          <text:p/>
        </draw:path>
        <draw:path draw:style-name="gr8" draw:text-style-name="P1" draw:layer="layout" svg:width="0.215cm" svg:height="0.12cm" svg:x="12.968cm" svg:y="6.854cm" svg:viewBox="0 0 216 121" svg:d="M216 121c0-39-25-74-67-96-43-25-99-32-149-18">
          <text:p/>
        </draw:path>
        <draw:path draw:style-name="gr8" draw:text-style-name="P1" draw:layer="layout" svg:width="0.049cm" svg:height="0.004cm" svg:x="12.968cm" svg:y="7.083cm" svg:viewBox="0 0 50 5" svg:d="M0 0c17 5 35 5 50 5">
          <text:p/>
        </draw:path>
        <draw:path draw:style-name="gr8" draw:text-style-name="P1" draw:layer="layout" svg:width="0cm" svg:height="0.183cm" svg:x="12.343cm" svg:y="4.818cm" svg:viewBox="0 0 0 184" svg:d="M0 184c0-4 0-4 0-7 0-4 0-4 0-7 0-4 0-4 0-7 0-4 0-7 0-11 0-3 0-7 0-10 0-4 0-7 0-11s0-11 0-14c0-4 0-7 0-14 0-4 0-11 0-14 0-4 0-11 0-18 0-11 0-21 0-32 0-14 0-24 0-39">
          <text:p/>
        </draw:path>
        <draw:line draw:style-name="gr8" draw:text-style-name="P1" draw:layer="layout" svg:x1="15.416cm" svg:y1="4.42cm" svg:x2="12.968cm" svg:y2="4.42cm">
          <text:p/>
        </draw:line>
        <draw:line draw:style-name="gr8" draw:text-style-name="P1" draw:layer="layout" svg:x1="10.171cm" svg:y1="6.421cm" svg:x2="10.138cm" svg:y2="6.399cm">
          <text:p/>
        </draw:line>
        <draw:line draw:style-name="gr8" draw:text-style-name="P1" draw:layer="layout" svg:x1="10.17cm" svg:y1="6.42cm" svg:x2="12.267cm" svg:y2="6.809cm">
          <text:p/>
        </draw:line>
        <draw:line draw:style-name="gr8" draw:text-style-name="P1" draw:layer="layout" svg:x1="9.045cm" svg:y1="3.824cm" svg:x2="9.045cm" svg:y2="3.506cm">
          <text:p/>
        </draw:line>
        <draw:line draw:style-name="gr8" draw:text-style-name="P1" draw:layer="layout" svg:x1="12.774cm" svg:y1="7.348cm" svg:x2="12.774cm" svg:y2="7.545cm">
          <text:p/>
        </draw:line>
        <draw:line draw:style-name="gr8" draw:text-style-name="P1" draw:layer="layout" svg:x1="12.775cm" svg:y1="7.546cm" svg:x2="12.266cm" svg:y2="7.242cm">
          <text:p/>
        </draw:line>
        <draw:line draw:style-name="gr8" draw:text-style-name="P1" draw:layer="layout" svg:x1="12.266cm" svg:y1="7.129cm" svg:x2="12.266cm" svg:y2="7.242cm">
          <text:p/>
        </draw:line>
        <draw:path draw:style-name="gr8" draw:text-style-name="P1" draw:layer="layout" svg:width="0.3cm" svg:height="0.212cm" svg:x="9.045cm" svg:y="3.294cm" svg:viewBox="0 0 301 213" svg:d="M0 213c0-117 135-213 301-213">
          <text:p/>
        </draw:path>
        <draw:line draw:style-name="gr8" draw:text-style-name="P1" draw:layer="layout" svg:x1="9.345cm" svg:y1="3.294cm" svg:x2="12.668cm" svg:y2="3.294cm">
          <text:p/>
        </draw:line>
        <draw:line draw:style-name="gr8" draw:text-style-name="P1" draw:layer="layout" svg:x1="12.968cm" svg:y1="3.506cm" svg:x2="12.968cm" svg:y2="3.824cm">
          <text:p/>
        </draw:line>
        <draw:path draw:style-name="gr8" draw:text-style-name="P1" draw:layer="layout" svg:width="0.303cm" svg:height="0.212cm" svg:x="12.668cm" svg:y="3.294cm" svg:viewBox="0 0 304 213" svg:d="M0 0c169 0 304 96 304 213">
          <text:p/>
        </draw:path>
        <draw:path draw:style-name="gr8" draw:text-style-name="P1" draw:layer="layout" svg:width="0.208cm" svg:height="0.067cm" svg:x="12.774cm" svg:y="7.545cm" svg:viewBox="0 0 209 68" svg:d="M0 0c57 39 131 65 209 68">
          <text:p/>
        </draw:path>
        <draw:line draw:style-name="gr8" draw:text-style-name="P1" draw:layer="layout" svg:x1="12.982cm" svg:y1="7.242cm" svg:x2="12.982cm" svg:y2="7.612cm">
          <text:p/>
        </draw:line>
        <draw:line draw:style-name="gr8" draw:text-style-name="P1" draw:layer="layout" svg:x1="15.416cm" svg:y1="3.739cm" svg:x2="15.416cm" svg:y2="4.06cm">
          <text:p/>
        </draw:line>
        <draw:path draw:style-name="gr8" draw:text-style-name="P1" draw:layer="layout" svg:width="0.2cm" svg:height="0.328cm" svg:x="14.842cm" svg:y="4.06cm" svg:viewBox="0 0 201 329" svg:d="M201 329c-43 0-89-11-125-35-17-11-31-25-45-43-11-14-22-35-25-56-7-18-7-39-4-53 4-10 4-21 11-28 7-21 18-39 32-53 28-33 70-54 116-61">
          <text:p/>
        </draw:path>
        <draw:path draw:style-name="gr8" draw:text-style-name="P1" draw:layer="layout" svg:width="0.201cm" svg:height="0.328cm" svg:x="15.042cm" svg:y="4.06cm" svg:viewBox="0 0 202 329" svg:d="M0 329c39 0 81-7 113-28 17-11 36-21 50-39 7-7 11-14 18-21 0-7 3-11 7-14 0-4 3-7 3-11 4-3 4-10 4-14 4-11 7-21 7-32 0-17-3-31-7-46-7-24-21-45-35-63-33-33-75-54-121-61">
          <text:p/>
        </draw:path>
        <draw:line draw:style-name="gr8" draw:text-style-name="P1" draw:layer="layout" svg:x1="15.416cm" svg:y1="2.659cm" svg:x2="15.416cm" svg:y2="3.739cm">
          <text:p/>
        </draw:line>
        <draw:line draw:style-name="gr8" draw:text-style-name="P1" draw:layer="layout" svg:x1="15.416cm" svg:y1="7.362cm" svg:x2="15.416cm" svg:y2="7.242cm">
          <text:p/>
        </draw:line>
        <draw:line draw:style-name="gr8" draw:text-style-name="P1" draw:layer="layout" svg:x1="15.416cm" svg:y1="7.242cm" svg:x2="15.416cm" svg:y2="7.362cm">
          <text:p/>
        </draw:line>
        <draw:line draw:style-name="gr8" draw:text-style-name="P1" draw:layer="layout" svg:x1="12.982cm" svg:y1="7.612cm" svg:x2="15.867cm" svg:y2="7.612cm">
          <text:p/>
        </draw:line>
        <draw:line draw:style-name="gr8" draw:text-style-name="P1" draw:layer="layout" svg:x1="15.416cm" svg:y1="7.362cm" svg:x2="15.867cm" svg:y2="7.362cm">
          <text:p/>
        </draw:line>
        <draw:path draw:style-name="gr8" draw:text-style-name="P1" draw:layer="layout" svg:width="0.169cm" svg:height="0.134cm" svg:x="14.873cm" svg:y="4.247cm" svg:viewBox="0 0 170 135" svg:d="M170 135c-25 0-46-7-60-11-18-7-33-14-43-22-18-10-32-21-39-35-11-11-21-28-25-46 0-7-3-14-3-21">
          <text:p/>
        </draw:path>
        <draw:path draw:style-name="gr8" draw:text-style-name="P1" draw:layer="layout" svg:width="0.338cm" svg:height="0.102cm" svg:x="14.873cm" svg:y="4.148cm" svg:viewBox="0 0 339 103" svg:d="M0 103c0-22 7-36 17-46 11-18 32-32 64-43 14-7 35-10 67-14 10 0 25 0 40 0 17 0 31 4 45 7 22 4 39 11 50 18 14 7 28 14 35 21 11 14 18 25 21 47 0 3 0 7 0 10">
          <text:p/>
        </draw:path>
        <draw:path draw:style-name="gr8" draw:text-style-name="P1" draw:layer="layout" svg:width="0.169cm" svg:height="0.134cm" svg:x="15.042cm" svg:y="4.247cm" svg:viewBox="0 0 170 135" svg:d="M170 0c0 14-3 25-7 35-10 25-24 39-42 57-14 10-25 22-47 29-21 7-42 14-74 14">
          <text:p/>
        </draw:path>
        <draw:line draw:style-name="gr8" draw:text-style-name="P1" draw:layer="layout" svg:x1="10.502cm" svg:y1="5.204cm" svg:x2="11.699cm" svg:y2="4.727cm">
          <text:p/>
        </draw:line>
        <draw:path draw:style-name="gr8" draw:text-style-name="P1" draw:layer="layout" svg:width="0.3cm" svg:height="0.211cm" svg:x="15.867cm" svg:y="7.401cm" svg:viewBox="0 0 301 212" svg:d="M301 0c0 117-134 212-301 212">
          <text:p/>
        </draw:path>
        <draw:line draw:style-name="gr8" draw:text-style-name="P1" draw:layer="layout" svg:x1="15.003cm" svg:y1="4.06cm" svg:x2="15.081cm" svg:y2="4.06cm">
          <text:p/>
        </draw:line>
        <draw:line draw:style-name="gr8" draw:text-style-name="P1" draw:layer="layout" svg:x1="12.968cm" svg:y1="3.845cm" svg:x2="12.968cm" svg:y2="4.06cm">
          <text:p/>
        </draw:line>
        <draw:line draw:style-name="gr8" draw:text-style-name="P1" draw:layer="layout" svg:x1="15.229cm" svg:y1="3.739cm" svg:x2="15.229cm" svg:y2="3.845cm">
          <text:p/>
        </draw:line>
        <draw:line draw:style-name="gr8" draw:text-style-name="P1" draw:layer="layout" svg:x1="15.416cm" svg:y1="2.98cm" svg:x2="15.416cm" svg:y2="3.739cm">
          <text:p/>
        </draw:line>
        <draw:line draw:style-name="gr8" draw:text-style-name="P1" draw:layer="layout" svg:x1="15.867cm" svg:y1="3.012cm" svg:x2="15.416cm" svg:y2="3.012cm">
          <text:p/>
        </draw:line>
        <draw:line draw:style-name="gr8" draw:text-style-name="P1" draw:layer="layout" svg:x1="16.167cm" svg:y1="3.224cm" svg:x2="16.167cm" svg:y2="7.15cm">
          <text:p/>
        </draw:line>
        <draw:path draw:style-name="gr8" draw:text-style-name="P1" draw:layer="layout" svg:width="0.3cm" svg:height="0.212cm" svg:x="15.867cm" svg:y="3.012cm" svg:viewBox="0 0 301 213" svg:d="M0 0c167 0 301 96 301 213">
          <text:p/>
        </draw:path>
        <draw:path draw:style-name="gr8" draw:text-style-name="P1" draw:layer="layout" svg:width="0.3cm" svg:height="0.216cm" svg:x="15.867cm" svg:y="7.15cm" svg:viewBox="0 0 301 217" svg:d="M301 0c0 121-134 217-301 217">
          <text:p/>
        </draw:path>
        <draw:path draw:style-name="gr8" draw:text-style-name="P1" draw:layer="layout" svg:width="0.165cm" svg:height="0.116cm" svg:x="15.628cm" svg:y="7.094cm" svg:viewBox="0 0 166 117" svg:d="M166 117c-92 0-166-49-166-117">
          <text:p/>
        </draw:path>
        <draw:path draw:style-name="gr8" draw:text-style-name="P1" draw:layer="layout" svg:width="0.331cm" svg:height="0.117cm" svg:x="15.628cm" svg:y="6.977cm" svg:viewBox="0 0 332 118" svg:d="M0 118c0-64 74-118 166-118s166 54 166 118">
          <text:p/>
        </draw:path>
        <draw:path draw:style-name="gr8" draw:text-style-name="P1" draw:layer="layout" svg:width="0.169cm" svg:height="0.116cm" svg:x="15.79cm" svg:y="7.094cm" svg:viewBox="0 0 170 117" svg:d="M170 0c0 68-74 117-170 117">
          <text:p/>
        </draw:path>
        <draw:path draw:style-name="gr8" draw:text-style-name="P1" draw:layer="layout" svg:width="0.165cm" svg:height="0.12cm" svg:x="15.628cm" svg:y="3.277cm" svg:viewBox="0 0 166 121" svg:d="M166 121c-92 0-166-54-166-121">
          <text:p/>
        </draw:path>
        <draw:path draw:style-name="gr8" draw:text-style-name="P1" draw:layer="layout" svg:width="0.331cm" svg:height="0.117cm" svg:x="15.628cm" svg:y="3.16cm" svg:viewBox="0 0 332 118" svg:d="M0 118c0-64 74-118 166-118s166 54 166 118">
          <text:p/>
        </draw:path>
        <draw:path draw:style-name="gr8" draw:text-style-name="P1" draw:layer="layout" svg:width="0.169cm" svg:height="0.12cm" svg:x="15.79cm" svg:y="3.277cm" svg:viewBox="0 0 170 121" svg:d="M170 0c0 67-74 121-170 121">
          <text:p/>
        </draw:path>
        <draw:line draw:style-name="gr8" draw:text-style-name="P1" draw:layer="layout" svg:x1="15.229cm" svg:y1="2.659cm" svg:x2="15.229cm" svg:y2="3.266cm">
          <text:p/>
        </draw:line>
        <draw:line draw:style-name="gr8" draw:text-style-name="P1" draw:layer="layout" svg:x1="15.229cm" svg:y1="3.513cm" svg:x2="15.229cm" svg:y2="3.739cm">
          <text:p/>
        </draw:line>
        <draw:line draw:style-name="gr8" draw:text-style-name="P1" draw:layer="layout" svg:x1="15.416cm" svg:y1="2.659cm" svg:x2="15.416cm" svg:y2="3.019cm">
          <text:p/>
        </draw:line>
        <draw:line draw:style-name="gr8" draw:text-style-name="P1" draw:layer="layout" svg:x1="16.167cm" svg:y1="7.401cm" svg:x2="16.167cm" svg:y2="7.15cm">
          <text:p/>
        </draw:line>
        <draw:path draw:style-name="gr8" draw:text-style-name="P1" draw:layer="layout" svg:width="0.314cm" svg:height="0.405cm" svg:x="12.657cm" svg:y="2.889cm" svg:viewBox="0 0 315 406" svg:d="M315 0c-25 39-53 74-88 113-25 28-49 57-78 85-56 60-120 131-149 208">
          <text:p/>
        </draw:path>
        <draw:path draw:style-name="gr8" draw:text-style-name="P1" draw:layer="layout" svg:width="0.12cm" svg:height="0.057cm" svg:x="12.851cm" svg:y="3.266cm" svg:viewBox="0 0 121 58" svg:d="M121 0c-17 22-39 44-61 51-7 3-14 7-25 7-3 0-10-4-14-4-3-3-10-7-14-17-3-4-7-15-7-25">
          <text:p/>
        </draw:path>
        <draw:path draw:style-name="gr8" draw:text-style-name="P1" draw:layer="layout" svg:width="0.12cm" svg:height="0.233cm" svg:x="12.851cm" svg:y="3.044cm" svg:viewBox="0 0 121 234" svg:d="M0 234c0-7 4-18 4-25 3-7 7-18 7-25 7-10 10-21 17-31 11-25 25-46 40-68 18-32 39-60 53-85">
          <text:p/>
        </draw:path>
        <draw:path draw:style-name="gr8" draw:text-style-name="P1" draw:layer="layout" svg:width="0.826cm" svg:height="0.469cm" svg:x="10.085cm" svg:y="4.808cm" svg:viewBox="0 0 827 470" svg:d="M0 0c89 276 432 470 827 470">
          <text:p/>
        </draw:path>
        <draw:path draw:style-name="gr8" draw:text-style-name="P1" draw:layer="layout" svg:width="0.822cm" svg:height="0.469cm" svg:x="10.911cm" svg:y="4.808cm" svg:viewBox="0 0 823 470" svg:d="M0 470c396 0 738-194 823-470">
          <text:p/>
        </draw:path>
        <draw:path draw:style-name="gr8" draw:text-style-name="P1" draw:layer="layout" svg:width="0.092cm" svg:height="0.023cm" svg:x="15.79cm" svg:y="7.171cm" svg:viewBox="0 0 93 24" svg:d="M93 24c-26-15-58-24-93-24">
          <text:p/>
        </draw:path>
        <draw:path draw:style-name="gr8" draw:text-style-name="P1" draw:layer="layout" svg:width="0.091cm" svg:height="0.023cm" svg:x="15.702cm" svg:y="7.171cm" svg:viewBox="0 0 92 24" svg:d="M92 0c-32 0-64 9-92 24">
          <text:p/>
        </draw:path>
        <draw:path draw:style-name="gr8" draw:text-style-name="P1" draw:layer="layout" svg:width="0.092cm" svg:height="0.022cm" svg:x="15.79cm" svg:y="3.354cm" svg:viewBox="0 0 93 23" svg:d="M93 23c-26-16-58-23-93-23">
          <text:p/>
        </draw:path>
        <draw:path draw:style-name="gr8" draw:text-style-name="P1" draw:layer="layout" svg:width="0.091cm" svg:height="0.022cm" svg:x="15.702cm" svg:y="3.354cm" svg:viewBox="0 0 92 23" svg:d="M92 0c-32 0-64 7-92 23">
          <text:p/>
        </draw:path>
        <draw:path draw:style-name="gr8" draw:text-style-name="P1" draw:layer="layout" svg:width="0.042cm" svg:height="0.046cm" svg:x="15.187cm" svg:y="3.799cm" svg:viewBox="0 0 43 47" svg:d="M0 0c14 0 24 3 31 15 7 7 12 18 12 32">
          <text:p/>
        </draw:path>
        <draw:line draw:style-name="gr8" draw:text-style-name="P1" draw:layer="layout" svg:x1="15.229cm" svg:y1="2.659cm" svg:x2="15.229cm" svg:y2="2.554cm">
          <text:p/>
        </draw:line>
        <draw:polyline draw:style-name="gr8" draw:text-style-name="P1" draw:layer="layout" svg:width="0.148cm" svg:height="0.211cm" svg:x="15.081cm" svg:y="2.554cm" svg:viewBox="0 0 149 212" draw:points="149,0 149,14 145,28 142,42 135,56 128,74 117,89 107,106 96,124 81,142 63,156 49,173 32,188 14,202 0,212">
          <text:p/>
        </draw:polyline>
        <draw:line draw:style-name="gr8" draw:text-style-name="P1" draw:layer="layout" svg:x1="15.082cm" svg:y1="2.765cm" svg:x2="15.042cm" svg:y2="2.795cm">
          <text:p/>
        </draw:line>
        <draw:line draw:style-name="gr8" draw:text-style-name="P1" draw:layer="layout" svg:x1="15.042cm" svg:y1="2.794cm" svg:x2="15.042cm" svg:y2="3.164cm">
          <text:p/>
        </draw:line>
        <draw:line draw:style-name="gr8" draw:text-style-name="P1" draw:layer="layout" svg:x1="15.042cm" svg:y1="3.372cm" svg:x2="15.042cm" svg:y2="3.383cm">
          <text:p/>
        </draw:line>
        <draw:line draw:style-name="gr8" draw:text-style-name="P1" draw:layer="layout" svg:x1="15.042cm" svg:y1="3.598cm" svg:x2="15.042cm" svg:y2="3.799cm">
          <text:p/>
        </draw:line>
        <draw:line draw:style-name="gr8" draw:text-style-name="P1" draw:layer="layout" svg:x1="15.416cm" svg:y1="2.261cm" svg:x2="15.416cm" svg:y2="1.929cm">
          <text:p/>
        </draw:line>
        <draw:polyline draw:style-name="gr8" draw:text-style-name="P1" draw:layer="layout" svg:width="0cm" svg:height="0.239cm" svg:x="15.416cm" svg:y="2.659cm" svg:viewBox="0 0 0 240" draw:points="0,0 0,29 0,57 0,85 0,110 0,131 0,156 0,173 0,191 0,205 0,219 0,230 0,237 0,240">
          <text:p/>
        </draw:polyline>
        <draw:line draw:style-name="gr8" draw:text-style-name="P1" draw:layer="layout" svg:x1="12.968cm" svg:y1="2.554cm" svg:x2="12.968cm" svg:y2="2.293cm">
          <text:p/>
        </draw:line>
        <draw:line draw:style-name="gr8" draw:text-style-name="P1" draw:layer="layout" svg:x1="15.416cm" svg:y1="2.659cm" svg:x2="15.416cm" svg:y2="1.707cm">
          <text:p/>
        </draw:line>
        <draw:line draw:style-name="gr8" draw:text-style-name="P1" draw:layer="layout" svg:x1="12.968cm" svg:y1="1.929cm" svg:x2="12.968cm" svg:y2="1.707cm">
          <text:p/>
        </draw:line>
        <draw:line draw:style-name="gr8" draw:text-style-name="P1" draw:layer="layout" svg:x1="12.968cm" svg:y1="2.261cm" svg:x2="12.968cm" svg:y2="1.929cm">
          <text:p/>
        </draw:line>
        <draw:line draw:style-name="gr8" draw:text-style-name="P1" draw:layer="layout" svg:x1="12.968cm" svg:y1="2.293cm" svg:x2="12.968cm" svg:y2="2.261cm">
          <text:p/>
        </draw:line>
        <draw:line draw:style-name="gr8" draw:text-style-name="P1" draw:layer="layout" svg:x1="15.416cm" svg:y1="2.293cm" svg:x2="15.416cm" svg:y2="2.659cm">
          <text:p/>
        </draw:line>
        <draw:line draw:style-name="gr8" draw:text-style-name="P1" draw:layer="layout" svg:x1="15.416cm" svg:y1="2.293cm" svg:x2="15.416cm" svg:y2="2.261cm">
          <text:p/>
        </draw:line>
        <draw:line draw:style-name="gr8" draw:text-style-name="P1" draw:layer="layout" svg:x1="15.416cm" svg:y1="1.707cm" svg:x2="15.416cm" svg:y2="1.929cm">
          <text:p/>
        </draw:line>
        <draw:path draw:style-name="gr8" draw:text-style-name="P1" draw:layer="layout" svg:width="0cm" svg:height="0.186cm" svg:x="12.968cm" svg:y="2.367cm" svg:viewBox="0 0 0 187" svg:d="M0 187c0-71 0-138 0-187">
          <text:p/>
        </draw:path>
        <draw:path draw:style-name="gr8" draw:text-style-name="P1" draw:layer="layout" svg:width="0cm" svg:height="0.09cm" svg:x="12.968cm" svg:y="2.233cm" svg:viewBox="0 0 0 91" svg:d="M0 91c0-3 0-7 0-10 0-11 0-18 0-25 0-3 0-7 0-11 0-3 0-3 0-7 0-3 0-7 0-10 0 0 0-4 0-7v-4c0-3 0-3 0-7v-3c0-4 0-4 0-4v-3">
          <text:p/>
        </draw:path>
        <draw:path draw:style-name="gr8" draw:text-style-name="P1" draw:layer="layout" svg:width="0cm" svg:height="0.042cm" svg:x="12.968cm" svg:y="2.324cm" svg:viewBox="0 0 0 43" svg:d="M0 0c0 14 0 29 0 43">
          <text:p/>
        </draw:path>
        <draw:line draw:style-name="gr8" draw:text-style-name="P1" draw:layer="layout" svg:x1="12.968cm" svg:y1="3.019cm" svg:x2="12.968cm" svg:y2="3.799cm">
          <text:p/>
        </draw:line>
        <draw:line draw:style-name="gr8" draw:text-style-name="P1" draw:layer="layout" svg:x1="12.968cm" svg:y1="2.765cm" svg:x2="12.968cm" svg:y2="3.019cm">
          <text:p/>
        </draw:line>
        <draw:path draw:style-name="gr8" draw:text-style-name="P1" draw:layer="layout" svg:width="0.075cm" svg:height="0.029cm" svg:x="14.156cm" svg:y="2.846cm" svg:viewBox="0 0 76 30" svg:d="M0 30c0-15 19-30 40-30 18 0 36 15 36 30">
          <text:p/>
        </draw:path>
        <draw:path draw:style-name="gr8" draw:text-style-name="P1" draw:layer="layout" svg:width="0.075cm" svg:height="0.028cm" svg:x="14.156cm" svg:y="2.875cm" svg:viewBox="0 0 76 29" svg:d="M76 0c0 14-18 29-36 29-21 0-40-15-40-29">
          <text:p/>
        </draw:path>
        <draw:path draw:style-name="gr8" draw:text-style-name="P1" draw:layer="layout" svg:width="0cm" svg:height="0.21cm" svg:x="12.968cm" svg:y="2.554cm" svg:viewBox="0 0 0 211" svg:d="M0 0c0 3 0 10 0 14 0 3 0 7 0 14 0 3 0 7 0 14s0 21 0 32c0 10 0 21 0 31 0 18 0 36 0 50 0 7 0 10 0 14 0 7 0 11 0 18 0 3 0 7 0 14 0 3 0 7 0 10">
          <text:p/>
        </draw:path>
        <draw:path draw:style-name="gr8" draw:text-style-name="P1" draw:layer="layout" svg:width="0cm" svg:height="0.045cm" svg:x="15.416cm" svg:y="1.661cm" svg:viewBox="0 0 0 46" svg:d="M0 0c0 0 0 18 0 46">
          <text:p/>
        </draw:path>
        <draw:path draw:style-name="gr8" draw:text-style-name="P1" draw:layer="layout" svg:width="0.075cm" svg:height="0.026cm" svg:x="14.156cm" svg:y="3.347cm" svg:viewBox="0 0 76 27" svg:d="M0 27c0-15 19-27 40-27 18 0 36 12 36 27">
          <text:p/>
        </draw:path>
        <draw:path draw:style-name="gr8" draw:text-style-name="P1" draw:layer="layout" svg:width="0.075cm" svg:height="0.028cm" svg:x="14.156cm" svg:y="3.372cm" svg:viewBox="0 0 76 29" svg:d="M76 0c0 15-18 29-36 29-21 0-40-14-40-29">
          <text:p/>
        </draw:path>
        <draw:path draw:style-name="gr8" draw:text-style-name="P1" draw:layer="layout" svg:width="0cm" svg:height="0.045cm" svg:x="12.968cm" svg:y="1.661cm" svg:viewBox="0 0 0 46" svg:d="M0 0c0 0 0 18 0 46">
          <text:p/>
        </draw:path>
        <draw:path draw:style-name="gr8" draw:text-style-name="P1" draw:layer="layout" svg:width="0cm" svg:height="0.045cm" svg:x="15.416cm" svg:y="1.661cm" svg:viewBox="0 0 0 46" svg:d="M0 0c0 0 0 21 0 46">
          <text:p/>
        </draw:path>
        <draw:path draw:style-name="gr8" draw:text-style-name="P1" draw:layer="layout" svg:width="0.081cm" svg:height="0.006cm" svg:x="15.003cm" svg:y="3.374cm" svg:viewBox="0 0 82 7" svg:d="M82 7c-28-9-56-9-82 0">
          <text:p/>
        </draw:path>
        <draw:path draw:style-name="gr8" draw:text-style-name="P1" draw:layer="layout" svg:width="0.208cm" svg:height="0.145cm" svg:x="15.042cm" svg:y="3.453cm" svg:viewBox="0 0 209 146" svg:d="M0 146c117 0 209-67 209-146">
          <text:p/>
        </draw:path>
        <draw:path draw:style-name="gr8" draw:text-style-name="P1" draw:layer="layout" svg:width="0.205cm" svg:height="0.145cm" svg:x="14.837cm" svg:y="3.453cm" svg:viewBox="0 0 206 146" svg:d="M0 0c0 79 92 146 206 146">
          <text:p/>
        </draw:path>
        <draw:path draw:style-name="gr8" draw:text-style-name="P1" draw:layer="layout" svg:width="0.208cm" svg:height="0.148cm" svg:x="15.042cm" svg:y="3.425cm" svg:viewBox="0 0 209 149" svg:d="M0 149c117 0 209-67 209-149">
          <text:p/>
        </draw:path>
        <draw:path draw:style-name="gr8" draw:text-style-name="P1" draw:layer="layout" svg:width="0.021cm" svg:height="0.06cm" svg:x="15.229cm" svg:y="3.365cm" svg:viewBox="0 0 22 61" svg:d="M22 61c0-21-7-40-22-61">
          <text:p/>
        </draw:path>
        <draw:path draw:style-name="gr8" draw:text-style-name="P1" draw:layer="layout" svg:width="0.018cm" svg:height="0.06cm" svg:x="14.837cm" svg:y="3.365cm" svg:viewBox="0 0 19 61" svg:d="M19 0c-12 21-19 40-19 61">
          <text:p/>
        </draw:path>
        <draw:path draw:style-name="gr8" draw:text-style-name="P1" draw:layer="layout" svg:width="0.205cm" svg:height="0.148cm" svg:x="14.837cm" svg:y="3.425cm" svg:viewBox="0 0 206 149" svg:d="M0 0c0 82 92 149 206 149">
          <text:p/>
        </draw:path>
        <draw:path draw:style-name="gr8" draw:text-style-name="P1" draw:layer="layout" svg:width="0.187cm" svg:height="0.134cm" svg:x="15.042cm" svg:y="3.425cm" svg:viewBox="0 0 188 135" svg:d="M0 135c106 0 188-61 188-135">
          <text:p/>
        </draw:path>
        <draw:path draw:style-name="gr8" draw:text-style-name="P1" draw:layer="layout" svg:width="0.187cm" svg:height="0.134cm" svg:x="14.855cm" svg:y="3.425cm" svg:viewBox="0 0 188 135" svg:d="M0 0c0 74 85 135 188 135">
          <text:p/>
        </draw:path>
        <draw:path draw:style-name="gr8" draw:text-style-name="P1" draw:layer="layout" svg:width="0.06cm" svg:height="0.007cm" svg:x="15.042cm" svg:y="3.46cm" svg:viewBox="0 0 61 8" svg:d="M0 8c21 0 40 0 61-8">
          <text:p/>
        </draw:path>
        <draw:polyline draw:style-name="gr8" draw:text-style-name="P1" draw:layer="layout" svg:width="0cm" svg:height="0cm" svg:x="15.102cm" svg:y="3.46cm" svg:viewBox="0 0 0 0" draw:points="0,0">
          <text:p/>
        </draw:polyline>
        <draw:polyline draw:style-name="gr8" draw:text-style-name="P1" draw:layer="layout" svg:width="0cm" svg:height="0cm" svg:x="14.982cm" svg:y="3.46cm" svg:viewBox="0 0 0 0" draw:points="0,0">
          <text:p/>
        </draw:polyline>
        <draw:path draw:style-name="gr8" draw:text-style-name="P1" draw:layer="layout" svg:width="0.06cm" svg:height="0.007cm" svg:x="14.982cm" svg:y="3.46cm" svg:viewBox="0 0 61 8" svg:d="M0 0c21 8 43 8 61 8">
          <text:p/>
        </draw:path>
        <draw:path draw:style-name="gr8" draw:text-style-name="P1" draw:layer="layout" svg:width="0.06cm" svg:height="0.007cm" svg:x="15.042cm" svg:y="3.46cm" svg:viewBox="0 0 61 8" svg:d="M0 8c21 0 43-3 61-8">
          <text:p/>
        </draw:path>
        <draw:path draw:style-name="gr8" draw:text-style-name="P1" draw:layer="layout" svg:width="0.134cm" svg:height="0.13cm" svg:x="15.102cm" svg:y="3.33cm" svg:viewBox="0 0 135 131" svg:d="M0 131c81-18 135-71 135-131">
          <text:p/>
        </draw:path>
        <draw:path draw:style-name="gr8" draw:text-style-name="P1" draw:layer="layout" svg:width="0.134cm" svg:height="0.13cm" svg:x="14.848cm" svg:y="3.33cm" svg:viewBox="0 0 135 131" svg:d="M0 0c0 60 53 113 135 131">
          <text:p/>
        </draw:path>
        <draw:path draw:style-name="gr8" draw:text-style-name="P1" draw:layer="layout" svg:width="0.06cm" svg:height="0.007cm" svg:x="14.982cm" svg:y="3.46cm" svg:viewBox="0 0 61 8" svg:d="M0 0c21 5 40 8 61 8">
          <text:p/>
        </draw:path>
        <draw:path draw:style-name="gr8" draw:text-style-name="P1" draw:layer="layout" svg:width="0.194cm" svg:height="0.138cm" svg:x="15.042cm" svg:y="3.305cm" svg:viewBox="0 0 195 139" svg:d="M0 139c106 0 195-64 195-139">
          <text:p/>
        </draw:path>
        <draw:path draw:style-name="gr8" draw:text-style-name="P1" draw:layer="layout" svg:width="0.388cm" svg:height="0.141cm" svg:x="14.848cm" svg:y="3.164cm" svg:viewBox="0 0 389 142" svg:d="M389 142c0-78-85-142-194-142-107 0-195 64-195 142">
          <text:p/>
        </draw:path>
        <draw:path draw:style-name="gr8" draw:text-style-name="P1" draw:layer="layout" svg:width="0.194cm" svg:height="0.138cm" svg:x="14.848cm" svg:y="3.305cm" svg:viewBox="0 0 195 139" svg:d="M0 0c0 75 88 139 195 139">
          <text:p/>
        </draw:path>
        <draw:path draw:style-name="gr8" draw:text-style-name="P1" draw:layer="layout" svg:width="0.113cm" svg:height="0.078cm" svg:x="15.042cm" svg:y="3.305cm" svg:viewBox="0 0 114 79" svg:d="M0 79c64 0 114-37 114-79">
          <text:p/>
        </draw:path>
        <draw:path draw:style-name="gr8" draw:text-style-name="P1" draw:layer="layout" svg:width="0.226cm" svg:height="0.081cm" svg:x="14.929cm" svg:y="3.224cm" svg:viewBox="0 0 227 82" svg:d="M227 82c0-47-50-82-113-82-60 0-114 35-114 82">
          <text:p/>
        </draw:path>
        <draw:path draw:style-name="gr8" draw:text-style-name="P1" draw:layer="layout" svg:width="0.113cm" svg:height="0.078cm" svg:x="14.929cm" svg:y="3.305cm" svg:viewBox="0 0 114 79" svg:d="M0 0c0 42 54 79 114 79">
          <text:p/>
        </draw:path>
        <draw:line draw:style-name="gr8" draw:text-style-name="P1" draw:layer="layout" svg:x1="10.103cm" svg:y1="6.346cm" svg:x2="10.103cm" svg:y2="6.205cm">
          <text:p/>
        </draw:line>
        <draw:line draw:style-name="gr8" draw:text-style-name="P1" draw:layer="layout" svg:x1="12.968cm" svg:y1="3.799cm" svg:x2="15.187cm" svg:y2="3.799cm">
          <text:p/>
        </draw:line>
        <draw:line draw:style-name="gr8" draw:text-style-name="P1" draw:layer="layout" svg:x1="15.416cm" svg:y1="1.661cm" svg:x2="12.968cm" svg:y2="1.661cm">
          <text:p/>
        </draw:line>
        <draw:line draw:style-name="gr8" draw:text-style-name="P1" draw:layer="layout" svg:x1="14.837cm" svg:y1="3.453cm" svg:x2="14.837cm" svg:y2="3.425cm">
          <text:p/>
        </draw:line>
        <draw:line draw:style-name="gr8" draw:text-style-name="P1" draw:layer="layout" svg:x1="15.25cm" svg:y1="3.453cm" svg:x2="15.25cm" svg:y2="3.425cm">
          <text:p/>
        </draw:line>
        <draw:line draw:style-name="gr8" draw:text-style-name="P1" draw:layer="layout" svg:x1="14.855cm" svg:y1="3.425cm" svg:x2="14.855cm" svg:y2="3.365cm">
          <text:p/>
        </draw:line>
        <draw:line draw:style-name="gr8" draw:text-style-name="P1" draw:layer="layout" svg:x1="15.229cm" svg:y1="3.425cm" svg:x2="15.229cm" svg:y2="3.365cm">
          <text:p/>
        </draw:line>
        <draw:polyline draw:style-name="gr8" draw:text-style-name="P1" draw:layer="layout" svg:width="0cm" svg:height="0cm" svg:x="15.102cm" svg:y="3.46cm" svg:viewBox="0 0 0 0" draw:points="0,0">
          <text:p/>
        </draw:polyline>
        <draw:polyline draw:style-name="gr8" draw:text-style-name="P1" draw:layer="layout" svg:width="0cm" svg:height="0cm" svg:x="14.982cm" svg:y="3.46cm" svg:viewBox="0 0 0 0" draw:points="0,0">
          <text:p/>
        </draw:polyline>
        <draw:line draw:style-name="gr8" draw:text-style-name="P1" draw:layer="layout" svg:x1="14.848cm" svg:y1="3.33cm" svg:x2="14.848cm" svg:y2="3.305cm">
          <text:p/>
        </draw:line>
        <draw:line draw:style-name="gr8" draw:text-style-name="P1" draw:layer="layout" svg:x1="15.236cm" svg:y1="3.33cm" svg:x2="15.236cm" svg:y2="3.305cm">
          <text:p/>
        </draw:line>
        <draw:path draw:style-name="gr6" draw:text-style-name="P3" draw:layer="layout" svg:width="7.122cm" svg:height="5.602cm" svg:x="1.358cm" svg:y="1.587cm" svg:viewBox="0 0 7123 5603" svg:d="M7123 1462v3926c0 120-134 215-300 215h-2882c-159-7-293-85-331-190l-328-1140-2157-857v-974l-32-7c-21-7-35-21-35-39v145c0 18 14 32 35 42l-959-451c-85-39-134-106-134-177v-1743 1743 53 318c0 70 49 137 134 176l924 438v391c0 18 14 43 35 60l32 25-32-25c-21-17-35-42-35-60v-391l35 14-35-14-924-438c-85-39-134-106-134-176v-318-53c0 71 49 138 134 177l959 451c-21-10-35-24-35-42v-145c0-3 0-3 0-7l4-3c0-4 0-7 3-7 0-4 0-4 0-7 4-4 4-4 7-7 0-4 7-7 7-11 4 0 7-3 7-3 4-4 11-8 14-11 7-4 11-4 18-7 4 0 11-4 14-4l2090-388v-321-109l137-85 60-35h-120c0-7 0-14 0-18 0-14 0-24 0-35 0-7 0-14 0-18 0-7 0-10 0-17 0-4 0-7 0-14 0-4 0-11 0-14 0-4 0-8 0-11 0-7 0-11 0-14 0-4 0-7 0-11 0-3 0-7 0-7 0-3 0-7 0-10 0 0 0-4 0-7 0-5 0-5 0-8v-53h395-395v53h342-342c0 3 0 3 0 8 0 3 0 7 0 7 0 3 0 7 0 10 0 0 0 4 0 7 0 4 0 7 0 11 0 3 0 7 0 14 0 3 0 7 0 11 0 3 0 10 0 14 0 7 0 10 0 14 0 7 0 10 0 17 0 4 0 11 0 18 0 11 0 21 0 35 0 4 0 11 0 18h120l78-46v-10c84-64 162-143 233-220 63-74 148-155 197-237v-232c0-29 0-43 0-43v-391c0-117-134-212-300-212h-3327c-166 0-300 95-300 212 0-117 134-212 300-212h3327c166 0 300 95 300 212v391h2448c0 0 0 14 0 43v215 32 105h448c166 0 300 96 300 212z">
          <text:p/>
        </draw:path>
        <draw:polygon draw:style-name="gr7" draw:text-style-name="P1" draw:layer="layout" svg:width="0cm" svg:height="0cm" svg:x="4.917cm" svg:y="4.854cm" svg:viewBox="0 0 0 0" draw:points="0,0">
          <text:p/>
        </draw:polygon>
        <draw:path draw:style-name="gr6" draw:text-style-name="P3" draw:layer="layout" svg:width="5.997cm" svg:height="4.353cm" svg:x="2.483cm" svg:y="2.836cm" svg:viewBox="0 0 5998 4354" svg:d="M5998 212v3927c0 120-134 215-300 215h-2882c-159-7-293-85-331-190l-328-1141-2157-857v-974l2097-391v-113-318l508-307c56-35 130-60 208-63h2885c166 0 300 95 300 212z">
          <text:p/>
        </draw:path>
        <draw:polygon draw:style-name="gr7" draw:text-style-name="P1" draw:layer="layout" svg:width="0cm" svg:height="0cm" svg:x="4.917cm" svg:y="4.854cm" svg:viewBox="0 0 0 0" draw:points="0,0">
          <text:p/>
        </draw:polygon>
        <draw:path draw:style-name="gr6" draw:text-style-name="P3" draw:layer="layout" svg:width="1.852cm" svg:height="1.313cm" svg:x="2.296cm" svg:y="2.264cm" svg:viewBox="0 0 1853 1314" svg:d="M1853 657c0-85-21-170-67-251-49-78-116-152-201-212-88-63-187-109-300-141-113-35-236-53-356-53s-244 18-356 50c-114 35-217 81-301 141-85 63-155 134-201 215-46 78-71 162-71 251 0 84 25 169 71 250 46 78 116 153 201 213 84 63 187 109 301 141 112 35 236 53 356 53s243-18 356-53c113-32 212-81 300-141 85-60 152-135 201-217 46-77 67-162 67-246z">
          <text:p/>
        </draw:path>
        <draw:polygon draw:style-name="gr7" draw:text-style-name="P1" draw:layer="layout" svg:width="0cm" svg:height="0cm" svg:x="4.917cm" svg:y="4.854cm" svg:viewBox="0 0 0 0" draw:points="0,0">
          <text:p/>
        </draw:polygon>
        <draw:path draw:style-name="gr6" draw:text-style-name="P3" draw:layer="layout" svg:width="1.69cm" svg:height="1.196cm" svg:x="2.377cm" svg:y="2.381cm" svg:viewBox="0 0 1691 1197" svg:d="M1670 727c14-42 21-84 21-131 0-78-21-152-63-226-43-70-103-137-184-194-78-56-169-99-272-130-102-29-215-46-324-46-113 0-222 14-325 46-102 28-194 74-271 130-78 53-142 120-185 194-42 71-67 148-67 226 0 47 7 89 21 131 43 131 150 254 298 339 148 81 338 131 529 131 187 0 377-50 526-134 151-85 257-205 296-336z">
          <text:p/>
        </draw:path>
        <draw:polygon draw:style-name="gr7" draw:text-style-name="P1" draw:layer="layout" svg:width="0cm" svg:height="0cm" svg:x="4.917cm" svg:y="4.854cm" svg:viewBox="0 0 0 0" draw:points="0,0">
          <text:p/>
        </draw:polygon>
        <draw:path draw:style-name="gr6" draw:text-style-name="P3" draw:layer="layout" svg:width="1.648cm" svg:height="0.935cm" svg:x="2.398cm" svg:y="2.642cm" svg:viewBox="0 0 1649 936" svg:d="M1649 465c-85-271-427-465-822-465s-737 194-827 465c43 131 150 255 298 340 148 81 338 131 529 131 187 0 377-50 526-134 151-85 257-206 296-337z">
          <text:p/>
        </draw:path>
        <draw:polygon draw:style-name="gr7" draw:text-style-name="P1" draw:layer="layout" svg:width="0cm" svg:height="0cm" svg:x="4.917cm" svg:y="4.854cm" svg:viewBox="0 0 0 0" draw:points="0,0">
          <text:p/>
        </draw:polygon>
        <draw:path draw:style-name="gr6" draw:text-style-name="P3" draw:layer="layout" svg:width="3.185cm" svg:height="0.586cm" svg:x="5.295cm" svg:y="2.462cm" svg:viewBox="0 0 3186 587" svg:d="M3186 587v-247c0-120-134-217-300-217h-452v-123h-2434v375h2886c166 0 300 95 300 212z">
          <text:p/>
        </draw:path>
        <draw:polygon draw:style-name="gr7" draw:text-style-name="P1" draw:layer="layout" svg:width="0cm" svg:height="0cm" svg:x="4.917cm" svg:y="4.854cm" svg:viewBox="0 0 0 0" draw:points="0,0">
          <text:p/>
        </draw:polygon>
        <draw:path draw:style-name="gr6" draw:text-style-name="P3" draw:layer="layout" svg:width="2.451cm" svg:height="0.399cm" svg:x="5.281cm" svg:y="2.19cm" svg:viewBox="0 0 2452 400" svg:d="M2452 258v32l-3 110v-128h-2435c-4 0-7 0-14 3v-232c0-29 0-43 0-43h2452c0 0 0 14 0 43z">
          <text:p/>
        </draw:path>
        <draw:polygon draw:style-name="gr7" draw:text-style-name="P1" draw:layer="layout" svg:width="0cm" svg:height="0cm" svg:x="4.917cm" svg:y="4.854cm" svg:viewBox="0 0 0 0" draw:points="0,0">
          <text:p/>
        </draw:polygon>
        <draw:path draw:style-name="gr6" draw:text-style-name="P3" draw:layer="layout" svg:width="1.69cm" svg:height="0.726cm" svg:x="2.377cm" svg:y="2.381cm" svg:viewBox="0 0 1691 727" svg:d="M1670 727c14-42 21-84 21-130 0-74-21-152-63-226-43-70-103-137-184-194-78-57-169-100-272-131-102-29-215-46-324-46-113 0-222 14-325 46-102 28-194 74-271 131-78 57-142 120-185 194-42 71-67 148-67 226 0 46 7 88 21 130 85-271 432-465 827-465s737 194 822 465z">
          <text:p/>
        </draw:path>
        <draw:polygon draw:style-name="gr7" draw:text-style-name="P1" draw:layer="layout" svg:width="0cm" svg:height="0cm" svg:x="4.917cm" svg:y="4.854cm" svg:viewBox="0 0 0 0" draw:points="0,0">
          <text:p/>
        </draw:polygon>
        <draw:path draw:style-name="gr6" draw:text-style-name="P3" draw:layer="layout" svg:width="2.163cm" svg:height="0.504cm" svg:x="2.416cm" svg:y="3.524cm" svg:viewBox="0 0 2164 505" svg:d="M67 505l2097-392v-113l-2090 392c-3 0-10 4-14 4-7 3-11 3-18 7-3 3-10 7-14 11 0 0-3 3-7 3 0 4-7 7-7 11-3 3-3 3-7 7 0 3 0 3 0 7-3 0-3 3-3 7l-4 3c0 4 0 4 0 7 0 18 14 32 35 39z">
          <text:p/>
        </draw:path>
        <draw:polygon draw:style-name="gr7" draw:text-style-name="P1" draw:layer="layout" svg:width="0cm" svg:height="0cm" svg:x="4.917cm" svg:y="4.854cm" svg:viewBox="0 0 0 0" draw:points="0,0">
          <text:p/>
        </draw:polygon>
        <draw:path draw:style-name="gr6" draw:text-style-name="P3" draw:layer="layout" svg:width="0.413cm" svg:height="0.434cm" svg:x="7.898cm" svg:y="7.694cm" svg:viewBox="0 0 414 435" svg:d="M414 289v-28c0-22-7-43-18-60 4-11 7-25 7-36v-28c0-74-88-137-194-137-110 0-198 63-198 137v28c0 11 3 25 7 36-11 17-18 38-18 60v28c0 82 92 146 209 146 113 0 205-64 205-146z">
          <text:p/>
        </draw:path>
        <draw:polygon draw:style-name="gr7" draw:text-style-name="P1" draw:layer="layout" svg:width="0cm" svg:height="0cm" svg:x="4.917cm" svg:y="4.854cm" svg:viewBox="0 0 0 0" draw:points="0,0">
          <text:p/>
        </draw:polygon>
        <draw:path draw:style-name="gr6" draw:text-style-name="P3" draw:layer="layout" svg:width="0.413cm" svg:height="0.43cm" svg:x="5.125cm" svg:y="3.88cm" svg:viewBox="0 0 414 431" svg:d="M414 287v-28c0-18-7-39-18-61 4-11 4-25 4-36v-28c0-74-85-134-194-134-106 0-195 60-195 134v28c0 11 3 25 7 36-14 22-18 43-18 61v28c0 81 93 144 206 144 116 0 208-63 208-144z">
          <text:p/>
        </draw:path>
        <draw:polygon draw:style-name="gr7" draw:text-style-name="P1" draw:layer="layout" svg:width="0cm" svg:height="0cm" svg:x="4.917cm" svg:y="4.854cm" svg:viewBox="0 0 0 0" draw:points="0,0">
          <text:p/>
        </draw:polygon>
        <draw:path draw:style-name="gr6" draw:text-style-name="P3" draw:layer="layout" svg:width="0.413cm" svg:height="0.434cm" svg:x="5.125cm" svg:y="7.694cm" svg:viewBox="0 0 414 435" svg:d="M414 289v-28c0-22-7-43-18-60 4-11 4-25 4-36v-28c0-74-85-137-194-137-106 0-195 63-195 137v28c0 11 3 25 7 36-14 17-18 38-18 60v28c0 82 93 146 206 146 116 0 208-64 208-146z">
          <text:p/>
        </draw:path>
        <draw:polygon draw:style-name="gr7" draw:text-style-name="P1" draw:layer="layout" svg:width="0cm" svg:height="0cm" svg:x="4.917cm" svg:y="4.854cm" svg:viewBox="0 0 0 0" draw:points="0,0">
          <text:p/>
        </draw:polygon>
        <draw:path draw:style-name="gr6" draw:text-style-name="P3" draw:layer="layout" svg:width="0.413cm" svg:height="0.43cm" svg:x="7.898cm" svg:y="3.88cm" svg:viewBox="0 0 414 431" svg:d="M414 287v-28c0-18-7-39-18-61 4-11 7-25 7-36v-28c0-74-88-134-194-134-110 0-198 60-198 134v28c0 11 3 25 7 36-11 22-18 43-18 61v28c0 81 92 144 209 144 113 0 205-63 205-144z">
          <text:p/>
        </draw:path>
        <draw:polygon draw:style-name="gr7" draw:text-style-name="P1" draw:layer="layout" svg:width="0cm" svg:height="0cm" svg:x="4.917cm" svg:y="4.854cm" svg:viewBox="0 0 0 0" draw:points="0,0">
          <text:p/>
        </draw:polygon>
        <draw:path draw:style-name="gr6" draw:text-style-name="P3" draw:layer="layout" svg:width="0.413cm" svg:height="0.293cm" svg:x="5.125cm" svg:y="7.835cm" svg:viewBox="0 0 414 294" svg:d="M206 0c116 0 208 67 208 144 0 86-92 150-208 150-113 0-206-64-206-150 0-77 93-144 206-144z">
          <text:p/>
        </draw:path>
        <draw:polygon draw:style-name="gr7" draw:text-style-name="P1" draw:layer="layout" svg:width="0cm" svg:height="0cm" svg:x="4.917cm" svg:y="4.854cm" svg:viewBox="0 0 0 0" draw:points="0,0">
          <text:p/>
        </draw:polygon>
        <draw:path draw:style-name="gr6" draw:text-style-name="P3" draw:layer="layout" svg:width="0.413cm" svg:height="0.292cm" svg:x="7.898cm" svg:y="4.018cm" svg:viewBox="0 0 414 293" svg:d="M209 0c113 0 205 67 205 148 0 82-92 145-205 145-117 0-209-63-209-145 0-81 92-148 209-148z">
          <text:p/>
        </draw:path>
        <draw:polygon draw:style-name="gr7" draw:text-style-name="P1" draw:layer="layout" svg:width="0cm" svg:height="0cm" svg:x="4.917cm" svg:y="4.854cm" svg:viewBox="0 0 0 0" draw:points="0,0">
          <text:p/>
        </draw:polygon>
        <draw:path draw:style-name="gr6" draw:text-style-name="P3" draw:layer="layout" svg:width="0.413cm" svg:height="0.292cm" svg:x="5.125cm" svg:y="4.018cm" svg:viewBox="0 0 414 293" svg:d="M206 0c116 0 208 67 208 148 0 82-92 145-208 145-113 0-206-63-206-145 0-81 93-148 206-148z">
          <text:p/>
        </draw:path>
        <draw:polygon draw:style-name="gr7" draw:text-style-name="P1" draw:layer="layout" svg:width="0cm" svg:height="0cm" svg:x="4.917cm" svg:y="4.854cm" svg:viewBox="0 0 0 0" draw:points="0,0">
          <text:p/>
        </draw:polygon>
        <draw:path draw:style-name="gr6" draw:text-style-name="P3" draw:layer="layout" svg:width="0.413cm" svg:height="0.293cm" svg:x="7.898cm" svg:y="7.835cm" svg:viewBox="0 0 414 294" svg:d="M209 0c113 0 205 67 205 144 0 86-92 150-205 150-117 0-209-64-209-150 0-77 92-144 209-144z">
          <text:p/>
        </draw:path>
        <draw:polygon draw:style-name="gr7" draw:text-style-name="P1" draw:layer="layout" svg:width="0cm" svg:height="0cm" svg:x="4.917cm" svg:y="4.854cm" svg:viewBox="0 0 0 0" draw:points="0,0">
          <text:p/>
        </draw:polygon>
        <draw:path draw:style-name="gr6" draw:text-style-name="P3" draw:layer="layout" svg:width="0.508cm" svg:height="0.504cm" svg:x="4.579cm" svg:y="2.702cm" svg:viewBox="0 0 509 505" svg:d="M509 0v202l-509 303v-109l137-85 60-35 79-46v-10c84-64 162-138 233-220z">
          <text:p/>
        </draw:path>
        <draw:polygon draw:style-name="gr7" draw:text-style-name="P1" draw:layer="layout" svg:width="0cm" svg:height="0cm" svg:x="4.917cm" svg:y="4.854cm" svg:viewBox="0 0 0 0" draw:points="0,0">
          <text:p/>
        </draw:polygon>
        <draw:path draw:style-name="gr6" draw:text-style-name="P3" draw:layer="layout" svg:width="0.332cm" svg:height="0.232cm" svg:x="5.164cm" svg:y="2.935cm" svg:viewBox="0 0 333 233" svg:d="M166 0c92 0 167 53 167 116 0 64-75 117-167 117s-166-53-166-117c0-63 74-116 166-116z">
          <text:p/>
        </draw:path>
        <draw:polygon draw:style-name="gr7" draw:text-style-name="P1" draw:layer="layout" svg:width="0cm" svg:height="0cm" svg:x="4.917cm" svg:y="4.854cm" svg:viewBox="0 0 0 0" draw:points="0,0">
          <text:p/>
        </draw:polygon>
        <draw:path draw:style-name="gr6" draw:text-style-name="P3" draw:layer="layout" svg:width="0.332cm" svg:height="0.233cm" svg:x="5.164cm" svg:y="6.752cm" svg:viewBox="0 0 333 234" svg:d="M166 0c92 0 167 53 167 117 0 67-75 117-167 117s-166-50-166-117c0-64 74-117 166-117z">
          <text:p/>
        </draw:path>
        <draw:polygon draw:style-name="gr7" draw:text-style-name="P1" draw:layer="layout" svg:width="0cm" svg:height="0cm" svg:x="4.917cm" svg:y="4.854cm" svg:viewBox="0 0 0 0" draw:points="0,0">
          <text:p/>
        </draw:polygon>
        <draw:path draw:style-name="gr6" draw:text-style-name="P3" draw:layer="layout" svg:width="0.208cm" svg:height="0.441cm" svg:x="5.087cm" svg:y="2.462cm" svg:viewBox="0 0 209 442" svg:d="M0 240c64-74 149-155 198-237 4-3 7-3 11-3v374c-78 3-152 29-209 68z">
          <text:p/>
        </draw:path>
        <draw:polygon draw:style-name="gr7" draw:text-style-name="P1" draw:layer="layout" svg:width="0cm" svg:height="0cm" svg:x="4.917cm" svg:y="4.854cm" svg:viewBox="0 0 0 0" draw:points="0,0">
          <text:p/>
        </draw:polygon>
        <draw:path draw:style-name="gr6" draw:text-style-name="P3" draw:layer="layout" svg:width="0.331cm" svg:height="0.216cm" svg:x="7.941cm" svg:y="6.769cm" svg:viewBox="0 0 332 217" svg:d="M255 0c49 22 77 61 77 100 0 64-74 117-167 117-91 0-165-53-165-117 0-39 28-78 74-100 56 26 128 26 181 0z">
          <text:p/>
        </draw:path>
        <draw:polygon draw:style-name="gr7" draw:text-style-name="P1" draw:layer="layout" svg:width="0cm" svg:height="0cm" svg:x="4.917cm" svg:y="4.854cm" svg:viewBox="0 0 0 0" draw:points="0,0">
          <text:p/>
        </draw:polygon>
        <draw:path draw:style-name="gr6" draw:text-style-name="P3" draw:layer="layout" svg:width="0.331cm" svg:height="0.215cm" svg:x="7.941cm" svg:y="2.952cm" svg:viewBox="0 0 332 216" svg:d="M255 0c49 21 77 60 77 99 0 68-74 117-167 117-91 0-165-49-165-117 0-39 28-78 74-99 56 25 128 25 181 0z">
          <text:p/>
        </draw:path>
        <draw:polygon draw:style-name="gr7" draw:text-style-name="P1" draw:layer="layout" svg:width="0cm" svg:height="0cm" svg:x="4.917cm" svg:y="4.854cm" svg:viewBox="0 0 0 0" draw:points="0,0">
          <text:p/>
        </draw:polygon>
        <draw:path draw:style-name="gr6" draw:text-style-name="P3" draw:layer="layout" svg:width="0.282cm" svg:height="0.202cm" svg:x="1.919cm" svg:y="3.64cm" svg:viewBox="0 0 283 203" svg:d="M241 174c28-18 42-42 42-71 0-57-64-103-142-103s-141 46-141 103c0 29 17 53 45 71 53 39 138 39 196 0z">
          <text:p/>
        </draw:path>
        <draw:polygon draw:style-name="gr7" draw:text-style-name="P1" draw:layer="layout" svg:width="0cm" svg:height="0cm" svg:x="4.917cm" svg:y="4.854cm" svg:viewBox="0 0 0 0" draw:points="0,0">
          <text:p/>
        </draw:polygon>
        <draw:path draw:style-name="gr6" draw:text-style-name="P3" draw:layer="layout" svg:width="0.283cm" svg:height="0.197cm" svg:x="4.243cm" svg:y="2cm" svg:viewBox="0 0 284 198" svg:d="M284 100c0-58-64-100-141-100-79 0-143 42-143 100 0 56 64 98 143 98 77 0 141-42 141-98z">
          <text:p/>
        </draw:path>
        <draw:polygon draw:style-name="gr7" draw:text-style-name="P1" draw:layer="layout" svg:width="0cm" svg:height="0cm" svg:x="4.917cm" svg:y="4.854cm" svg:viewBox="0 0 0 0" draw:points="0,0">
          <text:p/>
        </draw:polygon>
        <draw:path draw:style-name="gr6" draw:text-style-name="P3" draw:layer="layout" svg:width="0.282cm" svg:height="0.197cm" svg:x="1.919cm" svg:y="2cm" svg:viewBox="0 0 283 198" svg:d="M283 100c0-58-64-100-142-100s-141 42-141 100c0 56 63 98 141 98s142-42 142-98z">
          <text:p/>
        </draw:path>
        <draw:polygon draw:style-name="gr7" draw:text-style-name="P1" draw:layer="layout" svg:width="0cm" svg:height="0cm" svg:x="4.917cm" svg:y="4.854cm" svg:viewBox="0 0 0 0" draw:points="0,0">
          <text:p/>
        </draw:polygon>
        <draw:path draw:style-name="gr6" draw:text-style-name="P3" draw:layer="layout" svg:width="0.229cm" svg:height="0.158cm" svg:x="7.99cm" svg:y="4.085cm" svg:viewBox="0 0 230 159" svg:d="M156 3c46 14 74 43 74 78 0 43-53 78-117 78-60 0-113-35-113-78 0-35 32-64 74-78 14 0 28-3 39-3 14 0 29 3 43 3z">
          <text:p/>
        </draw:path>
        <draw:polygon draw:style-name="gr7" draw:text-style-name="P1" draw:layer="layout" svg:width="0cm" svg:height="0cm" svg:x="4.917cm" svg:y="4.854cm" svg:viewBox="0 0 0 0" draw:points="0,0">
          <text:p/>
        </draw:polygon>
        <draw:path draw:style-name="gr6" draw:text-style-name="P3" draw:layer="layout" svg:width="0.226cm" svg:height="0.158cm" svg:x="5.217cm" svg:y="7.902cm" svg:viewBox="0 0 227 159" svg:d="M156 3c43 14 71 43 71 75 0 46-50 81-113 81-61 0-114-35-114-81 0-32 28-61 75-75 11 0 25-3 39-3s28 3 42 3z">
          <text:p/>
        </draw:path>
        <draw:polygon draw:style-name="gr7" draw:text-style-name="P1" draw:layer="layout" svg:width="0cm" svg:height="0cm" svg:x="4.917cm" svg:y="4.854cm" svg:viewBox="0 0 0 0" draw:points="0,0">
          <text:p/>
        </draw:polygon>
        <draw:path draw:style-name="gr6" draw:text-style-name="P3" draw:layer="layout" svg:width="0.226cm" svg:height="0.158cm" svg:x="5.217cm" svg:y="4.085cm" svg:viewBox="0 0 227 159" svg:d="M156 3c43 14 71 43 71 78 0 43-50 78-113 78-61 0-114-35-114-78 0-35 28-64 75-78 11 0 25-3 39-3s28 3 42 3z">
          <text:p/>
        </draw:path>
        <draw:polygon draw:style-name="gr7" draw:text-style-name="P1" draw:layer="layout" svg:width="0cm" svg:height="0cm" svg:x="4.917cm" svg:y="4.854cm" svg:viewBox="0 0 0 0" draw:points="0,0">
          <text:p/>
        </draw:polygon>
        <draw:path draw:style-name="gr6" draw:text-style-name="P3" draw:layer="layout" svg:width="0.229cm" svg:height="0.158cm" svg:x="7.99cm" svg:y="7.902cm" svg:viewBox="0 0 230 159" svg:d="M156 3c46 14 74 43 74 75 0 46-53 81-117 81-60 0-113-35-113-81 0-32 32-61 74-75 14 0 28-3 39-3 14 0 29 3 43 3z">
          <text:p/>
        </draw:path>
        <draw:polygon draw:style-name="gr7" draw:text-style-name="P1" draw:layer="layout" svg:width="0cm" svg:height="0cm" svg:x="4.917cm" svg:y="4.854cm" svg:viewBox="0 0 0 0" draw:points="0,0">
          <text:p/>
        </draw:polygon>
        <draw:path draw:style-name="gr6" draw:text-style-name="P3" draw:layer="layout" svg:width="0.229cm" svg:height="0.155cm" svg:x="7.99cm" svg:y="4.088cm" svg:viewBox="0 0 230 156" svg:d="M156 0c46 14 74 44 74 79 0 42-53 77-117 77-60 0-113-35-113-77 0-35 32-65 74-79 25 11 53 11 82 0z">
          <text:p/>
        </draw:path>
        <draw:polygon draw:style-name="gr7" draw:text-style-name="P1" draw:layer="layout" svg:width="0cm" svg:height="0cm" svg:x="4.917cm" svg:y="4.854cm" svg:viewBox="0 0 0 0" draw:points="0,0">
          <text:p/>
        </draw:polygon>
        <draw:path draw:style-name="gr6" draw:text-style-name="P3" draw:layer="layout" svg:width="0.226cm" svg:height="0.155cm" svg:x="5.217cm" svg:y="7.905cm" svg:viewBox="0 0 227 156" svg:d="M156 0c43 14 71 43 71 74 0 47-50 82-113 82-61 0-114-35-114-82 0-31 28-60 75-74 25 7 53 7 81 0z">
          <text:p/>
        </draw:path>
        <draw:polygon draw:style-name="gr7" draw:text-style-name="P1" draw:layer="layout" svg:width="0cm" svg:height="0cm" svg:x="4.917cm" svg:y="4.854cm" svg:viewBox="0 0 0 0" draw:points="0,0">
          <text:p/>
        </draw:polygon>
        <draw:path draw:style-name="gr6" draw:text-style-name="P3" draw:layer="layout" svg:width="0.226cm" svg:height="0.155cm" svg:x="5.217cm" svg:y="4.088cm" svg:viewBox="0 0 227 156" svg:d="M156 0c43 14 71 44 71 79 0 42-50 77-113 77-61 0-114-35-114-77 0-35 28-65 75-79 25 11 53 11 81 0z">
          <text:p/>
        </draw:path>
        <draw:polygon draw:style-name="gr7" draw:text-style-name="P1" draw:layer="layout" svg:width="0cm" svg:height="0cm" svg:x="4.917cm" svg:y="4.854cm" svg:viewBox="0 0 0 0" draw:points="0,0">
          <text:p/>
        </draw:polygon>
        <draw:path draw:style-name="gr6" draw:text-style-name="P3" draw:layer="layout" svg:width="0.229cm" svg:height="0.155cm" svg:x="7.99cm" svg:y="7.905cm" svg:viewBox="0 0 230 156" svg:d="M156 0c46 14 74 43 74 74 0 47-53 82-117 82-60 0-113-35-113-82 0-31 32-60 74-74 25 7 53 7 82 0z">
          <text:p/>
        </draw:path>
        <draw:polygon draw:style-name="gr7" draw:text-style-name="P1" draw:layer="layout" svg:width="0cm" svg:height="0cm" svg:x="4.917cm" svg:y="4.854cm" svg:viewBox="0 0 0 0" draw:points="0,0">
          <text:p/>
        </draw:polygon>
        <draw:path draw:style-name="gr6" draw:text-style-name="P3" draw:layer="layout" svg:width="0.377cm" svg:height="0.163cm" svg:x="7.916cm" svg:y="7.732cm" svg:viewBox="0 0 378 164" svg:d="M0 164c35-54 109-86 191-86 78 0 152 32 187 86v-29c0-75-84-135-187-135-106 0-191 60-191 135z">
          <text:p/>
        </draw:path>
        <draw:polygon draw:style-name="gr7" draw:text-style-name="P1" draw:layer="layout" svg:width="0cm" svg:height="0cm" svg:x="4.917cm" svg:y="4.854cm" svg:viewBox="0 0 0 0" draw:points="0,0">
          <text:p/>
        </draw:polygon>
        <draw:path draw:style-name="gr6" draw:text-style-name="P3" draw:layer="layout" svg:width="0.374cm" svg:height="0.163cm" svg:x="5.143cm" svg:y="7.732cm" svg:viewBox="0 0 375 164" svg:d="M0 164c32-54 106-86 187-86 82 0 156 32 188 86v-29c0-75-81-135-188-135-102 0-187 60-187 135z">
          <text:p/>
        </draw:path>
        <draw:polygon draw:style-name="gr7" draw:text-style-name="P1" draw:layer="layout" svg:width="0cm" svg:height="0cm" svg:x="4.917cm" svg:y="4.854cm" svg:viewBox="0 0 0 0" draw:points="0,0">
          <text:p/>
        </draw:polygon>
        <draw:path draw:style-name="gr6" draw:text-style-name="P3" draw:layer="layout" svg:width="0.374cm" svg:height="0.163cm" svg:x="5.143cm" svg:y="3.915cm" svg:viewBox="0 0 375 164" svg:d="M0 164c32-50 106-85 187-85 82 0 156 35 188 85v-29c0-74-81-135-188-135-102 0-187 61-187 135z">
          <text:p/>
        </draw:path>
        <draw:polygon draw:style-name="gr7" draw:text-style-name="P1" draw:layer="layout" svg:width="0cm" svg:height="0cm" svg:x="4.917cm" svg:y="4.854cm" svg:viewBox="0 0 0 0" draw:points="0,0">
          <text:p/>
        </draw:polygon>
        <draw:path draw:style-name="gr6" draw:text-style-name="P3" draw:layer="layout" svg:width="0.377cm" svg:height="0.163cm" svg:x="7.916cm" svg:y="3.915cm" svg:viewBox="0 0 378 164" svg:d="M0 164c35-50 109-85 191-85 78 0 152 35 187 85v-29c0-74-84-135-187-135-106 0-191 61-191 135z">
          <text:p/>
        </draw:path>
        <draw:polygon draw:style-name="gr7" draw:text-style-name="P1" draw:layer="layout" svg:width="0cm" svg:height="0cm" svg:x="4.917cm" svg:y="4.854cm" svg:viewBox="0 0 0 0" draw:points="0,0">
          <text:p/>
        </draw:polygon>
        <draw:path draw:style-name="gr6" draw:text-style-name="P3" draw:layer="layout" svg:width="0.413cm" svg:height="0.173cm" svg:x="7.898cm" svg:y="7.81cm" svg:viewBox="0 0 414 174" svg:d="M0 174c0-81 92-145 209-145 113 0 205 64 205 145v-28c0-22-7-39-18-60-35-53-109-86-187-86-82 0-156 33-191 86-11 21-18 38-18 60z">
          <text:p/>
        </draw:path>
        <draw:polygon draw:style-name="gr7" draw:text-style-name="P1" draw:layer="layout" svg:width="0cm" svg:height="0cm" svg:x="4.917cm" svg:y="4.854cm" svg:viewBox="0 0 0 0" draw:points="0,0">
          <text:p/>
        </draw:polygon>
        <draw:path draw:style-name="gr6" draw:text-style-name="P3" draw:layer="layout" svg:width="0.413cm" svg:height="0.173cm" svg:x="7.898cm" svg:y="3.993cm" svg:viewBox="0 0 414 174" svg:d="M0 174c0-81 92-149 209-149 113 0 205 68 205 149v-28c0-18-7-39-18-60-35-54-109-86-187-86-82 0-156 32-191 86-11 21-18 42-18 60z">
          <text:p/>
        </draw:path>
        <draw:polygon draw:style-name="gr7" draw:text-style-name="P1" draw:layer="layout" svg:width="0cm" svg:height="0cm" svg:x="4.917cm" svg:y="4.854cm" svg:viewBox="0 0 0 0" draw:points="0,0">
          <text:p/>
        </draw:polygon>
        <draw:path draw:style-name="gr6" draw:text-style-name="P3" draw:layer="layout" svg:width="0.413cm" svg:height="0.173cm" svg:x="5.125cm" svg:y="3.993cm" svg:viewBox="0 0 414 174" svg:d="M0 174c0-81 93-149 206-149 116 0 208 68 208 149v-28c0-18-7-39-18-60h-3c-32-54-106-86-187-86s-152 32-188 86c-14 21-18 42-18 60z">
          <text:p/>
        </draw:path>
        <draw:polygon draw:style-name="gr7" draw:text-style-name="P1" draw:layer="layout" svg:width="0cm" svg:height="0cm" svg:x="4.917cm" svg:y="4.854cm" svg:viewBox="0 0 0 0" draw:points="0,0">
          <text:p/>
        </draw:polygon>
        <draw:path draw:style-name="gr6" draw:text-style-name="P3" draw:layer="layout" svg:width="0.413cm" svg:height="0.173cm" svg:x="5.125cm" svg:y="7.81cm" svg:viewBox="0 0 414 174" svg:d="M0 174c0-81 93-145 206-145 116 0 208 64 208 145v-28c0-22-7-39-18-60h-3c-32-53-106-86-187-86s-152 33-188 86c-14 21-18 38-18 60z">
          <text:p/>
        </draw:path>
        <draw:polygon draw:style-name="gr7" draw:text-style-name="P1" draw:layer="layout" svg:width="0cm" svg:height="0cm" svg:x="4.917cm" svg:y="4.854cm" svg:viewBox="0 0 0 0" draw:points="0,0">
          <text:p/>
        </draw:polygon>
        <draw:path draw:style-name="gr6" draw:text-style-name="P3" draw:layer="layout" svg:width="0.391cm" svg:height="0.162cm" svg:x="7.909cm" svg:y="3.88cm" svg:viewBox="0 0 392 163" svg:d="M0 163c0-75 88-138 198-138 106 0 194 63 194 138v-28c0-75-88-135-194-135-110 0-198 60-198 135z">
          <text:p/>
        </draw:path>
        <draw:polygon draw:style-name="gr7" draw:text-style-name="P1" draw:layer="layout" svg:width="0cm" svg:height="0cm" svg:x="4.917cm" svg:y="4.854cm" svg:viewBox="0 0 0 0" draw:points="0,0">
          <text:p/>
        </draw:polygon>
        <draw:path draw:style-name="gr6" draw:text-style-name="P3" draw:layer="layout" svg:width="0.388cm" svg:height="0.162cm" svg:x="5.136cm" svg:y="3.88cm" svg:viewBox="0 0 389 163" svg:d="M0 163c0-75 88-138 195-138 109 0 194 63 194 138v-28c0-75-85-135-194-135-107 0-195 60-195 135z">
          <text:p/>
        </draw:path>
        <draw:polygon draw:style-name="gr7" draw:text-style-name="P1" draw:layer="layout" svg:width="0cm" svg:height="0cm" svg:x="4.917cm" svg:y="4.854cm" svg:viewBox="0 0 0 0" draw:points="0,0">
          <text:p/>
        </draw:polygon>
        <draw:path draw:style-name="gr6" draw:text-style-name="P3" draw:layer="layout" svg:width="0.388cm" svg:height="0.165cm" svg:x="5.136cm" svg:y="7.694cm" svg:viewBox="0 0 389 166" svg:d="M0 166c0-78 88-138 195-138 109 0 194 60 194 138v-25c0-78-85-141-194-141-107 0-195 63-195 141z">
          <text:p/>
        </draw:path>
        <draw:polygon draw:style-name="gr7" draw:text-style-name="P1" draw:layer="layout" svg:width="0cm" svg:height="0cm" svg:x="4.917cm" svg:y="4.854cm" svg:viewBox="0 0 0 0" draw:points="0,0">
          <text:p/>
        </draw:polygon>
        <draw:path draw:style-name="gr6" draw:text-style-name="P3" draw:layer="layout" svg:width="0.391cm" svg:height="0.169cm" svg:x="7.909cm" svg:y="7.694cm" svg:viewBox="0 0 392 170" svg:d="M0 166c0-75 88-138 198-138 106 0 194 63 194 138l-3 4 3-29c0-78-88-141-194-141-110 0-198 63-198 141z">
          <text:p/>
        </draw:path>
        <draw:polygon draw:style-name="gr7" draw:text-style-name="P1" draw:layer="layout" svg:width="0cm" svg:height="0cm" svg:x="4.917cm" svg:y="4.854cm" svg:viewBox="0 0 0 0" draw:points="0,0">
          <text:p/>
        </draw:polygon>
        <draw:path draw:style-name="gr6" draw:text-style-name="P3" draw:layer="layout" svg:width="0.391cm" svg:height="0.173cm" svg:x="7.909cm" svg:y="7.722cm" svg:viewBox="0 0 392 174" svg:d="M7 174c-4-11-7-25-7-36 0-78 88-138 198-138 106 0 194 60 194 138 0 11-3 25-7 36l4-32-191-132c103 0 187 60 187 132h-378c0-72 85-132 191-132l-191 164-4-32z">
          <text:p/>
        </draw:path>
        <draw:polygon draw:style-name="gr7" draw:text-style-name="P1" draw:layer="layout" svg:width="0cm" svg:height="0cm" svg:x="4.917cm" svg:y="4.854cm" svg:viewBox="0 0 0 0" draw:points="0,0">
          <text:p/>
        </draw:polygon>
        <draw:path draw:style-name="gr6" draw:text-style-name="P3" draw:layer="layout" svg:width="0.391cm" svg:height="0.173cm" svg:x="7.909cm" svg:y="3.905cm" svg:viewBox="0 0 392 174" svg:d="M7 174c-4-11-7-25-7-36 0-75 88-138 198-138 106 0 194 63 194 138 0 11-3 25-7 36l4-32-191-132c103 0 187 60 187 132h-378c0-72 85-132 191-132l-191 164-4-32z">
          <text:p/>
        </draw:path>
        <draw:polygon draw:style-name="gr7" draw:text-style-name="P1" draw:layer="layout" svg:width="0cm" svg:height="0cm" svg:x="4.917cm" svg:y="4.854cm" svg:viewBox="0 0 0 0" draw:points="0,0">
          <text:p/>
        </draw:polygon>
        <draw:path draw:style-name="gr6" draw:text-style-name="P3" draw:layer="layout" svg:width="0.388cm" svg:height="0.173cm" svg:x="5.136cm" svg:y="7.722cm" svg:viewBox="0 0 389 174" svg:d="M7 174c-4-11-7-25-7-36 0-78 88-138 195-138 109 0 194 60 194 138 0 11 0 25-4 36h-3 3l4-32-194-132c106 0 187 60 187 132h-375c0-72 85-132 188-132l-188 164-4-32z">
          <text:p/>
        </draw:path>
        <draw:polygon draw:style-name="gr7" draw:text-style-name="P1" draw:layer="layout" svg:width="0cm" svg:height="0cm" svg:x="4.917cm" svg:y="4.854cm" svg:viewBox="0 0 0 0" draw:points="0,0">
          <text:p/>
        </draw:polygon>
        <draw:path draw:style-name="gr6" draw:text-style-name="P3" draw:layer="layout" svg:width="0.388cm" svg:height="0.173cm" svg:x="5.136cm" svg:y="3.905cm" svg:viewBox="0 0 389 174" svg:d="M7 174c-4-11-7-25-7-36 0-75 88-138 195-138 109 0 194 63 194 138 0 11 0 25-4 36h-3 3l4-32-194-132c106 0 187 60 187 132h-375c0-72 85-132 188-132l-188 164-4-32z">
          <text:p/>
        </draw:path>
        <draw:polygon draw:style-name="gr7" draw:text-style-name="P1" draw:layer="layout" svg:width="0cm" svg:height="0cm" svg:x="4.917cm" svg:y="4.854cm" svg:viewBox="0 0 0 0" draw:points="0,0">
          <text:p/>
        </draw:polygon>
        <draw:path draw:style-name="gr6" draw:text-style-name="P3" draw:layer="layout" svg:width="0.18cm" svg:height="0.039cm" svg:x="8.015cm" svg:y="6.752cm" svg:viewBox="0 0 181 40" svg:d="M88 0c35 0 64 7 93 17-58 30-128 30-181 0 24-10 56-17 88-17z">
          <text:p/>
        </draw:path>
        <draw:polygon draw:style-name="gr7" draw:text-style-name="P1" draw:layer="layout" svg:width="0cm" svg:height="0cm" svg:x="4.917cm" svg:y="4.854cm" svg:viewBox="0 0 0 0" draw:points="0,0">
          <text:p/>
        </draw:polygon>
        <draw:path draw:style-name="gr6" draw:text-style-name="P3" draw:layer="layout" svg:width="0.18cm" svg:height="0.039cm" svg:x="8.015cm" svg:y="2.935cm" svg:viewBox="0 0 181 40" svg:d="M88 0c35 0 64 7 93 22-58 24-128 24-181 0 24-15 56-22 88-22z">
          <text:p/>
        </draw:path>
        <draw:polygon draw:style-name="gr7" draw:text-style-name="P1" draw:layer="layout" svg:width="0cm" svg:height="0cm" svg:x="4.917cm" svg:y="4.854cm" svg:viewBox="0 0 0 0" draw:points="0,0">
          <text:p/>
        </draw:polygon>
        <draw:path draw:style-name="gr6" draw:text-style-name="P3" draw:layer="layout" svg:width="0.081cm" svg:height="0.012cm" svg:x="8.064cm" svg:y="7.902cm" svg:viewBox="0 0 82 13" svg:d="M39 0c14 0 28 3 43 7-29 8-57 8-82 0 14-4 28-7 39-7z">
          <text:p/>
        </draw:path>
        <draw:polygon draw:style-name="gr7" draw:text-style-name="P1" draw:layer="layout" svg:width="0cm" svg:height="0cm" svg:x="4.917cm" svg:y="4.854cm" svg:viewBox="0 0 0 0" draw:points="0,0">
          <text:p/>
        </draw:polygon>
        <draw:path draw:style-name="gr6" draw:text-style-name="P3" draw:layer="layout" svg:width="0.081cm" svg:height="0.012cm" svg:x="8.064cm" svg:y="4.085cm" svg:viewBox="0 0 82 13" svg:d="M39 0c14 0 28 4 43 4-29 12-57 12-82 0 14 0 28-4 39-4z">
          <text:p/>
        </draw:path>
        <draw:polygon draw:style-name="gr7" draw:text-style-name="P1" draw:layer="layout" svg:width="0cm" svg:height="0cm" svg:x="4.917cm" svg:y="4.854cm" svg:viewBox="0 0 0 0" draw:points="0,0">
          <text:p/>
        </draw:polygon>
        <draw:path draw:style-name="gr6" draw:text-style-name="P3" draw:layer="layout" svg:width="0.081cm" svg:height="0.012cm" svg:x="5.291cm" svg:y="7.902cm" svg:viewBox="0 0 82 13" svg:d="M40 0c14 0 28 3 42 7-28 8-56 8-82 0 11-4 26-7 40-7z">
          <text:p/>
        </draw:path>
        <draw:polygon draw:style-name="gr7" draw:text-style-name="P1" draw:layer="layout" svg:width="0cm" svg:height="0cm" svg:x="4.917cm" svg:y="4.854cm" svg:viewBox="0 0 0 0" draw:points="0,0">
          <text:p/>
        </draw:polygon>
        <draw:path draw:style-name="gr6" draw:text-style-name="P3" draw:layer="layout" svg:width="0.081cm" svg:height="0.012cm" svg:x="5.291cm" svg:y="4.085cm" svg:viewBox="0 0 82 13" svg:d="M40 0c14 0 28 4 42 4-28 12-56 12-82 0 11 0 26-4 40-4z">
          <text:p/>
        </draw:path>
        <draw:polygon draw:style-name="gr7" draw:text-style-name="P1" draw:layer="layout" svg:width="0cm" svg:height="0cm" svg:x="4.917cm" svg:y="4.854cm" svg:viewBox="0 0 0 0" draw:points="0,0">
          <text:p/>
        </draw:polygon>
        <draw:line draw:style-name="gr8" draw:text-style-name="P1" draw:layer="layout" svg:x1="5.281cm" svg:y1="2.233cm" svg:x2="5.281cm" svg:y2="2.465cm">
          <text:p/>
        </draw:line>
        <draw:path draw:style-name="gr8" draw:text-style-name="P1" draw:layer="layout" svg:width="0cm" svg:height="0.042cm" svg:x="5.281cm" svg:y="2.19cm" svg:viewBox="0 0 0 43" svg:d="M0 0c0 0 0 14 0 43">
          <text:p/>
        </draw:path>
        <draw:line draw:style-name="gr8" draw:text-style-name="P1" draw:layer="layout" svg:x1="7.729cm" svg:y1="2.233cm" svg:x2="7.729cm" svg:y2="2.48cm">
          <text:p/>
        </draw:line>
        <draw:path draw:style-name="gr8" draw:text-style-name="P1" draw:layer="layout" svg:width="0cm" svg:height="0.042cm" svg:x="7.729cm" svg:y="2.19cm" svg:viewBox="0 0 0 43" svg:d="M0 0c0 0 0 14 0 43">
          <text:p/>
        </draw:path>
        <draw:line draw:style-name="gr8" draw:text-style-name="P1" draw:layer="layout" svg:x1="1.492cm" svg:y1="3.718cm" svg:x2="2.452cm" svg:y2="4.17cm">
          <text:p/>
        </draw:line>
        <draw:path draw:style-name="gr8" draw:text-style-name="P1" draw:layer="layout" svg:width="0.035cm" svg:height="0.042cm" svg:x="2.416cm" svg:y="4.127cm" svg:viewBox="0 0 36 43" svg:d="M36 43c-22-10-36-24-36-43">
          <text:p/>
        </draw:path>
        <draw:line draw:style-name="gr8" draw:text-style-name="P1" draw:layer="layout" svg:x1="4.656cm" svg:y1="2.977cm" svg:x2="4.776cm" svg:y2="2.977cm">
          <text:p/>
        </draw:line>
        <draw:line draw:style-name="gr8" draw:text-style-name="P1" draw:layer="layout" svg:x1="4.656cm" svg:y1="2.977cm" svg:x2="4.656cm" svg:y2="2.741cm">
          <text:p/>
        </draw:line>
        <draw:line draw:style-name="gr8" draw:text-style-name="P1" draw:layer="layout" svg:x1="4.656cm" svg:y1="2.741cm" svg:x2="5.048cm" svg:y2="2.741cm">
          <text:p/>
        </draw:line>
        <draw:line draw:style-name="gr8" draw:text-style-name="P1" draw:layer="layout" svg:x1="5.281cm" svg:y1="2.19cm" svg:x2="5.281cm" svg:y2="1.799cm">
          <text:p/>
        </draw:line>
        <draw:path draw:style-name="gr8" draw:text-style-name="P1" draw:layer="layout" svg:width="0.303cm" svg:height="0.212cm" svg:x="4.981cm" svg:y="1.587cm" svg:viewBox="0 0 304 213" svg:d="M0 0c167 0 304 95 304 213">
          <text:p/>
        </draw:path>
        <draw:line draw:style-name="gr8" draw:text-style-name="P1" draw:layer="layout" svg:x1="4.981cm" svg:y1="1.587cm" svg:x2="1.658cm" svg:y2="1.587cm">
          <text:p/>
        </draw:line>
        <draw:path draw:style-name="gr8" draw:text-style-name="P1" draw:layer="layout" svg:width="0.3cm" svg:height="0.212cm" svg:x="1.358cm" svg:y="1.587cm" svg:viewBox="0 0 301 213" svg:d="M0 213c0-118 134-213 301-213">
          <text:p/>
        </draw:path>
        <draw:line draw:style-name="gr8" draw:text-style-name="P1" draw:layer="layout" svg:x1="1.358cm" svg:y1="3.541cm" svg:x2="1.358cm" svg:y2="1.799cm">
          <text:p/>
        </draw:line>
        <draw:path draw:style-name="gr8" draw:text-style-name="P1" draw:layer="layout" svg:width="0.134cm" svg:height="0.177cm" svg:x="1.358cm" svg:y="3.541cm" svg:viewBox="0 0 135 178" svg:d="M135 178c-85-39-135-106-135-178">
          <text:p/>
        </draw:path>
        <draw:path draw:style-name="gr8" draw:text-style-name="P1" draw:layer="layout" svg:width="0.283cm" svg:height="0.099cm" svg:x="4.243cm" svg:y="2cm" svg:viewBox="0 0 284 100" svg:d="M284 100c0-57-64-100-141-100-79 0-143 43-143 100">
          <text:p/>
        </draw:path>
        <draw:path draw:style-name="gr8" draw:text-style-name="P1" draw:layer="layout" svg:width="0.283cm" svg:height="0.098cm" svg:x="4.243cm" svg:y="2.099cm" svg:viewBox="0 0 284 99" svg:d="M0 0c0 57 64 99 143 99 77 0 141-42 141-99">
          <text:p/>
        </draw:path>
        <draw:path draw:style-name="gr8" draw:text-style-name="P1" draw:layer="layout" svg:width="1.852cm" svg:height="1.313cm" svg:x="2.296cm" svg:y="2.264cm" svg:viewBox="0 0 1853 1314" svg:d="M1853 657c0-85-21-170-67-251-49-78-116-152-201-212-88-63-187-109-300-141-113-35-236-53-356-53s-244 18-356 50c-114 35-217 81-301 141-85 63-155 134-201 215-46 78-71 162-71 251 0 84 25 169 71 250 46 78 116 153 201 213 84 63 187 109 301 141 112 35 236 53 356 53s243-18 356-53c113-32 212-81 300-141 85-60 152-135 201-217 46-77 67-162 67-246z">
          <text:p/>
        </draw:path>
        <draw:path draw:style-name="gr8" draw:text-style-name="P1" draw:layer="layout" svg:width="0.045cm" svg:height="0.071cm" svg:x="1.919cm" svg:y="3.742cm" svg:viewBox="0 0 46 72" svg:d="M0 0c0 26 17 54 46 72">
          <text:p/>
        </draw:path>
        <draw:path draw:style-name="gr8" draw:text-style-name="P1" draw:layer="layout" svg:width="0.282cm" svg:height="0.102cm" svg:x="1.919cm" svg:y="3.64cm" svg:viewBox="0 0 283 103" svg:d="M283 103c0-57-64-103-142-103s-141 46-141 103">
          <text:p/>
        </draw:path>
        <draw:path draw:style-name="gr8" draw:text-style-name="P1" draw:layer="layout" svg:width="0.046cm" svg:height="0.071cm" svg:x="2.155cm" svg:y="3.742cm" svg:viewBox="0 0 47 72" svg:d="M0 72c33-18 47-46 47-72">
          <text:p/>
        </draw:path>
        <draw:path draw:style-name="gr8" draw:text-style-name="P1" draw:layer="layout" svg:width="0.195cm" svg:height="0.03cm" svg:x="1.964cm" svg:y="3.813cm" svg:viewBox="0 0 196 31" svg:d="M196 0c-57 41-143 41-196 0">
          <text:p/>
        </draw:path>
        <draw:path draw:style-name="gr8" draw:text-style-name="P1" draw:layer="layout" svg:width="0.282cm" svg:height="0.099cm" svg:x="1.919cm" svg:y="2cm" svg:viewBox="0 0 283 100" svg:d="M283 100c0-57-64-100-142-100s-141 43-141 100">
          <text:p/>
        </draw:path>
        <draw:path draw:style-name="gr8" draw:text-style-name="P1" draw:layer="layout" svg:width="0.282cm" svg:height="0.098cm" svg:x="1.919cm" svg:y="2.099cm" svg:viewBox="0 0 283 99" svg:d="M0 0c0 57 63 99 141 99s142-42 142-99">
          <text:p/>
        </draw:path>
        <draw:line draw:style-name="gr8" draw:text-style-name="P1" draw:layer="layout" svg:x1="7.729cm" svg:y1="2.48cm" svg:x2="7.729cm" svg:y2="2.585cm">
          <text:p/>
        </draw:line>
        <draw:polyline draw:style-name="gr8" draw:text-style-name="P1" draw:layer="layout" svg:width="0cm" svg:height="0cm" svg:x="7.729cm" svg:y="2.448cm" svg:viewBox="0 0 0 0" draw:points="0,0">
          <text:p/>
        </draw:polyline>
        <draw:line draw:style-name="gr8" draw:text-style-name="P1" draw:layer="layout" svg:x1="1.358cm" svg:y1="3.594cm" svg:x2="1.358cm" svg:y2="3.541cm">
          <text:p/>
        </draw:line>
        <draw:path draw:style-name="gr8" draw:text-style-name="P1" draw:layer="layout" svg:width="0.035cm" svg:height="0.039cm" svg:x="2.416cm" svg:y="3.982cm" svg:viewBox="0 0 36 40" svg:d="M36 40c-22-7-36-22-36-40">
          <text:p/>
        </draw:path>
        <draw:path draw:style-name="gr8" draw:text-style-name="P1" draw:layer="layout" svg:width="0.078cm" svg:height="0.067cm" svg:x="2.416cm" svg:y="3.915cm" svg:viewBox="0 0 79 68" svg:d="M0 68c0-3 0-3 0-7l4-3c0-4 0-7 3-7 0-4 0-4 0-7 5-4 5-4 8-7 0-4 7-7 7-11 4 0 7-3 7-3 4-4 11-8 14-11 7-4 11-8 18-8 7-4 11-4 18-4">
          <text:p/>
        </draw:path>
        <draw:line draw:style-name="gr8" draw:text-style-name="P1" draw:layer="layout" svg:x1="4.58cm" svg:y1="3.524cm" svg:x2="2.49cm" svg:y2="3.916cm">
          <text:p/>
        </draw:line>
        <draw:line draw:style-name="gr8" draw:text-style-name="P1" draw:layer="layout" svg:x1="4.579cm" svg:y1="3.098cm" svg:x2="4.717cm" svg:y2="3.012cm">
          <text:p/>
        </draw:line>
        <draw:line draw:style-name="gr8" draw:text-style-name="P1" draw:layer="layout" svg:x1="4.716cm" svg:y1="3.013cm" svg:x2="4.855cm" svg:y2="2.931cm">
          <text:p/>
        </draw:line>
        <draw:line draw:style-name="gr8" draw:text-style-name="P1" draw:layer="layout" svg:x1="4.854cm" svg:y1="2.931cm" svg:x2="4.854cm" svg:y2="2.917cm">
          <text:p/>
        </draw:line>
        <draw:path draw:style-name="gr8" draw:text-style-name="P1" draw:layer="layout" svg:width="0.197cm" svg:height="0.237cm" svg:x="5.087cm" svg:y="2.465cm" svg:viewBox="0 0 198 238" svg:d="M0 238c60-71 149-152 198-238">
          <text:p/>
        </draw:path>
        <draw:path draw:style-name="gr8" draw:text-style-name="P1" draw:layer="layout" svg:width="0.233cm" svg:height="0.219cm" svg:x="4.854cm" svg:y="2.702cm" svg:viewBox="0 0 234 220" svg:d="M234 0c-71 78-153 152-234 220">
          <text:p/>
        </draw:path>
        <draw:line draw:style-name="gr8" draw:text-style-name="P1" draw:layer="layout" svg:x1="4.656cm" svg:y1="2.794cm" svg:x2="4.995cm" svg:y2="2.794cm">
          <text:p/>
        </draw:line>
        <draw:path draw:style-name="gr8" draw:text-style-name="P1" draw:layer="layout" svg:width="1.69cm" svg:height="0.596cm" svg:x="2.377cm" svg:y="2.381cm" svg:viewBox="0 0 1691 597" svg:d="M1691 597c0-74-21-152-63-226-43-71-103-138-184-195-78-56-169-99-272-130-102-29-215-46-324-46-113 0-222 14-325 46-102 28-194 74-271 130-78 53-142 120-185 195-42 71-67 148-67 226">
          <text:p/>
        </draw:path>
        <draw:path draw:style-name="gr8" draw:text-style-name="P1" draw:layer="layout" svg:width="1.69cm" svg:height="0.6cm" svg:x="2.377cm" svg:y="2.977cm" svg:viewBox="0 0 1691 601" svg:d="M0 0c0 78 25 155 67 229 43 74 107 139 185 195 77 57 169 99 271 131 103 28 212 46 325 46 109 0 222-18 324-46 103-32 194-78 272-131 81-56 141-124 184-195 42-74 63-151 63-229">
          <text:p/>
        </draw:path>
        <draw:path draw:style-name="gr8" draw:text-style-name="P1" draw:layer="layout" svg:width="0.014cm" svg:height="0.003cm" svg:x="5.281cm" svg:y="2.462cm" svg:viewBox="0 0 15 4" svg:d="M0 4c8-4 11-4 15-4">
          <text:p/>
        </draw:path>
        <draw:line draw:style-name="gr8" draw:text-style-name="P1" draw:layer="layout" svg:x1="5.295cm" svg:y1="2.462cm" svg:x2="7.729cm" svg:y2="2.462cm">
          <text:p/>
        </draw:line>
        <draw:path draw:style-name="gr8" draw:text-style-name="P1" draw:layer="layout" svg:width="0cm" svg:height="0.182cm" svg:x="4.656cm" svg:y="2.794cm" svg:viewBox="0 0 0 183" svg:d="M0 183c0-7 0-14 0-21 0-11 0-21 0-35 0-4 0-11 0-15 0-7 0-10 0-17 0-4 0-11 0-14 0-4 0-11 0-14 0-4 0-11 0-15 0-3 0-7 0-10 0-4 0-7 0-11 0-3 0-7 0-10 0-4 0-4 0-7 0-4 0-4 0-7 0-4 0-4 0-7">
          <text:p/>
        </draw:path>
        <draw:line draw:style-name="gr8" draw:text-style-name="P1" draw:layer="layout" svg:x1="2.484cm" svg:y1="4.029cm" svg:x2="2.451cm" svg:y2="4.021cm">
          <text:p/>
        </draw:line>
        <draw:line draw:style-name="gr8" draw:text-style-name="P1" draw:layer="layout" svg:x1="2.483cm" svg:y1="4.028cm" svg:x2="2.483cm" svg:y2="5.002cm">
          <text:p/>
        </draw:line>
        <draw:line draw:style-name="gr8" draw:text-style-name="P1" draw:layer="layout" svg:x1="2.451cm" svg:y1="4.977cm" svg:x2="2.484cm" svg:y2="5.003cm">
          <text:p/>
        </draw:line>
        <draw:line draw:style-name="gr8" draw:text-style-name="P1" draw:layer="layout" svg:x1="1.492cm" svg:y1="4.088cm" svg:x2="2.452cm" svg:y2="4.541cm">
          <text:p/>
        </draw:line>
        <draw:line draw:style-name="gr8" draw:text-style-name="P1" draw:layer="layout" svg:x1="1.358cm" svg:y1="3.594cm" svg:x2="1.358cm" svg:y2="3.912cm">
          <text:p/>
        </draw:line>
        <draw:path draw:style-name="gr8" draw:text-style-name="P1" draw:layer="layout" svg:width="0.134cm" svg:height="0.176cm" svg:x="1.358cm" svg:y="3.912cm" svg:viewBox="0 0 135 177" svg:d="M135 177c-85-39-135-106-135-177">
          <text:p/>
        </draw:path>
        <draw:line draw:style-name="gr8" draw:text-style-name="P1" draw:layer="layout" svg:x1="2.483cm" svg:y1="4.029cm" svg:x2="4.58cm" svg:y2="3.637cm">
          <text:p/>
        </draw:line>
        <draw:line draw:style-name="gr8" draw:text-style-name="P1" draw:layer="layout" svg:x1="5.087cm" svg:y1="2.702cm" svg:x2="5.087cm" svg:y2="2.899cm">
          <text:p/>
        </draw:line>
        <draw:line draw:style-name="gr8" draw:text-style-name="P1" draw:layer="layout" svg:x1="5.088cm" svg:y1="2.899cm" svg:x2="4.579cm" svg:y2="3.207cm">
          <text:p/>
        </draw:line>
        <draw:line draw:style-name="gr8" draw:text-style-name="P1" draw:layer="layout" svg:x1="4.579cm" svg:y1="3.093cm" svg:x2="4.579cm" svg:y2="3.206cm">
          <text:p/>
        </draw:line>
        <draw:line draw:style-name="gr8" draw:text-style-name="P1" draw:layer="layout" svg:x1="4.579cm" svg:y1="3.637cm" svg:x2="4.579cm" svg:y2="3.206cm">
          <text:p/>
        </draw:line>
        <draw:path draw:style-name="gr8" draw:text-style-name="P1" draw:layer="layout" svg:width="0.166cm" svg:height="0.116cm" svg:x="5.33cm" svg:y="2.935cm" svg:viewBox="0 0 167 117" svg:d="M0 0c93 0 167 54 167 117">
          <text:p/>
        </draw:path>
        <draw:path draw:style-name="gr8" draw:text-style-name="P1" draw:layer="layout" svg:width="0.332cm" svg:height="0.116cm" svg:x="5.164cm" svg:y="3.051cm" svg:viewBox="0 0 333 117" svg:d="M333 0c0 68-75 117-167 117s-166-49-166-117">
          <text:p/>
        </draw:path>
        <draw:path draw:style-name="gr8" draw:text-style-name="P1" draw:layer="layout" svg:width="0.166cm" svg:height="0.116cm" svg:x="5.164cm" svg:y="2.935cm" svg:viewBox="0 0 167 117" svg:d="M0 117c0-63 75-117 167-117">
          <text:p/>
        </draw:path>
        <draw:path draw:style-name="gr8" draw:text-style-name="P1" draw:layer="layout" svg:width="0.208cm" svg:height="0.067cm" svg:x="5.087cm" svg:y="2.836cm" svg:viewBox="0 0 209 68" svg:d="M0 68c57-39 131-65 209-68">
          <text:p/>
        </draw:path>
        <draw:line draw:style-name="gr8" draw:text-style-name="P1" draw:layer="layout" svg:x1="5.295cm" svg:y1="2.462cm" svg:x2="5.295cm" svg:y2="2.836cm">
          <text:p/>
        </draw:line>
        <draw:line draw:style-name="gr8" draw:text-style-name="P1" draw:layer="layout" svg:x1="7.729cm" svg:y1="2.585cm" svg:x2="7.729cm" svg:y2="2.462cm">
          <text:p/>
        </draw:line>
        <draw:line draw:style-name="gr8" draw:text-style-name="P1" draw:layer="layout" svg:x1="5.295cm" svg:y1="2.836cm" svg:x2="8.18cm" svg:y2="2.836cm">
          <text:p/>
        </draw:line>
        <draw:line draw:style-name="gr8" draw:text-style-name="P1" draw:layer="layout" svg:x1="7.729cm" svg:y1="2.585cm" svg:x2="8.18cm" svg:y2="2.585cm">
          <text:p/>
        </draw:line>
        <draw:path draw:style-name="gr8" draw:text-style-name="P1" draw:layer="layout" svg:width="0.035cm" svg:height="0.06cm" svg:x="2.416cm" svg:y="4.917cm" svg:viewBox="0 0 36 61" svg:d="M0 0c0 19 14 44 36 61">
          <text:p/>
        </draw:path>
        <draw:line draw:style-name="gr8" draw:text-style-name="P1" draw:layer="layout" svg:x1="4.64cm" svg:y1="5.86cm" svg:x2="2.483cm" svg:y2="5.002cm">
          <text:p/>
        </draw:line>
        <draw:path draw:style-name="gr8" draw:text-style-name="P1" draw:layer="layout" svg:width="0.3cm" svg:height="0.215cm" svg:x="8.18cm" svg:y="6.974cm" svg:viewBox="0 0 301 216" svg:d="M0 216c167 0 301-99 301-216">
          <text:p/>
        </draw:path>
        <draw:line draw:style-name="gr8" draw:text-style-name="P1" draw:layer="layout" svg:x1="8.48cm" svg:y1="3.048cm" svg:x2="8.48cm" svg:y2="6.974cm">
          <text:p/>
        </draw:line>
        <draw:path draw:style-name="gr8" draw:text-style-name="P1" draw:layer="layout" svg:width="0.3cm" svg:height="0.212cm" svg:x="8.18cm" svg:y="2.836cm" svg:viewBox="0 0 301 213" svg:d="M301 213c0-117-134-213-301-213">
          <text:p/>
        </draw:path>
        <draw:line draw:style-name="gr8" draw:text-style-name="P1" draw:layer="layout" svg:x1="4.639cm" svg:y1="5.859cm" svg:x2="4.968cm" svg:y2="7cm">
          <text:p/>
        </draw:line>
        <draw:path draw:style-name="gr8" draw:text-style-name="P1" draw:layer="layout" svg:width="0.331cm" svg:height="0.194cm" svg:x="4.967cm" svg:y="6.995cm" svg:viewBox="0 0 332 195" svg:d="M332 195c-159-7-294-85-332-195">
          <text:p/>
        </draw:path>
        <draw:line draw:style-name="gr8" draw:text-style-name="P1" draw:layer="layout" svg:x1="8.18cm" svg:y1="7.186cm" svg:x2="5.298cm" svg:y2="7.186cm">
          <text:p/>
        </draw:line>
        <draw:path draw:style-name="gr8" draw:text-style-name="P1" draw:layer="layout" svg:width="0.48cm" svg:height="0.169cm" svg:x="5.09cm" svg:y="2.935cm" svg:viewBox="0 0 481 170" svg:d="M481 170c0-92-107-170-241-170s-240 78-240 170">
          <text:p/>
        </draw:path>
        <draw:path draw:style-name="gr8" draw:text-style-name="P1" draw:layer="layout" svg:width="0.48cm" svg:height="0.169cm" svg:x="5.09cm" svg:y="3.104cm" svg:viewBox="0 0 481 170" svg:d="M0 0c0 96 106 170 240 170s241-74 241-170">
          <text:p/>
        </draw:path>
        <draw:path draw:style-name="gr8" draw:text-style-name="P1" draw:layer="layout" svg:width="0.483cm" svg:height="0.169cm" svg:x="7.863cm" svg:y="2.935cm" svg:viewBox="0 0 484 170" svg:d="M484 170c0-92-109-170-240-170-134 0-244 78-244 170">
          <text:p/>
        </draw:path>
        <draw:path draw:style-name="gr8" draw:text-style-name="P1" draw:layer="layout" svg:width="0.483cm" svg:height="0.169cm" svg:x="7.863cm" svg:y="3.104cm" svg:viewBox="0 0 484 170" svg:d="M0 0c0 96 110 170 244 170 131 0 240-74 240-170">
          <text:p/>
        </draw:path>
        <draw:path draw:style-name="gr8" draw:text-style-name="P1" draw:layer="layout" svg:width="0.483cm" svg:height="0.169cm" svg:x="7.863cm" svg:y="6.752cm" svg:viewBox="0 0 484 170" svg:d="M484 170c0-96-109-170-240-170-134 0-244 74-244 170">
          <text:p/>
        </draw:path>
        <draw:path draw:style-name="gr8" draw:text-style-name="P1" draw:layer="layout" svg:width="0.483cm" svg:height="0.169cm" svg:x="7.863cm" svg:y="6.921cm" svg:viewBox="0 0 484 170" svg:d="M0 0c0 96 110 170 244 170 131 0 240-74 240-170">
          <text:p/>
        </draw:path>
        <draw:path draw:style-name="gr8" draw:text-style-name="P1" draw:layer="layout" svg:width="0.48cm" svg:height="0.169cm" svg:x="5.09cm" svg:y="6.752cm" svg:viewBox="0 0 481 170" svg:d="M481 170c0-96-107-170-241-170s-240 74-240 170">
          <text:p/>
        </draw:path>
        <draw:path draw:style-name="gr8" draw:text-style-name="P1" draw:layer="layout" svg:width="0.48cm" svg:height="0.169cm" svg:x="5.09cm" svg:y="6.921cm" svg:viewBox="0 0 481 170" svg:d="M0 0c0 96 106 170 240 170s241-74 241-170">
          <text:p/>
        </draw:path>
        <draw:path draw:style-name="gr8" draw:text-style-name="P1" draw:layer="layout" svg:width="0.3cm" svg:height="0.216cm" svg:x="8.18cm" svg:y="2.585cm" svg:viewBox="0 0 301 217" svg:d="M301 217c0-121-134-217-301-217">
          <text:p/>
        </draw:path>
        <draw:path draw:style-name="gr8" draw:text-style-name="P1" draw:layer="layout" svg:width="0.18cm" svg:height="0.021cm" svg:x="8.015cm" svg:y="2.952cm" svg:viewBox="0 0 181 22" svg:d="M0 0c53 29 123 29 181 0">
          <text:p/>
        </draw:path>
        <draw:path draw:style-name="gr8" draw:text-style-name="P1" draw:layer="layout" svg:width="0.18cm" svg:height="0.022cm" svg:x="8.015cm" svg:y="6.769cm" svg:viewBox="0 0 181 23" svg:d="M0 0c53 31 123 31 181 0">
          <text:p/>
        </draw:path>
        <draw:line draw:style-name="gr8" draw:text-style-name="P1" draw:layer="layout" svg:x1="8.48cm" svg:y1="3.048cm" svg:x2="8.48cm" svg:y2="2.797cm">
          <text:p/>
        </draw:line>
        <draw:path draw:style-name="gr8" draw:text-style-name="P1" draw:layer="layout" svg:width="0.826cm" svg:height="0.465cm" svg:x="3.22cm" svg:y="2.642cm" svg:viewBox="0 0 827 466" svg:d="M827 466c-85-272-428-466-827-466">
          <text:p/>
        </draw:path>
        <draw:path draw:style-name="gr8" draw:text-style-name="P1" draw:layer="layout" svg:width="0.826cm" svg:height="0.465cm" svg:x="2.398cm" svg:y="2.642cm" svg:viewBox="0 0 827 466" svg:d="M827 0c-400 0-742 194-827 466">
          <text:p/>
        </draw:path>
        <draw:path draw:style-name="gr8" draw:text-style-name="P1" draw:layer="layout" svg:width="0.169cm" svg:height="0.116cm" svg:x="8.103cm" svg:y="2.935cm" svg:viewBox="0 0 170 117" svg:d="M0 0c96 0 170 54 170 117">
          <text:p/>
        </draw:path>
        <draw:path draw:style-name="gr8" draw:text-style-name="P1" draw:layer="layout" svg:width="0.331cm" svg:height="0.116cm" svg:x="7.941cm" svg:y="3.051cm" svg:viewBox="0 0 332 117" svg:d="M332 0c0 68-74 117-167 117-91 0-165-49-165-117">
          <text:p/>
        </draw:path>
        <draw:path draw:style-name="gr8" draw:text-style-name="P1" draw:layer="layout" svg:width="0.165cm" svg:height="0.116cm" svg:x="7.941cm" svg:y="2.935cm" svg:viewBox="0 0 166 117" svg:d="M0 117c0-63 75-117 166-117">
          <text:p/>
        </draw:path>
        <draw:path draw:style-name="gr8" draw:text-style-name="P1" draw:layer="layout" svg:width="0.169cm" svg:height="0.116cm" svg:x="8.103cm" svg:y="6.752cm" svg:viewBox="0 0 170 117" svg:d="M0 0c96 0 170 54 170 117">
          <text:p/>
        </draw:path>
        <draw:path draw:style-name="gr8" draw:text-style-name="P1" draw:layer="layout" svg:width="0.331cm" svg:height="0.117cm" svg:x="7.941cm" svg:y="6.868cm" svg:viewBox="0 0 332 118" svg:d="M332 0c0 68-74 118-167 118-91 0-165-50-165-118">
          <text:p/>
        </draw:path>
        <draw:path draw:style-name="gr8" draw:text-style-name="P1" draw:layer="layout" svg:width="0.165cm" svg:height="0.116cm" svg:x="7.941cm" svg:y="6.752cm" svg:viewBox="0 0 166 117" svg:d="M0 117c0-63 75-117 166-117">
          <text:p/>
        </draw:path>
        <draw:path draw:style-name="gr8" draw:text-style-name="P1" draw:layer="layout" svg:width="0.166cm" svg:height="0.116cm" svg:x="5.33cm" svg:y="6.752cm" svg:viewBox="0 0 167 117" svg:d="M0 0c93 0 167 54 167 117">
          <text:p/>
        </draw:path>
        <draw:path draw:style-name="gr8" draw:text-style-name="P1" draw:layer="layout" svg:width="0.332cm" svg:height="0.117cm" svg:x="5.164cm" svg:y="6.868cm" svg:viewBox="0 0 333 118" svg:d="M333 0c0 68-75 118-167 118s-166-50-166-118">
          <text:p/>
        </draw:path>
        <draw:path draw:style-name="gr8" draw:text-style-name="P1" draw:layer="layout" svg:width="0.166cm" svg:height="0.116cm" svg:x="5.164cm" svg:y="6.752cm" svg:viewBox="0 0 167 117" svg:d="M0 117c0-63 75-117 167-117">
          <text:p/>
        </draw:path>
        <draw:path draw:style-name="gr8" draw:text-style-name="P1" draw:layer="layout" svg:width="0.116cm" svg:height="0.081cm" svg:x="8.103cm" svg:y="4.085cm" svg:viewBox="0 0 117 82" svg:d="M0 0c63 0 117 36 117 82">
          <text:p/>
        </draw:path>
        <draw:path draw:style-name="gr8" draw:text-style-name="P1" draw:layer="layout" svg:width="0.229cm" svg:height="0.077cm" svg:x="7.99cm" svg:y="4.166cm" svg:viewBox="0 0 230 78" svg:d="M230 0c0 43-53 78-117 78-60 0-113-35-113-78">
          <text:p/>
        </draw:path>
        <draw:path draw:style-name="gr8" draw:text-style-name="P1" draw:layer="layout" svg:width="0.116cm" svg:height="0.081cm" svg:x="7.99cm" svg:y="4.085cm" svg:viewBox="0 0 117 82" svg:d="M0 82c0-46 53-82 117-82">
          <text:p/>
        </draw:path>
        <draw:path draw:style-name="gr8" draw:text-style-name="P1" draw:layer="layout" svg:width="0.208cm" svg:height="0.148cm" svg:x="8.103cm" svg:y="4.018cm" svg:viewBox="0 0 209 149" svg:d="M0 0c117 0 209 68 209 149">
          <text:p/>
        </draw:path>
        <draw:path draw:style-name="gr8" draw:text-style-name="P1" draw:layer="layout" svg:width="0.413cm" svg:height="0.144cm" svg:x="7.898cm" svg:y="4.166cm" svg:viewBox="0 0 414 145" svg:d="M414 0c0 77-92 145-205 145-117 0-209-68-209-145">
          <text:p/>
        </draw:path>
        <draw:path draw:style-name="gr8" draw:text-style-name="P1" draw:layer="layout" svg:width="0.208cm" svg:height="0.148cm" svg:x="7.898cm" svg:y="4.018cm" svg:viewBox="0 0 209 149" svg:d="M0 149c0-81 92-149 209-149">
          <text:p/>
        </draw:path>
        <draw:path draw:style-name="gr8" draw:text-style-name="P1" draw:layer="layout" svg:width="0.208cm" svg:height="0.145cm" svg:x="8.103cm" svg:y="3.993cm" svg:viewBox="0 0 209 146" svg:d="M0 0c117 0 209 63 209 146">
          <text:p/>
        </draw:path>
        <draw:path draw:style-name="gr8" draw:text-style-name="P1" draw:layer="layout" svg:width="0.208cm" svg:height="0.145cm" svg:x="7.898cm" svg:y="3.993cm" svg:viewBox="0 0 209 146" svg:d="M0 146c0-83 92-146 209-146">
          <text:p/>
        </draw:path>
        <draw:path draw:style-name="gr8" draw:text-style-name="P1" draw:layer="layout" svg:width="0.19cm" svg:height="0.134cm" svg:x="8.103cm" svg:y="3.915cm" svg:viewBox="0 0 191 135" svg:d="M0 0c106 0 191 61 191 135">
          <text:p/>
        </draw:path>
        <draw:path draw:style-name="gr8" draw:text-style-name="P1" draw:layer="layout" svg:width="0.19cm" svg:height="0.134cm" svg:x="7.916cm" svg:y="3.915cm" svg:viewBox="0 0 191 135" svg:d="M0 135c0-74 85-135 191-135">
          <text:p/>
        </draw:path>
        <draw:path draw:style-name="gr8" draw:text-style-name="P1" draw:layer="layout" svg:width="0.197cm" svg:height="0.137cm" svg:x="8.103cm" svg:y="3.905cm" svg:viewBox="0 0 198 138" svg:d="M0 0c110 0 198 63 198 138">
          <text:p/>
        </draw:path>
        <draw:path draw:style-name="gr8" draw:text-style-name="P1" draw:layer="layout" svg:width="0.007cm" svg:height="0.037cm" svg:x="8.293cm" svg:y="4.042cm" svg:viewBox="0 0 8 38" svg:d="M8 0c0 12-4 26-8 38">
          <text:p/>
        </draw:path>
        <draw:path draw:style-name="gr8" draw:text-style-name="P1" draw:layer="layout" svg:width="0.01cm" svg:height="0.037cm" svg:x="7.909cm" svg:y="4.042cm" svg:viewBox="0 0 11 38" svg:d="M11 38c-8-12-11-26-11-38">
          <text:p/>
        </draw:path>
        <draw:path draw:style-name="gr8" draw:text-style-name="P1" draw:layer="layout" svg:width="0.197cm" svg:height="0.137cm" svg:x="7.909cm" svg:y="3.905cm" svg:viewBox="0 0 198 138" svg:d="M0 138c0-75 89-138 198-138">
          <text:p/>
        </draw:path>
        <draw:path draw:style-name="gr8" draw:text-style-name="P1" draw:layer="layout" svg:width="0.197cm" svg:height="0.138cm" svg:x="8.103cm" svg:y="3.88cm" svg:viewBox="0 0 198 139" svg:d="M0 0c110 0 198 61 198 139">
          <text:p/>
        </draw:path>
        <draw:path draw:style-name="gr8" draw:text-style-name="P1" draw:layer="layout" svg:width="0.197cm" svg:height="0.138cm" svg:x="7.909cm" svg:y="3.88cm" svg:viewBox="0 0 198 139" svg:d="M0 139c0-78 89-139 198-139">
          <text:p/>
        </draw:path>
        <draw:path draw:style-name="gr8" draw:text-style-name="P1" draw:layer="layout" svg:width="0.081cm" svg:height="0.009cm" svg:x="8.064cm" svg:y="4.088cm" svg:viewBox="0 0 82 10" svg:d="M82 0c-29 13-57 13-82 0">
          <text:p/>
        </draw:path>
        <draw:path draw:style-name="gr8" draw:text-style-name="P1" draw:layer="layout" svg:width="0.116cm" svg:height="0.081cm" svg:x="8.103cm" svg:y="7.902cm" svg:viewBox="0 0 117 82" svg:d="M0 0c63 0 117 35 117 82">
          <text:p/>
        </draw:path>
        <draw:path draw:style-name="gr8" draw:text-style-name="P1" draw:layer="layout" svg:width="0.229cm" svg:height="0.081cm" svg:x="7.99cm" svg:y="7.979cm" svg:viewBox="0 0 230 82" svg:d="M230 0c0 46-53 82-117 82-60 0-113-36-113-82">
          <text:p/>
        </draw:path>
        <draw:path draw:style-name="gr8" draw:text-style-name="P1" draw:layer="layout" svg:width="0.116cm" svg:height="0.081cm" svg:x="7.99cm" svg:y="7.902cm" svg:viewBox="0 0 117 82" svg:d="M0 82c0-47 53-82 117-82">
          <text:p/>
        </draw:path>
        <draw:path draw:style-name="gr8" draw:text-style-name="P1" draw:layer="layout" svg:width="0.208cm" svg:height="0.148cm" svg:x="8.103cm" svg:y="7.835cm" svg:viewBox="0 0 209 149" svg:d="M0 0c117 0 209 67 209 149">
          <text:p/>
        </draw:path>
        <draw:path draw:style-name="gr8" draw:text-style-name="P1" draw:layer="layout" svg:width="0.413cm" svg:height="0.149cm" svg:x="7.898cm" svg:y="7.979cm" svg:viewBox="0 0 414 150" svg:d="M414 0c0 85-92 150-205 150-117 0-209-65-209-150">
          <text:p/>
        </draw:path>
        <draw:path draw:style-name="gr8" draw:text-style-name="P1" draw:layer="layout" svg:width="0.208cm" svg:height="0.148cm" svg:x="7.898cm" svg:y="7.835cm" svg:viewBox="0 0 209 149" svg:d="M0 149c0-82 92-149 209-149">
          <text:p/>
        </draw:path>
        <draw:path draw:style-name="gr8" draw:text-style-name="P1" draw:layer="layout" svg:width="0.208cm" svg:height="0.145cm" svg:x="8.103cm" svg:y="7.81cm" svg:viewBox="0 0 209 146" svg:d="M0 0c117 0 209 65 209 146">
          <text:p/>
        </draw:path>
        <draw:path draw:style-name="gr8" draw:text-style-name="P1" draw:layer="layout" svg:width="0.208cm" svg:height="0.145cm" svg:x="7.898cm" svg:y="7.81cm" svg:viewBox="0 0 209 146" svg:d="M0 146c0-81 92-146 209-146">
          <text:p/>
        </draw:path>
        <draw:path draw:style-name="gr8" draw:text-style-name="P1" draw:layer="layout" svg:width="0.19cm" svg:height="0.134cm" svg:x="8.103cm" svg:y="7.732cm" svg:viewBox="0 0 191 135" svg:d="M0 0c106 0 191 60 191 135">
          <text:p/>
        </draw:path>
        <draw:path draw:style-name="gr8" draw:text-style-name="P1" draw:layer="layout" svg:width="0.19cm" svg:height="0.134cm" svg:x="7.916cm" svg:y="7.732cm" svg:viewBox="0 0 191 135" svg:d="M0 135c0-75 85-135 191-135">
          <text:p/>
        </draw:path>
        <draw:path draw:style-name="gr8" draw:text-style-name="P1" draw:layer="layout" svg:width="0.197cm" svg:height="0.137cm" svg:x="8.103cm" svg:y="7.722cm" svg:viewBox="0 0 198 138" svg:d="M0 0c110 0 198 64 198 138">
          <text:p/>
        </draw:path>
        <draw:path draw:style-name="gr8" draw:text-style-name="P1" draw:layer="layout" svg:width="0.007cm" svg:height="0.036cm" svg:x="8.293cm" svg:y="7.859cm" svg:viewBox="0 0 8 37" svg:d="M8 0c0 11-4 25-8 37">
          <text:p/>
        </draw:path>
        <draw:path draw:style-name="gr8" draw:text-style-name="P1" draw:layer="layout" svg:width="0.01cm" svg:height="0.036cm" svg:x="7.909cm" svg:y="7.859cm" svg:viewBox="0 0 11 37" svg:d="M11 37c-8-12-11-26-11-37">
          <text:p/>
        </draw:path>
        <draw:path draw:style-name="gr8" draw:text-style-name="P1" draw:layer="layout" svg:width="0.197cm" svg:height="0.137cm" svg:x="7.909cm" svg:y="7.722cm" svg:viewBox="0 0 198 138" svg:d="M0 138c0-74 89-138 198-138">
          <text:p/>
        </draw:path>
        <draw:path draw:style-name="gr8" draw:text-style-name="P1" draw:layer="layout" svg:width="0.197cm" svg:height="0.141cm" svg:x="8.103cm" svg:y="7.694cm" svg:viewBox="0 0 198 142" svg:d="M0 0c110 0 198 63 198 142">
          <text:p/>
        </draw:path>
        <draw:path draw:style-name="gr8" draw:text-style-name="P1" draw:layer="layout" svg:width="0.197cm" svg:height="0.141cm" svg:x="7.909cm" svg:y="7.694cm" svg:viewBox="0 0 198 142" svg:d="M0 142c0-79 89-142 198-142">
          <text:p/>
        </draw:path>
        <draw:path draw:style-name="gr8" draw:text-style-name="P1" draw:layer="layout" svg:width="0.081cm" svg:height="0.009cm" svg:x="8.064cm" svg:y="7.905cm" svg:viewBox="0 0 82 10" svg:d="M82 0c-29 13-57 13-82 0">
          <text:p/>
        </draw:path>
        <draw:path draw:style-name="gr8" draw:text-style-name="P1" draw:layer="layout" svg:width="0.113cm" svg:height="0.081cm" svg:x="5.33cm" svg:y="7.902cm" svg:viewBox="0 0 114 82" svg:d="M0 0c63 0 114 35 114 82">
          <text:p/>
        </draw:path>
        <draw:path draw:style-name="gr8" draw:text-style-name="P1" draw:layer="layout" svg:width="0.226cm" svg:height="0.081cm" svg:x="5.217cm" svg:y="7.979cm" svg:viewBox="0 0 227 82" svg:d="M227 0c0 46-50 82-113 82-61 0-114-36-114-82">
          <text:p/>
        </draw:path>
        <draw:path draw:style-name="gr8" draw:text-style-name="P1" draw:layer="layout" svg:width="0.113cm" svg:height="0.081cm" svg:x="5.217cm" svg:y="7.902cm" svg:viewBox="0 0 114 82" svg:d="M0 82c0-47 53-82 114-82">
          <text:p/>
        </draw:path>
        <draw:path draw:style-name="gr8" draw:text-style-name="P1" draw:layer="layout" svg:width="0.208cm" svg:height="0.148cm" svg:x="5.33cm" svg:y="7.835cm" svg:viewBox="0 0 209 149" svg:d="M0 0c113 0 209 67 209 149">
          <text:p/>
        </draw:path>
        <draw:path draw:style-name="gr8" draw:text-style-name="P1" draw:layer="layout" svg:width="0.413cm" svg:height="0.149cm" svg:x="5.125cm" svg:y="7.979cm" svg:viewBox="0 0 414 150" svg:d="M414 0c0 85-92 150-208 150-113 0-206-65-206-150">
          <text:p/>
        </draw:path>
        <draw:path draw:style-name="gr8" draw:text-style-name="P1" draw:layer="layout" svg:width="0.205cm" svg:height="0.148cm" svg:x="5.125cm" svg:y="7.835cm" svg:viewBox="0 0 206 149" svg:d="M0 149c0-82 93-149 206-149">
          <text:p/>
        </draw:path>
        <draw:path draw:style-name="gr8" draw:text-style-name="P1" draw:layer="layout" svg:width="0.208cm" svg:height="0.145cm" svg:x="5.33cm" svg:y="7.81cm" svg:viewBox="0 0 209 146" svg:d="M0 0c113 0 209 65 209 146">
          <text:p/>
        </draw:path>
        <draw:path draw:style-name="gr8" draw:text-style-name="P1" draw:layer="layout" svg:width="0.205cm" svg:height="0.145cm" svg:x="5.125cm" svg:y="7.81cm" svg:viewBox="0 0 206 146" svg:d="M0 146c0-81 93-146 206-146">
          <text:p/>
        </draw:path>
        <draw:path draw:style-name="gr8" draw:text-style-name="P1" draw:layer="layout" svg:width="0.187cm" svg:height="0.134cm" svg:x="5.33cm" svg:y="7.732cm" svg:viewBox="0 0 188 135" svg:d="M0 0c102 0 188 60 188 135">
          <text:p/>
        </draw:path>
        <draw:path draw:style-name="gr8" draw:text-style-name="P1" draw:layer="layout" svg:width="0.187cm" svg:height="0.134cm" svg:x="5.143cm" svg:y="7.732cm" svg:viewBox="0 0 188 135" svg:d="M0 135c0-75 85-135 188-135">
          <text:p/>
        </draw:path>
        <draw:path draw:style-name="gr8" draw:text-style-name="P1" draw:layer="layout" svg:width="0.194cm" svg:height="0.137cm" svg:x="5.33cm" svg:y="7.722cm" svg:viewBox="0 0 195 138" svg:d="M0 0c110 0 195 64 195 138">
          <text:p/>
        </draw:path>
        <draw:path draw:style-name="gr8" draw:text-style-name="P1" draw:layer="layout" svg:width="0.007cm" svg:height="0.036cm" svg:x="5.517cm" svg:y="7.859cm" svg:viewBox="0 0 8 37" svg:d="M8 0c0 11 0 25-8 37">
          <text:p/>
        </draw:path>
        <draw:path draw:style-name="gr8" draw:text-style-name="P1" draw:layer="layout" svg:width="0.007cm" svg:height="0.036cm" svg:x="5.136cm" svg:y="7.859cm" svg:viewBox="0 0 8 37" svg:d="M8 37c-5-12-8-26-8-37">
          <text:p/>
        </draw:path>
        <draw:path draw:style-name="gr8" draw:text-style-name="P1" draw:layer="layout" svg:width="0.194cm" svg:height="0.137cm" svg:x="5.136cm" svg:y="7.722cm" svg:viewBox="0 0 195 138" svg:d="M0 138c0-74 89-138 195-138">
          <text:p/>
        </draw:path>
        <draw:path draw:style-name="gr8" draw:text-style-name="P1" draw:layer="layout" svg:width="0.194cm" svg:height="0.141cm" svg:x="5.33cm" svg:y="7.694cm" svg:viewBox="0 0 195 142" svg:d="M0 0c110 0 195 63 195 142">
          <text:p/>
        </draw:path>
        <draw:path draw:style-name="gr8" draw:text-style-name="P1" draw:layer="layout" svg:width="0.194cm" svg:height="0.141cm" svg:x="5.136cm" svg:y="7.694cm" svg:viewBox="0 0 195 142" svg:d="M0 142c0-79 89-142 195-142">
          <text:p/>
        </draw:path>
        <draw:path draw:style-name="gr8" draw:text-style-name="P1" draw:layer="layout" svg:width="0.081cm" svg:height="0.009cm" svg:x="5.291cm" svg:y="7.905cm" svg:viewBox="0 0 82 10" svg:d="M82 0c-28 13-56 13-82 0">
          <text:p/>
        </draw:path>
        <draw:path draw:style-name="gr8" draw:text-style-name="P1" draw:layer="layout" svg:width="0.113cm" svg:height="0.081cm" svg:x="5.33cm" svg:y="4.085cm" svg:viewBox="0 0 114 82" svg:d="M0 0c63 0 114 36 114 82">
          <text:p/>
        </draw:path>
        <draw:path draw:style-name="gr8" draw:text-style-name="P1" draw:layer="layout" svg:width="0.226cm" svg:height="0.077cm" svg:x="5.217cm" svg:y="4.166cm" svg:viewBox="0 0 227 78" svg:d="M227 0c0 43-50 78-113 78-61 0-114-35-114-78">
          <text:p/>
        </draw:path>
        <draw:path draw:style-name="gr8" draw:text-style-name="P1" draw:layer="layout" svg:width="0.113cm" svg:height="0.081cm" svg:x="5.217cm" svg:y="4.085cm" svg:viewBox="0 0 114 82" svg:d="M0 82c0-46 53-82 114-82">
          <text:p/>
        </draw:path>
        <draw:path draw:style-name="gr8" draw:text-style-name="P1" draw:layer="layout" svg:width="0.208cm" svg:height="0.148cm" svg:x="5.33cm" svg:y="4.018cm" svg:viewBox="0 0 209 149" svg:d="M0 0c113 0 209 68 209 149">
          <text:p/>
        </draw:path>
        <draw:path draw:style-name="gr8" draw:text-style-name="P1" draw:layer="layout" svg:width="0.413cm" svg:height="0.144cm" svg:x="5.125cm" svg:y="4.166cm" svg:viewBox="0 0 414 145" svg:d="M414 0c0 77-92 145-208 145-113 0-206-68-206-145">
          <text:p/>
        </draw:path>
        <draw:path draw:style-name="gr8" draw:text-style-name="P1" draw:layer="layout" svg:width="0.205cm" svg:height="0.148cm" svg:x="5.125cm" svg:y="4.018cm" svg:viewBox="0 0 206 149" svg:d="M0 149c0-81 93-149 206-149">
          <text:p/>
        </draw:path>
        <draw:path draw:style-name="gr8" draw:text-style-name="P1" draw:layer="layout" svg:width="0.208cm" svg:height="0.145cm" svg:x="5.33cm" svg:y="3.993cm" svg:viewBox="0 0 209 146" svg:d="M0 0c113 0 209 63 209 146">
          <text:p/>
        </draw:path>
        <draw:path draw:style-name="gr8" draw:text-style-name="P1" draw:layer="layout" svg:width="0.205cm" svg:height="0.145cm" svg:x="5.125cm" svg:y="3.993cm" svg:viewBox="0 0 206 146" svg:d="M0 146c0-83 93-146 206-146">
          <text:p/>
        </draw:path>
        <draw:path draw:style-name="gr8" draw:text-style-name="P1" draw:layer="layout" svg:width="0.187cm" svg:height="0.134cm" svg:x="5.33cm" svg:y="3.915cm" svg:viewBox="0 0 188 135" svg:d="M0 0c102 0 188 61 188 135">
          <text:p/>
        </draw:path>
        <draw:path draw:style-name="gr8" draw:text-style-name="P1" draw:layer="layout" svg:width="0.187cm" svg:height="0.134cm" svg:x="5.143cm" svg:y="3.915cm" svg:viewBox="0 0 188 135" svg:d="M0 135c0-74 85-135 188-135">
          <text:p/>
        </draw:path>
        <draw:path draw:style-name="gr8" draw:text-style-name="P1" draw:layer="layout" svg:width="0.194cm" svg:height="0.137cm" svg:x="5.33cm" svg:y="3.905cm" svg:viewBox="0 0 195 138" svg:d="M0 0c110 0 195 63 195 138">
          <text:p/>
        </draw:path>
        <draw:path draw:style-name="gr8" draw:text-style-name="P1" draw:layer="layout" svg:width="0.007cm" svg:height="0.037cm" svg:x="5.517cm" svg:y="4.042cm" svg:viewBox="0 0 8 38" svg:d="M8 0c0 12 0 26-8 38">
          <text:p/>
        </draw:path>
        <draw:path draw:style-name="gr8" draw:text-style-name="P1" draw:layer="layout" svg:width="0.007cm" svg:height="0.037cm" svg:x="5.136cm" svg:y="4.042cm" svg:viewBox="0 0 8 38" svg:d="M8 38c-5-12-8-26-8-38">
          <text:p/>
        </draw:path>
        <draw:path draw:style-name="gr8" draw:text-style-name="P1" draw:layer="layout" svg:width="0.194cm" svg:height="0.137cm" svg:x="5.136cm" svg:y="3.905cm" svg:viewBox="0 0 195 138" svg:d="M0 138c0-75 89-138 195-138">
          <text:p/>
        </draw:path>
        <draw:path draw:style-name="gr8" draw:text-style-name="P1" draw:layer="layout" svg:width="0.194cm" svg:height="0.138cm" svg:x="5.33cm" svg:y="3.88cm" svg:viewBox="0 0 195 139" svg:d="M0 0c110 0 195 61 195 139">
          <text:p/>
        </draw:path>
        <draw:path draw:style-name="gr8" draw:text-style-name="P1" draw:layer="layout" svg:width="0.194cm" svg:height="0.138cm" svg:x="5.136cm" svg:y="3.88cm" svg:viewBox="0 0 195 139" svg:d="M0 139c0-78 89-139 195-139">
          <text:p/>
        </draw:path>
        <draw:path draw:style-name="gr8" draw:text-style-name="P1" draw:layer="layout" svg:width="0.081cm" svg:height="0.009cm" svg:x="5.291cm" svg:y="4.088cm" svg:viewBox="0 0 82 10" svg:d="M82 0c-28 13-56 13-82 0">
          <text:p/>
        </draw:path>
        <draw:line draw:style-name="gr8" draw:text-style-name="P1" draw:layer="layout" svg:x1="5.281cm" svg:y1="2.19cm" svg:x2="7.729cm" svg:y2="2.19cm">
          <text:p/>
        </draw:line>
        <draw:line draw:style-name="gr8" draw:text-style-name="P1" draw:layer="layout" svg:x1="2.416cm" svg:y1="3.982cm" svg:x2="2.416cm" svg:y2="4.127cm">
          <text:p/>
        </draw:line>
        <draw:line draw:style-name="gr8" draw:text-style-name="P1" draw:layer="layout" svg:x1="2.416cm" svg:y1="4.526cm" svg:x2="2.416cm" svg:y2="4.917cm">
          <text:p/>
        </draw:line>
        <draw:line draw:style-name="gr8" draw:text-style-name="P1" draw:layer="layout" svg:x1="7.898cm" svg:y1="4.166cm" svg:x2="7.898cm" svg:y2="4.138cm">
          <text:p/>
        </draw:line>
        <draw:line draw:style-name="gr8" draw:text-style-name="P1" draw:layer="layout" svg:x1="8.311cm" svg:y1="4.166cm" svg:x2="8.311cm" svg:y2="4.138cm">
          <text:p/>
        </draw:line>
        <draw:line draw:style-name="gr8" draw:text-style-name="P1" draw:layer="layout" svg:x1="7.916cm" svg:y1="4.078cm" svg:x2="7.916cm" svg:y2="4.046cm">
          <text:p/>
        </draw:line>
        <draw:line draw:style-name="gr8" draw:text-style-name="P1" draw:layer="layout" svg:x1="8.29cm" svg:y1="4.078cm" svg:x2="8.29cm" svg:y2="4.046cm">
          <text:p/>
        </draw:line>
        <draw:line draw:style-name="gr8" draw:text-style-name="P1" draw:layer="layout" svg:x1="7.909cm" svg:y1="4.042cm" svg:x2="7.909cm" svg:y2="4.014cm">
          <text:p/>
        </draw:line>
        <draw:line draw:style-name="gr8" draw:text-style-name="P1" draw:layer="layout" svg:x1="8.297cm" svg:y1="4.042cm" svg:x2="8.297cm" svg:y2="4.014cm">
          <text:p/>
        </draw:line>
        <draw:line draw:style-name="gr8" draw:text-style-name="P1" draw:layer="layout" svg:x1="7.898cm" svg:y1="7.979cm" svg:x2="7.898cm" svg:y2="7.955cm">
          <text:p/>
        </draw:line>
        <draw:line draw:style-name="gr8" draw:text-style-name="P1" draw:layer="layout" svg:x1="8.311cm" svg:y1="7.979cm" svg:x2="8.311cm" svg:y2="7.955cm">
          <text:p/>
        </draw:line>
        <draw:line draw:style-name="gr8" draw:text-style-name="P1" draw:layer="layout" svg:x1="7.916cm" svg:y1="7.895cm" svg:x2="7.916cm" svg:y2="7.863cm">
          <text:p/>
        </draw:line>
        <draw:line draw:style-name="gr8" draw:text-style-name="P1" draw:layer="layout" svg:x1="8.29cm" svg:y1="7.895cm" svg:x2="8.29cm" svg:y2="7.863cm">
          <text:p/>
        </draw:line>
        <draw:line draw:style-name="gr8" draw:text-style-name="P1" draw:layer="layout" svg:x1="7.909cm" svg:y1="7.859cm" svg:x2="7.909cm" svg:y2="7.831cm">
          <text:p/>
        </draw:line>
        <draw:line draw:style-name="gr8" draw:text-style-name="P1" draw:layer="layout" svg:x1="8.297cm" svg:y1="7.859cm" svg:x2="8.297cm" svg:y2="7.831cm">
          <text:p/>
        </draw:line>
        <draw:line draw:style-name="gr8" draw:text-style-name="P1" draw:layer="layout" svg:x1="5.125cm" svg:y1="7.979cm" svg:x2="5.125cm" svg:y2="7.955cm">
          <text:p/>
        </draw:line>
        <draw:line draw:style-name="gr8" draw:text-style-name="P1" draw:layer="layout" svg:x1="5.538cm" svg:y1="7.979cm" svg:x2="5.538cm" svg:y2="7.955cm">
          <text:p/>
        </draw:line>
        <draw:line draw:style-name="gr8" draw:text-style-name="P1" draw:layer="layout" svg:x1="5.143cm" svg:y1="7.895cm" svg:x2="5.143cm" svg:y2="7.863cm">
          <text:p/>
        </draw:line>
        <draw:line draw:style-name="gr8" draw:text-style-name="P1" draw:layer="layout" svg:x1="5.517cm" svg:y1="7.895cm" svg:x2="5.517cm" svg:y2="7.863cm">
          <text:p/>
        </draw:line>
        <draw:line draw:style-name="gr8" draw:text-style-name="P1" draw:layer="layout" svg:x1="5.136cm" svg:y1="7.859cm" svg:x2="5.136cm" svg:y2="7.831cm">
          <text:p/>
        </draw:line>
        <draw:line draw:style-name="gr8" draw:text-style-name="P1" draw:layer="layout" svg:x1="5.524cm" svg:y1="7.859cm" svg:x2="5.524cm" svg:y2="7.831cm">
          <text:p/>
        </draw:line>
        <draw:line draw:style-name="gr8" draw:text-style-name="P1" draw:layer="layout" svg:x1="5.125cm" svg:y1="4.166cm" svg:x2="5.125cm" svg:y2="4.138cm">
          <text:p/>
        </draw:line>
        <draw:line draw:style-name="gr8" draw:text-style-name="P1" draw:layer="layout" svg:x1="5.538cm" svg:y1="4.166cm" svg:x2="5.538cm" svg:y2="4.138cm">
          <text:p/>
        </draw:line>
        <draw:line draw:style-name="gr8" draw:text-style-name="P1" draw:layer="layout" svg:x1="5.143cm" svg:y1="4.078cm" svg:x2="5.143cm" svg:y2="4.046cm">
          <text:p/>
        </draw:line>
        <draw:line draw:style-name="gr8" draw:text-style-name="P1" draw:layer="layout" svg:x1="5.517cm" svg:y1="4.078cm" svg:x2="5.517cm" svg:y2="4.046cm">
          <text:p/>
        </draw:line>
        <draw:line draw:style-name="gr8" draw:text-style-name="P1" draw:layer="layout" svg:x1="5.136cm" svg:y1="4.042cm" svg:x2="5.136cm" svg:y2="4.014cm">
          <text:p/>
        </draw:line>
        <draw:line draw:style-name="gr8" draw:text-style-name="P1" draw:layer="layout" svg:x1="5.524cm" svg:y1="4.042cm" svg:x2="5.524cm" svg:y2="4.014cm">
          <text:p/>
        </draw:line>
        <draw:path draw:style-name="gr6" draw:text-style-name="P3" draw:layer="layout" svg:width="2.639cm" svg:height="2.244cm" svg:x="1.347cm" svg:y="17.351cm" svg:viewBox="0 0 2640 2245" svg:d="M2640 1430v-95c0-14-11-28-28-42l-107-60v-46l-42-25v-360-95c0-10-4-21-11-24l-579-332c-7-7-14-4-24 0l-74 46-110 63-10 4-89 53c-21 10-35 35-35 60v95 303l-370-215c-7-3-14 0-25 4l-70 42-15 4v-18-208c0-46-31-99-70-124l-787-451c-17-11-35-11-49-4l-106 60-18 11c-14 7-21 24-21 46v670c0 28 14 60 32 85l208 282-32 17c-3 4-7 7-3 15 0 7 0 14 3 21l7 10 335 332-116 67v46l18 128c3 14 10 32 28 42l681 392c39 21 102 21 141 0l1310-756c17-11 28-28 28-43z">
          <text:p/>
        </draw:path>
        <draw:polygon draw:style-name="gr7" draw:text-style-name="P1" draw:layer="layout" svg:width="0cm" svg:height="0cm" svg:x="2.599cm" svg:y="18.549cm" svg:viewBox="0 0 0 0" draw:points="0,0">
          <text:p/>
        </draw:polygon>
        <draw:path draw:style-name="gr6" draw:text-style-name="P3" draw:layer="layout" svg:width="0.928cm" svg:height="1.402cm" svg:x="1.347cm" svg:y="17.422cm" svg:viewBox="0 0 929 1403" svg:d="M929 817v-21-208c0-46-32-102-71-124l-783-456c-21-10-40-10-54-3s-21 24-21 46v671c0 28 14 60 32 88l213 279 14-7c3-4 7-4 10 0l526 303 32 14c3 0 10 0 14 4v-399-18l-60-31v-92l60 35c3-21 17-42 35-53z">
          <text:p/>
        </draw:path>
        <draw:polygon draw:style-name="gr7" draw:text-style-name="P1" draw:layer="layout" svg:width="0cm" svg:height="0cm" svg:x="2.599cm" svg:y="18.549cm" svg:viewBox="0 0 0 0" draw:points="0,0">
          <text:p/>
        </draw:polygon>
        <draw:path draw:style-name="gr6" draw:text-style-name="P3" draw:layer="layout" svg:width="1.517cm" svg:height="1.062cm" svg:x="2.293cm" svg:y="17.698cm" svg:viewBox="0 0 1518 1063" svg:d="M1518 455v360 50l-344 198v-410l-14 7v-138l124-70 10-7 113-64 74-42c7-7 19-7 26-3-7-4-19-4-26 3l-321 183-356 209-109 60-120 70-575-335 105-60 15-7 70-42c11-4 18-7 25-4l370 215 152 89c0 0-4 3-14 7 10-4 14-7 14-7l21-15 113-63c-4-4-7-11-7-14 0-4 0-4 3-7 4 0 4 0 7 3 4 4 8 7 8 11l190-110 11-7c10-3 21-10 35-17 14-11 25-18 35-21-10 3-21 10-35 21-14 7-25 14-35 17l-11 7-190 110-11 7-113 63-21 15-152-89v-303-95c0-25 14-50 35-60l89-53 10-4 110-63 74-46c10-4 17-7 24 0l580 332c7 3 11 14 11 24z">
          <text:p/>
        </draw:path>
        <draw:polygon draw:style-name="gr7" draw:text-style-name="P1" draw:layer="layout" svg:width="0cm" svg:height="0cm" svg:x="2.599cm" svg:y="18.549cm" svg:viewBox="0 0 0 0" draw:points="0,0">
          <text:p/>
        </draw:polygon>
        <draw:path draw:style-name="gr6" draw:text-style-name="P3" draw:layer="layout" svg:width="0.688cm" svg:height="0.942cm" svg:x="2.183cm" svg:y="18.224cm" svg:viewBox="0 0 689 943" svg:d="M110 0l579 336-74 42c-21 11-35 39-35 60v96 409l-580-332v-10-399-18-21-61c0-3 0-3 0-7 7-21 21-42 35-53l57-31z">
          <text:p/>
        </draw:path>
        <draw:polygon draw:style-name="gr7" draw:text-style-name="P1" draw:layer="layout" svg:width="0cm" svg:height="0cm" svg:x="2.599cm" svg:y="18.549cm" svg:viewBox="0 0 0 0" draw:points="0,0">
          <text:p/>
        </draw:polygon>
        <draw:path draw:style-name="gr6" draw:text-style-name="P3" draw:layer="layout" svg:width="1.584cm" svg:height="0.918cm" svg:x="2.402cm" svg:y="18.584cm" svg:viewBox="0 0 1585 919" svg:d="M1557 60c17 14 28 28 28 42s-11 32-28 39l-1310 759c-39 25-102 25-141 0l-106-60 1450-840z">
          <text:p/>
        </draw:path>
        <draw:polygon draw:style-name="gr7" draw:text-style-name="P1" draw:layer="layout" svg:width="0cm" svg:height="0cm" svg:x="2.599cm" svg:y="18.549cm" svg:viewBox="0 0 0 0" draw:points="0,0">
          <text:p/>
        </draw:polygon>
        <draw:polygon draw:style-name="gr6" draw:text-style-name="P3" draw:layer="layout" svg:width="1.45cm" svg:height="1.203cm" svg:x="2.402cm" svg:y="18.22cm" svg:viewBox="0 0 1451 1204" draw:points="1451,318 1451,364 0,1204 0,1155 360,947 695,753 695,343 695,209 1051,0 1051,138 1065,131 1065,541 1409,343">
          <text:p/>
        </draw:polygon>
        <draw:polygon draw:style-name="gr7" draw:text-style-name="P1" draw:layer="layout" svg:width="0cm" svg:height="0cm" svg:x="2.599cm" svg:y="18.549cm" svg:viewBox="0 0 0 0" draw:points="0,0">
          <text:p/>
        </draw:polygon>
        <draw:path draw:style-name="gr6" draw:text-style-name="P3" draw:layer="layout" svg:width="0.939cm" svg:height="0.543cm" svg:x="1.823cm" svg:y="18.831cm" svg:viewBox="0 0 940 544" svg:d="M4 211l49-31c4 3 4 7 11 7 18 10 42 14 60 7 21-7 32-18 32-28 0-11-11-25-29-29l233-137 580 335-360 209-576-333-4-3c0 3 4 3 4 3z">
          <text:p/>
        </draw:path>
        <draw:polygon draw:style-name="gr7" draw:text-style-name="P1" draw:layer="layout" svg:width="0cm" svg:height="0cm" svg:x="2.599cm" svg:y="18.549cm" svg:viewBox="0 0 0 0" draw:points="0,0">
          <text:p/>
        </draw:polygon>
        <draw:path draw:style-name="gr6" draw:text-style-name="P3" draw:layer="layout" svg:width="2.159cm" svg:height="0.909cm" svg:x="1.827cm" svg:y="18.686cm" svg:viewBox="0 0 2160 910" svg:d="M2160 95v-95c0 14-11 32-28 39l-1310 758c-39 22-102 22-141 0l-106-63v-46l-575-332v145l681 393c39 21 102 21 141 0l1310-756c17-11 28-28 28-43z">
          <text:p/>
        </draw:path>
        <draw:polygon draw:style-name="gr7" draw:text-style-name="P1" draw:layer="layout" svg:width="0cm" svg:height="0cm" svg:x="2.599cm" svg:y="18.549cm" svg:viewBox="0 0 0 0" draw:points="0,0">
          <text:p/>
        </draw:polygon>
        <draw:path draw:style-name="gr6" draw:text-style-name="P3" draw:layer="layout" svg:width="0.335cm" svg:height="0.737cm" svg:x="2.762cm" svg:y="18.429cm" svg:viewBox="0 0 336 738" svg:d="M336 134v410l-336 194v-410-96c0-24 14-49 35-63l72-39h3-3l123-70-123 70 229-130-106 60 106 74v-134z">
          <text:p/>
        </draw:path>
        <draw:polygon draw:style-name="gr7" draw:text-style-name="P1" draw:layer="layout" svg:width="0cm" svg:height="0cm" svg:x="2.599cm" svg:y="18.549cm" svg:viewBox="0 0 0 0" draw:points="0,0">
          <text:p/>
        </draw:polygon>
        <draw:path draw:style-name="gr6" draw:text-style-name="P3" draw:layer="layout" svg:width="0.438cm" svg:height="0.564cm" svg:x="1.569cm" svg:y="17.876cm" svg:viewBox="0 0 439 565" svg:d="M439 408v-14c-4-60-25-134-65-201-38-67-91-124-144-159l-11-3c-56-36-113-39-155-18-39 25-64 74-64 141s25 148 64 215c42 74 99 135 155 167 57 32 113 39 155 14 44-25 65-74 65-142z">
          <text:p/>
        </draw:path>
        <draw:polygon draw:style-name="gr7" draw:text-style-name="P1" draw:layer="layout" svg:width="0cm" svg:height="0cm" svg:x="2.599cm" svg:y="18.549cm" svg:viewBox="0 0 0 0" draw:points="0,0">
          <text:p/>
        </draw:polygon>
        <draw:path draw:style-name="gr6" draw:text-style-name="P3" draw:layer="layout" svg:width="0.614cm" svg:height="0.543cm" svg:x="1.555cm" svg:y="18.499cm" svg:viewBox="0 0 615 544" svg:d="M615 322l-378 222-4-31-7-36 116-67 29-17-367-361-4-4c0 0 4 0 7 4h-3l28-21 18-11c3 0 7 0 10 4l526 304z">
          <text:p/>
        </draw:path>
        <draw:polygon draw:style-name="gr7" draw:text-style-name="P1" draw:layer="layout" svg:width="0cm" svg:height="0cm" svg:x="2.599cm" svg:y="18.549cm" svg:viewBox="0 0 0 0" draw:points="0,0">
          <text:p/>
        </draw:polygon>
        <draw:path draw:style-name="gr6" draw:text-style-name="P3" draw:layer="layout" svg:width="0.311cm" svg:height="0.466cm" svg:x="1.696cm" svg:y="17.889cm" svg:viewBox="0 0 312 467" svg:d="M291 467c14-25 21-50 21-85-4-60-25-134-64-201-38-67-91-124-144-159-29-15-57-22-81-22-16 22-23 50-23 82 4 134 97 289 210 360 28 17 56 25 81 25z">
          <text:p/>
        </draw:path>
        <draw:polygon draw:style-name="gr7" draw:text-style-name="P1" draw:layer="layout" svg:width="0cm" svg:height="0cm" svg:x="2.599cm" svg:y="18.549cm" svg:viewBox="0 0 0 0" draw:points="0,0">
          <text:p/>
        </draw:polygon>
        <draw:path draw:style-name="gr6" draw:text-style-name="P3" draw:layer="layout" svg:width="0.378cm" svg:height="0.514cm" svg:x="1.608cm" svg:y="17.889cm" svg:viewBox="0 0 379 515" svg:d="M111 0c-18 0-37 3-51 14-39 21-60 67-60 127 0 46 11 99 32 148 25 50 56 100 93 139 35 35 77 67 116 77 39 14 74 14 99-3 17-7 28-21 39-35-25 0-53-8-81-25-4 0-8 0-11-4-109-63-199-219-199-346 0-4 0-7 0-11 0-32 8-60 23-81z">
          <text:p/>
        </draw:path>
        <draw:polygon draw:style-name="gr7" draw:text-style-name="P1" draw:layer="layout" svg:width="0cm" svg:height="0cm" svg:x="2.599cm" svg:y="18.549cm" svg:viewBox="0 0 0 0" draw:points="0,0">
          <text:p/>
        </draw:polygon>
        <draw:path draw:style-name="gr6" draw:text-style-name="P3" draw:layer="layout" svg:width="0.438cm" svg:height="0.564cm" svg:x="1.569cm" svg:y="17.876cm" svg:viewBox="0 0 439 565" svg:d="M230 34l-11-3c-56-36-113-39-155-18-39 25-64 74-64 141s25 148 64 215c42 74 99 135 155 167 57 32 113 39 155 14 44-25 65-74 65-142v-14c0 35-7 61-21 86-11 14-23 28-40 35-25 17-64 17-102 3-36-10-78-42-113-78-39-39-67-88-92-138-21-49-32-102-32-148 0-60 21-106 60-127 14-11 32-14 50-14 24 0 52 7 81 21z">
          <text:p/>
        </draw:path>
        <draw:polygon draw:style-name="gr7" draw:text-style-name="P1" draw:layer="layout" svg:width="0cm" svg:height="0cm" svg:x="2.599cm" svg:y="18.549cm" svg:viewBox="0 0 0 0" draw:points="0,0">
          <text:p/>
        </draw:polygon>
        <draw:path draw:style-name="gr6" draw:text-style-name="P3" draw:layer="layout" svg:width="0.158cm" svg:height="0.199cm" svg:x="3.561cm" svg:y="18.194cm" svg:viewBox="0 0 159 200" svg:d="M75 17c-32 18-60 53-71 95-10 39-3 71 18 85 14 7 31 3 53-7l7-4c28-17 57-56 71-95 11-39 4-74-17-86-15-7-37-7-54 4z">
          <text:p/>
        </draw:path>
        <draw:polygon draw:style-name="gr7" draw:text-style-name="P1" draw:layer="layout" svg:width="0cm" svg:height="0cm" svg:x="2.599cm" svg:y="18.549cm" svg:viewBox="0 0 0 0" draw:points="0,0">
          <text:p/>
        </draw:polygon>
        <draw:path draw:style-name="gr6" draw:text-style-name="P3" draw:layer="layout" svg:width="0.152cm" svg:height="0.195cm" svg:x="2.857cm" svg:y="18.602cm" svg:viewBox="0 0 153 196" svg:d="M132 7c28 17 28 70 0 124-32 49-79 78-111 60-14-7-21-25-21-46 0-36 18-78 46-110s61-43 86-28z">
          <text:p/>
        </draw:path>
        <draw:polygon draw:style-name="gr7" draw:text-style-name="P1" draw:layer="layout" svg:width="0cm" svg:height="0cm" svg:x="2.599cm" svg:y="18.549cm" svg:viewBox="0 0 0 0" draw:points="0,0">
          <text:p/>
        </draw:polygon>
        <draw:path draw:style-name="gr6" draw:text-style-name="P3" draw:layer="layout" svg:width="0.376cm" svg:height="0.381cm" svg:x="1.55cm" svg:y="18.527cm" svg:viewBox="0 0 377 382" svg:d="M377 365l-25 17-340-336-7-10c-3-7-3-14-3-21-4-8 0-11 3-15 0 0 4 0 7 4l365 361-368-361z">
          <text:p/>
        </draw:path>
        <draw:polygon draw:style-name="gr7" draw:text-style-name="P1" draw:layer="layout" svg:width="0cm" svg:height="0cm" svg:x="2.599cm" svg:y="18.549cm" svg:viewBox="0 0 0 0" draw:points="0,0">
          <text:p/>
        </draw:polygon>
        <draw:path draw:style-name="gr6" draw:text-style-name="P3" draw:layer="layout" svg:width="0.147cm" svg:height="0.085cm" svg:x="2.772cm" svg:y="18.427cm" svg:viewBox="0 0 148 86" svg:d="M18 77c4 3 11 3 14 7h7c11 3 25 3 35 0 8 0 12 0 19 0 4 0 7-4 11-4 3 0 10-3 14-7h3c18-10 25-22 25-33 4-10 0-17-7-24l-18-11c-14-3-31-7-50-3-7 0-18 3-25 3-10 4-21 11-28 18-14 10-18 21-18 28 0 12 7 19 18 26z">
          <text:p/>
        </draw:path>
        <draw:polygon draw:style-name="gr7" draw:text-style-name="P1" draw:layer="layout" svg:width="0cm" svg:height="0cm" svg:x="2.599cm" svg:y="18.549cm" svg:viewBox="0 0 0 0" draw:points="0,0">
          <text:p/>
        </draw:polygon>
        <draw:path draw:style-name="gr6" draw:text-style-name="P3" draw:layer="layout" svg:width="0.395cm" svg:height="0.251cm" svg:x="1.792cm" svg:y="18.82cm" svg:viewBox="0 0 396 252" svg:d="M84 192c4 3 4 7 11 7l-64 24 53-31-74 60c7-4 14-14 21-29l-24 29h3-3c-4-4-4-14-7-32l377-220h5c3 0 10 0 14 0v11l-238 138c-3 11-10 18-21 25-3 4-7 7-14 11-7 3-14 10-28 17v-3z">
          <text:p/>
        </draw:path>
        <draw:polygon draw:style-name="gr7" draw:text-style-name="P1" draw:layer="layout" svg:width="0cm" svg:height="0cm" svg:x="2.599cm" svg:y="18.549cm" svg:viewBox="0 0 0 0" draw:points="0,0">
          <text:p/>
        </draw:polygon>
        <draw:path draw:style-name="gr6" draw:text-style-name="P3" draw:layer="layout" svg:width="0.117cm" svg:height="0.062cm" svg:x="2.786cm" svg:y="18.45cm" svg:viewBox="0 0 118 63" svg:d="M25 61c11 3 21 3 36 0 4 0 11 0 18 0 4 0 7-5 11-5 3-3 10-3 14-7l-79 12c-3 0-3 0-7-5-14-7-18-17-18-24 0-8 4-15 11-22 4-3 11-7 14-7 4-3 7-3 14-3 11 0 19 0 33 0 7 3 14 7 21 10 4 0 7 4 11 4 10 7 10 14 14 18-4 7-4 10-14 17z">
          <text:p/>
        </draw:path>
        <draw:polygon draw:style-name="gr7" draw:text-style-name="P1" draw:layer="layout" svg:width="0cm" svg:height="0cm" svg:x="2.599cm" svg:y="18.549cm" svg:viewBox="0 0 0 0" draw:points="0,0">
          <text:p/>
        </draw:polygon>
        <draw:path draw:style-name="gr6" draw:text-style-name="P3" draw:layer="layout" svg:width="0.11cm" svg:height="0.066cm" svg:x="3.795cm" svg:y="18.654cm" svg:viewBox="0 0 111 67" svg:d="M111 33c0 14-11 25-32 32-22 4-47 0-61-7-11-7-18-14-18-25 0-17 25-33 57-33 33 0 54 16 54 33z">
          <text:p/>
        </draw:path>
        <draw:polygon draw:style-name="gr7" draw:text-style-name="P1" draw:layer="layout" svg:width="0cm" svg:height="0cm" svg:x="2.599cm" svg:y="18.549cm" svg:viewBox="0 0 0 0" draw:points="0,0">
          <text:p/>
        </draw:polygon>
        <draw:path draw:style-name="gr6" draw:text-style-name="P3" draw:layer="layout" svg:width="0.113cm" svg:height="0.066cm" svg:x="2.522cm" svg:y="19.388cm" svg:viewBox="0 0 114 67" svg:d="M114 33c0 14-15 28-37 32-17 3-42 3-59-7-11-7-18-14-18-25 0-19 28-33 56-33 32 0 58 14 58 33z">
          <text:p/>
        </draw:path>
        <draw:polygon draw:style-name="gr7" draw:text-style-name="P1" draw:layer="layout" svg:width="0cm" svg:height="0cm" svg:x="2.599cm" svg:y="18.549cm" svg:viewBox="0 0 0 0" draw:points="0,0">
          <text:p/>
        </draw:polygon>
        <draw:path draw:style-name="gr6" draw:text-style-name="P3" draw:layer="layout" svg:width="0.06cm" svg:height="0.095cm" svg:x="2.127cm" svg:y="18.284cm" svg:viewBox="0 0 61 96" svg:d="M17 82l-17 11v-93l61 36c0 4 0 4 0 7v53c-7 0-11 0-18 0z">
          <text:p/>
        </draw:path>
        <draw:polygon draw:style-name="gr7" draw:text-style-name="P1" draw:layer="layout" svg:width="0cm" svg:height="0cm" svg:x="2.599cm" svg:y="18.549cm" svg:viewBox="0 0 0 0" draw:points="0,0">
          <text:p/>
        </draw:polygon>
        <draw:path draw:style-name="gr6" draw:text-style-name="P3" draw:layer="layout" svg:width="0.067cm" svg:height="0.086cm" svg:x="2.028cm" svg:y="18.588cm" svg:viewBox="0 0 68 87" svg:d="M57 85h4c3-3 7-11 7-21 0-14-7-36-21-47-11-14-25-21-36-14-7 3-11 10-11 21 0 12 4 26 11 36 15 22 32 32 46 25z">
          <text:p/>
        </draw:path>
        <draw:polygon draw:style-name="gr7" draw:text-style-name="P1" draw:layer="layout" svg:width="0cm" svg:height="0cm" svg:x="2.599cm" svg:y="18.549cm" svg:viewBox="0 0 0 0" draw:points="0,0">
          <text:p/>
        </draw:polygon>
        <draw:path draw:style-name="gr6" draw:text-style-name="P3" draw:layer="layout" svg:width="0.067cm" svg:height="0.088cm" svg:x="1.481cm" svg:y="18.272cm" svg:viewBox="0 0 68 89" svg:d="M58 87c7-3 10-14 10-21 0-18-7-36-21-50-11-15-26-18-36-15-7 4-11 11-11 25 0 7 4 22 11 33 14 21 36 35 47 28z">
          <text:p/>
        </draw:path>
        <draw:polygon draw:style-name="gr7" draw:text-style-name="P1" draw:layer="layout" svg:width="0cm" svg:height="0cm" svg:x="2.599cm" svg:y="18.549cm" svg:viewBox="0 0 0 0" draw:points="0,0">
          <text:p/>
        </draw:polygon>
        <draw:path draw:style-name="gr6" draw:text-style-name="P3" draw:layer="layout" svg:width="0.067cm" svg:height="0.087cm" svg:x="2.028cm" svg:y="17.957cm" svg:viewBox="0 0 68 88" svg:d="M61 86c3-4 7-11 7-22 0-15-7-36-21-50-11-11-25-18-36-11-15 7-15 32 0 57 15 22 36 33 50 26z">
          <text:p/>
        </draw:path>
        <draw:polygon draw:style-name="gr7" draw:text-style-name="P1" draw:layer="layout" svg:width="0cm" svg:height="0cm" svg:x="2.599cm" svg:y="18.549cm" svg:viewBox="0 0 0 0" draw:points="0,0">
          <text:p/>
        </draw:polygon>
        <draw:path draw:style-name="gr6" draw:text-style-name="P3" draw:layer="layout" svg:width="0.067cm" svg:height="0.086cm" svg:x="1.481cm" svg:y="17.639cm" svg:viewBox="0 0 68 87" svg:d="M58 85c7-3 10-11 10-21 0-14-7-36-21-47-11-14-26-21-36-14-15 7-15 33 0 54 14 25 36 35 47 28z">
          <text:p/>
        </draw:path>
        <draw:polygon draw:style-name="gr7" draw:text-style-name="P1" draw:layer="layout" svg:width="0cm" svg:height="0cm" svg:x="2.599cm" svg:y="18.549cm" svg:viewBox="0 0 0 0" draw:points="0,0">
          <text:p/>
        </draw:polygon>
        <draw:path draw:style-name="gr6" draw:text-style-name="P3" draw:layer="layout" svg:width="0.028cm" svg:height="0.148cm" svg:x="1.799cm" svg:y="19.039cm" svg:viewBox="0 0 29 149" svg:d="M3 28c8 0 15-10 22-28 4 3 4 3 4 3v146c-18-10-26-29-29-43l3-78h-3c0 4 3 4 3 0z">
          <text:p/>
        </draw:path>
        <draw:polygon draw:style-name="gr7" draw:text-style-name="P1" draw:layer="layout" svg:width="0cm" svg:height="0cm" svg:x="2.599cm" svg:y="18.549cm" svg:viewBox="0 0 0 0" draw:points="0,0">
          <text:p/>
        </draw:polygon>
        <draw:path draw:style-name="gr6" draw:text-style-name="P3" draw:layer="layout" svg:width="0.095cm" svg:height="0.061cm" svg:x="1.887cm" svg:y="18.968cm" svg:viewBox="0 0 96 62" svg:d="M96 30c0-12-14-23-32-30-4 11-11 18-22 26-3 4-7 7-14 11-7 3-14 10-28 17 18 7 42 11 60 4 22-4 36-14 36-28z">
          <text:p/>
        </draw:path>
        <draw:polygon draw:style-name="gr7" draw:text-style-name="P1" draw:layer="layout" svg:width="0cm" svg:height="0cm" svg:x="2.599cm" svg:y="18.549cm" svg:viewBox="0 0 0 0" draw:points="0,0">
          <text:p/>
        </draw:polygon>
        <draw:path draw:style-name="gr6" draw:text-style-name="P3" draw:layer="layout" svg:width="0.209cm" svg:height="0.36cm" svg:x="1.696cm" svg:y="17.97cm" svg:viewBox="0 0 210 361" svg:d="M0 11c0 127 90 283 199 346 3 4 7 4 11 4-113-71-206-227-210-361 0 4 0 7 0 11z">
          <text:p/>
        </draw:path>
        <draw:polygon draw:style-name="gr7" draw:text-style-name="P1" draw:layer="layout" svg:width="0cm" svg:height="0cm" svg:x="2.599cm" svg:y="18.549cm" svg:viewBox="0 0 0 0" draw:points="0,0">
          <text:p/>
        </draw:polygon>
        <draw:polygon draw:style-name="gr6" draw:text-style-name="P3" draw:layer="layout" svg:width="0.042cm" svg:height="0.05cm" svg:x="3.81cm" svg:y="18.513cm" svg:viewBox="0 0 43 51" draw:points="43,25 0,51 0,0">
          <text:p/>
        </draw:polygon>
        <draw:polygon draw:style-name="gr7" draw:text-style-name="P1" draw:layer="layout" svg:width="0cm" svg:height="0cm" svg:x="2.599cm" svg:y="18.549cm" svg:viewBox="0 0 0 0" draw:points="0,0">
          <text:p/>
        </draw:polygon>
        <draw:polygon draw:style-name="gr6" draw:text-style-name="P3" draw:layer="layout" svg:width="0.06cm" svg:height="0.042cm" svg:x="2.127cm" svg:y="18.365cm" svg:viewBox="0 0 61 43" draw:points="61,22 61,43 0,12 17,0 43,15">
          <text:p/>
        </draw:polygon>
        <draw:polygon draw:style-name="gr7" draw:text-style-name="P1" draw:layer="layout" svg:width="0cm" svg:height="0cm" svg:x="2.599cm" svg:y="18.549cm" svg:viewBox="0 0 0 0" draw:points="0,0">
          <text:p/>
        </draw:polygon>
        <draw:path draw:style-name="gr6" draw:text-style-name="P3" draw:layer="layout" svg:width="0.021cm" svg:height="0.173cm" svg:x="1.781cm" svg:y="18.972cm" svg:viewBox="0 0 22 174" svg:d="M22 96v78l-18-131-4-43 4 43 7 25 11 28c-3-3-8-14-11-28z">
          <text:p/>
        </draw:path>
        <draw:polygon draw:style-name="gr7" draw:text-style-name="P1" draw:layer="layout" svg:width="0cm" svg:height="0cm" svg:x="2.599cm" svg:y="18.549cm" svg:viewBox="0 0 0 0" draw:points="0,0">
          <text:p/>
        </draw:polygon>
        <draw:path draw:style-name="gr6" draw:text-style-name="P3" draw:layer="layout" svg:width="0.578cm" svg:height="0.335cm" svg:x="2.293cm" svg:y="18.224cm" svg:viewBox="0 0 579 336" svg:d="M576 336h3l-579-336 576 336h3c-3 0-3 0-3 0z">
          <text:p/>
        </draw:path>
        <draw:polygon draw:style-name="gr7" draw:text-style-name="P1" draw:layer="layout" svg:width="0cm" svg:height="0cm" svg:x="2.599cm" svg:y="18.549cm" svg:viewBox="0 0 0 0" draw:points="0,0">
          <text:p/>
        </draw:polygon>
        <draw:path draw:style-name="gr6" draw:text-style-name="P3" draw:layer="layout" svg:width="0.02cm" svg:height="0.023cm" svg:x="3.157cm" svg:y="18.125cm" svg:viewBox="0 0 21 24" svg:d="M3 0c4 0 12 0 16 7 3 7 3 15 0 15-4 4-9 0-12-3-4-5-7-8-7-15 0 0 0-4 3-4z">
          <text:p/>
        </draw:path>
        <draw:polygon draw:style-name="gr7" draw:text-style-name="P1" draw:layer="layout" svg:width="0cm" svg:height="0cm" svg:x="2.599cm" svg:y="18.549cm" svg:viewBox="0 0 0 0" draw:points="0,0">
          <text:p/>
        </draw:polygon>
        <draw:path draw:style-name="gr6" draw:text-style-name="P3" draw:layer="layout" svg:width="0.018cm" svg:height="0.005cm" svg:x="2.169cm" svg:y="18.379cm" svg:viewBox="0 0 19 6" svg:d="M0 0c4 0 11 0 19 0h-19l19 6z">
          <text:p/>
        </draw:path>
        <draw:polygon draw:style-name="gr7" draw:text-style-name="P1" draw:layer="layout" svg:width="0cm" svg:height="0cm" svg:x="2.599cm" svg:y="18.549cm" svg:viewBox="0 0 0 0" draw:points="0,0">
          <text:p/>
        </draw:polygon>
        <draw:polygon draw:style-name="gr7" draw:text-style-name="P1" draw:layer="layout" svg:width="0cm" svg:height="0cm" svg:x="2.599cm" svg:y="18.549cm" svg:viewBox="0 0 0 0" draw:points="0,0">
          <text:p/>
        </draw:polygon>
        <draw:polygon draw:style-name="gr7" draw:text-style-name="P1" draw:layer="layout" svg:width="0cm" svg:height="0cm" svg:x="2.599cm" svg:y="18.549cm" svg:viewBox="0 0 0 0" draw:points="0,0">
          <text:p/>
        </draw:polygon>
        <draw:line draw:style-name="gr8" draw:text-style-name="P1" draw:layer="layout" svg:x1="2.183cm" svg:y1="18.326cm" svg:x2="2.183cm" svg:y2="18.422cm">
          <text:p/>
        </draw:line>
        <draw:line draw:style-name="gr8" draw:text-style-name="P1" draw:layer="layout" svg:x1="2.276cm" svg:y1="18.235cm" svg:x2="2.218cm" svg:y2="18.267cm">
          <text:p/>
        </draw:line>
        <draw:path draw:style-name="gr8" draw:text-style-name="P1" draw:layer="layout" svg:width="0.039cm" svg:height="0.064cm" svg:x="2.183cm" svg:y="18.266cm" svg:viewBox="0 0 40 65" svg:d="M40 0c-21 14-40 40-40 65">
          <text:p/>
        </draw:path>
        <draw:line draw:style-name="gr8" draw:text-style-name="P1" draw:layer="layout" svg:x1="2.762cm" svg:y1="18.661cm" svg:x2="2.762cm" svg:y2="18.757cm">
          <text:p/>
        </draw:line>
        <draw:path draw:style-name="gr8" draw:text-style-name="P1" draw:layer="layout" svg:width="0.035cm" svg:height="0.063cm" svg:x="2.762cm" svg:y="18.598cm" svg:viewBox="0 0 36 64" svg:d="M36 0c-22 14-36 43-36 64">
          <text:p/>
        </draw:path>
        <draw:line draw:style-name="gr8" draw:text-style-name="P1" draw:layer="layout" svg:x1="2.872cm" svg:y1="18.559cm" svg:x2="2.797cm" svg:y2="18.602cm">
          <text:p/>
        </draw:line>
        <draw:line draw:style-name="gr8" draw:text-style-name="P1" draw:layer="layout" svg:x1="2.294cm" svg:y1="18.224cm" svg:x2="2.275cm" svg:y2="18.239cm">
          <text:p/>
        </draw:line>
        <draw:line draw:style-name="gr8" draw:text-style-name="P1" draw:layer="layout" svg:x1="2.293cm" svg:y1="18.224cm" svg:x2="2.872cm" svg:y2="18.56cm">
          <text:p/>
        </draw:line>
        <draw:line draw:style-name="gr8" draw:text-style-name="P1" draw:layer="layout" svg:x1="1.379cm" svg:y1="18.228cm" svg:x2="1.592cm" svg:y2="18.511cm">
          <text:p/>
        </draw:line>
        <draw:path draw:style-name="gr8" draw:text-style-name="P1" draw:layer="layout" svg:width="0.01cm" svg:height="0.004cm" svg:x="1.605cm" svg:y="18.5cm" svg:viewBox="0 0 11 5" svg:d="M0 5c3-7 7-7 11 0">
          <text:p/>
        </draw:path>
        <draw:line draw:style-name="gr8" draw:text-style-name="P1" draw:layer="layout" svg:x1="1.615cm" svg:y1="18.503cm" svg:x2="2.142cm" svg:y2="18.807cm">
          <text:p/>
        </draw:line>
        <draw:line draw:style-name="gr8" draw:text-style-name="P1" draw:layer="layout" svg:x1="2.141cm" svg:y1="18.806cm" svg:x2="2.17cm" svg:y2="18.821cm">
          <text:p/>
        </draw:line>
        <draw:path draw:style-name="gr8" draw:text-style-name="P1" draw:layer="layout" svg:width="0.014cm" svg:height="0.005cm" svg:x="2.173cm" svg:y="18.82cm" svg:viewBox="0 0 15 6" svg:d="M0 0c3 0 8 0 15 6">
          <text:p/>
        </draw:path>
        <draw:line draw:style-name="gr8" draw:text-style-name="P1" draw:layer="layout" svg:x1="2.127cm" svg:y1="18.376cm" svg:x2="2.188cm" svg:y2="18.408cm">
          <text:p/>
        </draw:line>
        <draw:line draw:style-name="gr8" draw:text-style-name="P1" draw:layer="layout" svg:x1="2.127cm" svg:y1="18.376cm" svg:x2="2.127cm" svg:y2="18.284cm">
          <text:p/>
        </draw:line>
        <draw:line draw:style-name="gr8" draw:text-style-name="P1" draw:layer="layout" svg:x1="2.127cm" svg:y1="18.284cm" svg:x2="2.188cm" svg:y2="18.32cm">
          <text:p/>
        </draw:line>
        <draw:line draw:style-name="gr8" draw:text-style-name="P1" draw:layer="layout" svg:x1="2.275cm" svg:y1="18.235cm" svg:x2="2.275cm" svg:y2="18.217cm">
          <text:p/>
        </draw:line>
        <draw:line draw:style-name="gr8" draw:text-style-name="P1" draw:layer="layout" svg:x1="2.275cm" svg:y1="18.217cm" svg:x2="2.275cm" svg:y2="18.005cm">
          <text:p/>
        </draw:line>
        <draw:path draw:style-name="gr8" draw:text-style-name="P1" draw:layer="layout" svg:width="0.074cm" svg:height="0.127cm" svg:x="2.201cm" svg:y="17.882cm" svg:viewBox="0 0 75 128" svg:d="M0 0c42 25 75 77 75 128">
          <text:p/>
        </draw:path>
        <draw:line draw:style-name="gr8" draw:text-style-name="P1" draw:layer="layout" svg:x1="2.205cm" svg:y1="17.886cm" svg:x2="1.421cm" svg:y2="17.43cm">
          <text:p/>
        </draw:line>
        <draw:path draw:style-name="gr8" draw:text-style-name="P1" draw:layer="layout" svg:width="0.025cm" svg:height="0.046cm" svg:x="1.347cm" svg:y="17.427cm" svg:viewBox="0 0 26 47" svg:d="M0 47c0-22 12-40 26-47">
          <text:p/>
        </draw:path>
        <draw:path draw:style-name="gr8" draw:text-style-name="P1" draw:layer="layout" svg:width="0.053cm" svg:height="0.013cm" svg:x="1.368cm" svg:y="17.421cm" svg:viewBox="0 0 54 14" svg:d="M0 7c15-12 33-8 54 7">
          <text:p/>
        </draw:path>
        <draw:line draw:style-name="gr8" draw:text-style-name="P1" draw:layer="layout" svg:x1="1.347cm" svg:y1="18.143cm" svg:x2="1.347cm" svg:y2="17.473cm">
          <text:p/>
        </draw:line>
        <draw:path draw:style-name="gr8" draw:text-style-name="P1" draw:layer="layout" svg:width="0.032cm" svg:height="0.088cm" svg:x="1.347cm" svg:y="18.143cm" svg:viewBox="0 0 33 89" svg:d="M33 89c-18-28-33-61-33-89">
          <text:p/>
        </draw:path>
        <draw:polyline draw:style-name="gr8" draw:text-style-name="P1" draw:layer="layout" svg:width="0cm" svg:height="0cm" svg:x="2.084cm" svg:y="18.672cm" svg:viewBox="0 0 0 0" draw:points="0,0">
          <text:p/>
        </draw:polyline>
        <draw:path draw:style-name="gr8" draw:text-style-name="P1" draw:layer="layout" svg:width="0.012cm" svg:height="0.021cm" svg:x="2.084cm" svg:y="18.651cm" svg:viewBox="0 0 13 22" svg:d="M0 22c8-3 13-11 13-22">
          <text:p/>
        </draw:path>
        <draw:path draw:style-name="gr8" draw:text-style-name="P1" draw:layer="layout" svg:width="0.045cm" svg:height="0.027cm" svg:x="2.039cm" svg:y="18.647cm" svg:viewBox="0 0 46 28" svg:d="M46 26c-10 7-31-3-46-26">
          <text:p/>
        </draw:path>
        <draw:path draw:style-name="gr8" draw:text-style-name="P1" draw:layer="layout" svg:width="0.011cm" svg:height="0.035cm" svg:x="2.028cm" svg:y="18.612cm" svg:viewBox="0 0 12 36" svg:d="M0 0c0 11 4 25 12 36">
          <text:p/>
        </draw:path>
        <draw:path draw:style-name="gr8" draw:text-style-name="P1" draw:layer="layout" svg:width="0.056cm" svg:height="0.063cm" svg:x="2.039cm" svg:y="18.588cm" svg:viewBox="0 0 57 64" svg:d="M57 64c0-14-7-36-21-47-11-14-25-21-36-14">
          <text:p/>
        </draw:path>
        <draw:path draw:style-name="gr8" draw:text-style-name="P1" draw:layer="layout" svg:width="0.014cm" svg:height="0.021cm" svg:x="2.028cm" svg:y="18.591cm" svg:viewBox="0 0 15 22" svg:d="M15 0c-8 3-15 15-15 22">
          <text:p/>
        </draw:path>
        <draw:path draw:style-name="gr8" draw:text-style-name="P1" draw:layer="layout" svg:width="0.056cm" svg:height="0.063cm" svg:x="2.039cm" svg:y="17.956cm" svg:viewBox="0 0 57 64" svg:d="M57 64c0-17-7-36-21-50-11-14-25-18-36-11">
          <text:p/>
        </draw:path>
        <draw:path draw:style-name="gr8" draw:text-style-name="P1" draw:layer="layout" svg:width="0.06cm" svg:height="0.084cm" svg:x="2.028cm" svg:y="17.959cm" svg:viewBox="0 0 61 85" svg:d="M12 0c-16 7-16 33 0 54 14 25 35 36 49 29">
          <text:p/>
        </draw:path>
        <draw:path draw:style-name="gr8" draw:text-style-name="P1" draw:layer="layout" svg:width="0.012cm" svg:height="0.022cm" svg:x="2.084cm" svg:y="18.019cm" svg:viewBox="0 0 13 23" svg:d="M0 23c8-4 13-11 13-23">
          <text:p/>
        </draw:path>
        <draw:path draw:style-name="gr8" draw:text-style-name="P1" draw:layer="layout" svg:width="0.219cm" svg:height="0.377cm" svg:x="1.788cm" svg:y="17.907cm" svg:viewBox="0 0 220 378" svg:d="M220 378c0-64-21-145-64-215-38-71-99-131-156-163">
          <text:p/>
        </draw:path>
        <draw:path draw:style-name="gr8" draw:text-style-name="P1" draw:layer="layout" svg:width="0.438cm" svg:height="0.564cm" svg:x="1.569cm" svg:y="17.876cm" svg:viewBox="0 0 439 565" svg:d="M219 31c-56-36-113-39-155-18-39 25-64 74-64 141s25 148 64 215c42 74 99 135 155 167 57 32 113 39 155 14 44-25 65-74 65-142">
          <text:p/>
        </draw:path>
        <draw:path draw:style-name="gr8" draw:text-style-name="P1" draw:layer="layout" svg:width="0.011cm" svg:height="0.032cm" svg:x="1.481cm" svg:y="18.298cm" svg:viewBox="0 0 12 33" svg:d="M0 0c0 12 5 22 12 33">
          <text:p/>
        </draw:path>
        <draw:path draw:style-name="gr8" draw:text-style-name="P1" draw:layer="layout" svg:width="0.056cm" svg:height="0.065cm" svg:x="1.492cm" svg:y="18.272cm" svg:viewBox="0 0 57 66" svg:d="M57 66c0-19-7-36-22-50-14-15-28-19-35-15">
          <text:p/>
        </draw:path>
        <draw:path draw:style-name="gr8" draw:text-style-name="P1" draw:layer="layout" svg:width="0.011cm" svg:height="0.025cm" svg:x="1.481cm" svg:y="18.273cm" svg:viewBox="0 0 12 26" svg:d="M12 0c-7 5-12 16-12 26">
          <text:p/>
        </draw:path>
        <draw:line draw:style-name="gr8" draw:text-style-name="P1" draw:layer="layout" svg:x1="1.538cm" svg:y1="18.358cm" svg:x2="1.538cm" svg:y2="18.355cm">
          <text:p/>
        </draw:line>
        <draw:path draw:style-name="gr8" draw:text-style-name="P1" draw:layer="layout" svg:width="0.01cm" svg:height="0.025cm" svg:x="1.538cm" svg:y="18.333cm" svg:viewBox="0 0 11 26" svg:d="M0 26c8-3 11-15 11-26">
          <text:p/>
        </draw:path>
        <draw:path draw:style-name="gr8" draw:text-style-name="P1" draw:layer="layout" svg:width="0.046cm" svg:height="0.03cm" svg:x="1.492cm" svg:y="18.33cm" svg:viewBox="0 0 47 31" svg:d="M47 29c-11 7-33-7-47-29">
          <text:p/>
        </draw:path>
        <draw:path draw:style-name="gr8" draw:text-style-name="P1" draw:layer="layout" svg:width="0.056cm" svg:height="0.063cm" svg:x="1.492cm" svg:y="17.639cm" svg:viewBox="0 0 57 64" svg:d="M57 64c0-15-7-33-22-47-14-14-28-22-35-14">
          <text:p/>
        </draw:path>
        <draw:path draw:style-name="gr8" draw:text-style-name="P1" draw:layer="layout" svg:width="0.056cm" svg:height="0.083cm" svg:x="1.481cm" svg:y="17.642cm" svg:viewBox="0 0 57 84" svg:d="M11 0c-15 7-15 32 0 53 14 25 35 36 46 29">
          <text:p/>
        </draw:path>
        <draw:path draw:style-name="gr8" draw:text-style-name="P1" draw:layer="layout" svg:width="0.01cm" svg:height="0.021cm" svg:x="1.538cm" svg:y="17.702cm" svg:viewBox="0 0 11 22" svg:d="M0 22c8-3 11-12 11-22">
          <text:p/>
        </draw:path>
        <draw:line draw:style-name="gr8" draw:text-style-name="P1" draw:layer="layout" svg:x1="2.762cm" svg:y1="18.757cm" svg:x2="2.762cm" svg:y2="19.166cm">
          <text:p/>
        </draw:line>
        <draw:line draw:style-name="gr8" draw:text-style-name="P1" draw:layer="layout" svg:x1="2.183cm" svg:y1="18.831cm" svg:x2="2.763cm" svg:y2="19.167cm">
          <text:p/>
        </draw:line>
        <draw:line draw:style-name="gr8" draw:text-style-name="P1" draw:layer="layout" svg:x1="2.183cm" svg:y1="18.422cm" svg:x2="2.183cm" svg:y2="18.831cm">
          <text:p/>
        </draw:line>
        <draw:polyline draw:style-name="gr8" draw:text-style-name="P1" draw:layer="layout" svg:width="0cm" svg:height="0cm" svg:x="2.868cm" svg:y="18.559cm" svg:viewBox="0 0 0 0" draw:points="0,0">
          <text:p/>
        </draw:polyline>
        <draw:path draw:style-name="gr8" draw:text-style-name="P1" draw:layer="layout" svg:width="0.005cm" svg:height="0.039cm" svg:x="1.55cm" svg:y="18.527cm" svg:viewBox="0 0 6 40" svg:d="M6 40c0-11-4-18-4-25-5-4 0-11 4-15">
          <text:p/>
        </draw:path>
        <draw:path draw:style-name="gr8" draw:text-style-name="P1" draw:layer="layout" svg:width="0.011cm" svg:height="0.004cm" svg:x="1.555cm" svg:y="18.527cm" svg:viewBox="0 0 12 5" svg:d="M0 0c0 0 4 0 12 5">
          <text:p/>
        </draw:path>
        <draw:line draw:style-name="gr8" draw:text-style-name="P1" draw:layer="layout" svg:x1="1.927cm" svg:y1="18.892cm" svg:x2="1.562cm" svg:y2="18.531cm">
          <text:p/>
        </draw:line>
        <draw:line draw:style-name="gr8" draw:text-style-name="P1" draw:layer="layout" svg:x1="1.927cm" svg:y1="18.891cm" svg:x2="1.781cm" svg:y2="18.976cm">
          <text:p/>
        </draw:line>
        <draw:line draw:style-name="gr8" draw:text-style-name="P1" draw:layer="layout" svg:x1="1.781cm" svg:y1="18.972cm" svg:x2="1.789cm" svg:y2="19.012cm">
          <text:p/>
        </draw:line>
        <draw:line draw:style-name="gr8" draw:text-style-name="P1" draw:layer="layout" svg:x1="1.788cm" svg:y1="19.007cm" svg:x2="1.793cm" svg:y2="19.043cm">
          <text:p/>
        </draw:line>
        <draw:line draw:style-name="gr8" draw:text-style-name="P1" draw:layer="layout" svg:x1="1.792cm" svg:y1="19.042cm" svg:x2="1.792cm" svg:y2="19.039cm">
          <text:p/>
        </draw:line>
        <draw:line draw:style-name="gr8" draw:text-style-name="P1" draw:layer="layout" svg:x1="2.174cm" svg:y1="18.82cm" svg:x2="1.792cm" svg:y2="19.04cm">
          <text:p/>
        </draw:line>
        <draw:line draw:style-name="gr8" draw:text-style-name="P1" draw:layer="layout" svg:x1="1.823cm" svg:y1="19.043cm" svg:x2="1.877cm" svg:y2="19.011cm">
          <text:p/>
        </draw:line>
        <draw:path draw:style-name="gr8" draw:text-style-name="P1" draw:layer="layout" svg:width="0.007cm" svg:height="0.004cm" svg:x="1.799cm" svg:y="19.067cm" svg:viewBox="0 0 8 5" svg:d="M0 0c0 6 3 6 8 0">
          <text:p/>
        </draw:path>
        <draw:path draw:style-name="gr8" draw:text-style-name="P1" draw:layer="layout" svg:width="0.021cm" svg:height="0.032cm" svg:x="1.802cm" svg:y="19.039cm" svg:viewBox="0 0 22 33" svg:d="M0 33c7-4 14-14 22-33">
          <text:p/>
        </draw:path>
        <draw:path draw:style-name="gr8" draw:text-style-name="P1" draw:layer="layout" svg:width="0.01cm" svg:height="0.032cm" svg:x="1.792cm" svg:y="19.039cm" svg:viewBox="0 0 11 33" svg:d="M11 33c-3-7-7-18-11-33">
          <text:p/>
        </draw:path>
        <draw:line draw:style-name="gr8" draw:text-style-name="P1" draw:layer="layout" svg:x1="1.95cm" svg:y1="18.969cm" svg:x2="2.188cm" svg:y2="18.831cm">
          <text:p/>
        </draw:line>
        <draw:path draw:style-name="gr8" draw:text-style-name="P1" draw:layer="layout" svg:width="0.063cm" svg:height="0.053cm" svg:x="1.887cm" svg:y="18.968cm" svg:viewBox="0 0 64 54" svg:d="M64 0c-3 7-10 18-21 25-3 4-7 7-15 11-7 4-14 11-28 18">
          <text:p/>
        </draw:path>
        <draw:line draw:style-name="gr8" draw:text-style-name="P1" draw:layer="layout" svg:x1="2.145cm" svg:y1="18.365cm" svg:x2="2.127cm" svg:y2="18.377cm">
          <text:p/>
        </draw:line>
        <draw:line draw:style-name="gr8" draw:text-style-name="P1" draw:layer="layout" svg:x1="2.144cm" svg:y1="18.365cm" svg:x2="2.188cm" svg:y2="18.391cm">
          <text:p/>
        </draw:line>
        <draw:path draw:style-name="gr8" draw:text-style-name="P1" draw:layer="layout" svg:width="0.131cm" svg:height="0.024cm" svg:x="1.668cm" svg:y="17.889cm" svg:viewBox="0 0 132 25" svg:d="M132 25c-51-30-100-33-132-11">
          <text:p/>
        </draw:path>
        <draw:path draw:style-name="gr8" draw:text-style-name="P1" draw:layer="layout" svg:width="0.339cm" svg:height="0.5cm" svg:x="1.608cm" svg:y="17.903cm" svg:viewBox="0 0 340 501" svg:d="M60 0c-39 21-60 67-60 127 0 46 11 99 32 148 25 50 53 100 92 139 35 35 77 67 113 77 43 14 78 14 103-3">
          <text:p/>
        </draw:path>
        <draw:path draw:style-name="gr8" draw:text-style-name="P1" draw:layer="layout" svg:width="0.06cm" svg:height="0.12cm" svg:x="1.947cm" svg:y="18.27cm" svg:viewBox="0 0 61 121" svg:d="M0 121c36-19 57-65 61-121">
          <text:p/>
        </draw:path>
        <draw:line draw:style-name="gr8" draw:text-style-name="P1" draw:layer="layout" svg:x1="3.097cm" svg:y1="18.563cm" svg:x2="3.097cm" svg:y2="18.972cm">
          <text:p/>
        </draw:line>
        <draw:line draw:style-name="gr8" draw:text-style-name="P1" draw:layer="layout" svg:x1="3.098cm" svg:y1="18.972cm" svg:x2="2.762cm" svg:y2="19.167cm">
          <text:p/>
        </draw:line>
        <draw:line draw:style-name="gr8" draw:text-style-name="P1" draw:layer="layout" svg:x1="2.868cm" svg:y1="18.559cm" svg:x2="2.871cm" svg:y2="18.559cm">
          <text:p/>
        </draw:line>
        <draw:line draw:style-name="gr8" draw:text-style-name="P1" draw:layer="layout" svg:x1="2.992cm" svg:y1="18.489cm" svg:x2="2.868cm" svg:y2="18.56cm">
          <text:p/>
        </draw:line>
        <draw:path draw:style-name="gr8" draw:text-style-name="P1" draw:layer="layout" svg:width="0.131cm" svg:height="0.144cm" svg:x="2.857cm" svg:y="18.602cm" svg:viewBox="0 0 132 145" svg:d="M0 145c0-35 18-81 46-110 29-32 61-43 86-28">
          <text:p/>
        </draw:path>
        <draw:path draw:style-name="gr8" draw:text-style-name="P1" draw:layer="layout" svg:width="0.13cm" svg:height="0.188cm" svg:x="2.878cm" svg:y="18.609cm" svg:viewBox="0 0 131 189" svg:d="M107 0c32 17 32 70 0 124-28 49-74 78-107 60">
          <text:p/>
        </draw:path>
        <draw:path draw:style-name="gr8" draw:text-style-name="P1" draw:layer="layout" svg:width="0.025cm" svg:height="0.049cm" svg:x="2.857cm" svg:y="18.743cm" svg:viewBox="0 0 26 50" svg:d="M26 50c-19-8-26-26-26-50">
          <text:p/>
        </draw:path>
        <draw:path draw:style-name="gr8" draw:text-style-name="P1" draw:layer="layout" svg:width="0.004cm" svg:height="0.007cm" svg:x="1.823cm" svg:y="19.039cm" svg:viewBox="0 0 5 8" svg:d="M0 0c5 3 5 8 5 8">
          <text:p/>
        </draw:path>
        <draw:line draw:style-name="gr8" draw:text-style-name="P1" draw:layer="layout" svg:x1="1.827cm" svg:y1="19.042cm" svg:x2="2.403cm" svg:y2="19.375cm">
          <text:p/>
        </draw:line>
        <draw:line draw:style-name="gr8" draw:text-style-name="P1" draw:layer="layout" svg:x1="2.763cm" svg:y1="19.166cm" svg:x2="2.402cm" svg:y2="19.375cm">
          <text:p/>
        </draw:line>
        <draw:path draw:style-name="gr8" draw:text-style-name="P1" draw:layer="layout" svg:width="0.095cm" svg:height="0.031cm" svg:x="1.887cm" svg:y="18.997cm" svg:viewBox="0 0 96 32" svg:d="M0 21c14 11 39 15 60 8 22-4 36-19 36-29">
          <text:p/>
        </draw:path>
        <draw:path draw:style-name="gr8" draw:text-style-name="P1" draw:layer="layout" svg:width="0.032cm" svg:height="0.029cm" svg:x="1.95cm" svg:y="18.968cm" svg:viewBox="0 0 33 30" svg:d="M33 30c0-11-15-22-33-30">
          <text:p/>
        </draw:path>
        <draw:path draw:style-name="gr8" draw:text-style-name="P1" draw:layer="layout" svg:width="0.011cm" svg:height="0.007cm" svg:x="1.876cm" svg:y="19.011cm" svg:viewBox="0 0 12 8" svg:d="M0 0c4 3 4 8 12 8">
          <text:p/>
        </draw:path>
        <draw:path draw:style-name="gr8" draw:text-style-name="P1" draw:layer="layout" svg:width="0.013cm" svg:height="0cm" svg:x="2.169cm" svg:y="18.379cm" svg:viewBox="0 0 14 0" svg:d="M0 0c4 0 11 0 14 0">
          <text:p/>
        </draw:path>
        <draw:line draw:style-name="gr8" draw:text-style-name="P1" draw:layer="layout" svg:x1="2.872cm" svg:y1="18.56cm" svg:x2="2.293cm" svg:y2="18.224cm">
          <text:p/>
        </draw:line>
        <draw:line draw:style-name="gr8" draw:text-style-name="P1" draw:layer="layout" svg:x1="2.398cm" svg:y1="18.157cm" svg:x2="2.398cm" svg:y2="18.143cm">
          <text:p/>
        </draw:line>
        <draw:line draw:style-name="gr8" draw:text-style-name="P1" draw:layer="layout" svg:x1="1.563cm" svg:y1="18.574cm" svg:x2="1.555cm" svg:y2="18.563cm">
          <text:p/>
        </draw:line>
        <draw:line draw:style-name="gr8" draw:text-style-name="P1" draw:layer="layout" svg:x1="1.562cm" svg:y1="18.573cm" svg:x2="1.902cm" svg:y2="18.909cm">
          <text:p/>
        </draw:line>
        <draw:line draw:style-name="gr8" draw:text-style-name="P1" draw:layer="layout" svg:x1="1.799cm" svg:y1="19.067cm" svg:x2="1.799cm" svg:y2="19.145cm">
          <text:p/>
        </draw:line>
        <draw:line draw:style-name="gr8" draw:text-style-name="P1" draw:layer="layout" svg:x1="1.803cm" svg:y1="19.146cm" svg:x2="1.781cm" svg:y2="19.018cm">
          <text:p/>
        </draw:line>
        <draw:line draw:style-name="gr8" draw:text-style-name="P1" draw:layer="layout" svg:x1="1.781cm" svg:y1="18.972cm" svg:x2="1.781cm" svg:y2="19.018cm">
          <text:p/>
        </draw:line>
        <draw:path draw:style-name="gr8" draw:text-style-name="P1" draw:layer="layout" svg:width="0.053cm" svg:height="0.009cm" svg:x="1.492cm" svg:y="17.351cm" svg:viewBox="0 0 54 10" svg:d="M0 6c14-8 32-8 54 4">
          <text:p/>
        </draw:path>
        <draw:line draw:style-name="gr8" draw:text-style-name="P1" draw:layer="layout" svg:x1="1.541cm" svg:y1="17.36cm" svg:x2="2.329cm" svg:y2="17.816cm">
          <text:p/>
        </draw:line>
        <draw:path draw:style-name="gr8" draw:text-style-name="P1" draw:layer="layout" svg:width="0.07cm" svg:height="0.124cm" svg:x="2.328cm" svg:y="17.811cm" svg:viewBox="0 0 71 125" svg:d="M0 0c40 25 71 78 71 125">
          <text:p/>
        </draw:path>
        <draw:path draw:style-name="gr8" draw:text-style-name="P1" draw:layer="layout" svg:width="0.028cm" svg:height="0.042cm" svg:x="1.799cm" svg:y="19.145cm" svg:viewBox="0 0 29 43" svg:d="M0 0c3 14 11 33 29 43">
          <text:p/>
        </draw:path>
        <draw:line draw:style-name="gr8" draw:text-style-name="P1" draw:layer="layout" svg:x1="1.827cm" svg:y1="19.042cm" svg:x2="1.827cm" svg:y2="19.187cm">
          <text:p/>
        </draw:line>
        <draw:line draw:style-name="gr8" draw:text-style-name="P1" draw:layer="layout" svg:x1="2.398cm" svg:y1="18.143cm" svg:x2="2.398cm" svg:y2="17.935cm">
          <text:p/>
        </draw:line>
        <draw:line draw:style-name="gr8" draw:text-style-name="P1" draw:layer="layout" svg:x1="3.097cm" svg:y1="18.563cm" svg:x2="3.097cm" svg:y2="18.429cm">
          <text:p/>
        </draw:line>
        <draw:line draw:style-name="gr8" draw:text-style-name="P1" draw:layer="layout" svg:x1="3.098cm" svg:y1="18.429cm" svg:x2="2.988cm" svg:y2="18.493cm">
          <text:p/>
        </draw:line>
        <draw:line draw:style-name="gr8" draw:text-style-name="P1" draw:layer="layout" svg:x1="2.414cm" svg:y1="18.157cm" svg:x2="2.398cm" svg:y2="18.165cm">
          <text:p/>
        </draw:line>
        <draw:path draw:style-name="gr8" draw:text-style-name="P1" draw:layer="layout" svg:width="0.12cm" svg:height="0.076cm" svg:x="2.772cm" svg:y="18.427cm" svg:viewBox="0 0 121 77" svg:d="M18 77c-11-7-18-14-18-26 0-7 4-18 18-28 8-7 19-11 29-14 7-4 18-7 25-7 18-4 35 0 49 3">
          <text:p/>
        </draw:path>
        <draw:path draw:style-name="gr8" draw:text-style-name="P1" draw:layer="layout" svg:width="0.018cm" svg:height="0.007cm" svg:x="2.79cm" svg:y="18.503cm" svg:viewBox="0 0 19 8" svg:d="M0 0c4 4 12 4 19 8">
          <text:p/>
        </draw:path>
        <draw:path draw:style-name="gr8" draw:text-style-name="P1" draw:layer="layout" svg:width="0.088cm" svg:height="0.017cm" svg:x="2.804cm" svg:y="18.496cm" svg:viewBox="0 0 89 18" svg:d="M0 15c14 3 25 3 39 3 7-3 19-3 29-7 0 0 4 0 7 0 7-4 11-8 14-11">
          <text:p/>
        </draw:path>
        <draw:path draw:style-name="gr8" draw:text-style-name="P1" draw:layer="layout" svg:width="0.027cm" svg:height="0.056cm" svg:x="2.892cm" svg:y="18.443cm" svg:viewBox="0 0 28 57" svg:d="M0 57c19-10 26-21 26-32 4-10 0-18-7-25">
          <text:p/>
        </draw:path>
        <draw:line draw:style-name="gr8" draw:text-style-name="P1" draw:layer="layout" svg:x1="2.399cm" svg:y1="18.164cm" svg:x2="2.293cm" svg:y2="18.229cm">
          <text:p/>
        </draw:line>
        <draw:line draw:style-name="gr8" draw:text-style-name="P1" draw:layer="layout" svg:x1="3.467cm" svg:y1="18.351cm" svg:x2="3.467cm" svg:y2="18.76cm">
          <text:p/>
        </draw:line>
        <draw:line draw:style-name="gr8" draw:text-style-name="P1" draw:layer="layout" svg:x1="3.453cm" svg:y1="18.358cm" svg:x2="3.453cm" svg:y2="18.22cm">
          <text:p/>
        </draw:line>
        <draw:line draw:style-name="gr8" draw:text-style-name="P1" draw:layer="layout" svg:x1="3.458cm" svg:y1="18.22cm" svg:x2="3.097cm" svg:y2="18.43cm">
          <text:p/>
        </draw:line>
        <draw:line draw:style-name="gr8" draw:text-style-name="P1" draw:layer="layout" svg:x1="2.402cm" svg:y1="19.42cm" svg:x2="2.402cm" svg:y2="19.374cm">
          <text:p/>
        </draw:line>
        <draw:line draw:style-name="gr8" draw:text-style-name="P1" draw:layer="layout" svg:x1="3.853cm" svg:y1="18.584cm" svg:x2="2.402cm" svg:y2="19.424cm">
          <text:p/>
        </draw:line>
        <draw:line draw:style-name="gr8" draw:text-style-name="P1" draw:layer="layout" svg:x1="3.852cm" svg:y1="18.538cm" svg:x2="3.852cm" svg:y2="18.584cm">
          <text:p/>
        </draw:line>
        <draw:line draw:style-name="gr8" draw:text-style-name="P1" draw:layer="layout" svg:x1="3.853cm" svg:y1="18.538cm" svg:x2="3.81cm" svg:y2="18.564cm">
          <text:p/>
        </draw:line>
        <draw:line draw:style-name="gr8" draw:text-style-name="P1" draw:layer="layout" svg:x1="1.827cm" svg:y1="19.187cm" svg:x2="2.509cm" svg:y2="19.58cm">
          <text:p/>
        </draw:line>
        <draw:line draw:style-name="gr8" draw:text-style-name="P1" draw:layer="layout" svg:x1="2.402cm" svg:y1="19.42cm" svg:x2="2.509cm" svg:y2="19.484cm">
          <text:p/>
        </draw:line>
        <draw:line draw:style-name="gr8" draw:text-style-name="P1" draw:layer="layout" svg:x1="2.398cm" svg:y1="18.164cm" svg:x2="2.398cm" svg:y2="18.157cm">
          <text:p/>
        </draw:line>
        <draw:path draw:style-name="gr8" draw:text-style-name="P1" draw:layer="layout" svg:width="0.209cm" svg:height="0.36cm" svg:x="1.696cm" svg:y="17.97cm" svg:viewBox="0 0 210 361" svg:d="M0 0c4 134 97 290 210 361">
          <text:p/>
        </draw:path>
        <draw:path draw:style-name="gr8" draw:text-style-name="P1" draw:layer="layout" svg:width="0.018cm" svg:height="0.024cm" svg:x="2.786cm" svg:y="18.482cm" svg:viewBox="0 0 19 25" svg:d="M19 25c-15-7-19-18-19-25">
          <text:p/>
        </draw:path>
        <draw:path draw:style-name="gr8" draw:text-style-name="P1" draw:layer="layout" svg:width="0.117cm" svg:height="0.035cm" svg:x="2.786cm" svg:y="18.45cm" svg:viewBox="0 0 118 36" svg:d="M0 33c0-8 4-15 11-23 4-3 11-7 14-7 4-3 7-3 14-3 11 0 19 0 33 0 7 3 14 7 21 10 4 0 7 5 11 5 10 10 10 14 14 21">
          <text:p/>
        </draw:path>
        <draw:path draw:style-name="gr8" draw:text-style-name="P1" draw:layer="layout" svg:width="0.014cm" svg:height="0.017cm" svg:x="2.889cm" svg:y="18.482cm" svg:viewBox="0 0 15 18" svg:d="M15 0c-4 8-7 11-15 18">
          <text:p/>
        </draw:path>
        <draw:path draw:style-name="gr8" draw:text-style-name="P1" draw:layer="layout" svg:width="0.007cm" svg:height="0.004cm" svg:x="2.804cm" svg:y="18.506cm" svg:viewBox="0 0 8 5" svg:d="M8 5c-4 0-4-5-8-5">
          <text:p/>
        </draw:path>
        <draw:path draw:style-name="gr8" draw:text-style-name="P1" draw:layer="layout" svg:width="0.028cm" svg:height="0.043cm" svg:x="3.958cm" svg:y="18.781cm" svg:viewBox="0 0 29 44" svg:d="M29 0c0 16-11 33-29 44">
          <text:p/>
        </draw:path>
        <draw:line draw:style-name="gr8" draw:text-style-name="P1" draw:layer="layout" svg:x1="2.649cm" svg:y1="19.58cm" svg:x2="3.959cm" svg:y2="18.824cm">
          <text:p/>
        </draw:line>
        <draw:path draw:style-name="gr8" draw:text-style-name="P1" draw:layer="layout" svg:width="0.141cm" svg:height="0.016cm" svg:x="2.508cm" svg:y="19.579cm" svg:viewBox="0 0 142 17" svg:d="M142 0c-39 23-103 23-142 0">
          <text:p/>
        </draw:path>
        <draw:line draw:style-name="gr8" draw:text-style-name="P1" draw:layer="layout" svg:x1="2.889cm" svg:y1="18.432cm" svg:x2="2.911cm" svg:y2="18.447cm">
          <text:p/>
        </draw:line>
        <draw:line draw:style-name="gr8" draw:text-style-name="P1" draw:layer="layout" svg:x1="2.484cm" svg:y1="18.115cm" svg:x2="2.413cm" svg:y2="18.158cm">
          <text:p/>
        </draw:line>
        <draw:line draw:style-name="gr8" draw:text-style-name="P1" draw:layer="layout" svg:x1="3.052cm" svg:y1="18.4cm" svg:x2="3.016cm" svg:y2="18.426cm">
          <text:p/>
        </draw:line>
        <draw:line draw:style-name="gr8" draw:text-style-name="P1" draw:layer="layout" svg:x1="3.467cm" svg:y1="18.351cm" svg:x2="3.467cm" svg:y2="18.76cm">
          <text:p/>
        </draw:line>
        <draw:line draw:style-name="gr8" draw:text-style-name="P1" draw:layer="layout" svg:x1="3.811cm" svg:y1="18.563cm" svg:x2="3.467cm" svg:y2="18.761cm">
          <text:p/>
        </draw:line>
        <draw:line draw:style-name="gr8" draw:text-style-name="P1" draw:layer="layout" svg:x1="3.853cm" svg:y1="18.539cm" svg:x2="3.81cm" svg:y2="18.513cm">
          <text:p/>
        </draw:line>
        <draw:line draw:style-name="gr8" draw:text-style-name="P1" draw:layer="layout" svg:x1="3.959cm" svg:y1="18.648cm" svg:x2="3.852cm" svg:y2="18.584cm">
          <text:p/>
        </draw:line>
        <draw:line draw:style-name="gr8" draw:text-style-name="P1" draw:layer="layout" svg:x1="3.959cm" svg:y1="18.725cm" svg:x2="2.649cm" svg:y2="19.484cm">
          <text:p/>
        </draw:line>
        <draw:path draw:style-name="gr8" draw:text-style-name="P1" draw:layer="layout" svg:width="0.028cm" svg:height="0.042cm" svg:x="3.958cm" svg:y="18.644cm" svg:viewBox="0 0 29 43" svg:d="M0 0c18 14 29 29 29 43">
          <text:p/>
        </draw:path>
        <draw:path draw:style-name="gr8" draw:text-style-name="P1" draw:layer="layout" svg:width="0.028cm" svg:height="0.042cm" svg:x="3.958cm" svg:y="18.686cm" svg:viewBox="0 0 29 43" svg:d="M29 0c0 18-11 33-29 43">
          <text:p/>
        </draw:path>
        <draw:path draw:style-name="gr8" draw:text-style-name="P1" draw:layer="layout" svg:width="0.141cm" svg:height="0.019cm" svg:x="2.508cm" svg:y="19.483cm" svg:viewBox="0 0 142 20" svg:d="M142 0c-39 27-103 27-142 0">
          <text:p/>
        </draw:path>
        <draw:path draw:style-name="gr8" draw:text-style-name="P1" draw:layer="layout" svg:width="0.018cm" svg:height="0.025cm" svg:x="2.522cm" svg:y="19.42cm" svg:viewBox="0 0 19 26" svg:d="M19 26c-11-7-19-14-19-26">
          <text:p/>
        </draw:path>
        <draw:path draw:style-name="gr8" draw:text-style-name="P1" draw:layer="layout" svg:width="0.113cm" svg:height="0.032cm" svg:x="2.522cm" svg:y="19.388cm" svg:viewBox="0 0 114 33" svg:d="M0 33c0-14 28-33 56-33 32 0 58 19 58 33">
          <text:p/>
        </draw:path>
        <draw:path draw:style-name="gr8" draw:text-style-name="P1" draw:layer="layout" svg:width="0.095cm" svg:height="0.034cm" svg:x="2.54cm" svg:y="19.42cm" svg:viewBox="0 0 96 35" svg:d="M96 0c0 15-14 29-37 33-17 4-42 4-59-7">
          <text:p/>
        </draw:path>
        <draw:path draw:style-name="gr8" draw:text-style-name="P1" draw:layer="layout" svg:width="0.018cm" svg:height="0.025cm" svg:x="3.795cm" svg:y="18.686cm" svg:viewBox="0 0 19 26" svg:d="M19 26c-11-8-19-15-19-26">
          <text:p/>
        </draw:path>
        <draw:path draw:style-name="gr8" draw:text-style-name="P1" draw:layer="layout" svg:width="0.11cm" svg:height="0.032cm" svg:x="3.795cm" svg:y="18.654cm" svg:viewBox="0 0 111 33" svg:d="M0 33c0-18 25-33 57-33 33 0 54 15 54 33">
          <text:p/>
        </draw:path>
        <draw:path draw:style-name="gr8" draw:text-style-name="P1" draw:layer="layout" svg:width="0.092cm" svg:height="0.033cm" svg:x="3.813cm" svg:y="18.686cm" svg:viewBox="0 0 93 34" svg:d="M93 0c0 15-11 26-32 33-22 3-47 0-61-7">
          <text:p/>
        </draw:path>
        <draw:line draw:style-name="gr8" draw:text-style-name="P1" draw:layer="layout" svg:x1="3.413cm" svg:y1="18.196cm" svg:x2="3.051cm" svg:y2="18.405cm">
          <text:p/>
        </draw:line>
        <draw:line draw:style-name="gr8" draw:text-style-name="P1" draw:layer="layout" svg:x1="3.453cm" svg:y1="18.22cm" svg:x2="3.453cm" svg:y2="18.358cm">
          <text:p/>
        </draw:line>
        <draw:line draw:style-name="gr8" draw:text-style-name="P1" draw:layer="layout" svg:x1="3.468cm" svg:y1="18.351cm" svg:x2="3.453cm" svg:y2="18.359cm">
          <text:p/>
        </draw:line>
        <draw:path draw:style-name="gr8" draw:text-style-name="P1" draw:layer="layout" svg:width="0.022cm" svg:height="0.095cm" svg:x="1.696cm" svg:y="17.889cm" svg:viewBox="0 0 23 96" svg:d="M23 0c-16 26-23 57-23 96">
          <text:p/>
        </draw:path>
        <draw:path draw:style-name="gr8" draw:text-style-name="P1" draw:layer="layout" svg:width="0.198cm" svg:height="0.345cm" svg:x="1.696cm" svg:y="17.981cm" svg:viewBox="0 0 199 346" svg:d="M0 0c0 127 89 283 199 346">
          <text:p/>
        </draw:path>
        <draw:path draw:style-name="gr8" draw:text-style-name="P1" draw:layer="layout" svg:width="0.092cm" svg:height="0.029cm" svg:x="1.894cm" svg:y="18.326cm" svg:viewBox="0 0 93 30" svg:d="M0 0c32 18 64 30 93 30">
          <text:p/>
        </draw:path>
        <draw:path draw:style-name="gr8" draw:text-style-name="P1" draw:layer="layout" svg:width="0.026cm" svg:height="0.006cm" svg:x="2.483cm" svg:y="18.11cm" svg:viewBox="0 0 27 7" svg:d="M27 2c-8-4-15 0-27 5">
          <text:p/>
        </draw:path>
        <draw:path draw:style-name="gr8" draw:text-style-name="P1" draw:layer="layout" svg:width="0.014cm" svg:height="0.01cm" svg:x="3.016cm" svg:y="18.415cm" svg:viewBox="0 0 15 11" svg:d="M15 0c0 0-4 3-15 11">
          <text:p/>
        </draw:path>
        <draw:line draw:style-name="gr8" draw:text-style-name="P1" draw:layer="layout" svg:x1="3.411cm" svg:y1="18.197cm" svg:x2="3.447cm" svg:y2="18.175cm">
          <text:p/>
        </draw:line>
        <draw:path draw:style-name="gr8" draw:text-style-name="P1" draw:layer="layout" svg:width="0.07cm" svg:height="0.042cm" svg:x="3.376cm" svg:y="18.175cm" svg:viewBox="0 0 71 43" svg:d="M71 0c-17 10-54 31-71 43">
          <text:p/>
        </draw:path>
        <draw:line draw:style-name="gr8" draw:text-style-name="P1" draw:layer="layout" svg:x1="3.377cm" svg:y1="18.213cm" svg:x2="3.365cm" svg:y2="18.221cm">
          <text:p/>
        </draw:line>
        <draw:line draw:style-name="gr8" draw:text-style-name="P1" draw:layer="layout" svg:x1="3.81cm" svg:y1="18.153cm" svg:x2="3.81cm" svg:y2="18.563cm">
          <text:p/>
        </draw:line>
        <draw:line draw:style-name="gr8" draw:text-style-name="P1" draw:layer="layout" svg:x1="3.587cm" svg:y1="18.144cm" svg:x2="3.701cm" svg:y2="18.079cm">
          <text:p/>
        </draw:line>
        <draw:line draw:style-name="gr8" draw:text-style-name="P1" draw:layer="layout" svg:x1="3.64cm" svg:y1="18.207cm" svg:x2="3.646cm" svg:y2="18.203cm">
          <text:p/>
        </draw:line>
        <draw:line draw:style-name="gr8" draw:text-style-name="P1" draw:layer="layout" svg:x1="3.637cm" svg:y1="18.211cm" svg:x2="3.641cm" svg:y2="18.206cm">
          <text:p/>
        </draw:line>
        <draw:path draw:style-name="gr8" draw:text-style-name="P1" draw:layer="layout" svg:width="0.075cm" svg:height="0.18cm" svg:x="3.561cm" svg:y="18.206cm" svg:viewBox="0 0 76 181" svg:d="M76 0c-32 18-57 57-71 96-11 38-3 75 18 85">
          <text:p/>
        </draw:path>
        <draw:path draw:style-name="gr8" draw:text-style-name="P1" draw:layer="layout" svg:width="0.053cm" svg:height="0.013cm" svg:x="3.584cm" svg:y="18.379cm" svg:viewBox="0 0 54 14" svg:d="M0 7c14 12 32 8 54-7">
          <text:p/>
        </draw:path>
        <draw:line draw:style-name="gr8" draw:text-style-name="P1" draw:layer="layout" svg:x1="3.637cm" svg:y1="18.385cm" svg:x2="3.641cm" svg:y2="18.379cm">
          <text:p/>
        </draw:line>
        <draw:line draw:style-name="gr8" draw:text-style-name="P1" draw:layer="layout" svg:x1="3.64cm" svg:y1="18.38cm" svg:x2="3.646cm" svg:y2="18.376cm">
          <text:p/>
        </draw:line>
        <draw:path draw:style-name="gr8" draw:text-style-name="P1" draw:layer="layout" svg:width="0.074cm" svg:height="0.18cm" svg:x="3.644cm" svg:y="18.199cm" svg:viewBox="0 0 75 181" svg:d="M0 181c29-17 57-57 68-96 14-39 7-74-14-85">
          <text:p/>
        </draw:path>
        <draw:path draw:style-name="gr8" draw:text-style-name="P1" draw:layer="layout" svg:width="0.053cm" svg:height="0.011cm" svg:x="3.644cm" svg:y="18.193cm" svg:viewBox="0 0 54 12" svg:d="M54 7c-14-11-37-8-54 5">
          <text:p/>
        </draw:path>
        <draw:line draw:style-name="gr8" draw:text-style-name="P1" draw:layer="layout" svg:x1="2.913cm" svg:y1="17.869cm" svg:x2="3.003cm" svg:y2="17.815cm">
          <text:p/>
        </draw:line>
        <draw:line draw:style-name="gr8" draw:text-style-name="P1" draw:layer="layout" svg:x1="3.453cm" svg:y1="18.221cm" svg:x2="3.775cm" svg:y2="18.037cm">
          <text:p/>
        </draw:line>
        <draw:line draw:style-name="gr8" draw:text-style-name="P1" draw:layer="layout" svg:x1="3.122cm" svg:y1="17.749cm" svg:x2="3.197cm" svg:y2="17.702cm">
          <text:p/>
        </draw:line>
        <draw:line draw:style-name="gr8" draw:text-style-name="P1" draw:layer="layout" svg:x1="3.012cm" svg:y1="17.812cm" svg:x2="3.123cm" svg:y2="17.748cm">
          <text:p/>
        </draw:line>
        <draw:line draw:style-name="gr8" draw:text-style-name="P1" draw:layer="layout" svg:x1="3.002cm" svg:y1="17.816cm" svg:x2="3.013cm" svg:y2="17.811cm">
          <text:p/>
        </draw:line>
        <draw:line draw:style-name="gr8" draw:text-style-name="P1" draw:layer="layout" svg:x1="3.581cm" svg:y1="18.15cm" svg:x2="3.453cm" svg:y2="18.221cm">
          <text:p/>
        </draw:line>
        <draw:line draw:style-name="gr8" draw:text-style-name="P1" draw:layer="layout" svg:x1="3.577cm" svg:y1="18.151cm" svg:x2="3.588cm" svg:y2="18.143cm">
          <text:p/>
        </draw:line>
        <draw:line draw:style-name="gr8" draw:text-style-name="P1" draw:layer="layout" svg:x1="3.775cm" svg:y1="18.037cm" svg:x2="3.7cm" svg:y2="18.08cm">
          <text:p/>
        </draw:line>
        <draw:line draw:style-name="gr8" draw:text-style-name="P1" draw:layer="layout" svg:x1="2.878cm" svg:y1="18.023cm" svg:x2="2.878cm" svg:y2="18.326cm">
          <text:p/>
        </draw:line>
        <draw:line draw:style-name="gr8" draw:text-style-name="P1" draw:layer="layout" svg:x1="2.878cm" svg:y1="17.928cm" svg:x2="2.878cm" svg:y2="18.023cm">
          <text:p/>
        </draw:line>
        <draw:path draw:style-name="gr8" draw:text-style-name="P1" draw:layer="layout" svg:width="0.007cm" svg:height="0.007cm" svg:x="3.157cm" svg:y="18.125cm" svg:viewBox="0 0 8 8" svg:d="M0 8c0-3 3-8 8-8">
          <text:p/>
        </draw:path>
        <draw:path draw:style-name="gr8" draw:text-style-name="P1" draw:layer="layout" svg:width="0.017cm" svg:height="0.021cm" svg:x="3.16cm" svg:y="18.125cm" svg:viewBox="0 0 18 22" svg:d="M0 0c4 0 11 0 15 7 4 8 4 15 0 15">
          <text:p/>
        </draw:path>
        <draw:path draw:style-name="gr8" draw:text-style-name="P1" draw:layer="layout" svg:width="0.018cm" svg:height="0.019cm" svg:x="3.157cm" svg:y="18.129cm" svg:viewBox="0 0 19 20" svg:d="M19 18c-4 4-9 0-12-3-4-4-7-7-7-15">
          <text:p/>
        </draw:path>
        <draw:path draw:style-name="gr8" draw:text-style-name="P1" draw:layer="layout" svg:width="0.035cm" svg:height="0.06cm" svg:x="2.878cm" svg:y="17.868cm" svg:viewBox="0 0 36 61" svg:d="M36 0c-17 10-36 40-36 61">
          <text:p/>
        </draw:path>
        <draw:line draw:style-name="gr8" draw:text-style-name="P1" draw:layer="layout" svg:x1="3.81cm" svg:y1="18.153cm" svg:x2="3.81cm" svg:y2="18.058cm">
          <text:p/>
        </draw:line>
        <draw:path draw:style-name="gr8" draw:text-style-name="P1" draw:layer="layout" svg:width="0.011cm" svg:height="0.024cm" svg:x="3.799cm" svg:y="18.034cm" svg:viewBox="0 0 12 25" svg:d="M12 25c0-10-4-21-12-25">
          <text:p/>
        </draw:path>
        <draw:path draw:style-name="gr8" draw:text-style-name="P1" draw:layer="layout" svg:width="0.025cm" svg:height="0.005cm" svg:x="3.774cm" svg:y="18.031cm" svg:viewBox="0 0 26 6" svg:d="M26 3c-7-5-18-5-26 3">
          <text:p/>
        </draw:path>
        <draw:path draw:style-name="gr8" draw:text-style-name="P1" draw:layer="layout" svg:width="0.007cm" svg:height="0.007cm" svg:x="3.157cm" svg:y="18.316cm" svg:viewBox="0 0 8 8" svg:d="M0 8c0-5 3-5 8-8">
          <text:p/>
        </draw:path>
        <draw:path draw:style-name="gr8" draw:text-style-name="P1" draw:layer="layout" svg:width="0.015cm" svg:height="0.014cm" svg:x="3.16cm" svg:y="18.316cm" svg:viewBox="0 0 16 15" svg:d="M0 0c4 0 4 0 7 4 5 4 9 7 9 11">
          <text:p/>
        </draw:path>
        <draw:path draw:style-name="gr8" draw:text-style-name="P1" draw:layer="layout" svg:width="0.01cm" svg:height="0.014cm" svg:x="3.157cm" svg:y="18.323cm" svg:viewBox="0 0 11 15" svg:d="M11 15c-8-4-11-8-11-15">
          <text:p/>
        </draw:path>
        <draw:path draw:style-name="gr8" draw:text-style-name="P1" draw:layer="layout" svg:width="0.024cm" svg:height="0.007cm" svg:x="3.196cm" svg:y="17.698cm" svg:viewBox="0 0 25 8" svg:d="M25 5c-3-8-14-5-25 3">
          <text:p/>
        </draw:path>
        <draw:path draw:style-name="gr8" draw:text-style-name="P1" draw:layer="layout" svg:width="0.025cm" svg:height="0.005cm" svg:x="3.774cm" svg:y="18.031cm" svg:viewBox="0 0 26 6" svg:d="M26 3c-7-5-18-5-26 3">
          <text:p/>
        </draw:path>
        <draw:line draw:style-name="gr8" draw:text-style-name="P1" draw:layer="layout" svg:x1="1.555cm" svg:y1="18.532cm" svg:x2="1.606cm" svg:y2="18.499cm">
          <text:p/>
        </draw:line>
        <draw:line draw:style-name="gr8" draw:text-style-name="P1" draw:layer="layout" svg:x1="1.368cm" svg:y1="17.428cm" svg:x2="1.388cm" svg:y2="17.416cm">
          <text:p/>
        </draw:line>
        <draw:line draw:style-name="gr8" draw:text-style-name="P1" draw:layer="layout" svg:x1="1.386cm" svg:y1="17.417cm" svg:x2="1.493cm" svg:y2="17.356cm">
          <text:p/>
        </draw:line>
        <draw:line draw:style-name="gr8" draw:text-style-name="P1" draw:layer="layout" svg:x1="3.986cm" svg:y1="18.781cm" svg:x2="3.986cm" svg:y2="18.686cm">
          <text:p/>
        </draw:line>
        <draw:line draw:style-name="gr8" draw:text-style-name="P1" draw:layer="layout" svg:x1="2.508cm" svg:y1="18.111cm" svg:x2="3.031cm" svg:y2="18.416cm">
          <text:p/>
        </draw:line>
        <draw:line draw:style-name="gr8" draw:text-style-name="P1" draw:layer="layout" svg:x1="3.8cm" svg:y1="18.035cm" svg:x2="3.22cm" svg:y2="17.702cm">
          <text:p/>
        </draw:line>
        <draw:path draw:style-name="gr6" draw:text-style-name="P3" draw:layer="layout" svg:width="7.122cm" svg:height="3.672cm" svg:x="19.018cm" svg:y="7.239cm" svg:viewBox="0 0 7123 3673" svg:d="M6993 3013c81-56 130-148 130-250v-2464c0-165-134-299-300-299h-3327c-162 0-297 134-297 299v766 56 22h-2275-173c0 0 0 14 0 45 0 29 0 67 0 103v360c0 14 0 28 0 42s0 28 0 46c0 28 0 60 0 91 0 15 0 32 0 46s0 29 0 46c0 14 0 29 0 43 0 11 0 25 0 36 0 14 0 24 0 35s0 21 0 28 0 18 0 25c0 3 0 11 0 14 0 7 0 7 0 11 0 3 0 3 0 3v1034 173h-451-32-35-32-32-28-28-25-21-21-18-11-10-4-3v349h3 4 10 11 18 21 21 25 28 28 32 32 35 32c10 0 21 0 31 0 22 0 43 0 64 0 10 0 21 0 32 0 10 0 21 0 31 0 11 0 22 0 32 0 7 0 18 0 25 0 10 0 17 0 25 0 10 0 17 0 24 0 4 0 11 0 18 0 3 0 10 0 14 0 3 0 7 0 11 0 3 0 3 0 7 0h3 2293 7 7 14 15 17 21 25 25 28 28 28 57c10 0 21 0 35 0 21 0 39 0 60 0 11 0 21 0 32 0 10 0 21 0 28 0 11 0 21 0 28 0 11 0 18 0 28 0 8 0 15 0 25 0 7 0 14 0 21 0s14 0 22 0c3 0 10 0 17 0 4 0 11 0 14 0 4 0 7 0 11 0 3 0 7 0 10 0h329 2160l31-21z">
          <text:p/>
        </draw:path>
        <draw:polygon draw:style-name="gr7" draw:text-style-name="P1" draw:layer="layout" svg:width="0cm" svg:height="0cm" svg:x="22.581cm" svg:y="9.062cm" svg:viewBox="0 0 0 0" draw:points="0,0">
          <text:p/>
        </draw:polygon>
        <draw:polygon draw:style-name="gr7" draw:text-style-name="P1" draw:layer="layout" svg:width="0cm" svg:height="0cm" svg:x="22.581cm" svg:y="9.062cm" svg:viewBox="0 0 0 0" draw:points="0,0">
          <text:p/>
        </draw:polygon>
        <draw:path draw:style-name="gr6" draw:text-style-name="P3" draw:layer="layout" svg:width="2.448cm" svg:height="2.007cm" svg:x="19.769cm" svg:y="8.382cm" svg:viewBox="0 0 2449 2008" svg:d="M2449 508v314 99 53 1034h-17-2432v-1034-3c0-4 0-4 0-11 0-3 0-11 0-14 0-7 0-18 0-25s0-17 0-28 0-21 0-35c0-11 0-25 0-36 0-14 0-28 0-42s0-28 0-46c0-14 0-28 0-46 0-28 0-64 0-92 0-18 0-32 0-46s0-28 0-42v-360c0-36 0-74 0-103 0-31 0-45 0-45 0 0 0 14 0 42s0 70 0 106c0-36 0-78 0-106s0-42 0-42h173 2276v3 4c0 3 0 3 0 7 0 3 0 3 0 7 0 3 0 7 0 10 0 4 0 7 0 11 0 3 0 7 0 14 0 3 0 7 0 14 0 4 0 7 0 14 0 4 0 11 0 14 0 18 0 32 0 50v243 99z">
          <text:p/>
        </draw:path>
        <draw:polygon draw:style-name="gr7" draw:text-style-name="P1" draw:layer="layout" svg:width="0cm" svg:height="0cm" svg:x="22.581cm" svg:y="9.062cm" svg:viewBox="0 0 0 0" draw:points="0,0">
          <text:p/>
        </draw:polygon>
        <draw:path draw:style-name="gr9" draw:text-style-name="P3" draw:layer="layout" svg:width="1.838cm" svg:height="1.838cm" svg:x="23.357cm" svg:y="8.205cm" svg:viewBox="0 0 1839 1839" svg:d="M1839 918c0 508-414 921-922 921-504 0-917-413-917-921s413-918 917-918c508 0 922 410 922 918z">
          <text:p/>
        </draw:path>
        <draw:polygon draw:style-name="gr7" draw:text-style-name="P1" draw:layer="layout" svg:width="0cm" svg:height="0cm" svg:x="22.581cm" svg:y="9.062cm" svg:viewBox="0 0 0 0" draw:points="0,0">
          <text:p/>
        </draw:polygon>
        <draw:path draw:style-name="gr9" draw:text-style-name="P3" draw:layer="layout" svg:width="1.69cm" svg:height="1.686cm" svg:x="23.431cm" svg:y="8.279cm" svg:viewBox="0 0 1691 1687" svg:d="M1691 843c0 467-378 844-848 844-466 0-843-377-843-844 0-465 377-843 843-843 470 0 848 378 848 843z">
          <text:p/>
        </draw:path>
        <draw:polygon draw:style-name="gr7" draw:text-style-name="P1" draw:layer="layout" svg:width="0cm" svg:height="0cm" svg:x="22.581cm" svg:y="9.062cm" svg:viewBox="0 0 0 0" draw:points="0,0">
          <text:p/>
        </draw:polygon>
        <draw:path draw:style-name="gr6" draw:text-style-name="P3" draw:layer="layout" svg:width="3.182cm" svg:height="0.526cm" svg:x="19.018cm" svg:y="10.385cm" svg:viewBox="0 0 3183 527" svg:d="M300 527c10 0 21 0 31 0 22 0 43 0 64 0 10 0 21 0 32 0 10 0 21 0 31 0 11 0 22 0 32 0 7 0 18 0 25 0 10 0 17 0 25 0 10 0 17 0 24 0 4 0 11 0 18 0 3 0 10 0 14 0 3 0 7 0 11 0 3 0 3 0 7 0h3 2294 4 3 11 10 15 21 17 25 25 28 28 28 57v-527h-2432v173h-451-32-35-32-32-28-28-25-21-21-18-11-10-4-3v354h3 4 10 11 18 21 21 25 28 28 32 32 35z">
          <text:p/>
        </draw:path>
        <draw:polygon draw:style-name="gr7" draw:text-style-name="P1" draw:layer="layout" svg:width="0cm" svg:height="0cm" svg:x="22.581cm" svg:y="9.062cm" svg:viewBox="0 0 0 0" draw:points="0,0">
          <text:p/>
        </draw:polygon>
        <draw:polygon draw:style-name="gr6" draw:text-style-name="P3" draw:layer="layout" svg:width="2.3cm" svg:height="0.159cm" svg:x="22.782cm" svg:y="10.752cm" svg:viewBox="0 0 2301 160" draw:points="2227,0 2241,0 2252,7 2266,11 2276,18 2287,28 2294,43 2297,53 2301,67 2301,82 2297,96 2294,111 2287,121 2276,132 2269,139 2238,160 78,160 78,60 0,0">
          <text:p/>
        </draw:polygon>
        <draw:polygon draw:style-name="gr7" draw:text-style-name="P1" draw:layer="layout" svg:width="0cm" svg:height="0cm" svg:x="22.581cm" svg:y="9.062cm" svg:viewBox="0 0 0 0" draw:points="0,0">
          <text:p/>
        </draw:polygon>
        <draw:polygon draw:style-name="gr6" draw:text-style-name="P3" draw:layer="layout" svg:width="0.625cm" svg:height="0.331cm" svg:x="22.217cm" svg:y="8.872cm" svg:viewBox="0 0 626 332" draw:points="626,0 626,332 0,332 0,18 0,0">
          <text:p/>
        </draw:polygon>
        <draw:polygon draw:style-name="gr7" draw:text-style-name="P1" draw:layer="layout" svg:width="0cm" svg:height="0cm" svg:x="22.581cm" svg:y="9.062cm" svg:viewBox="0 0 0 0" draw:points="0,0">
          <text:p/>
        </draw:polygon>
        <draw:path draw:style-name="gr6" draw:text-style-name="P3" draw:layer="layout" svg:width="0.335cm" svg:height="0.526cm" svg:x="22.2cm" svg:y="10.385cm" svg:viewBox="0 0 336 527" svg:d="M0 527v-527h17l8 18c3 7 7 14 10 21-3-7-7-14-10-21l-8-18c0 7 4 11 8 18 14 28 31 56 49 85 8 10 15 21 26 31 10 14 21 25 28 36 3 3 3 3 7 3 0 4-4 0-7 0 0-3-4-7-7-10-7-11-18-22-28-32-23-28-40-60-58-92 7 18 18 32 28 49 7 11 14 22 22 32 11 11 18 18 25 28l11 15c7 7 10 10 17 17 43 43 92 81 134 103 25 17 50 28 64 31v213c-4 0-7 0-11 0-3 0-10 0-14 0-3 0-10 0-14 0-7 0-10 0-17 0-8 0-15 0-22 0s-14 0-21 0-17 0-25 0c-10 0-17 0-24 0-11 0-21 0-28 0-11 0-22 0-32 0-11 0-21 0-32 0-22 0-40 0-61 0-14 0-25 0-35 0z">
          <text:p/>
        </draw:path>
        <draw:polygon draw:style-name="gr7" draw:text-style-name="P1" draw:layer="layout" svg:width="0cm" svg:height="0cm" svg:x="22.581cm" svg:y="9.062cm" svg:viewBox="0 0 0 0" draw:points="0,0">
          <text:p/>
        </draw:polygon>
        <draw:path draw:style-name="gr6" draw:text-style-name="P3" draw:layer="layout" svg:width="0.283cm" svg:height="0.284cm" svg:x="22.972cm" svg:y="10.142cm" svg:viewBox="0 0 284 285" svg:d="M241 248c29-28 43-68 43-103 0-82-64-145-141-145-78 0-143 63-143 145 0 35 19 75 47 103 53 49 138 49 194 0z">
          <text:p/>
        </draw:path>
        <draw:polygon draw:style-name="gr7" draw:text-style-name="P1" draw:layer="layout" svg:width="0cm" svg:height="0cm" svg:x="22.581cm" svg:y="9.062cm" svg:viewBox="0 0 0 0" draw:points="0,0">
          <text:p/>
        </draw:polygon>
        <draw:path draw:style-name="gr6" draw:text-style-name="P3" draw:layer="layout" svg:width="0.282cm" svg:height="0.284cm" svg:x="25.297cm" svg:y="10.142cm" svg:viewBox="0 0 283 285" svg:d="M241 248c25-28 42-68 42-103 0-82-64-145-142-145-77 0-141 63-141 145 0 35 14 75 43 103 56 49 141 49 198 0z">
          <text:p/>
        </draw:path>
        <draw:polygon draw:style-name="gr7" draw:text-style-name="P1" draw:layer="layout" svg:width="0cm" svg:height="0cm" svg:x="22.581cm" svg:y="9.062cm" svg:viewBox="0 0 0 0" draw:points="0,0">
          <text:p/>
        </draw:polygon>
        <draw:path draw:style-name="gr9" draw:text-style-name="P3" draw:layer="layout" svg:width="0.283cm" svg:height="0.282cm" svg:x="22.972cm" svg:y="7.821cm" svg:viewBox="0 0 284 283" svg:d="M284 141c0 78-64 142-141 142-78 0-143-64-143-142s65-141 143-141c77 0 141 63 141 141z">
          <text:p/>
        </draw:path>
        <draw:polygon draw:style-name="gr7" draw:text-style-name="P1" draw:layer="layout" svg:width="0cm" svg:height="0cm" svg:x="22.581cm" svg:y="9.062cm" svg:viewBox="0 0 0 0" draw:points="0,0">
          <text:p/>
        </draw:polygon>
        <draw:path draw:style-name="gr9" draw:text-style-name="P3" draw:layer="layout" svg:width="0.282cm" svg:height="0.282cm" svg:x="25.297cm" svg:y="7.821cm" svg:viewBox="0 0 283 283" svg:d="M283 141c0 78-64 142-142 142-77 0-141-64-141-142s64-141 141-141c78 0 142 63 142 141z">
          <text:p/>
        </draw:path>
        <draw:polygon draw:style-name="gr7" draw:text-style-name="P1" draw:layer="layout" svg:width="0cm" svg:height="0cm" svg:x="22.581cm" svg:y="9.062cm" svg:viewBox="0 0 0 0" draw:points="0,0">
          <text:p/>
        </draw:polygon>
        <draw:polygon draw:style-name="gr6" draw:text-style-name="P3" draw:layer="layout" svg:width="0.625cm" svg:height="0.099cm" svg:x="22.217cm" svg:y="9.203cm" svg:viewBox="0 0 626 100" draw:points="626,0 626,100 0,100 0,0">
          <text:p/>
        </draw:polygon>
        <draw:polygon draw:style-name="gr7" draw:text-style-name="P1" draw:layer="layout" svg:width="0cm" svg:height="0cm" svg:x="22.581cm" svg:y="9.062cm" svg:viewBox="0 0 0 0" draw:points="0,0">
          <text:p/>
        </draw:polygon>
        <draw:polygon draw:style-name="gr6" draw:text-style-name="P3" draw:layer="layout" svg:width="0.625cm" svg:height="0.099cm" svg:x="22.217cm" svg:y="8.773cm" svg:viewBox="0 0 626 100" draw:points="626,0 626,100 0,100 0,0">
          <text:p/>
        </draw:polygon>
        <draw:polygon draw:style-name="gr7" draw:text-style-name="P1" draw:layer="layout" svg:width="0cm" svg:height="0cm" svg:x="22.581cm" svg:y="9.062cm" svg:viewBox="0 0 0 0" draw:points="0,0">
          <text:p/>
        </draw:polygon>
        <draw:path draw:style-name="gr6" draw:text-style-name="P3" draw:layer="layout" svg:width="0.329cm" svg:height="0.212cm" svg:x="22.531cm" svg:y="10.699cm" svg:viewBox="0 0 330 213" svg:d="M330 213v-100l-79-60h-138v-14c-38-11-74-21-113-39v213z">
          <text:p/>
        </draw:path>
        <draw:polygon draw:style-name="gr7" draw:text-style-name="P1" draw:layer="layout" svg:width="0cm" svg:height="0cm" svg:x="22.581cm" svg:y="9.062cm" svg:viewBox="0 0 0 0" draw:points="0,0">
          <text:p/>
        </draw:polygon>
        <draw:path draw:style-name="gr6" draw:text-style-name="P3" draw:layer="layout" svg:width="0.078cm" svg:height="0.078cm" svg:x="20.954cm" svg:y="8.645cm" svg:viewBox="0 0 79 79" svg:d="M57 76c12-7 22-21 22-35 0-21-15-36-36-40-18-3-35 7-42 26-4 17 3 39 21 49 10 4 21 4 35 0z">
          <text:p/>
        </draw:path>
        <draw:polygon draw:style-name="gr7" draw:text-style-name="P1" draw:layer="layout" svg:width="0cm" svg:height="0cm" svg:x="22.581cm" svg:y="9.062cm" svg:viewBox="0 0 0 0" draw:points="0,0">
          <text:p/>
        </draw:polygon>
        <draw:path draw:style-name="gr6" draw:text-style-name="P3" draw:layer="layout" svg:width="0.078cm" svg:height="0.076cm" svg:x="20.954cm" svg:y="9.353cm" svg:viewBox="0 0 79 77" svg:d="M79 38c0-15-10-29-22-36-14-3-25-3-35 0-18 11-25 28-21 47 7 18 24 28 42 28 21-3 36-21 36-39z">
          <text:p/>
        </draw:path>
        <draw:polygon draw:style-name="gr7" draw:text-style-name="P1" draw:layer="layout" svg:width="0cm" svg:height="0cm" svg:x="22.581cm" svg:y="9.062cm" svg:viewBox="0 0 0 0" draw:points="0,0">
          <text:p/>
        </draw:polygon>
        <draw:path draw:style-name="gr6" draw:text-style-name="P3" draw:layer="layout" svg:width="0.078cm" svg:height="0.077cm" svg:x="20.954cm" svg:y="9.352cm" svg:viewBox="0 0 79 78" svg:d="M79 39c0-14-10-28-22-36-4 0-4 0-7 0 0-3-4-3-4-3-3 0-10 0-10 0 0 0 7 0 10 0 0 0 4 0 4 3 3 0 3 0 7 0-14-3-25-3-35 0 0 0 3 0 7 0 0-3 3-3 3-3 4 0 7 0 11 0-4 0-7 0-11 0 0 0-3 0-3 3-4 0-7 0-7 0 0 0 3 0 10-3-7 3-10 3-10 3-18 12-25 29-21 47 7 18 24 28 42 28 21-3 36-21 36-39z">
          <text:p/>
        </draw:path>
        <draw:polygon draw:style-name="gr7" draw:text-style-name="P1" draw:layer="layout" svg:width="0cm" svg:height="0cm" svg:x="22.581cm" svg:y="9.062cm" svg:viewBox="0 0 0 0" draw:points="0,0">
          <text:p/>
        </draw:polygon>
        <draw:path draw:style-name="gr6" draw:text-style-name="P3" draw:layer="layout" svg:width="0.078cm" svg:height="0.138cm" svg:x="25.004cm" svg:y="10.752cm" svg:viewBox="0 0 79 139" svg:d="M0 0c36 0 65 26 75 54 11 32-3 67-32 85l10-7 12-11 7-10 3-15 4-14v-14l-4-14-3-10-7-11-12-11-14-10-10-4-14-8z">
          <text:p/>
        </draw:path>
        <draw:polygon draw:style-name="gr7" draw:text-style-name="P1" draw:layer="layout" svg:width="0cm" svg:height="0cm" svg:x="22.581cm" svg:y="9.062cm" svg:viewBox="0 0 0 0" draw:points="0,0">
          <text:p/>
        </draw:polygon>
        <draw:path draw:style-name="gr6" draw:text-style-name="P3" draw:layer="layout" svg:width="0.117cm" svg:height="0.039cm" svg:x="22.531cm" svg:y="10.699cm" svg:viewBox="0 0 118 40" svg:d="M0 0c40 18 79 32 118 40-39-8-78-22-118-40z">
          <text:p/>
        </draw:path>
        <draw:polygon draw:style-name="gr7" draw:text-style-name="P1" draw:layer="layout" svg:width="0cm" svg:height="0cm" svg:x="22.581cm" svg:y="9.062cm" svg:viewBox="0 0 0 0" draw:points="0,0">
          <text:p/>
        </draw:polygon>
        <draw:path draw:style-name="gr6" draw:text-style-name="P3" draw:layer="layout" svg:width="0.198cm" svg:height="0.138cm" svg:x="22.337cm" svg:y="10.565cm" svg:viewBox="0 0 199 139" svg:d="M0 0c44 43 93 82 135 104 25 17 50 28 64 35-78-35-141-81-199-139z">
          <text:p/>
        </draw:path>
        <draw:polygon draw:style-name="gr7" draw:text-style-name="P1" draw:layer="layout" svg:width="0cm" svg:height="0cm" svg:x="22.581cm" svg:y="9.062cm" svg:viewBox="0 0 0 0" draw:points="0,0">
          <text:p/>
        </draw:polygon>
        <draw:path draw:style-name="gr6" draw:text-style-name="P3" draw:layer="layout" svg:width="0.109cm" svg:height="0.159cm" svg:x="22.225cm" svg:y="10.403cm" svg:viewBox="0 0 110 160" svg:d="M0 0c10 25 24 46 35 67 17 25 36 47 54 68 7 7 10 14 14 18 3 3 7 7 7 7 0 0 0-4-4-4-3-3-3-7-7-10-10-11-21-22-31-32-12-15-19-29-30-44l-38-70c14 28 31 56 49 85 7 10 14 22 26 32 10 14 21 29 28 36 3 3 7 7 7 7 0 0 0-4-4-4-3-3-3-7-7-10-10-11-21-22-31-32-23-29-40-61-58-93 7 18 18 32 28 49z">
          <text:p/>
        </draw:path>
        <draw:polygon draw:style-name="gr7" draw:text-style-name="P1" draw:layer="layout" svg:width="0cm" svg:height="0cm" svg:x="22.581cm" svg:y="9.062cm" svg:viewBox="0 0 0 0" draw:points="0,0">
          <text:p/>
        </draw:polygon>
        <draw:path draw:style-name="gr6" draw:text-style-name="P3" draw:layer="layout" svg:width="0.025cm" svg:height="0.032cm" svg:x="22.263cm" svg:y="10.473cm" svg:viewBox="0 0 26 33" svg:d="M0 0c7 11 18 23 26 33-8-10-19-22-26-33z">
          <text:p/>
        </draw:path>
        <draw:polygon draw:style-name="gr7" draw:text-style-name="P1" draw:layer="layout" svg:width="0cm" svg:height="0cm" svg:x="22.581cm" svg:y="9.062cm" svg:viewBox="0 0 0 0" draw:points="0,0">
          <text:p/>
        </draw:polygon>
        <draw:path draw:style-name="gr6" draw:text-style-name="P3" draw:layer="layout" svg:width="0.018cm" svg:height="0.039cm" svg:x="22.217cm" svg:y="10.385cm" svg:viewBox="0 0 19 40" svg:d="M8 19c4 7 8 14 11 21-7-14-15-25-19-40 0 7 4 12 8 19z">
          <text:p/>
        </draw:path>
        <draw:polygon draw:style-name="gr7" draw:text-style-name="P1" draw:layer="layout" svg:width="0cm" svg:height="0cm" svg:x="22.581cm" svg:y="9.062cm" svg:viewBox="0 0 0 0" draw:points="0,0">
          <text:p/>
        </draw:polygon>
        <draw:polygon draw:style-name="gr7" draw:text-style-name="P1" draw:layer="layout" svg:width="0cm" svg:height="0cm" svg:x="22.581cm" svg:y="9.062cm" svg:viewBox="0 0 0 0" draw:points="0,0">
          <text:p/>
        </draw:polygon>
        <draw:path draw:style-name="gr6" draw:text-style-name="P3" draw:layer="layout" svg:width="0.003cm" svg:height="0cm" svg:x="22.33cm" svg:y="10.558cm" svg:viewBox="0 0 4 0" svg:d="M4 0h-4c4 0 4 0 4 0z">
          <text:p/>
        </draw:path>
        <draw:polygon draw:style-name="gr7" draw:text-style-name="P1" draw:layer="layout" svg:width="0cm" svg:height="0cm" svg:x="22.581cm" svg:y="9.062cm" svg:viewBox="0 0 0 0" draw:points="0,0">
          <text:p/>
        </draw:polygon>
        <draw:line draw:style-name="gr8" draw:text-style-name="P1" draw:layer="layout" svg:x1="19.942cm" svg:y1="8.382cm" svg:x2="19.769cm" svg:y2="8.382cm">
          <text:p/>
        </draw:line>
        <draw:line draw:style-name="gr8" draw:text-style-name="P1" draw:layer="layout" svg:x1="19.942cm" svg:y1="8.382cm" svg:x2="19.769cm" svg:y2="8.382cm">
          <text:p/>
        </draw:line>
        <draw:path draw:style-name="gr8" draw:text-style-name="P1" draw:layer="layout" svg:width="0.018cm" svg:height="0.039cm" svg:x="22.217cm" svg:y="10.385cm" svg:viewBox="0 0 19 40" svg:d="M0 0c4 15 12 26 19 40">
          <text:p/>
        </draw:path>
        <draw:line draw:style-name="gr8" draw:text-style-name="P1" draw:layer="layout" svg:x1="22.842cm" svg:y1="9.203cm" svg:x2="22.217cm" svg:y2="9.203cm">
          <text:p/>
        </draw:line>
        <draw:line draw:style-name="gr8" draw:text-style-name="P1" draw:layer="layout" svg:x1="22.842cm" svg:y1="8.872cm" svg:x2="22.217cm" svg:y2="8.872cm">
          <text:p/>
        </draw:line>
        <draw:line draw:style-name="gr8" draw:text-style-name="P1" draw:layer="layout" svg:x1="19.769cm" svg:y1="9.355cm" svg:x2="19.769cm" svg:y2="10.385cm">
          <text:p/>
        </draw:line>
        <draw:path draw:style-name="gr8" draw:text-style-name="P1" draw:layer="layout" svg:width="0cm" svg:height="0.098cm" svg:x="22.842cm" svg:y="9.203cm" svg:viewBox="0 0 0 99" svg:d="M0 0c0 39 0 71 0 99">
          <text:p/>
        </draw:path>
        <draw:line draw:style-name="gr8" draw:text-style-name="P1" draw:layer="layout" svg:x1="22.842cm" svg:y1="9.302cm" svg:x2="22.217cm" svg:y2="9.302cm">
          <text:p/>
        </draw:line>
        <draw:line draw:style-name="gr8" draw:text-style-name="P1" draw:layer="layout" svg:x1="22.842cm" svg:y1="8.773cm" svg:x2="22.217cm" svg:y2="8.773cm">
          <text:p/>
        </draw:line>
        <draw:path draw:style-name="gr8" draw:text-style-name="P1" draw:layer="layout" svg:width="0cm" svg:height="0.098cm" svg:x="22.842cm" svg:y="8.773cm" svg:viewBox="0 0 0 99" svg:d="M0 0c0 25 0 60 0 99">
          <text:p/>
        </draw:path>
        <draw:line draw:style-name="gr8" draw:text-style-name="P1" draw:layer="layout" svg:x1="22.217cm" svg:y1="8.36cm" svg:x2="22.217cm" svg:y2="8.304cm">
          <text:p/>
        </draw:line>
        <draw:line draw:style-name="gr8" draw:text-style-name="P1" draw:layer="layout" svg:x1="25.051cm" svg:y1="10.89cm" svg:x2="25.015cm" svg:y2="10.912cm">
          <text:p/>
        </draw:line>
        <draw:line draw:style-name="gr8" draw:text-style-name="P1" draw:layer="layout" svg:x1="26.011cm" svg:y1="10.251cm" svg:x2="25.047cm" svg:y2="10.891cm">
          <text:p/>
        </draw:line>
        <draw:path draw:style-name="gr8" draw:text-style-name="P1" draw:layer="layout" svg:width="0.134cm" svg:height="0.25cm" svg:x="26.006cm" svg:y="10.001cm" svg:viewBox="0 0 135 251" svg:d="M0 251c86-56 135-149 135-251">
          <text:p/>
        </draw:path>
        <draw:line draw:style-name="gr8" draw:text-style-name="P1" draw:layer="layout" svg:x1="26.14cm" svg:y1="10.001cm" svg:x2="26.14cm" svg:y2="7.538cm">
          <text:p/>
        </draw:line>
        <draw:path draw:style-name="gr8" draw:text-style-name="P1" draw:layer="layout" svg:width="0.3cm" svg:height="0.299cm" svg:x="25.84cm" svg:y="7.239cm" svg:viewBox="0 0 301 300" svg:d="M301 300c0-165-134-300-301-300">
          <text:p/>
        </draw:path>
        <draw:line draw:style-name="gr8" draw:text-style-name="P1" draw:layer="layout" svg:x1="25.84cm" svg:y1="7.239cm" svg:x2="22.514cm" svg:y2="7.239cm">
          <text:p/>
        </draw:line>
        <draw:path draw:style-name="gr8" draw:text-style-name="P1" draw:layer="layout" svg:width="0.3cm" svg:height="0.299cm" svg:x="22.217cm" svg:y="7.239cm" svg:viewBox="0 0 301 300" svg:d="M301 0c-165 0-301 135-301 300">
          <text:p/>
        </draw:path>
        <draw:line draw:style-name="gr8" draw:text-style-name="P1" draw:layer="layout" svg:x1="22.217cm" svg:y1="8.304cm" svg:x2="22.217cm" svg:y2="7.538cm">
          <text:p/>
        </draw:line>
        <draw:line draw:style-name="gr8" draw:text-style-name="P1" draw:layer="layout" svg:x1="22.842cm" svg:y1="8.773cm" svg:x2="22.842cm" svg:y2="9.302cm">
          <text:p/>
        </draw:line>
        <draw:path draw:style-name="gr8" draw:text-style-name="P1" draw:layer="layout" svg:width="0.047cm" svg:height="0.106cm" svg:x="22.972cm" svg:y="10.283cm" svg:viewBox="0 0 48 107" svg:d="M0 0c0 39 19 79 48 107">
          <text:p/>
        </draw:path>
        <draw:path draw:style-name="gr8" draw:text-style-name="P1" draw:layer="layout" svg:width="0.283cm" svg:height="0.145cm" svg:x="22.972cm" svg:y="10.142cm" svg:viewBox="0 0 284 146" svg:d="M284 146c0-78-64-146-141-146-78 0-143 68-143 146">
          <text:p/>
        </draw:path>
        <draw:path draw:style-name="gr8" draw:text-style-name="P1" draw:layer="layout" svg:width="0.046cm" svg:height="0.106cm" svg:x="23.209cm" svg:y="10.283cm" svg:viewBox="0 0 47 107" svg:d="M0 107c28-28 47-68 47-107">
          <text:p/>
        </draw:path>
        <draw:path draw:style-name="gr8" draw:text-style-name="P1" draw:layer="layout" svg:width="0.194cm" svg:height="0.04cm" svg:x="23.018cm" svg:y="10.385cm" svg:viewBox="0 0 195 41" svg:d="M0 0c53 55 138 55 195 0">
          <text:p/>
        </draw:path>
        <draw:path draw:style-name="gr8" draw:text-style-name="P1" draw:layer="layout" svg:width="0.045cm" svg:height="0.106cm" svg:x="25.534cm" svg:y="10.283cm" svg:viewBox="0 0 46 107" svg:d="M0 107c29-28 46-68 46-107">
          <text:p/>
        </draw:path>
        <draw:path draw:style-name="gr8" draw:text-style-name="P1" draw:layer="layout" svg:width="0.197cm" svg:height="0.04cm" svg:x="25.34cm" svg:y="10.385cm" svg:viewBox="0 0 198 41" svg:d="M0 0c56 55 141 55 198 0">
          <text:p/>
        </draw:path>
        <draw:path draw:style-name="gr8" draw:text-style-name="P1" draw:layer="layout" svg:width="0.046cm" svg:height="0.106cm" svg:x="25.297cm" svg:y="10.283cm" svg:viewBox="0 0 47 107" svg:d="M0 0c0 39 19 79 47 107">
          <text:p/>
        </draw:path>
        <draw:path draw:style-name="gr8" draw:text-style-name="P1" draw:layer="layout" svg:width="0.282cm" svg:height="0.145cm" svg:x="25.297cm" svg:y="10.142cm" svg:viewBox="0 0 283 146" svg:d="M283 146c0-78-64-146-142-146-77 0-141 68-141 146">
          <text:p/>
        </draw:path>
        <draw:line draw:style-name="gr8" draw:text-style-name="P1" draw:layer="layout" svg:x1="19.769cm" svg:y1="8.53cm" svg:x2="19.769cm" svg:y2="8.382cm">
          <text:p/>
        </draw:line>
        <draw:line draw:style-name="gr8" draw:text-style-name="P1" draw:layer="layout" svg:x1="19.769cm" svg:y1="10.385cm" svg:x2="19.769cm" svg:y2="10.558cm">
          <text:p/>
        </draw:line>
        <draw:line draw:style-name="gr8" draw:text-style-name="P1" draw:layer="layout" svg:x1="22.217cm" svg:y1="10.385cm" svg:x2="22.217cm" svg:y2="9.355cm">
          <text:p/>
        </draw:line>
        <draw:path draw:style-name="gr8" draw:text-style-name="P1" draw:layer="layout" svg:width="0.008cm" svg:height="0.018cm" svg:x="22.217cm" svg:y="10.385cm" svg:viewBox="0 0 9 19" svg:d="M0 0c0 7 4 15 9 19">
          <text:p/>
        </draw:path>
        <draw:path draw:style-name="gr8" draw:text-style-name="P1" draw:layer="layout" svg:width="0.011cm" svg:height="0.015cm" svg:x="22.309cm" svg:y="10.533cm" svg:viewBox="0 0 12 16" svg:d="M0 0c4 9 8 12 12 16">
          <text:p/>
        </draw:path>
        <draw:path draw:style-name="gr8" draw:text-style-name="P1" draw:layer="layout" svg:width="0.311cm" svg:height="0.173cm" svg:x="22.337cm" svg:y="10.565cm" svg:viewBox="0 0 312 174" svg:d="M0 0c85 86 192 146 312 174">
          <text:p/>
        </draw:path>
        <draw:path draw:style-name="gr8" draw:text-style-name="P1" draw:layer="layout" svg:width="0.078cm" svg:height="0.138cm" svg:x="25.004cm" svg:y="10.752cm" svg:viewBox="0 0 79 139" svg:d="M0 0c36 0 65 26 75 54 11 32-3 67-32 85">
          <text:p/>
        </draw:path>
        <draw:line draw:style-name="gr8" draw:text-style-name="P1" draw:layer="layout" svg:x1="22.217cm" svg:y1="8.382cm" svg:x2="22.217cm" svg:y2="8.36cm">
          <text:p/>
        </draw:line>
        <draw:polyline draw:style-name="gr8" draw:text-style-name="P1" draw:layer="layout" svg:width="0.078cm" svg:height="0.138cm" svg:x="25.004cm" svg:y="10.752cm" svg:viewBox="0 0 79 139" draw:points="0,0 15,0 29,8 39,12 53,22 65,33 72,44 75,54 79,68 79,82 75,96 72,111 65,121 53,132 43,139">
          <text:p/>
        </draw:polyline>
        <draw:line draw:style-name="gr8" draw:text-style-name="P1" draw:layer="layout" svg:x1="25.004cm" svg:y1="10.752cm" svg:x2="22.782cm" svg:y2="10.752cm">
          <text:p/>
        </draw:line>
        <draw:line draw:style-name="gr8" draw:text-style-name="P1" draw:layer="layout" svg:x1="22.86cm" svg:y1="10.911cm" svg:x2="22.86cm" svg:y2="10.812cm">
          <text:p/>
        </draw:line>
        <draw:line draw:style-name="gr8" draw:text-style-name="P1" draw:layer="layout" svg:x1="22.86cm" svg:y1="10.911cm" svg:x2="25.015cm" svg:y2="10.911cm">
          <text:p/>
        </draw:line>
        <draw:polyline draw:style-name="gr8" draw:text-style-name="P1" draw:layer="layout" svg:width="0.299cm" svg:height="0cm" svg:x="19.018cm" svg:y="10.911cm" svg:viewBox="0 0 300 0" draw:points="300,0 268,0 233,0 201,0 169,0 141,0 113,0 88,0 67,0 46,0 28,0 17,0 7,0 3,0 0,0">
          <text:p/>
        </draw:polyline>
        <draw:line draw:style-name="gr8" draw:text-style-name="P1" draw:layer="layout" svg:x1="22.86cm" svg:y1="10.911cm" svg:x2="22.531cm" svg:y2="10.911cm">
          <text:p/>
        </draw:line>
        <draw:path draw:style-name="gr8" draw:text-style-name="P1" draw:layer="layout" svg:width="0.33cm" svg:height="0cm" svg:x="22.2cm" svg:y="10.911cm" svg:viewBox="0 0 331 0" svg:d="M0 0c10 0 21 0 35 0 21 0 39 0 60 0 11 0 21 0 32 0 10 0 21 0 28 0 11 0 21 0 28 0 11 0 18 0 28 0 8 0 15 0 25 0 7 0 14 0 21 0s14 0 22 0c3 0 10 0 17 0 4 0 11 0 14 0 4 0 7 0 11 0 3 0 7 0 10 0">
          <text:p/>
        </draw:path>
        <draw:line draw:style-name="gr8" draw:text-style-name="P1" draw:layer="layout" svg:x1="19.318cm" svg:y1="10.911cm" svg:x2="22.2cm" svg:y2="10.911cm">
          <text:p/>
        </draw:line>
        <draw:path draw:style-name="gr8" draw:text-style-name="P1" draw:layer="layout" svg:width="0.316cm" svg:height="0cm" svg:x="19.318cm" svg:y="10.911cm" svg:viewBox="0 0 317 0" svg:d="M0 0c10 0 21 0 31 0 22 0 43 0 64 0 10 0 21 0 32 0 10 0 21 0 31 0 11 0 22 0 32 0 7 0 18 0 25 0 10 0 17 0 25 0 10 0 17 0 24 0 4 0 11 0 18 0 3 0 10 0 14 0 3 0 7 0 11 0 3 0 3 0 7 0h3">
          <text:p/>
        </draw:path>
        <draw:polyline draw:style-name="gr8" draw:text-style-name="P1" draw:layer="layout" svg:width="0.271cm" svg:height="0cm" svg:x="21.928cm" svg:y="10.911cm" svg:viewBox="0 0 272 0" draw:points="0,0 7,0 14,0 28,0 43,0 60,0 81,0 106,0 131,0 159,0 187,0 215,0 272,0">
          <text:p/>
        </draw:polyline>
        <draw:line draw:style-name="gr8" draw:text-style-name="P1" draw:layer="layout" svg:x1="19.769cm" svg:y1="10.385cm" svg:x2="22.2cm" svg:y2="10.385cm">
          <text:p/>
        </draw:line>
        <draw:line draw:style-name="gr8" draw:text-style-name="P1" draw:layer="layout" svg:x1="22.2cm" svg:y1="10.385cm" svg:x2="22.217cm" svg:y2="10.385cm">
          <text:p/>
        </draw:line>
        <draw:line draw:style-name="gr8" draw:text-style-name="P1" draw:layer="layout" svg:x1="22.2cm" svg:y1="10.911cm" svg:x2="22.2cm" svg:y2="10.385cm">
          <text:p/>
        </draw:line>
        <draw:line draw:style-name="gr8" draw:text-style-name="P1" draw:layer="layout" svg:x1="19.318cm" svg:y1="10.558cm" svg:x2="19.769cm" svg:y2="10.558cm">
          <text:p/>
        </draw:line>
        <draw:polyline draw:style-name="gr8" draw:text-style-name="P1" draw:layer="layout" svg:width="0.299cm" svg:height="0cm" svg:x="19.018cm" svg:y="10.558cm" svg:viewBox="0 0 300 0" draw:points="300,0 268,0 233,0 201,0 169,0 141,0 113,0 88,0 67,0 46,0 28,0 17,0 7,0 3,0 0,0">
          <text:p/>
        </draw:polyline>
        <draw:path draw:style-name="gr8" draw:text-style-name="P1" draw:layer="layout" svg:width="0.318cm" svg:height="0.318cm" svg:x="22.217cm" svg:y="10.385cm" svg:viewBox="0 0 319 319" svg:d="M0 0c22 53 50 99 85 141 25 32 54 57 82 82 60 50 124 85 152 96">
          <text:p/>
        </draw:path>
        <draw:line draw:style-name="gr8" draw:text-style-name="P1" draw:layer="layout" svg:x1="22.334cm" svg:y1="10.558cm" svg:x2="22.33cm" svg:y2="10.558cm">
          <text:p/>
        </draw:line>
        <draw:line draw:style-name="gr8" draw:text-style-name="P1" draw:layer="layout" svg:x1="22.317cm" svg:y1="10.542cm" svg:x2="22.309cm" svg:y2="10.533cm">
          <text:p/>
        </draw:line>
        <draw:path draw:style-name="gr8" draw:text-style-name="P1" draw:layer="layout" svg:width="0.025cm" svg:height="0.032cm" svg:x="22.263cm" svg:y="10.473cm" svg:viewBox="0 0 26 33" svg:d="M26 33c-8-10-19-22-26-33">
          <text:p/>
        </draw:path>
        <draw:path draw:style-name="gr8" draw:text-style-name="P1" draw:layer="layout" svg:width="0.046cm" svg:height="0.088cm" svg:x="22.217cm" svg:y="10.385cm" svg:viewBox="0 0 47 89" svg:d="M47 89c-18-28-36-57-47-89">
          <text:p/>
        </draw:path>
        <draw:path draw:style-name="gr8" draw:text-style-name="P1" draw:layer="layout" svg:width="0.117cm" svg:height="0.039cm" svg:x="22.531cm" svg:y="10.699cm" svg:viewBox="0 0 118 40" svg:d="M118 40c-39-8-78-22-118-40">
          <text:p/>
        </draw:path>
        <draw:line draw:style-name="gr8" draw:text-style-name="P1" draw:layer="layout" svg:x1="22.644cm" svg:y1="10.738cm" svg:x2="22.644cm" svg:y2="10.752cm">
          <text:p/>
        </draw:line>
        <draw:line draw:style-name="gr8" draw:text-style-name="P1" draw:layer="layout" svg:x1="22.644cm" svg:y1="10.752cm" svg:x2="22.782cm" svg:y2="10.752cm">
          <text:p/>
        </draw:line>
        <draw:line draw:style-name="gr8" draw:text-style-name="P1" draw:layer="layout" svg:x1="22.531cm" svg:y1="10.699cm" svg:x2="22.531cm" svg:y2="10.911cm">
          <text:p/>
        </draw:line>
        <draw:line draw:style-name="gr8" draw:text-style-name="P1" draw:layer="layout" svg:x1="22.782cm" svg:y1="10.752cm" svg:x2="22.861cm" svg:y2="10.817cm">
          <text:p/>
        </draw:line>
        <draw:line draw:style-name="gr8" draw:text-style-name="P1" draw:layer="layout" svg:x1="19.018cm" svg:y1="10.911cm" svg:x2="19.018cm" svg:y2="10.558cm">
          <text:p/>
        </draw:line>
        <draw:line draw:style-name="gr8" draw:text-style-name="P1" draw:layer="layout" svg:x1="19.769cm" svg:y1="8.89cm" svg:x2="19.769cm" svg:y2="10.385cm">
          <text:p/>
        </draw:line>
        <draw:path draw:style-name="gr8" draw:text-style-name="P1" draw:layer="layout" svg:width="0cm" svg:height="0.464cm" svg:x="19.769cm" svg:y="8.89cm" svg:viewBox="0 0 0 465" svg:d="M0 0c0 14 0 28 0 42s0 28 0 46c0 14 0 28 0 46 0 28 0 60 0 91 0 14 0 29 0 46 0 14 0 25 0 39s0 28 0 39c0 10 0 21 0 35 0 7 0 18 0 28 0 7 0 14 0 21s0 15 0 18c0 4 0 7 0 11v3">
          <text:p/>
        </draw:path>
        <draw:path draw:style-name="gr8" draw:text-style-name="P1" draw:layer="layout" svg:width="0cm" svg:height="0.464cm" svg:x="19.769cm" svg:y="8.89cm" svg:viewBox="0 0 0 465" svg:d="M0 465v-3c0-4 0-7 0-11 0-3 0-11 0-18s0-14 0-21c0-10 0-21 0-28 0-14 0-25 0-35 0-11 0-25 0-39s0-25 0-39c0-17 0-32 0-46s0-31 0-46c0-31 0-63 0-91 0-18 0-32 0-46s0-28 0-42">
          <text:p/>
        </draw:path>
        <draw:line draw:style-name="gr8" draw:text-style-name="P1" draw:layer="layout" svg:x1="22.217cm" svg:y1="8.89cm" svg:x2="22.217cm" svg:y2="10.385cm">
          <text:p/>
        </draw:line>
        <draw:path draw:style-name="gr8" draw:text-style-name="P1" draw:layer="layout" svg:width="0.077cm" svg:height="0.077cm" svg:x="20.955cm" svg:y="9.352cm" svg:viewBox="0 0 78 78" svg:d="M78 39c0 22-18 39-39 39-22 0-39-17-39-39 0-21 17-39 39-39 21 0 39 18 39 39z">
          <text:p/>
        </draw:path>
        <draw:line draw:style-name="gr8" draw:text-style-name="P1" draw:layer="layout" svg:x1="19.769cm" svg:y1="8.382cm" svg:x2="22.217cm" svg:y2="8.382cm">
          <text:p/>
        </draw:line>
        <draw:line draw:style-name="gr8" draw:text-style-name="P1" draw:layer="layout" svg:x1="19.769cm" svg:y1="8.89cm" svg:x2="19.769cm" svg:y2="8.53cm">
          <text:p/>
        </draw:line>
        <draw:path draw:style-name="gr8" draw:text-style-name="P1" draw:layer="layout" svg:width="0cm" svg:height="0.147cm" svg:x="19.769cm" svg:y="8.382cm" svg:viewBox="0 0 0 148" svg:d="M0 148c0-36 0-74 0-103 0-31 0-45 0-45">
          <text:p/>
        </draw:path>
        <draw:path draw:style-name="gr8" draw:text-style-name="P1" draw:layer="layout" svg:width="0.021cm" svg:height="0.004cm" svg:x="20.976cm" svg:y="8.72cm" svg:viewBox="0 0 22 5" svg:d="M0 0h3c4 0 4 0 7 5 0 0 8 0 12 0">
          <text:p/>
        </draw:path>
        <draw:path draw:style-name="gr8" draw:text-style-name="P1" draw:layer="layout" svg:width="0.014cm" svg:height="0.004cm" svg:x="20.997cm" svg:y="8.72cm" svg:viewBox="0 0 15 5" svg:d="M0 5c7-5 11-5 15-5">
          <text:p/>
        </draw:path>
        <draw:path draw:style-name="gr8" draw:text-style-name="P1" draw:layer="layout" svg:width="0.025cm" svg:height="0.007cm" svg:x="20.986cm" svg:y="9.352cm" svg:viewBox="0 0 26 8" svg:d="M26 8c-4 0-4-5-7-5h-4c-3-3-10-3-15-3">
          <text:p/>
        </draw:path>
        <draw:path draw:style-name="gr8" draw:text-style-name="P1" draw:layer="layout" svg:width="0.01cm" svg:height="0.003cm" svg:x="20.976cm" svg:y="9.352cm" svg:viewBox="0 0 11 4" svg:d="M11 0c-8 4-11 4-11 4">
          <text:p/>
        </draw:path>
        <draw:path draw:style-name="gr8" draw:text-style-name="P1" draw:layer="layout" svg:width="0.021cm" svg:height="0.007cm" svg:x="20.976cm" svg:y="9.352cm" svg:viewBox="0 0 22 8" svg:d="M0 8l3-5c4 0 4 0 7 0 0-3 8-3 12-3">
          <text:p/>
        </draw:path>
        <draw:path draw:style-name="gr8" draw:text-style-name="P1" draw:layer="layout" svg:width="0.025cm" svg:height="0.004cm" svg:x="20.986cm" svg:y="8.72cm" svg:viewBox="0 0 26 5" svg:d="M26 0c-4 0-4 0-7 0 0 0-4 0-4 5-3 0-10 0-15 0">
          <text:p/>
        </draw:path>
        <draw:line draw:style-name="gr8" draw:text-style-name="P1" draw:layer="layout" svg:x1="22.217cm" svg:y1="8.89cm" svg:x2="22.217cm" svg:y2="8.53cm">
          <text:p/>
        </draw:line>
        <draw:path draw:style-name="gr8" draw:text-style-name="P1" draw:layer="layout" svg:width="0.077cm" svg:height="0.078cm" svg:x="20.955cm" svg:y="8.646cm" svg:viewBox="0 0 78 79" svg:d="M78 40c0 21-18 39-39 39-22 0-39-18-39-39s17-40 39-40c21 0 39 19 39 40z">
          <text:p/>
        </draw:path>
        <draw:path draw:style-name="gr8" draw:text-style-name="P1" draw:layer="layout" svg:width="0cm" svg:height="0.147cm" svg:x="22.217cm" svg:y="8.382cm" svg:viewBox="0 0 0 148" svg:d="M0 148c0-18 0-32 0-50 0-3 0-10 0-14 0-7 0-10 0-14 0-7 0-11 0-14 0-7 0-11 0-14 0-4 0-7 0-11 0-3 0-7 0-10 0-4 0-4 0-7 0-4 0-4 0-7v-4-3">
          <text:p/>
        </draw:path>
        <draw:path draw:style-name="gr8" draw:text-style-name="P1" draw:layer="layout" svg:width="0cm" svg:height="0.147cm" svg:x="19.769cm" svg:y="8.382cm" svg:viewBox="0 0 0 148" svg:d="M0 148c0-36 0-78 0-106s0-42 0-42">
          <text:p/>
        </draw:path>
        <draw:path draw:style-name="gr2" draw:text-style-name="P2" draw:layer="layout" svg:width="0.839cm" svg:height="0.84cm" svg:x="25.421cm" svg:y="9.581cm" svg:viewBox="0 0 840 841" svg:d="M420 841v-841zM840 421h-840z">
          <text:p/>
        </draw:path>
        <draw:path draw:style-name="gr2" draw:text-style-name="P2" draw:layer="layout" svg:width="0.839cm" svg:height="0.839cm" svg:x="25.421cm" svg:y="7.119cm" svg:viewBox="0 0 840 840" svg:d="M420 840v-840zM840 420h-840z">
          <text:p/>
        </draw:path>
        <draw:path draw:style-name="gr2" draw:text-style-name="P2" draw:layer="layout" svg:width="0.839cm" svg:height="0.839cm" svg:x="22.098cm" svg:y="7.119cm" svg:viewBox="0 0 840 840" svg:d="M420 840v-840zM840 420h-840z">
          <text:p/>
        </draw:path>
        <draw:path draw:style-name="gr2" draw:text-style-name="P2" draw:layer="layout" svg:width="0.839cm" svg:height="0.84cm" svg:x="22.694cm" svg:y="9.863cm" svg:viewBox="0 0 840 841" svg:d="M421 841v-841zM840 420h-840z">
          <text:p/>
        </draw:path>
        <draw:path draw:style-name="gr2" draw:text-style-name="P2" draw:layer="layout" svg:width="0.839cm" svg:height="0.84cm" svg:x="22.694cm" svg:y="7.542cm" svg:viewBox="0 0 840 841" svg:d="M421 841v-841zM840 420h-840z">
          <text:p/>
        </draw:path>
        <draw:path draw:style-name="gr2" draw:text-style-name="P2" draw:layer="layout" svg:width="0.839cm" svg:height="0.84cm" svg:x="25.019cm" svg:y="9.863cm" svg:viewBox="0 0 840 841" svg:d="M419 841v-841zM840 420h-840z">
          <text:p/>
        </draw:path>
        <draw:path draw:style-name="gr2" draw:text-style-name="P2" draw:layer="layout" svg:width="0.839cm" svg:height="0.84cm" svg:x="25.019cm" svg:y="7.542cm" svg:viewBox="0 0 840 841" svg:d="M419 841v-841zM840 420h-840z">
          <text:p/>
        </draw:path>
        <draw:path draw:style-name="gr2" draw:text-style-name="P2" draw:layer="layout" svg:width="0.84cm" svg:height="0.84cm" svg:x="22.362cm" svg:y="9.715cm" svg:viewBox="0 0 841 841" svg:d="M420 841v-841zM841 420h-841z">
          <text:p/>
        </draw:path>
        <draw:path draw:style-name="gr2" draw:text-style-name="P2" draw:layer="layout" svg:width="0.843cm" svg:height="0.844cm" svg:x="24.585cm" svg:y="10.406cm" svg:viewBox="0 0 844 845" svg:d="M424 845v-845zM844 425h-844z">
          <text:p/>
        </draw:path>
        <draw:path draw:style-name="gr2" draw:text-style-name="P2" draw:layer="layout" svg:width="0.843cm" svg:height="0.839cm" svg:x="23.854cm" svg:y="8.703cm" svg:viewBox="0 0 844 840" svg:d="M425 840v-840zM844 420h-844z">
          <text:p/>
        </draw:path>
        <draw:path draw:style-name="gr2" draw:text-style-name="P2" draw:layer="layout" svg:width="0.843cm" svg:height="0.839cm" svg:x="20.57cm" svg:y="8.971cm" svg:viewBox="0 0 844 840" svg:d="M421 840v-840zM844 416h-844z">
          <text:p/>
        </draw:path>
        <draw:path draw:style-name="gr2" draw:text-style-name="P2" draw:layer="layout" svg:width="0.843cm" svg:height="0.84cm" svg:x="20.57cm" svg:y="8.265cm" svg:viewBox="0 0 844 841" svg:d="M421 841v-841zM844 420h-844z">
          <text:p/>
        </draw:path>
        <draw:path draw:style-name="gr6" draw:text-style-name="P3" draw:layer="layout" svg:width="7.126cm" svg:height="6.156cm" svg:x="9.221cm" svg:y="8.48cm" svg:viewBox="0 0 7127 6157" svg:d="M6827 0c166 0 300 134 300 300v5557c0 166-134 300-300 300h-451-2434c-4 0-11 0-14 0-25-3-57-10-92-24-35-18-71-39-106-71-67-56-148-127-233-198l-134-116-137-116v-611l-2090-550c-14-4-28-7-42-11-4 0-7-3-11-3 0 0-3 0-7 0h-3c0-4-4-4-4-4h-3-4v-204h-762c-21 0-42 0-67 0-11 0-21 0-32 0-7 0-21 0-28 0-11 0-21 0-32 0-7 0-17 0-28 0-7 0-14 0-25 0-7 0-14 0-21 0s-14 0-21 0c-4 0-11 0-14 0-7 0-11 0-14 0-4 0-4 0-7 0-4 0-4 0-7 0h-4v-74-452c4 0 4 0 4 0 3 0 3 0 7 0 3 0 3 0 7 0 3 0 7 0 14 0 3 0 10 0 14 0 7 0 14 0 21 0s14 0 21 0c11 0 18 0 25 0 11 0 21 0 28 0 11 0 21 0 32 0 7 0 21 0 28 0 11 0 21 0 32 0 25 0 46 0 67 0h265 278 106 113v-596c0 0 14-7 32-18 14-7 28-14 42-24l2149-1207 78-381 134-670c39-192 78-379 113-559 14-49 39-91 64-127 28-35 60-63 91-81 25-17 53-31 78-39 35-14 63-17 85-21 7 0 10 0 17 0h2431z">
          <text:p/>
        </draw:path>
        <draw:polygon draw:style-name="gr7" draw:text-style-name="P1" draw:layer="layout" svg:width="0cm" svg:height="0cm" svg:x="12.784cm" svg:y="11.56cm" svg:viewBox="0 0 0 0" draw:points="0,0">
          <text:p/>
        </draw:polygon>
        <draw:path draw:style-name="gr6" draw:text-style-name="P3" draw:layer="layout" svg:width="2.448cm" svg:height="3.986cm" svg:x="13.148cm" svg:y="8.664cm" svg:viewBox="0 0 2449 3987" svg:d="M2449 1500v1524 374 81 508h-2449v-448-60-307c0-10 0-21 0-32 0-10 0-21 0-31 0-4 0-11 0-14 0-4 0-11 0-15 0-3 0-7 0-14 0-3 0-7 0-10 0-4 0-4 0-11 0 0 0-3 0-7 0 0 0-3 0-7v-3-4h2075 35 18l17 4 18 3 14 7 14 7 14 11 11 10 14 14 7 15 11 14 7 14 3 17 4 18v14-148-1524-148 14l-4 18-3 17-7 14-11 14-7 15-14 14-11 10-14 11-14 7-14 7-18 4-17 3h-18-35-2075v-3c0-4 0-4 0-4 0-4 0-7 0-7 0-4 0-7 0-7 0-7 0-7 0-11 0-3 0-7 0-10 0-7 0-11 0-14 0-4 0-11 0-15 0-3 0-10 0-14 0-7 0-10 0-14 0-17 0-35 0-49v-287-3-4-11-14-17-21-18-7-25-7c0-7 0-14 0-21 0-11 0-21 0-32 0-10 0-21 0-35 0-11 0-21 0-32 0-25 0-49 0-70v-32-28-39-32-35-32-35-28-22-3-25-21-18-14-7-7-3-18-201c0-42 0-85 0-113 0-7 0-7 0-14 0 0 0-4 0-7 0-4 0-4 0-7v-4-3h2449c0 0 0 14 0 42 0 32 0 71 0 106z">
          <text:p/>
        </draw:path>
        <draw:polygon draw:style-name="gr7" draw:text-style-name="P1" draw:layer="layout" svg:width="0cm" svg:height="0cm" svg:x="12.784cm" svg:y="11.56cm" svg:viewBox="0 0 0 0" draw:points="0,0">
          <text:p/>
        </draw:polygon>
        <draw:path draw:style-name="gr6" draw:text-style-name="P3" draw:layer="layout" svg:width="0.751cm" svg:height="6.156cm" svg:x="15.596cm" svg:y="8.48cm" svg:viewBox="0 0 752 6157" svg:d="M448 0c170 0 304 134 304 300v5557c0 166-134 300-304 300h-448v-1531-3-4c0-3 0-3 0-7 0-3 0-7 0-7 0-3 0-7 0-11 0-3 0-7 0-10 0-4 0-11 0-14 0-4 0-7 0-11 0-7 0-10 0-17 0-4 0-11 0-15 0-17 0-31 0-49v-257c0 0 0-18 0-43v-3-4-508 512-593 81-455 374-1898 1524-1972 448-522 74-74-39-7-28-32-35-32-35-35-18-14c0-25 0-46 0-71 0-10 0-21 0-35 0-11 0-21 0-33 0-10 0-21 0-32 0-10 0-21 0-28 0-10 0-21 0-28 0-4 0-7 0-11v-81-236c0-39 0-78 0-106s0-42 0-42v-184z">
          <text:p/>
        </draw:path>
        <draw:polygon draw:style-name="gr7" draw:text-style-name="P1" draw:layer="layout" svg:width="0cm" svg:height="0cm" svg:x="12.784cm" svg:y="11.56cm" svg:viewBox="0 0 0 0" draw:points="0,0">
          <text:p/>
        </draw:polygon>
        <draw:path draw:style-name="gr6" draw:text-style-name="P3" draw:layer="layout" svg:width="2.448cm" svg:height="1.531cm" svg:x="13.148cm" svg:y="13.105cm" svg:viewBox="0 0 2449 1532" svg:d="M2449 0v1532h-2435c-7 0-11 0-14 0v-227c14 8 31 8 49 8 63 0 123-36 148-96 28-60 18-130-25-176-42-49-109-67-172-49v-992z">
          <text:p/>
        </draw:path>
        <draw:polygon draw:style-name="gr7" draw:text-style-name="P1" draw:layer="layout" svg:width="0cm" svg:height="0cm" svg:x="12.784cm" svg:y="11.56cm" svg:viewBox="0 0 0 0" draw:points="0,0">
          <text:p/>
        </draw:polygon>
        <draw:path draw:style-name="gr6" draw:text-style-name="P3" draw:layer="layout" svg:width="2.434cm" svg:height="2.896cm" svg:x="10.283cm" svg:y="9.306cm" svg:viewBox="0 0 2435 2897" svg:d="M2241 2897h194v-2897l-134 670v340l-78 42-2149 1207c-14 10-28 17-42 24-18 11-32 18-32 18v596h74 1652z">
          <text:p/>
        </draw:path>
        <draw:polygon draw:style-name="gr7" draw:text-style-name="P1" draw:layer="layout" svg:width="0cm" svg:height="0cm" svg:x="12.784cm" svg:y="11.56cm" svg:viewBox="0 0 0 0" draw:points="0,0">
          <text:p/>
        </draw:polygon>
        <draw:polygon draw:style-name="gr6" draw:text-style-name="P3" draw:layer="layout" svg:width="2.074cm" svg:height="1.524cm" svg:x="13.148cm" svg:y="10.163cm" svg:viewBox="0 0 2075 1525" draw:points="2075,0 2075,1525 0,1525 0,0">
          <text:p/>
        </draw:polygon>
        <draw:polygon draw:style-name="gr7" draw:text-style-name="P1" draw:layer="layout" svg:width="0cm" svg:height="0cm" svg:x="12.784cm" svg:y="11.56cm" svg:viewBox="0 0 0 0" draw:points="0,0">
          <text:p/>
        </draw:polygon>
        <draw:path draw:style-name="gr6" draw:text-style-name="P3" draw:layer="layout" svg:width="3.927cm" svg:height="0.526cm" svg:x="9.221cm" svg:y="12.202cm" svg:viewBox="0 0 3928 527" svg:d="M3303 0h194 131 35 32 31 32 28 29 24 25 18 17 11 10 8v449 78h-8-10-11-17-18-25-24-29-28-32-31-32-35-131-2434-763c-21 0-42 0-67 0-11 0-21 0-32 0-7 0-21 0-28 0-11 0-21 0-32 0-7 0-17 0-28 0-7 0-14 0-25 0-7 0-14 0-21 0s-14 0-21 0c-4 0-11 0-14 0-7 0-11 0-14 0-4 0-4 0-7 0-4 0-4 0-7 0h-4v-74-453c4 0 4 0 4 0 3 0 3 0 7 0 3 0 3 0 7 0 3 0 7 0 14 0 3 0 10 0 14 0 7 0 14 0 21 0s14 0 21 0c11 0 18 0 25 0 11 0 21 0 28 0 11 0 21 0 32 0 7 0 21 0 28 0 11 0 21 0 32 0 25 0 46 0 67 0h265 3 11 18 21 29 28 32 31 29 28 21 18 10 4 102 25 67 21 74 14 145 173 197 201 205 194 176 145 109 67 25z">
          <text:p/>
        </draw:path>
        <draw:polygon draw:style-name="gr7" draw:text-style-name="P1" draw:layer="layout" svg:width="0cm" svg:height="0cm" svg:x="12.784cm" svg:y="11.56cm" svg:viewBox="0 0 0 0" draw:points="0,0">
          <text:p/>
        </draw:polygon>
        <draw:path draw:style-name="gr6" draw:text-style-name="P3" draw:layer="layout" svg:width="0.431cm" svg:height="3.722cm" svg:x="12.717cm" svg:y="8.48cm" svg:viewBox="0 0 432 3723" svg:d="M432 1536c0 14 0 32 0 49 0 4 0 7 0 14 0 4 0 11 0 14 0 4 0 11 0 15 0 3 0 7 0 14 0 3 0 7 0 10 0 4 0 4 0 11 0 0 0 3 0 7 0 0 0 3 0 7v4 3 1524 4c0 3 0 3 0 3 0 4 0 7 0 7 0 4 0 7 0 7 0 7 0 7 0 11 0 3 0 7 0 10 0 7 0 11 0 14 0 4 0 11 0 15 0 3 0 10 0 14 0 10 0 21 0 31 0 11 0 22 0 32v307 60h-8-10-11-18-21-22-24-29-28-32-31-36-31-131v-2896c39-192 78-379 113-559 14-49 35-91 64-127 28-35 60-63 88-81 28-17 56-31 77-39 39-14 68-17 90-21v184 3 4c0 3 0 3 0 7 0 3 0 7 0 7 0 7 0 7 0 14-18 7-40 14-65 39-11 7-18 17-28 32-4 7-11 17-14 28-4 7-4 14-7 24-4 11-4 25-4 39s4 25 4 36c7 17 10 28 14 38 7 7 10 14 14 22 14 17 28 28 39 35 18 10 32 17 47 21v18 3 7 7 14 18 21 25 3 22 28 35 32 35 36 36 28 32c0 24 0 45 0 70 0 11 0 25 0 35 0 11 0 22 0 32 0 11 0 21 0 32 0 7 0 14 0 21v7 28 4 21 21 14 14 11 7z">
          <text:p/>
        </draw:path>
        <draw:polygon draw:style-name="gr7" draw:text-style-name="P1" draw:layer="layout" svg:width="0cm" svg:height="0cm" svg:x="12.784cm" svg:y="11.56cm" svg:viewBox="0 0 0 0" draw:points="0,0">
          <text:p/>
        </draw:polygon>
        <draw:path draw:style-name="gr6" draw:text-style-name="P3" draw:layer="layout" svg:width="2.434cm" svg:height="1.615cm" svg:x="10.283cm" svg:y="12.728cm" svg:viewBox="0 0 2435 1616" svg:d="M2435 0v1616l-134-116-137-116v-612l-2090-550c-14-4-28-7-42-11-4-3-7-3-11-3 0 0-3 0-7 0 0 0 0-4-3-4h-4-3c0 0 0-3-4-3v-201z">
          <text:p/>
        </draw:path>
        <draw:polygon draw:style-name="gr7" draw:text-style-name="P1" draw:layer="layout" svg:width="0cm" svg:height="0cm" svg:x="12.784cm" svg:y="11.56cm" svg:viewBox="0 0 0 0" draw:points="0,0">
          <text:p/>
        </draw:polygon>
        <draw:path draw:style-name="gr6" draw:text-style-name="P3" draw:layer="layout" svg:width="2.448cm" svg:height="0.455cm" svg:x="13.148cm" svg:y="12.65cm" svg:viewBox="0 0 2449 456" svg:d="M2449 46c0 0 0-14 0-39v39 261c0 19 0 33 0 50 0 4 0 11 0 15 0 7 0 10 0 17 0 4 0 7 0 11 0 3 0 10 0 14 0 3 0 7 0 10 0 4 0 8 0 11 0 0 0 4 0 7 0 4 0 4 0 7v4c0 3 0 3 0 3h-2449v-3-4c0-3 0-3 0-7 0-3 0-7 0-7 0-3 0-7 0-11 0-3 0-7 0-10 0-4 0-11 0-14 0-4 0-7 0-11 0-7 0-10 0-17 0-4 0-11 0-15 0-17 0-31 0-50v-229-78l2449 4v3-7z">
          <text:p/>
        </draw:path>
        <draw:polygon draw:style-name="gr7" draw:text-style-name="P1" draw:layer="layout" svg:width="0cm" svg:height="0cm" svg:x="12.784cm" svg:y="11.56cm" svg:viewBox="0 0 0 0" draw:points="0,0">
          <text:p/>
        </draw:polygon>
        <draw:path draw:style-name="gr6" draw:text-style-name="P3" draw:layer="layout" svg:width="0.431cm" svg:height="1.908cm" svg:x="12.717cm" svg:y="12.728cm" svg:viewBox="0 0 432 1909" svg:d="M233 1814c32 32 71 53 106 71 35 14 68 21 93 24v-222c-18-7-37-14-61-35-11-7-18-18-29-32-3-7-10-14-14-25-7-15-14-36-14-68 0-17 4-31 7-42 0-11 4-21 7-28 4-11 11-18 14-25 11-14 18-21 29-32 24-17 43-28 61-31v-992-3c0-4 0-4 0-4 0-3 0-7 0-7 0-3 0-7 0-7 0-7 0-7 0-11 0-3 0-7 0-10 0-7 0-11 0-14 0-4 0-11 0-14 0-4 0-11 0-14 0-4 0-11 0-18 0-14 0-32 0-46v-229h-8-10-11-18-21-22-24-29-28-32-31-36-31-131v1616c85 71 166 142 233 198z">
          <text:p/>
        </draw:path>
        <draw:polygon draw:style-name="gr7" draw:text-style-name="P1" draw:layer="layout" svg:width="0cm" svg:height="0cm" svg:x="12.784cm" svg:y="11.56cm" svg:viewBox="0 0 0 0" draw:points="0,0">
          <text:p/>
        </draw:polygon>
        <draw:path draw:style-name="gr6" draw:text-style-name="P3" draw:layer="layout" svg:width="2.448cm" svg:height="0.184cm" svg:x="13.148cm" svg:y="8.48cm" svg:viewBox="0 0 2449 185" svg:d="M2449 0v185h-2449v-185c3 0 10 0 14 0z">
          <text:p/>
        </draw:path>
        <draw:polygon draw:style-name="gr7" draw:text-style-name="P1" draw:layer="layout" svg:width="0cm" svg:height="0cm" svg:x="12.784cm" svg:y="11.56cm" svg:viewBox="0 0 0 0" draw:points="0,0">
          <text:p/>
        </draw:polygon>
        <draw:polygon draw:style-name="gr6" draw:text-style-name="P3" draw:layer="layout" svg:width="0.187cm" svg:height="1.824cm" svg:x="15.222cm" svg:y="10.011cm" svg:viewBox="0 0 188 1825" draw:points="188,153 188,1677 188,1825 188,1811 184,1793 181,1776 174,1762 163,1748 156,1733 142,1719 131,1709 116,1698 102,1691 88,1684 70,1681 53,1677 35,1677 0,1677 0,153 35,153 53,153 70,150 88,146 102,139 116,132 131,121 142,111 156,97 163,82 174,68 181,54 184,37 188,19 188,0">
          <text:p/>
        </draw:polygon>
        <draw:polygon draw:style-name="gr7" draw:text-style-name="P1" draw:layer="layout" svg:width="0cm" svg:height="0cm" svg:x="12.784cm" svg:y="11.56cm" svg:viewBox="0 0 0 0" draw:points="0,0">
          <text:p/>
        </draw:polygon>
        <draw:path draw:style-name="gr6" draw:text-style-name="P3" draw:layer="layout" svg:width="0.397cm" svg:height="0.466cm" svg:x="15.022cm" svg:y="12.142cm" svg:viewBox="0 0 398 467" svg:d="M161 0h74l-35 467c-46 0-88-18-127-50-14-17-32-35-46-63-11-21-21-46-25-81-3-25-3-50 0-71 0-17 4-33 7-43 7-28 18-53 32-74 32-46 74-74 120-85l39 467c39 0 78-14 114-39 17-18 35-35 49-56 4-11 11-22 14-32 4-7 7-14 7-21 4-4 4-11 4-14 3-8 3-15 7-22 3-14 3-28 3-46 0-21 0-42-3-60-7-36-21-68-39-92-28-46-70-74-121-85z">
          <text:p/>
        </draw:path>
        <draw:polygon draw:style-name="gr7" draw:text-style-name="P1" draw:layer="layout" svg:width="0cm" svg:height="0cm" svg:x="12.784cm" svg:y="11.56cm" svg:viewBox="0 0 0 0" draw:points="0,0">
          <text:p/>
        </draw:polygon>
        <draw:path draw:style-name="gr6" draw:text-style-name="P3" draw:layer="layout" svg:width="0.338cm" svg:height="0.339cm" svg:x="15.053cm" svg:y="12.209cm" svg:viewBox="0 0 339 340" svg:d="M336 206c-4 7-4 17-12 28-3 14-14 28-21 42-7 4-11 11-14 14-14 15-28 25-50 36-17 7-42 14-70 14-25 0-46-4-64-11-14-7-28-14-42-24-25-22-42-43-53-75-3-10-7-17-7-28-3-14-3-24-3-35 0-14 0-25 3-32l4-8c0-10 3-17 7-25 14-31 31-56 63-74 4-3 11-7 14-10 11-4 21-7 32-11 7 0 14-3 21-3s14-4 18-4c7 0 14 0 21 4 18 0 32 3 46 10 21 7 35 18 49 28 14 11 25 25 32 39 7 7 11 18 14 25 8 14 12 33 15 50 0 14 0 32-3 50z">
          <text:p/>
        </draw:path>
        <draw:polygon draw:style-name="gr7" draw:text-style-name="P1" draw:layer="layout" svg:width="0cm" svg:height="0cm" svg:x="12.784cm" svg:y="11.56cm" svg:viewBox="0 0 0 0" draw:points="0,0">
          <text:p/>
        </draw:polygon>
        <draw:path draw:style-name="gr6" draw:text-style-name="P3" draw:layer="layout" svg:width="0.338cm" svg:height="0.339cm" svg:x="15.053cm" svg:y="12.209cm" svg:viewBox="0 0 339 340" svg:d="M162 0c7 0 14 0 21 4 4 0 7 0 14 0-7 0-10 0-14 0 18 0 32 3 46 10 21 7 35 18 49 28 14 11 25 25 32 39 0-3-4-7-4-10 0 3 4 7 4 10 7 7 11 18 14 25 0-4-3-7-3-11 0 4 3 7 3 11 8 14 12 33 15 50 0 14 0 32-3 50 0-4 0-7 0-11 0 4 0 7 0 11-4 7-4 17-12 28 5-7 8-14 8-21 0 7-3 14-8 21-3 14-14 28-21 42 0-3 3-7 7-10-4 3-7 7-7 10-7 4-11 11-14 14 0-3 7-7 7-10 0 3-7 7-7 10-14 15-28 25-50 36-17 7-42 14-70 14 10 0 21 0 35-4-14 4-25 4-35 4-32 0-57-7-78-18-24-14-46-28-63-53 17 25 39 39 63 53 21 11 46 18 78 18-25 0-46-4-64-11-14-7-28-14-42-24-25-22-42-43-53-75 0 4 0 8 4 11-4-3-4-7-4-11-3-10-7-17-7-28-3-14-3-24-3-35 0-14 0-25 3-32v7-7l4-8c0-7 0-10 3-14-3 4-3 7-3 14 0-10 3-17 7-25 14-31 31-56 63-74 4-3 11-7 14-10 7 0 11-4 18-7-7 3-11 7-18 7 11-4 21-7 32-11 7 0 14-3 21-3s14-4 18-4z">
          <text:p/>
        </draw:path>
        <draw:polygon draw:style-name="gr7" draw:text-style-name="P1" draw:layer="layout" svg:width="0cm" svg:height="0cm" svg:x="12.784cm" svg:y="11.56cm" svg:viewBox="0 0 0 0" draw:points="0,0">
          <text:p/>
        </draw:polygon>
        <draw:path draw:style-name="gr6" draw:text-style-name="P3" draw:layer="layout" svg:width="0.331cm" svg:height="0.331cm" svg:x="13.031cm" svg:y="14.09cm" svg:viewBox="0 0 332 332" svg:d="M118 325c14 4 31 7 49 7 63 0 123-40 152-100 25-60 14-130-29-176-42-49-109-67-172-49-18 3-36 14-60 31-11 11-18 18-29 32-3 7-10 14-14 25-3 7-7 17-7 28-3 11-8 25-8 42 0 32 8 50 15 67 4 11 11 18 14 25 11 14 18 25 29 32 21 22 42 29 60 36z">
          <text:p/>
        </draw:path>
        <draw:polygon draw:style-name="gr7" draw:text-style-name="P1" draw:layer="layout" svg:width="0cm" svg:height="0cm" svg:x="12.784cm" svg:y="11.56cm" svg:viewBox="0 0 0 0" draw:points="0,0">
          <text:p/>
        </draw:polygon>
        <draw:path draw:style-name="gr6" draw:text-style-name="P3" draw:layer="layout" svg:width="0.332cm" svg:height="0.332cm" svg:x="15.804cm" svg:y="8.692cm" svg:viewBox="0 0 333 333" svg:d="M333 167c0 91-75 166-167 166s-166-75-166-166c0-93 74-167 166-167s167 74 167 167z">
          <text:p/>
        </draw:path>
        <draw:polygon draw:style-name="gr7" draw:text-style-name="P1" draw:layer="layout" svg:width="0cm" svg:height="0cm" svg:x="12.784cm" svg:y="11.56cm" svg:viewBox="0 0 0 0" draw:points="0,0">
          <text:p/>
        </draw:polygon>
        <draw:path draw:style-name="gr6" draw:text-style-name="P3" draw:layer="layout" svg:width="0.332cm" svg:height="0.332cm" svg:x="15.804cm" svg:y="14.089cm" svg:viewBox="0 0 333 333" svg:d="M333 166c0 92-75 167-167 167s-166-75-166-167c0-91 74-166 166-166s167 75 167 166z">
          <text:p/>
        </draw:path>
        <draw:polygon draw:style-name="gr7" draw:text-style-name="P1" draw:layer="layout" svg:width="0cm" svg:height="0cm" svg:x="12.784cm" svg:y="11.56cm" svg:viewBox="0 0 0 0" draw:points="0,0">
          <text:p/>
        </draw:polygon>
        <draw:path draw:style-name="gr6" draw:text-style-name="P3" draw:layer="layout" svg:width="0.117cm" svg:height="0.314cm" svg:x="13.031cm" svg:y="8.699cm" svg:viewBox="0 0 118 315" svg:d="M118 315v-202c0-42 0-85 0-113-18 7-39 14-64 39-11 7-18 17-28 32-4 7-12 17-15 28-4 7-7 14-7 24-4 11-4 25-4 39s0 25 4 36c3 17 10 29 14 39 8 7 11 14 15 22 14 17 28 28 39 35 17 14 31 17 46 21z">
          <text:p/>
        </draw:path>
        <draw:polygon draw:style-name="gr7" draw:text-style-name="P1" draw:layer="layout" svg:width="0cm" svg:height="0cm" svg:x="12.784cm" svg:y="11.56cm" svg:viewBox="0 0 0 0" draw:points="0,0">
          <text:p/>
        </draw:polygon>
        <draw:polygon draw:style-name="gr6" draw:text-style-name="P3" draw:layer="layout" svg:width="0.081cm" svg:height="0.381cm" svg:x="12.502cm" svg:y="9.976cm" svg:viewBox="0 0 82 382" draw:points="82,340 82,0 0,382">
          <text:p/>
        </draw:polygon>
        <draw:polygon draw:style-name="gr7" draw:text-style-name="P1" draw:layer="layout" svg:width="0cm" svg:height="0cm" svg:x="12.784cm" svg:y="11.56cm" svg:viewBox="0 0 0 0" draw:points="0,0">
          <text:p/>
        </draw:polygon>
        <draw:path draw:style-name="gr6" draw:text-style-name="P3" draw:layer="layout" svg:width="0cm" svg:height="1.498cm" svg:x="15.596cm" svg:y="8.664cm" svg:viewBox="0 0 0 1499" svg:d="M0 977v74 448-1351c0-35 0-74 0-106 0-28 0-42 0-42 0 0 0 14 0 42s0 67 0 106v236 81c0 4 0 7 0 11 0 7 0 18 0 28 0 7 0 18 0 28 0 11 0 22 0 32 0 11 0 21 0 32s0 25 0 35c0 21 0 46 0 71v14 14 39 35 32 35 28 32 7z">
          <text:p/>
        </draw:path>
        <draw:polygon draw:style-name="gr7" draw:text-style-name="P1" draw:layer="layout" svg:width="0cm" svg:height="0cm" svg:x="12.784cm" svg:y="11.56cm" svg:viewBox="0 0 0 0" draw:points="0,0">
          <text:p/>
        </draw:polygon>
        <draw:path draw:style-name="gr6" draw:text-style-name="P3" draw:layer="layout" svg:width="0.021cm" svg:height="0.003cm" svg:x="15.176cm" svg:y="12.213cm" svg:viewBox="0 0 22 4" svg:d="M22 0c-8 4-15 4-22 4 7 0 14 0 22-4z">
          <text:p/>
        </draw:path>
        <draw:polygon draw:style-name="gr7" draw:text-style-name="P1" draw:layer="layout" svg:width="0cm" svg:height="0cm" svg:x="12.784cm" svg:y="11.56cm" svg:viewBox="0 0 0 0" draw:points="0,0">
          <text:p/>
        </draw:polygon>
        <draw:path draw:style-name="gr6" draw:text-style-name="P3" draw:layer="layout" svg:width="0.021cm" svg:height="0.004cm" svg:x="15.197cm" svg:y="12.209cm" svg:viewBox="0 0 22 5" svg:d="M22 0c-8 0-15 5-22 5 7 0 14-5 22-5z">
          <text:p/>
        </draw:path>
        <draw:polygon draw:style-name="gr7" draw:text-style-name="P1" draw:layer="layout" svg:width="0cm" svg:height="0cm" svg:x="12.784cm" svg:y="11.56cm" svg:viewBox="0 0 0 0" draw:points="0,0">
          <text:p/>
        </draw:polygon>
        <draw:polygon draw:style-name="gr6" draw:text-style-name="P3" draw:layer="layout" svg:width="1.647cm" svg:height="0cm" svg:x="10.357cm" svg:y="12.202cm" svg:viewBox="0 0 1648 0" draw:points="1648,0 0,0 14,0 159,0 332,0 526,0 730,0 935,0 1129,0 1302,0 1450,0 1556,0 1626,0">
          <text:p/>
        </draw:polygon>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cm" svg:height="0cm" svg:x="15.056cm" svg:y="12.414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03cm" svg:height="0.014cm" svg:x="15.053cm" svg:y="12.396cm" svg:viewBox="0 0 4 15" svg:d="M4 15c0-3 0-7-4-15 4 8 4 12 4 15z">
          <text:p/>
        </draw:path>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cm" svg:height="0cm" svg:x="15.367cm" svg:y="12.294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1cm" svg:height="0.017cm" svg:x="15.367cm" svg:y="12.446cm" svg:viewBox="0 0 11 18" svg:d="M0 18c3-3 7-10 11-18-4 8-8 15-11 18z">
          <text:p/>
        </draw:path>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07cm" svg:height="0.018cm" svg:x="15.381cm" svg:y="12.329cm" svg:viewBox="0 0 8 19" svg:d="M8 19c-4-7-4-11-8-19 4 8 4 12 8 19z">
          <text:p/>
        </draw:path>
        <draw:polygon draw:style-name="gr7" draw:text-style-name="P1" draw:layer="layout" svg:width="0cm" svg:height="0cm" svg:x="12.784cm" svg:y="11.56cm" svg:viewBox="0 0 0 0" draw:points="0,0">
          <text:p/>
        </draw:polygon>
        <draw:polygon draw:style-name="gr6" draw:text-style-name="P3" draw:layer="layout" svg:width="0cm" svg:height="0cm" svg:x="15.06cm" svg:y="12.333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cm" svg:height="0cm" svg:x="15.388cm" svg:y="12.35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03cm" svg:height="0.025cm" svg:x="15.388cm" svg:y="12.35cm" svg:viewBox="0 0 4 26" svg:d="M4 26c0-12-4-19-4-26 0 7 4 14 4 26z">
          <text:p/>
        </draw:path>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112cm" svg:height="0cm" svg:x="10.17cm" svg:y="12.202cm" svg:viewBox="0 0 113 0" draw:points="0,0 113,0 92,0 21,0">
          <text:p/>
        </draw:polygon>
        <draw:polygon draw:style-name="gr7" draw:text-style-name="P1" draw:layer="layout" svg:width="0cm" svg:height="0cm" svg:x="12.784cm" svg:y="11.56cm" svg:viewBox="0 0 0 0" draw:points="0,0">
          <text:p/>
        </draw:polygon>
        <draw:polygon draw:style-name="gr6" draw:text-style-name="P3" draw:layer="layout" svg:width="0.277cm" svg:height="0cm" svg:x="9.786cm" svg:y="12.202cm" svg:viewBox="0 0 278 0" draw:points="0,0 278,0 268,0 250,0 229,0 201,0 169,0 141,0 109,0 77,0 52,0 28,0 14,0 3,0">
          <text:p/>
        </draw:polygon>
        <draw:polygon draw:style-name="gr7" draw:text-style-name="P1" draw:layer="layout" svg:width="0cm" svg:height="0cm" svg:x="12.784cm" svg:y="11.56cm" svg:viewBox="0 0 0 0" draw:points="0,0">
          <text:p/>
        </draw:polygon>
        <draw:path draw:style-name="gr6" draw:text-style-name="P3" draw:layer="layout" svg:width="0.011cm" svg:height="0.011cm" svg:x="15.098cm" svg:y="12.255cm" svg:viewBox="0 0 12 12" svg:d="M12 0c-8 4-8 7-12 12 4-5 4-8 12-12z">
          <text:p/>
        </draw:path>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53cm" svg:height="0.046cm" svg:x="15.299cm" svg:y="12.23cm" svg:viewBox="0 0 54 47" svg:d="M54 47c-14-18-28-36-54-47 26 11 40 29 54 47z">
          <text:p/>
        </draw:path>
        <draw:polygon draw:style-name="gr7" draw:text-style-name="P1" draw:layer="layout" svg:width="0cm" svg:height="0cm" svg:x="12.784cm" svg:y="11.56cm" svg:viewBox="0 0 0 0" draw:points="0,0">
          <text:p/>
        </draw:polygon>
        <draw:polygon draw:style-name="gr6" draw:text-style-name="P3" draw:layer="layout" svg:width="0cm" svg:height="0cm" svg:x="15.328cm" svg:y="12.509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cm" svg:height="0cm" svg:x="15.363cm" svg:y="12.467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cm" svg:height="0cm" svg:x="15.169cm" svg:y="12.22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14cm" svg:height="0.01cm" svg:x="15.12cm" svg:y="12.234cm" svg:viewBox="0 0 15 11" svg:d="M15 0c-4 4-12 8-15 11 3-3 11-7 15-11z">
          <text:p/>
        </draw:path>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04cm" svg:height="0.014cm" svg:x="15.056cm" svg:y="12.414cm" svg:viewBox="0 0 5 15" svg:d="M5 15c-5-5-5-12-5-15 0 3 0 10 5 15z">
          <text:p/>
        </draw:path>
        <draw:polygon draw:style-name="gr7" draw:text-style-name="P1" draw:layer="layout" svg:width="0cm" svg:height="0cm" svg:x="12.784cm" svg:y="11.56cm" svg:viewBox="0 0 0 0" draw:points="0,0">
          <text:p/>
        </draw:polygon>
        <draw:polygon draw:style-name="gr6" draw:text-style-name="P3" draw:layer="layout" svg:width="0cm" svg:height="0cm" svg:x="15.095cm" svg:y="12.266cm" svg:viewBox="0 0 0 0" draw:points="0,0">
          <text:p/>
        </draw:polygon>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07cm" svg:height="0.007cm" svg:x="15.067cm" svg:y="12.301cm" svg:viewBox="0 0 8 8" svg:d="M8 0c-4 0-4 4-8 8 4-4 4-8 8-8z">
          <text:p/>
        </draw:path>
        <draw:polygon draw:style-name="gr7" draw:text-style-name="P1" draw:layer="layout" svg:width="0cm" svg:height="0cm" svg:x="12.784cm" svg:y="11.56cm" svg:viewBox="0 0 0 0" draw:points="0,0">
          <text:p/>
        </draw:polygon>
        <draw:polygon draw:style-name="gr7" draw:text-style-name="P1" draw:layer="layout" svg:width="0cm" svg:height="0cm" svg:x="12.784cm" svg:y="11.56cm" svg:viewBox="0 0 0 0" draw:points="0,0">
          <text:p/>
        </draw:polygon>
        <draw:polygon draw:style-name="gr6" draw:text-style-name="P3" draw:layer="layout" svg:width="0cm" svg:height="0cm" svg:x="15.063cm" svg:y="12.435cm" svg:viewBox="0 0 0 0" draw:points="0,0">
          <text:p/>
        </draw:polygon>
        <draw:polygon draw:style-name="gr7" draw:text-style-name="P1" draw:layer="layout" svg:width="0cm" svg:height="0cm" svg:x="12.784cm" svg:y="11.56cm" svg:viewBox="0 0 0 0" draw:points="0,0">
          <text:p/>
        </draw:polygon>
        <draw:path draw:style-name="gr6" draw:text-style-name="P3" draw:layer="layout" svg:width="0.028cm" svg:height="0.017cm" svg:x="15.296cm" svg:y="12.513cm" svg:viewBox="0 0 29 18" svg:d="M0 18c12-3 22-11 29-18-7 7-17 15-29 18z">
          <text:p/>
        </draw:path>
        <draw:polygon draw:style-name="gr7" draw:text-style-name="P1" draw:layer="layout" svg:width="0cm" svg:height="0cm" svg:x="12.784cm" svg:y="11.56cm" svg:viewBox="0 0 0 0" draw:points="0,0">
          <text:p/>
        </draw:polygon>
        <draw:line draw:style-name="gr8" draw:text-style-name="P1" draw:layer="layout" svg:x1="13.148cm" svg:y1="12.728cm" svg:x2="13.148cm" svg:y2="12.957cm">
          <text:p/>
        </draw:line>
        <draw:path draw:style-name="gr8" draw:text-style-name="P1" draw:layer="layout" svg:width="0cm" svg:height="0.147cm" svg:x="13.148cm" svg:y="12.957cm" svg:viewBox="0 0 0 148" svg:d="M0 0c0 14 0 32 0 46 0 7 0 14 0 18 0 3 0 10 0 14 0 3 0 10 0 14 0 3 0 7 0 14 0 3 0 7 0 10 0 4 0 4 0 11 0 0 0 4 0 7 0 0 0 4 0 7v4 3">
          <text:p/>
        </draw:path>
        <draw:line draw:style-name="gr8" draw:text-style-name="P1" draw:layer="layout" svg:x1="13.148cm" svg:y1="13.105cm" svg:x2="15.596cm" svg:y2="13.105cm">
          <text:p/>
        </draw:line>
        <draw:path draw:style-name="gr8" draw:text-style-name="P1" draw:layer="layout" svg:width="0cm" svg:height="0.147cm" svg:x="15.596cm" svg:y="12.957cm" svg:viewBox="0 0 0 148" svg:d="M0 0c0 14 0 32 0 46 0 7 0 14 0 18 0 3 0 10 0 14 0 3 0 10 0 14 0 3 0 7 0 14 0 3 0 7 0 10 0 4 0 4 0 11 0 0 0 4 0 7 0 0 0 4 0 7v4 3">
          <text:p/>
        </draw:path>
        <draw:line draw:style-name="gr8" draw:text-style-name="P1" draw:layer="layout" svg:x1="15.596cm" svg:y1="12.65cm" svg:x2="15.596cm" svg:y2="12.957cm">
          <text:p/>
        </draw:line>
        <draw:line draw:style-name="gr8" draw:text-style-name="P1" draw:layer="layout" svg:x1="13.148cm" svg:y1="12.65cm" svg:x2="15.596cm" svg:y2="12.65cm">
          <text:p/>
        </draw:line>
        <draw:polyline draw:style-name="gr8" draw:text-style-name="P1" draw:layer="layout" svg:width="0.299cm" svg:height="0cm" svg:x="12.848cm" svg:y="12.728cm" svg:viewBox="0 0 300 0" draw:points="0,0 31,0 67,0 98,0 130,0 158,0 187,0 211,0 233,0 254,0 268,0 282,0 292,0 296,0 300,0">
          <text:p/>
        </draw:polyline>
        <draw:line draw:style-name="gr8" draw:text-style-name="P1" draw:layer="layout" svg:x1="12.848cm" svg:y1="12.728cm" svg:x2="9.521cm" svg:y2="12.728cm">
          <text:p/>
        </draw:line>
        <draw:path draw:style-name="gr8" draw:text-style-name="P1" draw:layer="layout" svg:width="0.299cm" svg:height="0cm" svg:x="9.221cm" svg:y="12.728cm" svg:viewBox="0 0 300 0" svg:d="M0 0c4 0 4 0 4 0 3 0 3 0 7 0 3 0 3 0 7 0 3 0 7 0 14 0 3 0 10 0 14 0 7 0 14 0 21 0s14 0 21 0c11 0 18 0 25 0 11 0 21 0 28 0 11 0 21 0 32 0 7 0 21 0 28 0 11 0 21 0 32 0 25 0 46 0 67 0">
          <text:p/>
        </draw:path>
        <draw:path draw:style-name="gr8" draw:text-style-name="P1" draw:layer="layout" svg:width="0.035cm" svg:height="0.01cm" svg:x="10.283cm" svg:y="12.929cm" svg:viewBox="0 0 36 11" svg:d="M36 11c-22-3-36-11-36-11">
          <text:p/>
        </draw:path>
        <draw:path draw:style-name="gr8" draw:text-style-name="P1" draw:layer="layout" svg:width="0.074cm" svg:height="0.021cm" svg:x="10.283cm" svg:y="12.929cm" svg:viewBox="0 0 75 22" svg:d="M0 0c4 0 4 3 4 3h3 4c3 4 7 4 10 4 14 3 36 7 54 15">
          <text:p/>
        </draw:path>
        <draw:line draw:style-name="gr8" draw:text-style-name="P1" draw:layer="layout" svg:x1="9.221cm" svg:y1="12.65cm" svg:x2="9.221cm" svg:y2="12.728cm">
          <text:p/>
        </draw:line>
        <draw:line draw:style-name="gr8" draw:text-style-name="P1" draw:layer="layout" svg:x1="12.447cm" svg:y1="13.501cm" svg:x2="10.357cm" svg:y2="12.95cm">
          <text:p/>
        </draw:line>
        <draw:line draw:style-name="gr8" draw:text-style-name="P1" draw:layer="layout" svg:x1="12.446cm" svg:y1="13.5cm" svg:x2="12.446cm" svg:y2="14.111cm">
          <text:p/>
        </draw:line>
        <draw:line draw:style-name="gr8" draw:text-style-name="P1" draw:layer="layout" svg:x1="12.446cm" svg:y1="14.111cm" svg:x2="12.584cm" svg:y2="14.228cm">
          <text:p/>
        </draw:line>
        <draw:line draw:style-name="gr8" draw:text-style-name="P1" draw:layer="layout" svg:x1="12.583cm" svg:y1="14.227cm" svg:x2="12.718cm" svg:y2="14.344cm">
          <text:p/>
        </draw:line>
        <draw:line draw:style-name="gr8" draw:text-style-name="P1" draw:layer="layout" svg:x1="12.717cm" svg:y1="12.728cm" svg:x2="12.717cm" svg:y2="14.343cm">
          <text:p/>
        </draw:line>
        <draw:line draw:style-name="gr8" draw:text-style-name="P1" draw:layer="layout" svg:x1="13.148cm" svg:y1="12.65cm" svg:x2="13.148cm" svg:y2="12.728cm">
          <text:p/>
        </draw:line>
        <draw:line draw:style-name="gr8" draw:text-style-name="P1" draw:layer="layout" svg:x1="13.148cm" svg:y1="14.636cm" svg:x2="13.148cm" svg:y2="14.41cm">
          <text:p/>
        </draw:line>
        <draw:path draw:style-name="gr8" draw:text-style-name="P1" draw:layer="layout" svg:width="0.198cm" svg:height="0.095cm" svg:x="12.95cm" svg:y="14.541cm" svg:viewBox="0 0 199 96" svg:d="M0 0c32 32 71 54 106 72 35 14 68 21 93 24">
          <text:p/>
        </draw:path>
        <draw:path draw:style-name="gr8" draw:text-style-name="P1" draw:layer="layout" svg:width="0.233cm" svg:height="0.198cm" svg:x="12.717cm" svg:y="14.343cm" svg:viewBox="0 0 234 199" svg:d="M234 199c-67-56-149-128-234-199">
          <text:p/>
        </draw:path>
        <draw:line draw:style-name="gr8" draw:text-style-name="P1" draw:layer="layout" svg:x1="13.148cm" svg:y1="14.097cm" svg:x2="13.148cm" svg:y2="13.105cm">
          <text:p/>
        </draw:line>
        <draw:path draw:style-name="gr8" draw:text-style-name="P1" draw:layer="layout" svg:width="0.117cm" svg:height="0.317cm" svg:x="13.031cm" svg:y="14.097cm" svg:viewBox="0 0 118 318" svg:d="M118 0c-18 3-36 15-60 32-7 11-18 18-25 32-7 7-11 14-19 25-3 7-7 17-7 28-3 11-7 25-7 42 0 32 7 50 14 64 4 14 12 21 15 28 11 14 18 25 29 32 24 21 42 28 60 35">
          <text:p/>
        </draw:path>
        <draw:line draw:style-name="gr8" draw:text-style-name="P1" draw:layer="layout" svg:x1="15.596cm" svg:y1="12.657cm" svg:x2="15.596cm" svg:y2="12.65cm">
          <text:p/>
        </draw:line>
        <draw:line draw:style-name="gr8" draw:text-style-name="P1" draw:layer="layout" svg:x1="15.596cm" svg:y1="12.142cm" svg:x2="15.596cm" svg:y2="12.65cm">
          <text:p/>
        </draw:line>
        <draw:path draw:style-name="gr8" draw:text-style-name="P1" draw:layer="layout" svg:width="0cm" svg:height="0.045cm" svg:x="15.596cm" svg:y="12.65cm" svg:viewBox="0 0 0 46" svg:d="M0 46c0 0 0-14 0-46">
          <text:p/>
        </draw:path>
        <draw:path draw:style-name="gr8" draw:text-style-name="P1" draw:layer="layout" svg:width="0cm" svg:height="0.08cm" svg:x="15.596cm" svg:y="12.061cm" svg:viewBox="0 0 0 81" svg:d="M0 81c0-3 0-7 0-10 0-8 0-15 0-22 0-3 0-10 0-14 0-7 0-10 0-14 0-3 0-3 0-7v-3c0-4 0-4 0-4v-3-4">
          <text:p/>
        </draw:path>
        <draw:path draw:style-name="gr8" draw:text-style-name="P1" draw:layer="layout" svg:width="0.013cm" svg:height="0cm" svg:x="13.148cm" svg:y="14.636cm" svg:viewBox="0 0 14 0" svg:d="M0 0c3 0 10 0 14 0">
          <text:p/>
        </draw:path>
        <draw:line draw:style-name="gr8" draw:text-style-name="P1" draw:layer="layout" svg:x1="13.162cm" svg:y1="14.636cm" svg:x2="15.596cm" svg:y2="14.636cm">
          <text:p/>
        </draw:line>
        <draw:line draw:style-name="gr8" draw:text-style-name="P1" draw:layer="layout" svg:x1="15.596cm" svg:y1="13.105cm" svg:x2="15.596cm" svg:y2="14.636cm">
          <text:p/>
        </draw:line>
        <draw:path draw:style-name="gr8" draw:text-style-name="P1" draw:layer="layout" svg:width="0.214cm" svg:height="0.331cm" svg:x="13.148cm" svg:y="14.09cm" svg:viewBox="0 0 215 332" svg:d="M50 332c63 0 123-40 152-100 24-60 14-130-29-176-42-49-109-67-173-49">
          <text:p/>
        </draw:path>
        <draw:path draw:style-name="gr8" draw:text-style-name="P1" draw:layer="layout" svg:width="0.049cm" svg:height="0.011cm" svg:x="13.148cm" svg:y="14.41cm" svg:viewBox="0 0 50 12" svg:d="M0 0c15 9 32 12 50 12">
          <text:p/>
        </draw:path>
        <draw:path draw:style-name="gr8" draw:text-style-name="P1" draw:layer="layout" svg:width="0.035cm" svg:height="0.005cm" svg:x="15.222cm" svg:y="12.544cm" svg:viewBox="0 0 36 6" svg:d="M0 6c10 0 22 0 36-6">
          <text:p/>
        </draw:path>
        <draw:path draw:style-name="gr8" draw:text-style-name="P1" draw:layer="layout" svg:width="0.028cm" svg:height="0.017cm" svg:x="15.296cm" svg:y="12.513cm" svg:viewBox="0 0 29 18" svg:d="M0 18c12-3 22-11 29-18">
          <text:p/>
        </draw:path>
        <draw:path draw:style-name="gr8" draw:text-style-name="P1" draw:layer="layout" svg:width="0.011cm" svg:height="0.01cm" svg:x="15.338cm" svg:y="12.488cm" svg:viewBox="0 0 12 11" svg:d="M0 11c4-3 12-8 12-11">
          <text:p/>
        </draw:path>
        <draw:path draw:style-name="gr8" draw:text-style-name="P1" draw:layer="layout" svg:width="0.011cm" svg:height="0.014cm" svg:x="15.352cm" svg:y="12.47cm" svg:viewBox="0 0 12 15" svg:d="M0 15c5-4 8-8 12-15">
          <text:p/>
        </draw:path>
        <draw:path draw:style-name="gr8" draw:text-style-name="P1" draw:layer="layout" svg:width="0.01cm" svg:height="0.017cm" svg:x="15.367cm" svg:y="12.446cm" svg:viewBox="0 0 11 18" svg:d="M0 18c3-3 7-10 11-18">
          <text:p/>
        </draw:path>
        <draw:polyline draw:style-name="gr8" draw:text-style-name="P1" draw:layer="layout" svg:width="0cm" svg:height="0cm" svg:x="15.377cm" svg:y="12.446cm" svg:viewBox="0 0 0 0" draw:points="0,0">
          <text:p/>
        </draw:polyline>
        <draw:path draw:style-name="gr8" draw:text-style-name="P1" draw:layer="layout" svg:width="0.007cm" svg:height="0.025cm" svg:x="15.377cm" svg:y="12.417cm" svg:viewBox="0 0 8 26" svg:d="M0 26c4-7 8-18 8-26">
          <text:p/>
        </draw:path>
        <draw:polyline draw:style-name="gr8" draw:text-style-name="P1" draw:layer="layout" svg:width="0cm" svg:height="0cm" svg:x="15.384cm" svg:y="12.417cm" svg:viewBox="0 0 0 0" draw:points="0,0">
          <text:p/>
        </draw:polyline>
        <draw:path draw:style-name="gr8" draw:text-style-name="P1" draw:layer="layout" svg:width="0.141cm" svg:height="0.074cm" svg:x="15.081cm" svg:y="12.474cm" svg:viewBox="0 0 142 75" svg:d="M142 75c-32 0-57-8-79-19-24-14-46-32-63-56">
          <text:p/>
        </draw:path>
        <draw:line draw:style-name="gr8" draw:text-style-name="P1" draw:layer="layout" svg:x1="15.078cm" svg:y1="12.471cm" svg:x2="15.074cm" svg:y2="12.46cm">
          <text:p/>
        </draw:line>
        <draw:path draw:style-name="gr8" draw:text-style-name="P1" draw:layer="layout" svg:width="0.004cm" svg:height="0.014cm" svg:x="15.063cm" svg:y="12.435cm" svg:viewBox="0 0 5 15" svg:d="M5 15c-5-7-5-12-5-15">
          <text:p/>
        </draw:path>
        <draw:path draw:style-name="gr8" draw:text-style-name="P1" draw:layer="layout" svg:width="0.004cm" svg:height="0.014cm" svg:x="15.056cm" svg:y="12.414cm" svg:viewBox="0 0 5 15" svg:d="M5 15c-5-5-5-12-5-15">
          <text:p/>
        </draw:path>
        <draw:path draw:style-name="gr8" draw:text-style-name="P1" draw:layer="layout" svg:width="0.003cm" svg:height="0.014cm" svg:x="15.053cm" svg:y="12.396cm" svg:viewBox="0 0 4 15" svg:d="M4 15c0-3 0-7-4-15">
          <text:p/>
        </draw:path>
        <draw:path draw:style-name="gr8" draw:text-style-name="P1" draw:layer="layout" svg:width="0.007cm" svg:height="0.014cm" svg:x="15.384cm" svg:y="12.4cm" svg:viewBox="0 0 8 15" svg:d="M0 15c4-5 8-8 8-15">
          <text:p/>
        </draw:path>
        <draw:line draw:style-name="gr8" draw:text-style-name="P1" draw:layer="layout" svg:x1="15.388cm" svg:y1="12.39cm" svg:x2="15.392cm" svg:y2="12.382cm">
          <text:p/>
        </draw:line>
        <draw:path draw:style-name="gr8" draw:text-style-name="P1" draw:layer="layout" svg:width="0.003cm" svg:height="0.025cm" svg:x="15.388cm" svg:y="12.35cm" svg:viewBox="0 0 4 26" svg:d="M4 26c0-12-4-19-4-26">
          <text:p/>
        </draw:path>
        <draw:path draw:style-name="gr8" draw:text-style-name="P1" draw:layer="layout" svg:width="0.007cm" svg:height="0.018cm" svg:x="15.381cm" svg:y="12.329cm" svg:viewBox="0 0 8 19" svg:d="M8 19c-4-7-4-11-8-19">
          <text:p/>
        </draw:path>
        <draw:path draw:style-name="gr8" draw:text-style-name="P1" draw:layer="layout" svg:width="0.007cm" svg:height="0.012cm" svg:x="15.37cm" svg:y="12.304cm" svg:viewBox="0 0 8 13" svg:d="M8 13c0-5-4-8-8-13">
          <text:p/>
        </draw:path>
        <draw:path draw:style-name="gr8" draw:text-style-name="P1" draw:layer="layout" svg:width="0.007cm" svg:height="0.01cm" svg:x="15.356cm" svg:y="12.28cm" svg:viewBox="0 0 8 11" svg:d="M8 11c0-3-5-8-8-11">
          <text:p/>
        </draw:path>
        <draw:path draw:style-name="gr8" draw:text-style-name="P1" draw:layer="layout" svg:width="0.053cm" svg:height="0.046cm" svg:x="15.299cm" svg:y="12.23cm" svg:viewBox="0 0 54 47" svg:d="M54 47c-14-18-28-36-54-47">
          <text:p/>
        </draw:path>
        <draw:line draw:style-name="gr8" draw:text-style-name="P1" draw:layer="layout" svg:x1="15.293cm" svg:y1="12.229cm" svg:x2="15.282cm" svg:y2="12.223cm">
          <text:p/>
        </draw:line>
        <draw:path draw:style-name="gr8" draw:text-style-name="P1" draw:layer="layout" svg:width="0.013cm" svg:height="0cm" svg:x="15.236cm" svg:y="12.213cm" svg:viewBox="0 0 14 0" svg:d="M14 0c-7 0-10 0-14 0">
          <text:p/>
        </draw:path>
        <draw:line draw:style-name="gr8" draw:text-style-name="P1" draw:layer="layout" svg:x1="15.236cm" svg:y1="12.213cm" svg:x2="15.236cm" svg:y2="12.209cm">
          <text:p/>
        </draw:line>
        <draw:path draw:style-name="gr8" draw:text-style-name="P1" draw:layer="layout" svg:width="0.021cm" svg:height="0.004cm" svg:x="15.197cm" svg:y="12.209cm" svg:viewBox="0 0 22 5" svg:d="M22 0c-8 0-15 5-22 5">
          <text:p/>
        </draw:path>
        <draw:path draw:style-name="gr8" draw:text-style-name="P1" draw:layer="layout" svg:width="0.021cm" svg:height="0.003cm" svg:x="15.176cm" svg:y="12.213cm" svg:viewBox="0 0 22 4" svg:d="M22 0c-8 4-15 4-22 4">
          <text:p/>
        </draw:path>
        <draw:path draw:style-name="gr8" draw:text-style-name="P1" draw:layer="layout" svg:width="0.018cm" svg:height="0.01cm" svg:x="15.144cm" svg:y="12.22cm" svg:viewBox="0 0 19 11" svg:d="M19 0c-4 3-12 8-19 11">
          <text:p/>
        </draw:path>
        <draw:path draw:style-name="gr8" draw:text-style-name="P1" draw:layer="layout" svg:width="0.014cm" svg:height="0.01cm" svg:x="15.12cm" svg:y="12.234cm" svg:viewBox="0 0 15 11" svg:d="M15 0c-4 4-12 8-15 11">
          <text:p/>
        </draw:path>
        <draw:polyline draw:style-name="gr8" draw:text-style-name="P1" draw:layer="layout" svg:width="0cm" svg:height="0cm" svg:x="15.116cm" svg:y="12.248cm" svg:viewBox="0 0 0 0" draw:points="0,0">
          <text:p/>
        </draw:polyline>
        <draw:path draw:style-name="gr8" draw:text-style-name="P1" draw:layer="layout" svg:width="0.011cm" svg:height="0.011cm" svg:x="15.098cm" svg:y="12.255cm" svg:viewBox="0 0 12 12" svg:d="M12 0c-8 4-8 7-12 12">
          <text:p/>
        </draw:path>
        <draw:line draw:style-name="gr8" draw:text-style-name="P1" draw:layer="layout" svg:x1="15.085cm" svg:y1="12.28cm" svg:x2="15.081cm" svg:y2="12.288cm">
          <text:p/>
        </draw:line>
        <draw:path draw:style-name="gr8" draw:text-style-name="P1" draw:layer="layout" svg:width="0.007cm" svg:height="0.007cm" svg:x="15.067cm" svg:y="12.301cm" svg:viewBox="0 0 8 8" svg:d="M8 0c-4 0-4 4-8 8">
          <text:p/>
        </draw:path>
        <draw:line draw:style-name="gr8" draw:text-style-name="P1" draw:layer="layout" svg:x1="15.068cm" svg:y1="12.311cm" svg:x2="15.063cm" svg:y2="12.323cm">
          <text:p/>
        </draw:line>
        <draw:path draw:style-name="gr8" draw:text-style-name="P1" draw:layer="layout" svg:width="0.003cm" svg:height="0.017cm" svg:x="15.06cm" svg:y="12.319cm" svg:viewBox="0 0 4 18" svg:d="M4 0c-4 3-4 10-4 18">
          <text:p/>
        </draw:path>
        <draw:line draw:style-name="gr8" draw:text-style-name="P1" draw:layer="layout" svg:x1="15.056cm" svg:y1="12.343cm" svg:x2="15.056cm" svg:y2="12.35cm">
          <text:p/>
        </draw:line>
        <draw:line draw:style-name="gr8" draw:text-style-name="P1" draw:layer="layout" svg:x1="15.053cm" svg:y1="12.361cm" svg:x2="15.053cm" svg:y2="12.368cm">
          <text:p/>
        </draw:line>
        <draw:line draw:style-name="gr8" draw:text-style-name="P1" draw:layer="layout" svg:x1="15.053cm" svg:y1="12.386cm" svg:x2="15.053cm" svg:y2="12.393cm">
          <text:p/>
        </draw:line>
        <draw:line draw:style-name="gr8" draw:text-style-name="P1" draw:layer="layout" svg:x1="15.596cm" svg:y1="12.65cm" svg:x2="13.148cm" svg:y2="12.65cm">
          <text:p/>
        </draw:line>
        <draw:line draw:style-name="gr8" draw:text-style-name="P1" draw:layer="layout" svg:x1="9.221cm" svg:y1="12.65cm" svg:x2="9.221cm" svg:y2="12.202cm">
          <text:p/>
        </draw:line>
        <draw:path draw:style-name="gr8" draw:text-style-name="P1" draw:layer="layout" svg:width="0.299cm" svg:height="0cm" svg:x="9.221cm" svg:y="12.202cm" svg:viewBox="0 0 300 0" svg:d="M0 0c4 0 4 0 4 0 3 0 3 0 7 0 3 0 3 0 7 0 3 0 7 0 14 0 3 0 10 0 14 0 7 0 14 0 21 0s14 0 21 0c11 0 18 0 25 0 11 0 21 0 28 0 11 0 21 0 32 0 7 0 21 0 28 0 11 0 21 0 32 0 25 0 46 0 67 0">
          <text:p/>
        </draw:path>
        <draw:line draw:style-name="gr8" draw:text-style-name="P1" draw:layer="layout" svg:x1="9.521cm" svg:y1="12.202cm" svg:x2="12.848cm" svg:y2="12.202cm">
          <text:p/>
        </draw:line>
        <draw:line draw:style-name="gr8" draw:text-style-name="P1" draw:layer="layout" svg:x1="13.148cm" svg:y1="12.202cm" svg:x2="13.148cm" svg:y2="12.65cm">
          <text:p/>
        </draw:line>
        <draw:polyline draw:style-name="gr8" draw:text-style-name="P1" draw:layer="layout" svg:width="0.299cm" svg:height="0cm" svg:x="12.848cm" svg:y="12.202cm" svg:viewBox="0 0 300 0" draw:points="0,0 31,0 67,0 98,0 130,0 158,0 187,0 211,0 233,0 254,0 268,0 282,0 292,0 296,0 300,0">
          <text:p/>
        </draw:polyline>
        <draw:polyline draw:style-name="gr8" draw:text-style-name="P1" draw:layer="layout" svg:width="0.277cm" svg:height="0cm" svg:x="9.786cm" svg:y="12.202cm" svg:viewBox="0 0 278 0" draw:points="278,0 268,0 250,0 229,0 201,0 169,0 141,0 109,0 77,0 52,0 28,0 14,0 3,0 0,0">
          <text:p/>
        </draw:polyline>
        <draw:line draw:style-name="gr8" draw:text-style-name="P1" draw:layer="layout" svg:x1="15.596cm" svg:y1="11.687cm" svg:x2="15.596cm" svg:y2="12.142cm">
          <text:p/>
        </draw:line>
        <draw:line draw:style-name="gr8" draw:text-style-name="P1" draw:layer="layout" svg:x1="13.148cm" svg:y1="12.142cm" svg:x2="13.148cm" svg:y2="12.202cm">
          <text:p/>
        </draw:line>
        <draw:path draw:style-name="gr8" draw:text-style-name="P1" draw:layer="layout" svg:width="0.2cm" svg:height="0.466cm" svg:x="15.022cm" svg:y="12.142cm" svg:viewBox="0 0 201 467" svg:d="M201 467c-46 0-88-18-128-50-14-17-32-35-46-63-11-21-21-46-25-81-3-25-3-50 0-71 0-17 4-33 7-43 7-28 18-53 32-74 32-46 75-74 121-85">
          <text:p/>
        </draw:path>
        <draw:path draw:style-name="gr8" draw:text-style-name="P1" draw:layer="layout" svg:width="0.197cm" svg:height="0.466cm" svg:x="15.222cm" svg:y="12.142cm" svg:viewBox="0 0 198 467" svg:d="M0 467c39 0 78-14 110-39 21-18 39-35 53-56 4-11 11-22 14-32 4-7 7-14 7-21 4-4 4-11 4-14 3-8 3-15 7-22 3-14 3-28 3-46 0-21 0-42-3-60-7-36-21-68-39-92-28-46-70-74-121-85">
          <text:p/>
        </draw:path>
        <draw:line draw:style-name="gr8" draw:text-style-name="P1" draw:layer="layout" svg:x1="15.596cm" svg:y1="10.163cm" svg:x2="15.596cm" svg:y2="11.687cm">
          <text:p/>
        </draw:line>
        <draw:line draw:style-name="gr8" draw:text-style-name="P1" draw:layer="layout" svg:x1="15.596cm" svg:y1="8.48cm" svg:x2="15.596cm" svg:y2="8.664cm">
          <text:p/>
        </draw:line>
        <draw:line draw:style-name="gr8" draw:text-style-name="P1" draw:layer="layout" svg:x1="15.596cm" svg:y1="14.636cm" svg:x2="16.044cm" svg:y2="14.636cm">
          <text:p/>
        </draw:line>
        <draw:line draw:style-name="gr8" draw:text-style-name="P1" draw:layer="layout" svg:x1="12.523cm" svg:y1="12.202cm" svg:x2="10.357cm" svg:y2="12.202cm">
          <text:p/>
        </draw:line>
        <draw:polyline draw:style-name="gr8" draw:text-style-name="P1" draw:layer="layout" svg:width="1.834cm" svg:height="0cm" svg:x="10.17cm" svg:y="12.202cm" svg:viewBox="0 0 1835 0" draw:points="1835,0 1813,0 1743,0 1637,0 1489,0 1316,0 1122,0 917,0 713,0 519,0 346,0 201,0 92,0 21,0 0,0">
          <text:p/>
        </draw:polyline>
        <draw:path draw:style-name="gr8" draw:text-style-name="P1" draw:layer="layout" svg:width="0.338cm" svg:height="0.338cm" svg:x="15.053cm" svg:y="12.21cm" svg:viewBox="0 0 339 339" svg:d="M169 339c-25 0-46-4-64-11-14-7-28-14-42-24-14-11-28-25-39-43-10-17-17-35-21-60-3-10-3-21-3-32 0-10 0-17 3-24 0-18 7-32 11-43 14-32 31-57 63-75 18-10 39-21 67-24 11-4 25-4 39 0 18 0 32 3 46 10 21 7 39 18 53 32 14 11 24 25 35 39 7 22 19 43 22 71 0 18 0 46-7 64-11 32-26 53-43 70-14 15-28 25-46 32-21 11-46 18-74 18z">
          <text:p/>
        </draw:path>
        <draw:path draw:style-name="gr8" draw:text-style-name="P1" draw:layer="layout" svg:width="0.074cm" svg:height="0.042cm" svg:x="10.283cm" svg:y="11.564cm" svg:viewBox="0 0 75 43" svg:d="M75 0c-18 11-40 25-54 32 0 0-3 0-7 4h-3c0 3-4 3-4 3 0 0-3 0-3 4h-4">
          <text:p/>
        </draw:path>
        <draw:path draw:style-name="gr8" draw:text-style-name="P1" draw:layer="layout" svg:width="0.035cm" svg:height="0.018cm" svg:x="10.283cm" svg:y="11.588cm" svg:viewBox="0 0 36 19" svg:d="M0 19c0 0 14-8 36-19">
          <text:p/>
        </draw:path>
        <draw:line draw:style-name="gr8" draw:text-style-name="P1" draw:layer="layout" svg:x1="10.357cm" svg:y1="11.565cm" svg:x2="12.584cm" svg:y2="10.315cm">
          <text:p/>
        </draw:line>
        <draw:line draw:style-name="gr8" draw:text-style-name="P1" draw:layer="layout" svg:x1="15.183cm" svg:y1="12.142cm" svg:x2="15.257cm" svg:y2="12.142cm">
          <text:p/>
        </draw:line>
        <draw:line draw:style-name="gr8" draw:text-style-name="P1" draw:layer="layout" svg:x1="13.148cm" svg:y1="11.835cm" svg:x2="13.148cm" svg:y2="12.142cm">
          <text:p/>
        </draw:line>
        <draw:line draw:style-name="gr8" draw:text-style-name="P1" draw:layer="layout" svg:x1="15.409cm" svg:y1="11.687cm" svg:x2="15.409cm" svg:y2="11.835cm">
          <text:p/>
        </draw:line>
        <draw:line draw:style-name="gr8" draw:text-style-name="P1" draw:layer="layout" svg:x1="15.596cm" svg:y1="8.48cm" svg:x2="13.162cm" svg:y2="8.48cm">
          <text:p/>
        </draw:line>
        <draw:path draw:style-name="gr8" draw:text-style-name="P1" draw:layer="layout" svg:width="0.017cm" svg:height="0.004cm" svg:x="13.148cm" svg:y="8.48cm" svg:viewBox="0 0 18 5" svg:d="M18 0c-7 0-14 5-18 5">
          <text:p/>
        </draw:path>
        <draw:line draw:style-name="gr8" draw:text-style-name="P1" draw:layer="layout" svg:x1="13.148cm" svg:y1="8.664cm" svg:x2="13.148cm" svg:y2="8.48cm">
          <text:p/>
        </draw:line>
        <draw:line draw:style-name="gr8" draw:text-style-name="P1" draw:layer="layout" svg:x1="16.044cm" svg:y1="8.48cm" svg:x2="15.596cm" svg:y2="8.48cm">
          <text:p/>
        </draw:line>
        <draw:line draw:style-name="gr8" draw:text-style-name="P1" draw:layer="layout" svg:x1="16.344cm" svg:y1="8.78cm" svg:x2="16.344cm" svg:y2="14.336cm">
          <text:p/>
        </draw:line>
        <draw:path draw:style-name="gr8" draw:text-style-name="P1" draw:layer="layout" svg:width="0.303cm" svg:height="0.3cm" svg:x="16.044cm" svg:y="8.48cm" svg:viewBox="0 0 304 301" svg:d="M0 0c166 0 304 135 304 301">
          <text:p/>
        </draw:path>
        <draw:path draw:style-name="gr8" draw:text-style-name="P1" draw:layer="layout" svg:width="0.303cm" svg:height="0.3cm" svg:x="16.044cm" svg:y="14.336cm" svg:viewBox="0 0 304 301" svg:d="M304 0c0 167-138 301-304 301">
          <text:p/>
        </draw:path>
        <draw:path draw:style-name="gr8" draw:text-style-name="P1" draw:layer="layout" svg:width="0.332cm" svg:height="0.332cm" svg:x="15.804cm" svg:y="14.089cm" svg:viewBox="0 0 333 333" svg:d="M333 166c0 92-75 167-167 167s-166-75-166-167c0-91 74-166 166-166s167 75 167 166z">
          <text:p/>
        </draw:path>
        <draw:path draw:style-name="gr8" draw:text-style-name="P1" draw:layer="layout" svg:width="0.332cm" svg:height="0.332cm" svg:x="15.804cm" svg:y="8.692cm" svg:viewBox="0 0 333 333" svg:d="M333 167c0 91-75 166-167 166s-166-75-166-166c0-93 74-167 166-167s167 74 167 167z">
          <text:p/>
        </draw:path>
        <draw:line draw:style-name="gr8" draw:text-style-name="P1" draw:layer="layout" svg:x1="15.409cm" svg:y1="10.163cm" svg:x2="15.409cm" svg:y2="11.687cm">
          <text:p/>
        </draw:line>
        <draw:path draw:style-name="gr8" draw:text-style-name="P1" draw:layer="layout" svg:width="0.318cm" svg:height="0.272cm" svg:x="12.83cm" svg:y="8.48cm" svg:viewBox="0 0 319 273" svg:d="M319 0c-22 4-53 7-89 21-21 8-49 22-77 40s-60 46-88 81c-29 36-50 82-65 131">
          <text:p/>
        </draw:path>
        <draw:path draw:style-name="gr8" draw:text-style-name="P1" draw:layer="layout" svg:width="0.117cm" svg:height="0.314cm" svg:x="13.031cm" svg:y="8.699cm" svg:viewBox="0 0 118 315" svg:d="M118 315c-15-4-29-7-46-21-11-7-25-18-39-35-4-8-7-15-15-22-4-10-11-22-14-39-4-11-4-22-4-36s0-28 4-39c0-10 3-17 7-24 3-11 11-21 15-28 10-15 17-25 28-32 25-25 46-32 64-39">
          <text:p/>
        </draw:path>
        <draw:line draw:style-name="gr8" draw:text-style-name="P1" draw:layer="layout" svg:x1="13.148cm" svg:y1="10.011cm" svg:x2="13.148cm" svg:y2="9.729cm">
          <text:p/>
        </draw:line>
        <draw:line draw:style-name="gr8" draw:text-style-name="P1" draw:layer="layout" svg:x1="13.148cm" svg:y1="9.031cm" svg:x2="13.148cm" svg:y2="9.013cm">
          <text:p/>
        </draw:line>
        <draw:line draw:style-name="gr8" draw:text-style-name="P1" draw:layer="layout" svg:x1="13.148cm" svg:y1="10.163cm" svg:x2="13.148cm" svg:y2="11.687cm">
          <text:p/>
        </draw:line>
        <draw:line draw:style-name="gr8" draw:text-style-name="P1" draw:layer="layout" svg:x1="12.717cm" svg:y1="12.202cm" svg:x2="12.717cm" svg:y2="9.306cm">
          <text:p/>
        </draw:line>
        <draw:path draw:style-name="gr8" draw:text-style-name="P1" draw:layer="layout" svg:width="0.113cm" svg:height="0.558cm" svg:x="12.717cm" svg:y="8.748cm" svg:viewBox="0 0 114 559" svg:d="M0 559c39-192 78-379 114-559">
          <text:p/>
        </draw:path>
        <draw:line draw:style-name="gr8" draw:text-style-name="P1" draw:layer="layout" svg:x1="12.717cm" svg:y1="12.202cm" svg:x2="12.717cm" svg:y2="9.306cm">
          <text:p/>
        </draw:line>
        <draw:line draw:style-name="gr8" draw:text-style-name="P1" draw:layer="layout" svg:x1="12.718cm" svg:y1="9.306cm" svg:x2="12.583cm" svg:y2="9.977cm">
          <text:p/>
        </draw:line>
        <draw:line draw:style-name="gr8" draw:text-style-name="P1" draw:layer="layout" svg:x1="12.583cm" svg:y1="10.315cm" svg:x2="12.583cm" svg:y2="9.976cm">
          <text:p/>
        </draw:line>
        <draw:path draw:style-name="gr8" draw:text-style-name="P1" draw:layer="layout" svg:width="0cm" svg:height="0.147cm" svg:x="13.148cm" svg:y="11.687cm" svg:viewBox="0 0 0 148" svg:d="M0 0v4 3c0 4 0 4 0 7 0 4 0 7 0 7 0 4 0 7 0 11 0 3 0 7 0 10 0 4 0 11 0 14 0 4 0 8 0 15 0 3 0 7 0 14 0 10 0 21 0 31 0 11 0 22 0 32">
          <text:p/>
        </draw:path>
        <draw:line draw:style-name="gr8" draw:text-style-name="P1" draw:layer="layout" svg:x1="12.584cm" svg:y1="9.976cm" svg:x2="12.502cm" svg:y2="10.358cm">
          <text:p/>
        </draw:line>
        <draw:polyline draw:style-name="gr8" draw:text-style-name="P1" draw:layer="layout" svg:width="0.152cm" svg:height="0.148cm" svg:x="15.257cm" svg:y="11.687cm" svg:viewBox="0 0 153 149" draw:points="0,0 18,0 35,4 53,7 67,14 82,21 96,32 107,42 121,56 128,71 139,86 146,100 149,117 153,135 153,149">
          <text:p/>
        </draw:polyline>
        <draw:line draw:style-name="gr8" draw:text-style-name="P1" draw:layer="layout" svg:x1="13.148cm" svg:y1="11.687cm" svg:x2="15.257cm" svg:y2="11.687cm">
          <text:p/>
        </draw:line>
        <draw:line draw:style-name="gr8" draw:text-style-name="P1" draw:layer="layout" svg:x1="15.409cm" svg:y1="10.163cm" svg:x2="15.409cm" svg:y2="10.011cm">
          <text:p/>
        </draw:line>
        <draw:polyline draw:style-name="gr8" draw:text-style-name="P1" draw:layer="layout" svg:width="0.152cm" svg:height="0.152cm" svg:x="15.257cm" svg:y="10.011cm" svg:viewBox="0 0 153 153" draw:points="153,0 153,18 149,37 146,54 139,68 128,82 121,97 107,111 96,121 82,132 67,139 53,146 35,150 18,153 0,153">
          <text:p/>
        </draw:polyline>
        <draw:line draw:style-name="gr8" draw:text-style-name="P1" draw:layer="layout" svg:x1="15.222cm" svg:y1="10.163cm" svg:x2="15.222cm" svg:y2="11.687cm">
          <text:p/>
        </draw:line>
        <draw:line draw:style-name="gr8" draw:text-style-name="P1" draw:layer="layout" svg:x1="15.596cm" svg:y1="9.602cm" svg:x2="15.596cm" svg:y2="9.129cm">
          <text:p/>
        </draw:line>
        <draw:polyline draw:style-name="gr8" draw:text-style-name="P1" draw:layer="layout" svg:width="0cm" svg:height="0.32cm" svg:x="15.596cm" svg:y="9.394cm" svg:viewBox="0 0 0 321" draw:points="0,0 0,39 0,74 0,106 0,141 0,169 0,201 0,226 0,250 0,272 0,289 0,303 0,310 0,317 0,321">
          <text:p/>
        </draw:polyline>
        <draw:line draw:style-name="gr8" draw:text-style-name="P1" draw:layer="layout" svg:x1="15.596cm" svg:y1="9.394cm" svg:x2="15.596cm" svg:y2="9.38cm">
          <text:p/>
        </draw:line>
        <draw:line draw:style-name="gr8" draw:text-style-name="P1" draw:layer="layout" svg:x1="15.596cm" svg:y1="9.38cm" svg:x2="15.596cm" svg:y2="9.366cm">
          <text:p/>
        </draw:line>
        <draw:path draw:style-name="gr8" draw:text-style-name="P1" draw:layer="layout" svg:width="0cm" svg:height="0.317cm" svg:x="15.596cm" svg:y="9.048cm" svg:viewBox="0 0 0 318" svg:d="M0 0c0 4 0 4 0 7 0 4 0 7 0 11 0 3 0 7 0 14 0 4 0 11 0 14 0 7 0 14 0 21 0 11 0 18 0 25s0 18 0 28c0 7 0 18 0 28 0 11 0 22 0 32 0 11 0 21 0 32s0 25 0 35c0 21 0 46 0 71">
          <text:p/>
        </draw:path>
        <draw:line draw:style-name="gr8" draw:text-style-name="P1" draw:layer="layout" svg:x1="13.148cm" svg:y1="10.011cm" svg:x2="13.148cm" svg:y2="9.641cm">
          <text:p/>
        </draw:line>
        <draw:line draw:style-name="gr8" draw:text-style-name="P1" draw:layer="layout" svg:x1="15.596cm" svg:y1="10.163cm" svg:x2="15.596cm" svg:y2="8.812cm">
          <text:p/>
        </draw:line>
        <draw:line draw:style-name="gr8" draw:text-style-name="P1" draw:layer="layout" svg:x1="13.148cm" svg:y1="9.129cm" svg:x2="13.148cm" svg:y2="8.812cm">
          <text:p/>
        </draw:line>
        <draw:line draw:style-name="gr8" draw:text-style-name="P1" draw:layer="layout" svg:x1="13.148cm" svg:y1="9.602cm" svg:x2="13.148cm" svg:y2="9.129cm">
          <text:p/>
        </draw:line>
        <draw:line draw:style-name="gr8" draw:text-style-name="P1" draw:layer="layout" svg:x1="13.148cm" svg:y1="9.641cm" svg:x2="13.148cm" svg:y2="9.602cm">
          <text:p/>
        </draw:line>
        <draw:line draw:style-name="gr8" draw:text-style-name="P1" draw:layer="layout" svg:x1="15.596cm" svg:y1="9.641cm" svg:x2="15.596cm" svg:y2="10.163cm">
          <text:p/>
        </draw:line>
        <draw:line draw:style-name="gr8" draw:text-style-name="P1" draw:layer="layout" svg:x1="15.596cm" svg:y1="9.641cm" svg:x2="15.596cm" svg:y2="9.602cm">
          <text:p/>
        </draw:line>
        <draw:line draw:style-name="gr8" draw:text-style-name="P1" draw:layer="layout" svg:x1="15.596cm" svg:y1="8.812cm" svg:x2="15.596cm" svg:y2="9.129cm">
          <text:p/>
        </draw:line>
        <draw:path draw:style-name="gr8" draw:text-style-name="P1" draw:layer="layout" svg:width="0cm" svg:height="0.316cm" svg:x="13.148cm" svg:y="9.412cm" svg:viewBox="0 0 0 317" svg:d="M0 317v-3-4c0-3 0-7 0-11 0-3 0-10 0-14 0-7 0-10 0-17s0-14 0-21 0-15 0-25c0-7 0-18 0-25 0-10 0-21 0-28 0-11 0-21 0-32 0-10 0-21 0-35 0-11 0-21 0-32 0-25 0-49 0-70">
          <text:p/>
        </draw:path>
        <draw:line draw:style-name="gr8" draw:text-style-name="P1" draw:layer="layout" svg:x1="13.148cm" svg:y1="9.38cm" svg:x2="13.148cm" svg:y2="9.412cm">
          <text:p/>
        </draw:line>
        <draw:line draw:style-name="gr8" draw:text-style-name="P1" draw:layer="layout" svg:x1="13.148cm" svg:y1="9.352cm" svg:x2="13.148cm" svg:y2="9.38cm">
          <text:p/>
        </draw:line>
        <draw:polyline draw:style-name="gr8" draw:text-style-name="P1" draw:layer="layout" svg:width="0cm" svg:height="0.32cm" svg:x="13.148cm" svg:y="9.031cm" svg:viewBox="0 0 0 321" draw:points="0,321 0,282 0,250 0,215 0,183 0,148 0,120 0,95 0,70 0,49 0,31 0,17 0,10 0,3 0,0">
          <text:p/>
        </draw:polyline>
        <draw:line draw:style-name="gr8" draw:text-style-name="P1" draw:layer="layout" svg:x1="15.257cm" svg:y1="10.163cm" svg:x2="13.148cm" svg:y2="10.163cm">
          <text:p/>
        </draw:line>
        <draw:path draw:style-name="gr8" draw:text-style-name="P1" draw:layer="layout" svg:width="0cm" svg:height="0.151cm" svg:x="13.148cm" svg:y="10.011cm" svg:viewBox="0 0 0 152" svg:d="M0 0c0 18 0 36 0 50 0 7 0 10 0 17 0 4 0 7 0 14 0 4 0 11 0 15 0 3 0 7 0 10 0 4 0 7 0 11 0 3 0 7 0 10 0 4 0 7 0 11v3c0 4 0 4 0 8v3">
          <text:p/>
        </draw:path>
        <draw:path draw:style-name="gr8" draw:text-style-name="P1" draw:layer="layout" svg:width="0cm" svg:height="0.147cm" svg:x="15.596cm" svg:y="8.664cm" svg:viewBox="0 0 0 148" svg:d="M0 0c0 0 0 14 0 42s0 67 0 106">
          <text:p/>
        </draw:path>
        <draw:line draw:style-name="gr8" draw:text-style-name="P1" draw:layer="layout" svg:x1="15.596cm" svg:y1="8.664cm" svg:x2="13.148cm" svg:y2="8.664cm">
          <text:p/>
        </draw:line>
        <draw:path draw:style-name="gr8" draw:text-style-name="P1" draw:layer="layout" svg:width="0cm" svg:height="0.147cm" svg:x="13.148cm" svg:y="8.664cm" svg:viewBox="0 0 0 148" svg:d="M0 0v3 4c0 3 0 3 0 7 0 3 0 7 0 7 0 3 0 7 0 10 0 4 0 8 0 11 0 7 0 11 0 14 0 4 0 7 0 14 0 4 0 7 0 14 0 11 0 22 0 32 0 11 0 21 0 32">
          <text:p/>
        </draw:path>
        <draw:path draw:style-name="gr8" draw:text-style-name="P1" draw:layer="layout" svg:width="0cm" svg:height="0.147cm" svg:x="15.596cm" svg:y="8.664cm" svg:viewBox="0 0 0 148" svg:d="M0 0c0 0 0 14 0 42 0 32 0 71 0 106">
          <text:p/>
        </draw:path>
        <draw:line draw:style-name="gr8" draw:text-style-name="P1" draw:layer="layout" svg:x1="10.283cm" svg:y1="12.929cm" svg:x2="10.283cm" svg:y2="12.728cm">
          <text:p/>
        </draw:line>
        <draw:line draw:style-name="gr8" draw:text-style-name="P1" draw:layer="layout" svg:x1="10.283cm" svg:y1="12.202cm" svg:x2="10.283cm" svg:y2="11.606cm">
          <text:p/>
        </draw:line>
        <draw:path draw:style-name="gr2" draw:text-style-name="P2" draw:layer="layout" svg:width="0.843cm" svg:height="0.84cm" svg:x="12.774cm" svg:y="13.86cm" svg:viewBox="0 0 844 841" svg:d="M424 841v-841zM844 420h-844z">
          <text:p/>
        </draw:path>
        <draw:path draw:style-name="gr2" draw:text-style-name="P2" draw:layer="layout" svg:width="0.844cm" svg:height="0.843cm" svg:x="12.759cm" svg:y="8.42cm" svg:viewBox="0 0 845 844" svg:d="M425 844v-844zM845 424h-845z">
          <text:p/>
        </draw:path>
        <draw:path draw:style-name="gr2" draw:text-style-name="P2" draw:layer="layout" svg:width="0.843cm" svg:height="0.84cm" svg:x="15.624cm" svg:y="8.36cm" svg:viewBox="0 0 844 841" svg:d="M420 841v-841zM844 420h-844z">
          <text:p/>
        </draw:path>
        <draw:path draw:style-name="gr2" draw:text-style-name="P2" draw:layer="layout" svg:width="0.84cm" svg:height="0.84cm" svg:x="15.55cm" svg:y="13.835cm" svg:viewBox="0 0 841 841" svg:d="M420 841v-841zM841 421h-841z">
          <text:p/>
        </draw:path>
        <draw:path draw:style-name="gr6" draw:text-style-name="P3" draw:layer="layout" svg:width="7.123cm" svg:height="6.156cm" svg:x="1.354cm" svg:y="8.759cm" svg:viewBox="0 0 7124 6157" svg:d="M7124 300v5557c0 166-134 300-300 300h-2882c-159-7-293-116-332-272l-328-1605-2160-1213c-11-7-21-11-28-18-21-11-35-18-35-18v-596h-15-14-14-14-11-7-10-7-7-4-7-3-812-17-18-14-14-14-11-11-10-7-7-4-7v-448-77h7 4 7 7 10 11 11 14 14 14 18 17 427 4 10 18 14 7 28 28 32 32 28 28 7c29 0 46 0 46 0h96c0 0 42 0 120 0v-205h3c4 0 4 0 7 0 7-4 14-4 25-7l28-7 2100-554v-610l508-432c56-56 131-88 208-95h2886c166 0 300 134 300 300z">
          <text:p/>
        </draw:path>
        <draw:polygon draw:style-name="gr7" draw:text-style-name="P1" draw:layer="layout" svg:width="0cm" svg:height="0cm" svg:x="4.914cm" svg:y="11.835cm" svg:viewBox="0 0 0 0" draw:points="0,0">
          <text:p/>
        </draw:polygon>
        <draw:path draw:style-name="gr6" draw:text-style-name="P3" draw:layer="layout" svg:width="6.001cm" svg:height="6.156cm" svg:x="2.476cm" svg:y="8.759cm" svg:viewBox="0 0 6002 6157" svg:d="M6002 300v5557c0 166-134 300-300 300h-2882c-159-7-293-116-332-272l-328-1605-2160-1213v-1376l2100-554v-610l508-432c56-56 131-88 208-95h2886c166 0 300 134 300 300z">
          <text:p/>
        </draw:path>
        <draw:polygon draw:style-name="gr7" draw:text-style-name="P1" draw:layer="layout" svg:width="0cm" svg:height="0cm" svg:x="4.914cm" svg:y="11.835cm" svg:viewBox="0 0 0 0" draw:points="0,0">
          <text:p/>
        </draw:polygon>
        <draw:path draw:style-name="gr6" draw:text-style-name="P3" draw:layer="layout" svg:width="1.126cm" svg:height="1.38cm" svg:x="1.354cm" svg:y="10.445cm" svg:viewBox="0 0 1127 1381" svg:d="M1127 0v1381c-11-7-25-11-32-18-21-11-35-18-35-18v-597h35-35-15-14-14-10-11-11-10-7-4-7-3-4-3-813-17-18-14-14-14-11-11-10-7-7-4-7v-451-74h7 4 7 7 10 11 11 14 14 14 18 17 428 4 10 18 14 7 28 28 32 32 28 28 11c28 0 42 0 42 0h96c0 0 42 0 120 0 0 0 14 0 35 0-21 0-35 0-35 0v-205h3c4 0 7 0 7-4 7 0 14-3 25-3z">
          <text:p/>
        </draw:path>
        <draw:polygon draw:style-name="gr7" draw:text-style-name="P1" draw:layer="layout" svg:width="0cm" svg:height="0cm" svg:x="4.914cm" svg:y="11.835cm" svg:viewBox="0 0 0 0" draw:points="0,0">
          <text:p/>
        </draw:polygon>
        <draw:path draw:style-name="gr6" draw:text-style-name="P3" draw:layer="layout" svg:width="0.484cm" svg:height="0.48cm" svg:x="7.859cm" svg:y="8.9cm" svg:viewBox="0 0 485 481" svg:d="M485 240c0 134-110 241-240 241-135 0-245-107-245-241s110-240 245-240c130 0 240 106 240 240z">
          <text:p/>
        </draw:path>
        <draw:polygon draw:style-name="gr7" draw:text-style-name="P1" draw:layer="layout" svg:width="0cm" svg:height="0cm" svg:x="4.914cm" svg:y="11.835cm" svg:viewBox="0 0 0 0" draw:points="0,0">
          <text:p/>
        </draw:polygon>
        <draw:path draw:style-name="gr9" draw:text-style-name="P3" draw:layer="layout" svg:width="0.479cm" svg:height="0.48cm" svg:x="5.087cm" svg:y="8.9cm" svg:viewBox="0 0 480 481" svg:d="M480 240c0 134-110 241-241 241-134 0-239-107-239-241s105-240 239-240c131 0 241 106 241 240z">
          <text:p/>
        </draw:path>
        <draw:polygon draw:style-name="gr7" draw:text-style-name="P1" draw:layer="layout" svg:width="0cm" svg:height="0cm" svg:x="4.914cm" svg:y="11.835cm" svg:viewBox="0 0 0 0" draw:points="0,0">
          <text:p/>
        </draw:polygon>
        <draw:path draw:style-name="gr9" draw:text-style-name="P3" draw:layer="layout" svg:width="0.479cm" svg:height="0.479cm" svg:x="5.087cm" svg:y="14.298cm" svg:viewBox="0 0 480 480" svg:d="M480 239c0 136-110 241-241 241-134 0-239-105-239-241 0-134 105-239 239-239 131 0 241 105 241 239z">
          <text:p/>
        </draw:path>
        <draw:polygon draw:style-name="gr7" draw:text-style-name="P1" draw:layer="layout" svg:width="0cm" svg:height="0cm" svg:x="4.914cm" svg:y="11.835cm" svg:viewBox="0 0 0 0" draw:points="0,0">
          <text:p/>
        </draw:polygon>
        <draw:path draw:style-name="gr9" draw:text-style-name="P3" draw:layer="layout" svg:width="0.484cm" svg:height="0.479cm" svg:x="7.859cm" svg:y="14.298cm" svg:viewBox="0 0 485 480" svg:d="M485 239c0 136-110 241-240 241-135 0-245-105-245-241 0-134 110-239 245-239 130 0 240 105 240 239z">
          <text:p/>
        </draw:path>
        <draw:polygon draw:style-name="gr7" draw:text-style-name="P1" draw:layer="layout" svg:width="0cm" svg:height="0cm" svg:x="4.914cm" svg:y="11.835cm" svg:viewBox="0 0 0 0" draw:points="0,0">
          <text:p/>
        </draw:polygon>
        <draw:path draw:style-name="gr6" draw:text-style-name="P3" draw:layer="layout" svg:width="0.331cm" svg:height="0.33cm" svg:x="5.161cm" svg:y="14.372cm" svg:viewBox="0 0 332 331" svg:d="M165 0c57 0 113 31 146 81 28 53 28 116 0 166-40 68-121 99-195 78-67-22-116-89-116-160 0-70 49-137 116-158 18-4 32-7 49-7z">
          <text:p/>
        </draw:path>
        <draw:polygon draw:style-name="gr7" draw:text-style-name="P1" draw:layer="layout" svg:width="0cm" svg:height="0cm" svg:x="4.914cm" svg:y="11.835cm" svg:viewBox="0 0 0 0" draw:points="0,0">
          <text:p/>
        </draw:polygon>
        <draw:path draw:style-name="gr9" draw:text-style-name="P3" draw:layer="layout" svg:width="0.328cm" svg:height="0.331cm" svg:x="7.937cm" svg:y="14.372cm" svg:viewBox="0 0 329 332" svg:d="M329 166c0 92-74 166-162 166-93 0-167-74-167-166 0-91 74-166 167-166 88 0 162 75 162 166z">
          <text:p/>
        </draw:path>
        <draw:polygon draw:style-name="gr7" draw:text-style-name="P1" draw:layer="layout" svg:width="0cm" svg:height="0cm" svg:x="4.914cm" svg:y="11.835cm" svg:viewBox="0 0 0 0" draw:points="0,0">
          <text:p/>
        </draw:polygon>
        <draw:path draw:style-name="gr6" draw:text-style-name="P3" draw:layer="layout" svg:width="0.331cm" svg:height="0.332cm" svg:x="5.161cm" svg:y="8.974cm" svg:viewBox="0 0 332 333" svg:d="M332 167c0 92-75 166-167 166-91 0-165-74-165-166 0-93 74-167 165-167 92 0 167 74 167 167z">
          <text:p/>
        </draw:path>
        <draw:polygon draw:style-name="gr7" draw:text-style-name="P1" draw:layer="layout" svg:width="0cm" svg:height="0cm" svg:x="4.914cm" svg:y="11.835cm" svg:viewBox="0 0 0 0" draw:points="0,0">
          <text:p/>
        </draw:polygon>
        <draw:path draw:style-name="gr9" draw:text-style-name="P3" draw:layer="layout" svg:width="0.328cm" svg:height="0.332cm" svg:x="7.937cm" svg:y="8.974cm" svg:viewBox="0 0 329 333" svg:d="M329 167c0 92-74 166-162 166-93 0-167-74-167-166 0-93 74-167 167-167 88 0 162 74 162 167z">
          <text:p/>
        </draw:path>
        <draw:polygon draw:style-name="gr7" draw:text-style-name="P1" draw:layer="layout" svg:width="0cm" svg:height="0cm" svg:x="4.914cm" svg:y="11.835cm" svg:viewBox="0 0 0 0" draw:points="0,0">
          <text:p/>
        </draw:polygon>
        <draw:path draw:style-name="gr6" draw:text-style-name="P3" draw:layer="layout" svg:width="0.215cm" svg:height="0.33cm" svg:x="5.277cm" svg:y="14.372cm" svg:viewBox="0 0 216 331" svg:d="M49 0c57 0 113 31 145 81 29 53 29 116 0 166-39 68-120 99-194 78v-318c18-4 32-7 49-7z">
          <text:p/>
        </draw:path>
        <draw:polygon draw:style-name="gr7" draw:text-style-name="P1" draw:layer="layout" svg:width="0cm" svg:height="0cm" svg:x="4.914cm" svg:y="11.835cm" svg:viewBox="0 0 0 0" draw:points="0,0">
          <text:p/>
        </draw:polygon>
        <draw:path draw:style-name="gr6" draw:text-style-name="P3" draw:layer="layout" svg:width="0.116cm" svg:height="0.317cm" svg:x="5.161cm" svg:y="14.379cm" svg:viewBox="0 0 117 318" svg:d="M117 318c-67-21-117-88-117-159 0-70 50-138 117-159z">
          <text:p/>
        </draw:path>
        <draw:polygon draw:style-name="gr7" draw:text-style-name="P1" draw:layer="layout" svg:width="0cm" svg:height="0cm" svg:x="4.914cm" svg:y="11.835cm" svg:viewBox="0 0 0 0" draw:points="0,0">
          <text:p/>
        </draw:polygon>
        <draw:line draw:style-name="gr8" draw:text-style-name="P1" draw:layer="layout" svg:x1="1.488cm" svg:y1="10.668cm" svg:x2="2.448cm" svg:y2="10.668cm">
          <text:p/>
        </draw:line>
        <draw:path draw:style-name="gr8" draw:text-style-name="P1" draw:layer="layout" svg:width="0.034cm" svg:height="0cm" svg:x="2.413cm" svg:y="10.668cm" svg:viewBox="0 0 35 0" svg:d="M35 0c-21 0-35 0-35 0">
          <text:p/>
        </draw:path>
        <draw:polyline draw:style-name="gr8" draw:text-style-name="P1" draw:layer="layout" svg:width="0.133cm" svg:height="0cm" svg:x="1.354cm" svg:y="10.668cm" svg:viewBox="0 0 134 0" draw:points="134,0 117,0 99,0 85,0 71,0 57,0 46,0 35,0 25,0 18,0 11,0 7,0 0,0">
          <text:p/>
        </draw:polyline>
        <draw:path draw:style-name="gr8" draw:text-style-name="P1" draw:layer="layout" svg:width="0.119cm" svg:height="0cm" svg:x="2.293cm" svg:y="10.668cm" svg:viewBox="0 0 120 0" svg:d="M0 0c0 0 42 0 120 0">
          <text:p/>
        </draw:path>
        <draw:path draw:style-name="gr8" draw:text-style-name="P1" draw:layer="layout" svg:width="0.045cm" svg:height="0cm" svg:x="1.915cm" svg:y="10.668cm" svg:viewBox="0 0 46 0" svg:d="M0 0c0 0 18 0 46 0">
          <text:p/>
        </draw:path>
        <draw:polyline draw:style-name="gr8" draw:text-style-name="P1" draw:layer="layout" svg:width="0.281cm" svg:height="0cm" svg:x="1.915cm" svg:y="10.668cm" svg:viewBox="0 0 282 0" draw:points="282,0 279,0 268,0 251,0 229,0 201,0 173,0 141,0 109,0 81,0 53,0 32,0 14,0 4,0 0,0">
          <text:p/>
        </draw:polyline>
        <draw:path draw:style-name="gr8" draw:text-style-name="P1" draw:layer="layout" svg:width="0.045cm" svg:height="0cm" svg:x="2.151cm" svg:y="10.668cm" svg:viewBox="0 0 46 0" svg:d="M0 0c29 0 46 0 46 0">
          <text:p/>
        </draw:path>
        <draw:line draw:style-name="gr8" draw:text-style-name="P1" draw:layer="layout" svg:x1="1.354cm" svg:y1="10.742cm" svg:x2="1.354cm" svg:y2="10.668cm">
          <text:p/>
        </draw:line>
        <draw:path draw:style-name="gr8" draw:text-style-name="P1" draw:layer="layout" svg:width="0.035cm" svg:height="0.007cm" svg:x="2.413cm" svg:y="10.456cm" svg:viewBox="0 0 36 8" svg:d="M36 0c-22 8-36 8-36 8">
          <text:p/>
        </draw:path>
        <draw:path draw:style-name="gr8" draw:text-style-name="P1" draw:layer="layout" svg:width="0.067cm" svg:height="0.018cm" svg:x="2.413cm" svg:y="10.445cm" svg:viewBox="0 0 68 19" svg:d="M0 19h3c4 0 4 0 7-4 4 0 4 0 7 0 14-3 29-7 51-15">
          <text:p/>
        </draw:path>
        <draw:line draw:style-name="gr8" draw:text-style-name="P1" draw:layer="layout" svg:x1="1.354cm" svg:y1="10.742cm" svg:x2="1.354cm" svg:y2="10.668cm">
          <text:p/>
        </draw:line>
        <draw:line draw:style-name="gr8" draw:text-style-name="P1" draw:layer="layout" svg:x1="2.481cm" svg:y1="10.445cm" svg:x2="2.448cm" svg:y2="10.457cm">
          <text:p/>
        </draw:line>
        <draw:line draw:style-name="gr8" draw:text-style-name="P1" draw:layer="layout" svg:x1="2.476cm" svg:y1="10.445cm" svg:x2="2.476cm" svg:y2="11.825cm">
          <text:p/>
        </draw:line>
        <draw:line draw:style-name="gr8" draw:text-style-name="P1" draw:layer="layout" svg:x1="2.448cm" svg:y1="11.807cm" svg:x2="2.481cm" svg:y2="11.826cm">
          <text:p/>
        </draw:line>
        <draw:line draw:style-name="gr8" draw:text-style-name="P1" draw:layer="layout" svg:x1="1.488cm" svg:y1="11.193cm" svg:x2="2.448cm" svg:y2="11.193cm">
          <text:p/>
        </draw:line>
        <draw:line draw:style-name="gr8" draw:text-style-name="P1" draw:layer="layout" svg:x1="1.354cm" svg:y1="10.742cm" svg:x2="1.354cm" svg:y2="11.193cm">
          <text:p/>
        </draw:line>
        <draw:polyline draw:style-name="gr8" draw:text-style-name="P1" draw:layer="layout" svg:width="0.133cm" svg:height="0cm" svg:x="1.354cm" svg:y="11.193cm" svg:viewBox="0 0 134 0" draw:points="134,0 117,0 99,0 85,0 71,0 57,0 46,0 35,0 25,0 18,0 11,0 7,0 0,0">
          <text:p/>
        </draw:polyline>
        <draw:line draw:style-name="gr8" draw:text-style-name="P1" draw:layer="layout" svg:x1="2.476cm" svg:y1="10.45cm" svg:x2="4.576cm" svg:y2="9.895cm">
          <text:p/>
        </draw:line>
        <draw:line draw:style-name="gr8" draw:text-style-name="P1" draw:layer="layout" svg:x1="1.354cm" svg:y1="10.742cm" svg:x2="1.354cm" svg:y2="11.193cm">
          <text:p/>
        </draw:line>
        <draw:line draw:style-name="gr8" draw:text-style-name="P1" draw:layer="layout" svg:x1="5.084cm" svg:y1="8.854cm" svg:x2="4.575cm" svg:y2="9.286cm">
          <text:p/>
        </draw:line>
        <draw:line draw:style-name="gr8" draw:text-style-name="P1" draw:layer="layout" svg:x1="4.575cm" svg:y1="9.895cm" svg:x2="4.575cm" svg:y2="9.285cm">
          <text:p/>
        </draw:line>
        <draw:path draw:style-name="gr8" draw:text-style-name="P1" draw:layer="layout" svg:width="0.331cm" svg:height="0.332cm" svg:x="5.161cm" svg:y="8.974cm" svg:viewBox="0 0 332 333" svg:d="M332 167c0 92-75 166-167 166-91 0-165-74-165-166 0-93 74-167 165-167 92 0 167 74 167 167z">
          <text:p/>
        </draw:path>
        <draw:path draw:style-name="gr8" draw:text-style-name="P1" draw:layer="layout" svg:width="0.211cm" svg:height="0.095cm" svg:x="5.08cm" svg:y="8.759cm" svg:viewBox="0 0 212 96" svg:d="M0 96c59-56 135-89 212-96">
          <text:p/>
        </draw:path>
        <draw:line draw:style-name="gr8" draw:text-style-name="P1" draw:layer="layout" svg:x1="5.291cm" svg:y1="8.759cm" svg:x2="8.177cm" svg:y2="8.759cm">
          <text:p/>
        </draw:line>
        <draw:polyline draw:style-name="gr8" draw:text-style-name="P1" draw:layer="layout" svg:width="0.112cm" svg:height="0cm" svg:x="2.3cm" svg:y="11.193cm" svg:viewBox="0 0 113 0" draw:points="0,0 3,0 10,0 14,0 21,0 28,0 38,0 45,0 56,0 70,0 84,0 98,0 113,0">
          <text:p/>
        </draw:polyline>
        <draw:path draw:style-name="gr8" draw:text-style-name="P1" draw:layer="layout" svg:width="0.067cm" svg:height="0.039cm" svg:x="2.413cm" svg:y="11.786cm" svg:viewBox="0 0 68 40" svg:d="M68 40c-22-11-37-18-51-25 0 0 0-5-3-5-4-3-4-3-7-3 0 0-4 0-4-4 0 0-3 0-3-3">
          <text:p/>
        </draw:path>
        <draw:path draw:style-name="gr8" draw:text-style-name="P1" draw:layer="layout" svg:width="0.035cm" svg:height="0.021cm" svg:x="2.413cm" svg:y="11.786cm" svg:viewBox="0 0 36 22" svg:d="M0 0c0 0 14 8 36 22">
          <text:p/>
        </draw:path>
        <draw:line draw:style-name="gr8" draw:text-style-name="P1" draw:layer="layout" svg:x1="4.636cm" svg:y1="13.039cm" svg:x2="2.476cm" svg:y2="11.825cm">
          <text:p/>
        </draw:line>
        <draw:path draw:style-name="gr8" draw:text-style-name="P1" draw:layer="layout" svg:width="0.3cm" svg:height="0.3cm" svg:x="8.177cm" svg:y="14.615cm" svg:viewBox="0 0 301 301" svg:d="M0 301c167 0 301-139 301-301">
          <text:p/>
        </draw:path>
        <draw:line draw:style-name="gr8" draw:text-style-name="P1" draw:layer="layout" svg:x1="8.477cm" svg:y1="9.059cm" svg:x2="8.477cm" svg:y2="14.615cm">
          <text:p/>
        </draw:line>
        <draw:path draw:style-name="gr8" draw:text-style-name="P1" draw:layer="layout" svg:width="0.3cm" svg:height="0.3cm" svg:x="8.177cm" svg:y="8.759cm" svg:viewBox="0 0 301 301" svg:d="M301 301c0-166-134-301-301-301">
          <text:p/>
        </draw:path>
        <draw:line draw:style-name="gr8" draw:text-style-name="P1" draw:layer="layout" svg:x1="4.635cm" svg:y1="13.035cm" svg:x2="4.964cm" svg:y2="14.644cm">
          <text:p/>
        </draw:line>
        <draw:path draw:style-name="gr8" draw:text-style-name="P1" draw:layer="layout" svg:width="0.332cm" svg:height="0.272cm" svg:x="4.963cm" svg:y="14.643cm" svg:viewBox="0 0 333 273" svg:d="M333 273c-159-7-294-120-333-273">
          <text:p/>
        </draw:path>
        <draw:line draw:style-name="gr8" draw:text-style-name="P1" draw:layer="layout" svg:x1="8.177cm" svg:y1="14.911cm" svg:x2="5.291cm" svg:y2="14.911cm">
          <text:p/>
        </draw:line>
        <draw:path draw:style-name="gr8" draw:text-style-name="P1" draw:layer="layout" svg:width="0.484cm" svg:height="0.48cm" svg:x="7.859cm" svg:y="8.9cm" svg:viewBox="0 0 485 481" svg:d="M485 240c0 134-110 241-240 241-135 0-245-107-245-241s110-240 245-240c130 0 240 106 240 240z">
          <text:p/>
        </draw:path>
        <draw:path draw:style-name="gr8" draw:text-style-name="P1" draw:layer="layout" svg:width="0.331cm" svg:height="0.331cm" svg:x="5.161cm" svg:y="14.372cm" svg:viewBox="0 0 332 332" svg:d="M332 166c0 92-75 166-167 166-91 0-165-74-165-166 0-91 74-166 165-166 92 0 167 75 167 166z">
          <text:p/>
        </draw:path>
        <draw:line draw:style-name="gr8" draw:text-style-name="P1" draw:layer="layout" svg:x1="5.277cm" svg:y1="14.696cm" svg:x2="5.277cm" svg:y2="14.379cm">
          <text:p/>
        </draw:line>
        <draw:path draw:style-name="gr8" draw:text-style-name="P1" draw:layer="layout" svg:width="0.194cm" svg:height="0.083cm" svg:x="5.277cm" svg:y="14.619cm" svg:viewBox="0 0 195 84" svg:d="M195 0c-39 68-120 99-195 78">
          <text:p/>
        </draw:path>
        <draw:line draw:style-name="gr8" draw:text-style-name="P1" draw:layer="layout" svg:x1="2.413cm" svg:y1="10.463cm" svg:x2="2.413cm" svg:y2="10.668cm">
          <text:p/>
        </draw:line>
        <draw:line draw:style-name="gr8" draw:text-style-name="P1" draw:layer="layout" svg:x1="2.413cm" svg:y1="11.193cm" svg:x2="2.413cm" svg:y2="11.786cm">
          <text:p/>
        </draw:line>
        <draw:path draw:style-name="gr2" draw:text-style-name="P2" draw:layer="layout" svg:width="0.839cm" svg:height="0.84cm" svg:x="4.907cm" svg:y="8.72cm" svg:viewBox="0 0 840 841" svg:d="M419 841v-841zM840 421h-840z">
          <text:p/>
        </draw:path>
        <draw:path draw:style-name="gr2" draw:text-style-name="P2" draw:layer="layout" svg:width="0.839cm" svg:height="0.84cm" svg:x="4.907cm" svg:y="8.695cm" svg:viewBox="0 0 840 841" svg:d="M419 841v-841zM840 421h-840z">
          <text:p/>
        </draw:path>
        <draw:path draw:style-name="gr2" draw:text-style-name="P2" draw:layer="layout" svg:width="0.84cm" svg:height="0.843cm" svg:x="7.757cm" svg:y="14.192cm" svg:viewBox="0 0 841 844" svg:d="M421 844v-844zM841 423h-841z">
          <text:p/>
        </draw:path>
        <draw:path draw:style-name="gr2" draw:text-style-name="P2" draw:layer="layout" svg:width="0.84cm" svg:height="0.84cm" svg:x="7.757cm" svg:y="8.639cm" svg:viewBox="0 0 841 841" svg:d="M421 841v-841zM841 421h-841z">
          <text:p/>
        </draw:path>
        <draw:path draw:style-name="gr2" draw:text-style-name="P2" draw:layer="layout" svg:width="0.843cm" svg:height="0.839cm" svg:x="4.889cm" svg:y="14.132cm" svg:viewBox="0 0 844 840" svg:d="M420 840v-840zM844 420h-844z">
          <text:p/>
        </draw:path>
        <draw:path draw:style-name="gr2" draw:text-style-name="P2" draw:layer="layout" svg:width="0.84cm" svg:height="0.84cm" svg:x="7.679cm" svg:y="8.72cm" svg:viewBox="0 0 841 841" svg:d="M425 841v-841zM841 421h-841z">
          <text:p/>
        </draw:path>
        <draw:path draw:style-name="gr2" draw:text-style-name="P2" draw:layer="layout" svg:width="0.84cm" svg:height="0.839cm" svg:x="7.679cm" svg:y="14.118cm" svg:viewBox="0 0 841 840" svg:d="M425 840v-840zM841 419h-841z">
          <text:p/>
        </draw:path>
        <draw:polygon draw:style-name="gr7" draw:text-style-name="P1" draw:layer="layout" svg:width="0cm" svg:height="0cm" svg:x="4.914cm" svg:y="11.835cm" svg:viewBox="0 0 0 0" draw:points="0,0">
          <text:p/>
        </draw:polygon>
        <draw:polyline draw:style-name="gr10" draw:text-style-name="P1" draw:layer="layout" svg:width="1.947cm" svg:height="0.864cm" svg:x="6.011cm" svg:y="14.622cm" svg:viewBox="0 0 1948 865" draw:points="0,865 501,865 1948,0">
          <text:p/>
        </draw:polyline>
        <draw:polygon draw:style-name="gr11" draw:text-style-name="P2" draw:layer="layout" svg:width="0.328cm" svg:height="0.229cm" svg:x="7.63cm" svg:y="14.622cm" svg:viewBox="0 0 329 230" draw:points="329,0 0,131 57,230">
          <text:p/>
        </draw:polygon>
        <draw:polygon draw:style-name="gr7" draw:text-style-name="P1" draw:layer="layout" svg:width="0cm" svg:height="0cm" svg:x="4.914cm" svg:y="11.835cm" svg:viewBox="0 0 0 0" draw:points="0,0">
          <text:p/>
        </draw:polygon>
        <draw:polyline draw:style-name="gr10" draw:text-style-name="P1" draw:layer="layout" svg:width="1.076cm" svg:height="0.832cm" svg:x="5.457cm" svg:y="14.64cm" svg:viewBox="0 0 1077 833" draw:points="580,833 1077,833 0,0">
          <text:p/>
        </draw:polyline>
        <draw:polygon draw:style-name="gr11" draw:text-style-name="P2" draw:layer="layout" svg:width="0.314cm" svg:height="0.261cm" svg:x="5.457cm" svg:y="14.64cm" svg:viewBox="0 0 315 262" draw:points="0,0 241,262 315,170">
          <text:p/>
        </draw:polygon>
        <draw:polygon draw:style-name="gr7" draw:text-style-name="P1" draw:layer="layout" svg:width="0cm" svg:height="0cm" svg:x="4.914cm" svg:y="11.835cm" svg:viewBox="0 0 0 0" draw:points="0,0">
          <text:p/>
        </draw:polygon>
        <draw:polyline draw:style-name="gr10" draw:text-style-name="P1" draw:layer="layout" svg:width="1.147cm" svg:height="6.184cm" svg:x="5.358cm" svg:y="9.302cm" svg:viewBox="0 0 1148 6185" draw:points="646,6185 1148,6185 0,0">
          <text:p/>
        </draw:polyline>
        <draw:polygon draw:style-name="gr2" draw:text-style-name="P2" draw:layer="layout" svg:width="0.12cm" svg:height="0.357cm" svg:x="5.358cm" svg:y="9.302cm" svg:viewBox="0 0 121 358" draw:points="0,0 4,358 121,336">
          <text:p/>
        </draw:polygon>
        <draw:polygon draw:style-name="gr12" draw:text-style-name="P1" draw:layer="layout" svg:width="0.12cm" svg:height="0.357cm" svg:x="5.358cm" svg:y="9.302cm" svg:viewBox="0 0 121 358" draw:points="0,0 4,358 121,336">
          <text:p/>
        </draw:polygon>
        <draw:polygon draw:style-name="gr7" draw:text-style-name="P1" draw:layer="layout" svg:width="0cm" svg:height="0cm" svg:x="4.914cm" svg:y="11.835cm" svg:viewBox="0 0 0 0" draw:points="0,0">
          <text:p/>
        </draw:polygon>
        <draw:polyline draw:style-name="gr10" draw:text-style-name="P1" draw:layer="layout" svg:width="2.056cm" svg:height="6.173cm" svg:x="6.004cm" svg:y="9.299cm" svg:viewBox="0 0 2057 6174" draw:points="0,6174 501,6174 2057,0">
          <text:p/>
        </draw:polyline>
        <draw:polygon draw:style-name="gr11" draw:text-style-name="P2" draw:layer="layout" svg:width="0.144cm" svg:height="0.356cm" svg:x="7.916cm" svg:y="9.299cm" svg:viewBox="0 0 145 357" draw:points="145,0 0,329 117,357">
          <text:p/>
        </draw:polygon>
        <draw:frame draw:style-name="gr13" draw:text-style-name="P5" draw:layer="layout" svg:width="0.666cm" svg:height="0.78cm" svg:x="27.633cm" svg:y="19.267cm">
          <draw:text-box>
            <text:p text:style-name="P4"><text:span text:style-name="T1">X</text:span></text:p>
          </draw:text-box>
        </draw:frame>
        <draw:polygon draw:style-name="gr11" draw:text-style-name="P2" draw:layer="layout" svg:width="0.237cm" svg:height="0.328cm" svg:x="14.943cm" svg:y="12.502cm" svg:viewBox="0 0 238 329" draw:points="238,0 0,269 100,329">
          <text:p/>
        </draw:polygon>
        <draw:polyline draw:style-name="gr10" draw:text-style-name="P1" draw:layer="layout" svg:width="3.81cm" svg:height="4.318cm" svg:x="11.176cm" svg:y="12.827cm" svg:viewBox="0 0 3811 4319" draw:points="0,4319 924,4319 3811,0">
          <text:p/>
        </draw:polyline>
        <draw:line draw:style-name="gr14" draw:text-style-name="P1" draw:layer="layout" svg:x1="20.829cm" svg:y1="8.89cm" svg:x2="19.558cm" svg:y2="11.558cm">
          <text:p/>
        </draw:line>
        <draw:line draw:style-name="gr14" draw:text-style-name="P1" draw:layer="layout" svg:x1="20.829cm" svg:y1="9.652cm" svg:x2="19.558cm" svg:y2="11.558cm">
          <text:p/>
        </draw:line>
        <draw:polygon draw:style-name="gr11" draw:text-style-name="P2" draw:layer="layout" svg:width="0.237cm" svg:height="0.329cm" svg:x="20.718cm" svg:y="9.45cm" svg:viewBox="0 0 238 330" draw:points="238,0 0,266 99,330">
          <text:p/>
        </draw:polygon>
        <draw:polygon draw:style-name="gr11" draw:text-style-name="P2" draw:layer="layout" svg:width="0.237cm" svg:height="0.329cm" svg:x="20.718cm" svg:y="8.688cm" svg:viewBox="0 0 238 330" draw:points="238,0 0,266 99,330">
          <text:p/>
        </draw:polygon>
        <draw:line draw:style-name="gr14" draw:text-style-name="P1" draw:layer="layout" svg:x1="19.558cm" svg:y1="11.557cm" svg:x2="19.939cm" svg:y2="11.557cm">
          <text:p/>
        </draw:line>
        <draw:path draw:style-name="gr2" draw:text-style-name="P2" draw:layer="layout" svg:width="1.45cm" svg:height="0.293cm" svg:x="18.623cm" svg:y="16.28cm" svg:viewBox="0 0 1451 294" svg:d="M183 287v-125h-145v125 3h-38v-3-273-3h38v3 117-4h145v4-117-3h39v3 273 3h-39zM183 287h39-4v-273h4v4h-39v-4h4v117 3h-4-145-3v-3-117h3v4h-38v-4h3v273h-3 38-3v-125-3h3 145 4v3 125zM278 32v-32h36 3v32 3h-3-36zM278 32h36-4v-32h4v4h-36v-4h4v32zM278 287v-209h36 3v209 3h-3-36zM278 287h36-4v-209h4v3h-36v-3h4v209zM543 184c0 71-25 110-78 110-14 0-28-4-38-7-11-7-22-18-29-32h4v4-4c0 7 0 11 0 18 0 10 0 14 0 14v3h-4-31-4v-3c0-7 0-21 0-42v-245h4 35v81c0 11 0 22 0 32v-3 3h-4c7-14 18-25 29-32 10-7 24-10 38-10 29 0 50 10 60 28 14 21 18 46 18 85zM539 184c0-39-3-64-17-81-11-18-32-25-57-25-14 0-28 0-38 7-11 7-18 14-25 28h-4c0-14 0-21 0-32v-81h4v4h-35v-4h3v245c0 21-3 35-3 42h31-3c0 0 3-4 3-14 0-7 0-14 0-18h4c7 11 14 21 25 25 10 7 24 10 38 10 53 0 74-35 74-106zM504 184c0-29-3-50-10-64-8-10-22-17-36-17-21 0-35 7-42 21-7 10-14 31-14 63 0 25 7 47 14 58 7 14 21 21 42 21 14 0 28-7 36-18 7-14 10-36 10-64zM508 184c0 28-4 50-11 64s-21 21-39 21c-21 0-35-7-46-21-10-14-14-36-14-61 0-32 4-53 14-67 11-14 25-21 46-21 18 0 32 7 39 21s11 32 11 64zM585 32v-32h4 32 3v32 3h-3-32-4zM589 32h32v-32 4h-32v-4zM585 287v-209h4 32 3v209 3h-3-32-4zM589 287h32v-209 3h-32v-3zM832 231c0 21-7 35-21 45-18 11-39 18-63 18-29 0-50-4-64-14-14-7-21-21-28-39v-3h3l29-7h3v3c4 11 7 18 18 21 7 7 21 7 39 7 17 0 28 0 35-7 7-3 14-10 14-21 0-7-4-14-11-22-3-4-14-7-24-11v-3 3l-25-7c-21-3-35-10-46-14-7-7-14-10-18-18-7-10-7-17-7-28 0-21 7-35 22-46 14-10 31-14 60-14 21 0 42 4 56 11 14 10 21 21 25 42l-32 7h-4v-3c0-7-7-14-14-21-7-4-17-7-31-7-18 0-29 3-36 7-7 7-10 10-10 21 0 7 3 10 3 14 4 3 7 7 14 7 7 3 18 7 39 14 18 4 32 7 39 11 11 3 14 10 21 14 4 3 7 10 11 17 3 7 3 15 3 23zM829 231c0-8 0-16-4-23-3-3-7-10-10-14-4-7-11-10-18-14-7-3-21-7-39-10v-4 4c-21-8-35-11-39-15-7-3-10-3-14-10-3-4-7-7-7-14 0-11 4-18 14-25 7-3 18-7 36-7 14 0 24 4 35 7 7 7 14 14 14 25v-4l28-3 4 3h-4c-3-17-10-28-25-39-14-7-31-10-52-10-29 0-46 3-60 14-11 11-18 25-18 42 0 11 0 18 7 25 4 7 11 14 18 18 10 3 21 10 42 14l25 7c14 3 21 7 28 14 7 3 10 11 10 22s-7 21-14 25c-10 7-21 7-38 7-18 0-32 0-43-7-7-4-14-14-17-25h3l-32 7v-3c4 17 14 31 29 38 14 11 31 14 60 14 24 0 45-3 60-17 14-7 21-21 21-42zM899 184c0 24 4 47 14 61 7 10 22 17 40 17 11 0 21-3 28-7 11-7 14-17 18-32v-3 3h35 4v4c-4 21-14 35-28 49-15 11-32 18-57 18-29 0-54-11-68-28-18-18-25-46-25-82s7-64 25-81c14-22 39-32 68-32 21 0 39 7 53 17 18 15 25 29 28 50l-35 3h-4c-3-14-7-21-14-28s-14-7-28-7c-22 0-33 4-40 14-10 14-14 32-14 64zM896 184c0-32 3-53 14-64 7-14 21-21 43-21 14 0 25 4 32 11s14 17 14 28l32-4 3 4h-3c-4-18-11-35-25-46s-32-14-53-14c-29 0-50 7-68 25-14 17-21 45-21 81s7 61 21 78c18 18 39 28 68 28 21 0 39-7 53-17 14-11 25-28 25-46h3-35v-4h4c-4 15-11 25-18 32s-18 11-32 11c-22 0-36-7-43-21-11-11-14-33-14-61zM1108 78v134c0 15 0 26 4 33 0 7 7 10 10 14 8 3 15 3 25 3 18 0 28-3 39-14 11-14 14-28 14-50v-120h4 31 4v167c0 24 0 38 0 42v3h-32-3v-3-4c0-3 0-7 0-10 0-4-4-11-4-21h4v3-3 3c-7 14-18 25-29 32-10 3-21 7-38 7-25 0-43-7-53-18-11-10-14-31-14-56v-142h35zM1105 81h-35v-3h3v142c0 25 4 42 14 53 11 10 25 17 50 17 14 0 28-3 38-10 11-4 18-14 25-28h4 3c0 10 0 17 0 21 0 3 0 7 0 10 0 4 0 4 0 4h32-4c0-4 0-18 0-42v-167 3h-31v-3 120c0 22-4 40-14 50-11 14-25 18-43 18-10 0-21 0-25-4-7-3-10-10-14-17-3-7-3-18-3-33v-134zM1451 231c0 21-7 35-25 45-14 11-35 18-60 18-28 0-49-4-64-14-14-7-21-21-28-39v-3h4l28-7h3v3c4 11 8 18 18 21 7 7 21 7 39 7 14 0 28 0 35-7 7-3 11-10 11-21 0-7 0-14-7-22-4-4-14-7-25-11v-3 3l-25-7c-21-3-35-10-46-14-7-7-14-10-17-18-7-10-7-17-7-28 0-21 7-35 21-46 14-10 32-14 60-14 21 0 42 4 53 11 14 10 25 21 28 42l-32 7h-3v-3c0-7-7-14-14-21-7-4-18-7-32-7-18 0-28 3-35 7-7 7-11 10-11 21 0 7 4 10 4 14 3 3 10 7 14 7 7 3 17 7 38 14 18 4 32 7 39 11 11 3 14 10 21 14 4 3 8 10 11 17 4 7 4 15 4 23zM1447 231c0-8 0-16-3-23-4-3-8-10-11-14-4-7-11-10-18-14-7-3-21-7-42-10l3-4-3 4c-18-8-32-11-35-15-7-3-11-3-18-10 0-4-3-7-3-14 0-11 3-18 10-25 11-3 21-7 39-7 14 0 25 4 35 7 7 7 11 14 14 25l-3-4 35-3v3h-3c-4-17-11-28-25-39-14-7-32-10-53-10-28 0-46 3-60 14s-18 25-18 42c0 11 0 18 4 25 7 7 14 14 21 18 7 3 21 10 42 14l25 7c14 3 21 7 28 14 7 3 11 11 11 22s-7 21-14 25c-11 7-21 7-39 7s-32 0-42-7c-7-4-15-14-18-25l-28 7v-3c3 17 14 31 28 38 14 11 32 14 60 14 25 0 46-3 60-17 14-7 21-21 21-42z">
          <text:p/>
        </draw:path>
        <draw:frame draw:style-name="gr15" draw:text-style-name="P6" draw:layer="layout" svg:width="0.119cm" svg:height="0.141cm" svg:x="28.042cm" svg:y="19.771cm">
          <draw:text-box>
            <text:p text:style-name="P4"><text:span text:style-name="T2"><text:s/></text:span></text:p>
          </draw:text-box>
        </draw:frame>
        <draw:frame draw:style-name="gr16" draw:text-style-name="P7" draw:layer="layout" svg:width="6.763cm" svg:height="0.462cm" svg:x="1.873cm" svg:y="15.537cm">
          <draw:text-box>
            <text:p text:style-name="P4"><text:span text:style-name="T3">4X M3 Brass Inserts [HD-MS0030]</text:span></text:p>
          </draw:text-box>
        </draw:frame>
        <draw:frame draw:style-name="gr16" draw:text-style-name="P7" draw:layer="layout" svg:width="6.555cm" svg:height="0.462cm" svg:x="5.842cm" svg:y="17.269cm">
          <draw:text-box>
            <text:p text:style-name="P4"><text:span text:style-name="T3">1X M3 Brass Insert [HD-MS0030]</text:span></text:p>
          </draw:text-box>
        </draw:frame>
        <draw:frame draw:style-name="gr16" draw:text-style-name="P7" draw:layer="layout" svg:width="6.534cm" svg:height="0.462cm" svg:x="18.669cm" svg:y="11.808cm">
          <draw:text-box>
            <text:p text:style-name="P4"><text:span text:style-name="T3">2X Steel Dowel Pin [HD-RD0068]</text:span></text:p>
          </draw:text-box>
        </draw:frame>
        <draw:frame draw:style-name="gr17" draw:text-style-name="P8" draw:layer="layout" svg:width="0.645cm" svg:height="0.462cm" svg:x="15.103cm" svg:y="18.796cm">
          <draw:text-box>
            <text:p text:style-name="P4"><text:span text:style-name="T3">3:4</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4-23T15:13:33.974854936</dc:date>
    <meta:editing-duration>PT11M4S</meta:editing-duration>
    <meta:editing-cycles>1</meta:editing-cycles>
    <meta:generator>LibreOffice/5.2.7.2$Linux_X86_64 LibreOffice_project/20m0$Build-2</meta:generator>
    <meta:document-statistic meta:object-count="1771"/>
  </office:meta>
</office:document-meta>
</file>